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8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9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0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5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8"/>
    <style:style style:name="ce6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2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8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9" style:family="table-cell" style:parent-style-name="Default" style:data-style-name="N0"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38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Default" style:data-style-name="N37"/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Default" style:data-style-name="N44"/>
    <style:style style:name="ce15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6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0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1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5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4F6228"/>
    </style:style>
    <style:style style:name="ce167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0">
      <style:text-properties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9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8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2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3" style:family="table-cell" style:parent-style-name="Default" style:data-style-name="N1"/>
    <style:style style:name="ce18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6" style:family="table-cell" style:parent-style-name="Default" style:data-style-name="N38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1" style:family="table-cell" style:parent-style-name="Default" style:data-style-name="N44">
      <style:text-properties fo:color="#FFFFFF" fo:font-size="9pt" style:font-size-asian="9pt" style:font-size-complex="9pt"/>
    </style:style>
    <style:style style:name="ce192" style:family="table-cell" style:parent-style-name="Default" style:data-style-name="N0">
      <style:text-properties fo:font-size="9pt" style:font-size-asian="9pt" style:font-size-complex="9pt"/>
    </style:style>
    <style:style style:name="ce193" style:family="table-cell" style:parent-style-name="Default" style:data-style-name="N0">
      <style:text-properties fo:color="#FFFFFF" fo:font-size="9pt" style:font-size-asian="9pt" style:font-size-complex="9pt"/>
    </style:style>
    <style:style style:name="ce194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5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1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3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5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6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0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6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37583333333333cm"/>
    </style:style>
    <style:style style:name="co14" style:family="table-column">
      <style:table-column-properties fo:break-before="auto" style:column-width="8.598958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56104166666667cm"/>
    </style:style>
    <style:style style:name="co18" style:family="table-column">
      <style:table-column-properties fo:break-before="auto" style:column-width="2.51354166666667cm"/>
    </style:style>
    <style:style style:name="co19" style:family="table-column">
      <style:table-column-properties fo:break-before="auto" style:column-width="8.9693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5.82083333333333cm"/>
    </style:style>
    <style:style style:name="co23" style:family="table-column">
      <style:table-column-properties fo:break-before="auto" style:column-width="9.525cm"/>
    </style:style>
    <style:style style:name="co24" style:family="table-column">
      <style:table-column-properties fo:break-before="auto" style:column-width="7.46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1.61395833333333cm"/>
    </style:style>
    <style:style style:name="co27" style:family="table-column">
      <style:table-column-properties fo:break-before="auto" style:column-width="1.85208333333333cm"/>
    </style:style>
    <style:style style:name="co28" style:family="table-column">
      <style:table-column-properties fo:break-before="auto" style:column-width="8.810625cm"/>
    </style:style>
    <style:style style:name="co29" style:family="table-column">
      <style:table-column-properties fo:break-before="auto" style:column-width="2.09020833333333cm"/>
    </style:style>
    <style:style style:name="co30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1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0.1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2.1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48924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323in" svg:y="0.2438in" svg:width="1.89938in" svg:height="0.52298in">
                <draw:text-box>
                  <text:p text:style-name="a12" text:class-names="" text:cond-style-name=""><text:span text:style-name="a10" text:class-names="">AGOSTO 2021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2292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0179in" svg:height="0.25813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1 - PEDIDOS DE EMPREGO <text:s text:c="2"/>E <text:s text:c="3"/>DESEMPREGO REGISTADO</text:p>
          </table:table-cell>
          <table:table-cell table:number-columns-repeated="2" table:style-name="ce5"/>
          <table:table-cell table:number-columns-repeated="6" table:style-name="ce4"/>
          <table:table-cell office:value-type="string" table:number-columns-spanned="2" table:number-rows-spanned="1" table:style-name="ce80">
            <text:p>TOTAL <text:s/>PAÍS</text:p>
          </table:table-cell>
          <table:covered-table-cell/>
          <table:table-cell table:number-columns-repeated="2" table:style-name="ce3"/>
          <table:table-cell table:number-columns-repeated="16370" table:style-name="ce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16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4">
          <table:table-cell/>
          <table:table-cell table:style-name="ce2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4" table:style-name="ce33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546633" table:style-name="ce35">
            <text:p>546 633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54797" table:style-name="ce37">
            <text:p>554 79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549624" table:style-name="ce37">
            <text:p>549 62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8164" table:style-name="ce39">
            <text:p><text:s/>-8 164</text:p>
          </table:table-cell>
          <table:table-cell office:value-type="float" office:value="-1.4715292260051875" table:style-name="ce40">
            <text:p>-1,5<text:s text:c="3"/></text:p>
          </table:table-cell>
          <table:table-cell office:value-type="float" office:value="-2991" table:style-name="ce39">
            <text:p><text:s/>-2 991</text:p>
          </table:table-cell>
          <table:table-cell office:value-type="float" office:value="-0.5441902100344963" table:style-name="ce40">
            <text:p>-0,5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68404" table:style-name="ce44">
            <text:p>368 404</text:p>
          </table:table-cell>
          <table:table-cell office:value-type="float" office:value="67.395126163257615" table:style-name="ce45">
            <text:p>67,4<text:s text:c="5"/></text:p>
          </table:table-cell>
          <table:table-cell office:value-type="float" office:value="368704" table:style-name="ce46">
            <text:p>368 704</text:p>
          </table:table-cell>
          <table:table-cell office:value-type="float" office:value="66.45746101727299" table:style-name="ce47">
            <text:p>66,5<text:s text:c="5"/></text:p>
          </table:table-cell>
          <table:table-cell office:value-type="float" office:value="409331" table:style-name="ce46">
            <text:p>409 331</text:p>
          </table:table-cell>
          <table:table-cell office:value-type="float" office:value="74.47473181666011" table:style-name="ce47">
            <text:p>74,5<text:s text:c="5"/></text:p>
          </table:table-cell>
          <table:table-cell office:value-type="float" office:value="-300" table:style-name="ce48">
            <text:p><text:s/>- 300</text:p>
          </table:table-cell>
          <table:table-cell office:value-type="float" office:value="-8.1366082277382401E-2" table:style-name="ce49">
            <text:p>-0,1<text:s text:c="3"/></text:p>
          </table:table-cell>
          <table:table-cell office:value-type="float" office:value="-40927" table:style-name="ce48">
            <text:p><text:s/>-40 927</text:p>
          </table:table-cell>
          <table:table-cell office:value-type="float" office:value="-9.9985097634921374" table:style-name="ce49">
            <text:p>-10,0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50567" table:style-name="ce44">
            <text:p>50 567</text:p>
          </table:table-cell>
          <table:table-cell office:value-type="float" office:value="9.2506306790845052" table:style-name="ce45">
            <text:p>9,3<text:s text:c="5"/></text:p>
          </table:table-cell>
          <table:table-cell office:value-type="float" office:value="51331" table:style-name="ce46">
            <text:p>51 331</text:p>
          </table:table-cell>
          <table:table-cell office:value-type="float" office:value="9.2522129715914119" table:style-name="ce47">
            <text:p>9,3<text:s text:c="5"/></text:p>
          </table:table-cell>
          <table:table-cell office:value-type="float" office:value="41787" table:style-name="ce46">
            <text:p>41 787</text:p>
          </table:table-cell>
          <table:table-cell office:value-type="float" office:value="7.6028339373826466" table:style-name="ce47">
            <text:p>7,6<text:s text:c="5"/></text:p>
          </table:table-cell>
          <table:table-cell office:value-type="float" office:value="-764" table:style-name="ce48">
            <text:p><text:s/>- 764</text:p>
          </table:table-cell>
          <table:table-cell office:value-type="float" office:value="-1.4883793419181393" table:style-name="ce49">
            <text:p>-1,5<text:s text:c="3"/></text:p>
          </table:table-cell>
          <table:table-cell office:value-type="float" office:value="8780" table:style-name="ce48">
            <text:p>+8 780</text:p>
          </table:table-cell>
          <table:table-cell office:value-type="float" office:value="21.011319309833201" table:style-name="ce49">
            <text:p>+21,0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107381" table:style-name="ce44">
            <text:p>107 381</text:p>
          </table:table-cell>
          <table:table-cell office:value-type="float" office:value="19.644075641243759" table:style-name="ce45">
            <text:p>19,6<text:s text:c="5"/></text:p>
          </table:table-cell>
          <table:table-cell office:value-type="float" office:value="114283" table:style-name="ce46">
            <text:p>114 283</text:p>
          </table:table-cell>
          <table:table-cell office:value-type="float" office:value="20.59906596466816" table:style-name="ce47">
            <text:p>20,6<text:s text:c="5"/></text:p>
          </table:table-cell>
          <table:table-cell office:value-type="float" office:value="80819" table:style-name="ce46">
            <text:p>80 819</text:p>
          </table:table-cell>
          <table:table-cell office:value-type="float" office:value="14.70441610992242" table:style-name="ce47">
            <text:p>14,7<text:s text:c="5"/></text:p>
          </table:table-cell>
          <table:table-cell office:value-type="float" office:value="-6902" table:style-name="ce48">
            <text:p><text:s/>-6 902</text:p>
          </table:table-cell>
          <table:table-cell office:value-type="float" office:value="-6.0393934355940955" table:style-name="ce49">
            <text:p>-6,0<text:s text:c="3"/></text:p>
          </table:table-cell>
          <table:table-cell office:value-type="float" office:value="26562" table:style-name="ce48">
            <text:p>+26 562</text:p>
          </table:table-cell>
          <table:table-cell office:value-type="float" office:value="32.866033977158835" table:style-name="ce49">
            <text:p>+32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20281" table:style-name="ce44">
            <text:p>20 281</text:p>
          </table:table-cell>
          <table:table-cell office:value-type="float" office:value="3.710167516414121" table:style-name="ce45">
            <text:p>3,7<text:s text:c="5"/></text:p>
          </table:table-cell>
          <table:table-cell office:value-type="float" office:value="20479" table:style-name="ce46">
            <text:p>20 479</text:p>
          </table:table-cell>
          <table:table-cell office:value-type="float" office:value="3.691260046467447" table:style-name="ce47">
            <text:p>3,7<text:s text:c="5"/></text:p>
          </table:table-cell>
          <table:table-cell office:value-type="float" office:value="17687" table:style-name="ce46">
            <text:p>17 687</text:p>
          </table:table-cell>
          <table:table-cell office:value-type="float" office:value="3.2180181360348161" table:style-name="ce47">
            <text:p>3,2<text:s text:c="5"/></text:p>
          </table:table-cell>
          <table:table-cell office:value-type="float" office:value="-198" table:style-name="ce48">
            <text:p><text:s/>- 198</text:p>
          </table:table-cell>
          <table:table-cell office:value-type="float" office:value="-0.96684408418379797" table:style-name="ce49">
            <text:p>-1,0<text:s text:c="3"/></text:p>
          </table:table-cell>
          <table:table-cell office:value-type="float" office:value="2594" table:style-name="ce48">
            <text:p>+2 594</text:p>
          </table:table-cell>
          <table:table-cell office:value-type="float" office:value="14.666138972126422" table:style-name="ce49">
            <text:p>+14,7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68404" table:style-name="ce55">
            <text:p>368 404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68704" table:style-name="ce57">
            <text:p>368 70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409331" table:style-name="ce57">
            <text:p>409 33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300" table:style-name="ce39">
            <text:p><text:s/>- 300</text:p>
          </table:table-cell>
          <table:table-cell office:value-type="float" office:value="-8.1366082277382401E-2" table:style-name="ce40">
            <text:p>-0,1<text:s text:c="3"/></text:p>
          </table:table-cell>
          <table:table-cell office:value-type="float" office:value="-40927" table:style-name="ce39">
            <text:p><text:s/>-40 927</text:p>
          </table:table-cell>
          <table:table-cell office:value-type="float" office:value="-9.9985097634921374" table:style-name="ce40">
            <text:p>-10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55799" table:style-name="ce61">
            <text:p>155 799</text:p>
          </table:table-cell>
          <table:table-cell office:value-type="float" office:value="42.290257434772691" table:style-name="ce62">
            <text:p>42,3<text:s text:c="5"/></text:p>
          </table:table-cell>
          <table:table-cell office:value-type="float" office:value="157623" table:style-name="ce63">
            <text:p>157 623</text:p>
          </table:table-cell>
          <table:table-cell office:value-type="float" office:value="42.750553289359488" table:style-name="ce64">
            <text:p>42,8<text:s text:c="5"/></text:p>
          </table:table-cell>
          <table:table-cell office:value-type="float" office:value="176184" table:style-name="ce63">
            <text:p>176 184</text:p>
          </table:table-cell>
          <table:table-cell office:value-type="float" office:value="43.041939164148332" table:style-name="ce64">
            <text:p>43,0<text:s text:c="5"/></text:p>
          </table:table-cell>
          <table:table-cell office:value-type="float" office:value="-1824" table:style-name="ce48">
            <text:p><text:s/>-1 824</text:p>
          </table:table-cell>
          <table:table-cell office:value-type="float" office:value="-1.1571915266173083" table:style-name="ce49">
            <text:p>-1,2<text:s text:c="3"/></text:p>
          </table:table-cell>
          <table:table-cell office:value-type="float" office:value="-20385" table:style-name="ce48">
            <text:p><text:s/>-20 385</text:p>
          </table:table-cell>
          <table:table-cell office:value-type="float" office:value="-11.570290151205558" table:style-name="ce49">
            <text:p>-11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212605" table:style-name="ce61">
            <text:p>212 605</text:p>
          </table:table-cell>
          <table:table-cell office:value-type="float" office:value="57.709742565227309" table:style-name="ce62">
            <text:p>57,7<text:s text:c="5"/></text:p>
          </table:table-cell>
          <table:table-cell office:value-type="float" office:value="211081" table:style-name="ce63">
            <text:p>211 081</text:p>
          </table:table-cell>
          <table:table-cell office:value-type="float" office:value="57.24944671064052" table:style-name="ce64">
            <text:p>57,2<text:s text:c="5"/></text:p>
          </table:table-cell>
          <table:table-cell office:value-type="float" office:value="233147" table:style-name="ce63">
            <text:p>233 147</text:p>
          </table:table-cell>
          <table:table-cell office:value-type="float" office:value="56.958060835851668" table:style-name="ce64">
            <text:p>57,0<text:s text:c="5"/></text:p>
          </table:table-cell>
          <table:table-cell office:value-type="float" office:value="1524" table:style-name="ce48">
            <text:p>+1 524</text:p>
          </table:table-cell>
          <table:table-cell office:value-type="float" office:value="0.72199771651640832" table:style-name="ce49">
            <text:p>+0,7<text:s text:c="3"/></text:p>
          </table:table-cell>
          <table:table-cell office:value-type="float" office:value="-20542" table:style-name="ce48">
            <text:p><text:s/>-20 542</text:p>
          </table:table-cell>
          <table:table-cell office:value-type="float" office:value="-8.8107502991674771" table:style-name="ce49">
            <text:p>-8,8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38422" table:style-name="ce61">
            <text:p>38 422</text:p>
          </table:table-cell>
          <table:table-cell office:value-type="float" office:value="10.429311299551578" table:style-name="ce62">
            <text:p>10,4<text:s text:c="5"/></text:p>
          </table:table-cell>
          <table:table-cell office:value-type="float" office:value="38741" table:style-name="ce63">
            <text:p>38 741</text:p>
          </table:table-cell>
          <table:table-cell office:value-type="float" office:value="10.507344645026905" table:style-name="ce64">
            <text:p>10,5<text:s text:c="5"/></text:p>
          </table:table-cell>
          <table:table-cell office:value-type="float" office:value="46076" table:style-name="ce63">
            <text:p>46 076</text:p>
          </table:table-cell>
          <table:table-cell office:value-type="float" office:value="11.256415956768482" table:style-name="ce64">
            <text:p>11,3<text:s text:c="5"/></text:p>
          </table:table-cell>
          <table:table-cell office:value-type="float" office:value="-319" table:style-name="ce48">
            <text:p><text:s/>- 319</text:p>
          </table:table-cell>
          <table:table-cell office:value-type="float" office:value="-0.82341705170233082" table:style-name="ce49">
            <text:p>-0,8<text:s text:c="3"/></text:p>
          </table:table-cell>
          <table:table-cell office:value-type="float" office:value="-7654" table:style-name="ce48">
            <text:p><text:s/>-7 654</text:p>
          </table:table-cell>
          <table:table-cell office:value-type="float" office:value="-16.611685042104348" table:style-name="ce49">
            <text:p>-16,6<text:s text:c="3"/></text:p>
          </table:table-cell>
          <table:table-cell table:style-name="ce65"/>
          <table:table-cell table:number-columns-repeated="2" table:style-name="ce66"/>
          <table:table-cell table:number-columns-repeated="3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29982" table:style-name="ce61">
            <text:p>329 982</text:p>
          </table:table-cell>
          <table:table-cell office:value-type="float" office:value="89.570688700448414" table:style-name="ce62">
            <text:p>89,6<text:s text:c="5"/></text:p>
          </table:table-cell>
          <table:table-cell office:value-type="float" office:value="329963" table:style-name="ce63">
            <text:p>329 963</text:p>
          </table:table-cell>
          <table:table-cell office:value-type="float" office:value="89.492655354973095" table:style-name="ce64">
            <text:p>89,5<text:s text:c="5"/></text:p>
          </table:table-cell>
          <table:table-cell office:value-type="float" office:value="363255" table:style-name="ce63">
            <text:p>363 255</text:p>
          </table:table-cell>
          <table:table-cell office:value-type="float" office:value="88.743584043231522" table:style-name="ce64">
            <text:p>88,7<text:s text:c="5"/></text:p>
          </table:table-cell>
          <table:table-cell office:value-type="float" office:value="19" table:style-name="ce48">
            <text:p>+ 19</text:p>
          </table:table-cell>
          <table:table-cell office:value-type="float" office:value="5.758221376336135E-3" table:style-name="ce49">
            <text:p>+0,0<text:s text:c="3"/></text:p>
          </table:table-cell>
          <table:table-cell office:value-type="float" office:value="-33273" table:style-name="ce48">
            <text:p><text:s/>-33 273</text:p>
          </table:table-cell>
          <table:table-cell office:value-type="float" office:value="-9.1596812156749383" table:style-name="ce49">
            <text:p>-9,2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89081" table:style-name="ce61">
            <text:p>189 081</text:p>
          </table:table-cell>
          <table:table-cell office:value-type="float" office:value="51.324361299008693" table:style-name="ce62">
            <text:p>51,3<text:s text:c="5"/></text:p>
          </table:table-cell>
          <table:table-cell office:value-type="float" office:value="190600" table:style-name="ce63">
            <text:p>190 600</text:p>
          </table:table-cell>
          <table:table-cell office:value-type="float" office:value="51.694584273563613" table:style-name="ce64">
            <text:p>51,7<text:s text:c="5"/></text:p>
          </table:table-cell>
          <table:table-cell office:value-type="float" office:value="266469" table:style-name="ce63">
            <text:p>266 469</text:p>
          </table:table-cell>
          <table:table-cell office:value-type="float" office:value="65.098660985852533" table:style-name="ce64">
            <text:p>65,1<text:s text:c="5"/></text:p>
          </table:table-cell>
          <table:table-cell office:value-type="float" office:value="-1519" table:style-name="ce48">
            <text:p><text:s/>-1 519</text:p>
          </table:table-cell>
          <table:table-cell office:value-type="float" office:value="-0.79695697796432308" table:style-name="ce49">
            <text:p>-0,8<text:s text:c="3"/></text:p>
          </table:table-cell>
          <table:table-cell office:value-type="float" office:value="-77388" table:style-name="ce48">
            <text:p><text:s/>-77 388</text:p>
          </table:table-cell>
          <table:table-cell office:value-type="float" office:value="-29.042027402812337" table:style-name="ce49">
            <text:p>-29,0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79323" table:style-name="ce61">
            <text:p>179 323</text:p>
          </table:table-cell>
          <table:table-cell office:value-type="float" office:value="48.6756387009913" table:style-name="ce62">
            <text:p>48,7<text:s text:c="5"/></text:p>
          </table:table-cell>
          <table:table-cell office:value-type="float" office:value="178104" table:style-name="ce63">
            <text:p>178 104</text:p>
          </table:table-cell>
          <table:table-cell office:value-type="float" office:value="48.305415726436387" table:style-name="ce64">
            <text:p>48,3<text:s text:c="5"/></text:p>
          </table:table-cell>
          <table:table-cell office:value-type="float" office:value="142862" table:style-name="ce63">
            <text:p>142 862</text:p>
          </table:table-cell>
          <table:table-cell office:value-type="float" office:value="34.901339014147474" table:style-name="ce64">
            <text:p>34,9<text:s text:c="5"/></text:p>
          </table:table-cell>
          <table:table-cell office:value-type="float" office:value="1219" table:style-name="ce48">
            <text:p>+1 219</text:p>
          </table:table-cell>
          <table:table-cell office:value-type="float" office:value="0.68443156807258676" table:style-name="ce49">
            <text:p>+0,7<text:s text:c="3"/></text:p>
          </table:table-cell>
          <table:table-cell office:value-type="float" office:value="36461" table:style-name="ce48">
            <text:p>+36 461</text:p>
          </table:table-cell>
          <table:table-cell office:value-type="float" office:value="25.521832257703238" table:style-name="ce49">
            <text:p>+25,5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3222" table:style-name="ce61">
            <text:p>33 222</text:p>
          </table:table-cell>
          <table:table-cell office:value-type="float" office:value="9.0178173961194776" table:style-name="ce62">
            <text:p>9,0<text:s text:c="5"/></text:p>
          </table:table-cell>
          <table:table-cell office:value-type="float" office:value="32524" table:style-name="ce63">
            <text:p>32 524</text:p>
          </table:table-cell>
          <table:table-cell office:value-type="float" office:value="8.8211681999652836" table:style-name="ce64">
            <text:p>8,8<text:s text:c="5"/></text:p>
          </table:table-cell>
          <table:table-cell office:value-type="float" office:value="30392" table:style-name="ce63">
            <text:p>30 392</text:p>
          </table:table-cell>
          <table:table-cell office:value-type="float" office:value="7.4247980240929712" table:style-name="ce64">
            <text:p>7,4<text:s text:c="5"/></text:p>
          </table:table-cell>
          <table:table-cell office:value-type="float" office:value="698" table:style-name="ce48">
            <text:p>+ 698</text:p>
          </table:table-cell>
          <table:table-cell office:value-type="float" office:value="2.1461074898536463" table:style-name="ce49">
            <text:p>+2,1<text:s text:c="3"/></text:p>
          </table:table-cell>
          <table:table-cell office:value-type="float" office:value="2830" table:style-name="ce48">
            <text:p>+2 830</text:p>
          </table:table-cell>
          <table:table-cell office:value-type="float" office:value="9.3116609634114234" table:style-name="ce49">
            <text:p>+9,3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35182" table:style-name="ce61">
            <text:p>335 182</text:p>
          </table:table-cell>
          <table:table-cell office:value-type="float" office:value="90.982182603880517" table:style-name="ce62">
            <text:p>91,0<text:s text:c="5"/></text:p>
          </table:table-cell>
          <table:table-cell office:value-type="float" office:value="336180" table:style-name="ce63">
            <text:p>336 180</text:p>
          </table:table-cell>
          <table:table-cell office:value-type="float" office:value="91.178831800034715" table:style-name="ce64">
            <text:p>91,2<text:s text:c="5"/></text:p>
          </table:table-cell>
          <table:table-cell office:value-type="float" office:value="378939" table:style-name="ce63">
            <text:p>378 939</text:p>
          </table:table-cell>
          <table:table-cell office:value-type="float" office:value="92.575201975907035" table:style-name="ce64">
            <text:p>92,6<text:s text:c="5"/></text:p>
          </table:table-cell>
          <table:table-cell office:value-type="float" office:value="-998" table:style-name="ce48">
            <text:p><text:s/>- 998</text:p>
          </table:table-cell>
          <table:table-cell office:value-type="float" office:value="-0.29686477482301143" table:style-name="ce49">
            <text:p>-0,3<text:s text:c="3"/></text:p>
          </table:table-cell>
          <table:table-cell office:value-type="float" office:value="-43757" table:style-name="ce48">
            <text:p><text:s/>-43 757</text:p>
          </table:table-cell>
          <table:table-cell office:value-type="float" office:value="-11.547241112685683" table:style-name="ce49">
            <text:p>-11,5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8923" table:style-name="ce61">
            <text:p>28 923</text:p>
          </table:table-cell>
          <table:table-cell office:value-type="float" office:value="7.8508919555705141" table:style-name="ce62">
            <text:p>7,9<text:s text:c="5"/></text:p>
          </table:table-cell>
          <table:table-cell office:value-type="float" office:value="29483" table:style-name="ce63">
            <text:p>29 483</text:p>
          </table:table-cell>
          <table:table-cell office:value-type="float" office:value="7.9963873459468839" table:style-name="ce64">
            <text:p>8,0<text:s text:c="5"/></text:p>
          </table:table-cell>
          <table:table-cell office:value-type="float" office:value="25401" table:style-name="ce63">
            <text:p>25 401</text:p>
          </table:table-cell>
          <table:table-cell office:value-type="float" office:value="6.2054913993809411" table:style-name="ce64">
            <text:p>6,2<text:s text:c="5"/></text:p>
          </table:table-cell>
          <table:table-cell office:value-type="float" office:value="-560" table:style-name="ce48">
            <text:p><text:s/>- 560</text:p>
          </table:table-cell>
          <table:table-cell office:value-type="float" office:value="-1.8993996540379203" table:style-name="ce49">
            <text:p>-1,9<text:s text:c="3"/></text:p>
          </table:table-cell>
          <table:table-cell office:value-type="float" office:value="3522" table:style-name="ce48">
            <text:p>+3 522</text:p>
          </table:table-cell>
          <table:table-cell office:value-type="float" office:value="13.865595842683359" table:style-name="ce49">
            <text:p>+13,9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1388" table:style-name="ce61">
            <text:p>51 388</text:p>
          </table:table-cell>
          <table:table-cell office:value-type="float" office:value="13.94881705953247" table:style-name="ce62">
            <text:p>13,9<text:s text:c="5"/></text:p>
          </table:table-cell>
          <table:table-cell office:value-type="float" office:value="52748" table:style-name="ce63">
            <text:p>52 748</text:p>
          </table:table-cell>
          <table:table-cell office:value-type="float" office:value="14.306327026557888" table:style-name="ce64">
            <text:p>14,3<text:s text:c="5"/></text:p>
          </table:table-cell>
          <table:table-cell office:value-type="float" office:value="57597" table:style-name="ce63">
            <text:p>57 597</text:p>
          </table:table-cell>
          <table:table-cell office:value-type="float" office:value="14.07100854809433" table:style-name="ce64">
            <text:p>14,1<text:s text:c="5"/></text:p>
          </table:table-cell>
          <table:table-cell office:value-type="float" office:value="-1360" table:style-name="ce48">
            <text:p><text:s/>-1 360</text:p>
          </table:table-cell>
          <table:table-cell office:value-type="float" office:value="-2.5782968074618942" table:style-name="ce49">
            <text:p>-2,6<text:s text:c="3"/></text:p>
          </table:table-cell>
          <table:table-cell office:value-type="float" office:value="-6209" table:style-name="ce48">
            <text:p><text:s/>-6 209</text:p>
          </table:table-cell>
          <table:table-cell office:value-type="float" office:value="-10.780075351146762" table:style-name="ce49">
            <text:p>-10,8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50775" table:style-name="ce61">
            <text:p>50 775</text:p>
          </table:table-cell>
          <table:table-cell office:value-type="float" office:value="13.782423643608647" table:style-name="ce62">
            <text:p>13,8<text:s text:c="5"/></text:p>
          </table:table-cell>
          <table:table-cell office:value-type="float" office:value="51742" table:style-name="ce63">
            <text:p>51 742</text:p>
          </table:table-cell>
          <table:table-cell office:value-type="float" office:value="14.033479430654399" table:style-name="ce64">
            <text:p>14,0<text:s text:c="5"/></text:p>
          </table:table-cell>
          <table:table-cell office:value-type="float" office:value="57607" table:style-name="ce63">
            <text:p>57 607</text:p>
          </table:table-cell>
          <table:table-cell office:value-type="float" office:value="14.073451558762956" table:style-name="ce64">
            <text:p>14,1<text:s text:c="5"/></text:p>
          </table:table-cell>
          <table:table-cell office:value-type="float" office:value="-967" table:style-name="ce48">
            <text:p><text:s/>- 967</text:p>
          </table:table-cell>
          <table:table-cell office:value-type="float" office:value="-1.868887944029995" table:style-name="ce49">
            <text:p>-1,9<text:s text:c="3"/></text:p>
          </table:table-cell>
          <table:table-cell office:value-type="float" office:value="-6832" table:style-name="ce48">
            <text:p><text:s/>-6 832</text:p>
          </table:table-cell>
          <table:table-cell office:value-type="float" office:value="-11.859669831791276" table:style-name="ce49">
            <text:p>-11,9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72244" table:style-name="ce61">
            <text:p>72 244</text:p>
          </table:table-cell>
          <table:table-cell office:value-type="float" office:value="19.6099933768363" table:style-name="ce62">
            <text:p>19,6<text:s text:c="5"/></text:p>
          </table:table-cell>
          <table:table-cell office:value-type="float" office:value="73416" table:style-name="ce63">
            <text:p>73 416</text:p>
          </table:table-cell>
          <table:table-cell office:value-type="float" office:value="19.91190765492102" table:style-name="ce64">
            <text:p>19,9<text:s text:c="5"/></text:p>
          </table:table-cell>
          <table:table-cell office:value-type="float" office:value="83637" table:style-name="ce63">
            <text:p>83 637</text:p>
          </table:table-cell>
          <table:table-cell office:value-type="float" office:value="20.432608329200576" table:style-name="ce64">
            <text:p>20,4<text:s text:c="5"/></text:p>
          </table:table-cell>
          <table:table-cell office:value-type="float" office:value="-1172" table:style-name="ce48">
            <text:p><text:s/>-1 172</text:p>
          </table:table-cell>
          <table:table-cell office:value-type="float" office:value="-1.5963822599978206" table:style-name="ce49">
            <text:p>-1,6<text:s text:c="3"/></text:p>
          </table:table-cell>
          <table:table-cell office:value-type="float" office:value="-11393" table:style-name="ce48">
            <text:p><text:s/>-11 393</text:p>
          </table:table-cell>
          <table:table-cell office:value-type="float" office:value="-13.621961572031518" table:style-name="ce49">
            <text:p>-13,6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11825" table:style-name="ce61">
            <text:p>111 825</text:p>
          </table:table-cell>
          <table:table-cell office:value-type="float" office:value="30.353904952172073" table:style-name="ce62">
            <text:p>30,4<text:s text:c="5"/></text:p>
          </table:table-cell>
          <table:table-cell office:value-type="float" office:value="111464" table:style-name="ce63">
            <text:p>111 464</text:p>
          </table:table-cell>
          <table:table-cell office:value-type="float" office:value="30.231296649887174" table:style-name="ce64">
            <text:p>30,2<text:s text:c="5"/></text:p>
          </table:table-cell>
          <table:table-cell office:value-type="float" office:value="128296" table:style-name="ce63">
            <text:p>128 296</text:p>
          </table:table-cell>
          <table:table-cell office:value-type="float" office:value="31.342849674224528" table:style-name="ce64">
            <text:p>31,3<text:s text:c="5"/></text:p>
          </table:table-cell>
          <table:table-cell office:value-type="float" office:value="361" table:style-name="ce48">
            <text:p>+ 361</text:p>
          </table:table-cell>
          <table:table-cell office:value-type="float" office:value="0.32387138448288233" table:style-name="ce49">
            <text:p>+0,3<text:s text:c="3"/></text:p>
          </table:table-cell>
          <table:table-cell office:value-type="float" office:value="-16471" table:style-name="ce48">
            <text:p><text:s/>-16 471</text:p>
          </table:table-cell>
          <table:table-cell office:value-type="float" office:value="-12.838280226975121" table:style-name="ce49">
            <text:p>-12,8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53249" table:style-name="ce61">
            <text:p>53 249</text:p>
          </table:table-cell>
          <table:table-cell office:value-type="float" office:value="14.453969012279996" table:style-name="ce62">
            <text:p>14,5<text:s text:c="5"/></text:p>
          </table:table-cell>
          <table:table-cell office:value-type="float" office:value="49851" table:style-name="ce63">
            <text:p>49 851</text:p>
          </table:table-cell>
          <table:table-cell office:value-type="float" office:value="13.520601892032632" table:style-name="ce64">
            <text:p>13,5<text:s text:c="5"/></text:p>
          </table:table-cell>
          <table:table-cell office:value-type="float" office:value="56793" table:style-name="ce63">
            <text:p>56 793</text:p>
          </table:table-cell>
          <table:table-cell office:value-type="float" office:value="13.874590490336672" table:style-name="ce64">
            <text:p>13,9<text:s text:c="5"/></text:p>
          </table:table-cell>
          <table:table-cell office:value-type="float" office:value="3398" table:style-name="ce48">
            <text:p>+3 398</text:p>
          </table:table-cell>
          <table:table-cell office:value-type="float" office:value="6.8163126115825161" table:style-name="ce49">
            <text:p>+6,8<text:s text:c="3"/></text:p>
          </table:table-cell>
          <table:table-cell office:value-type="float" office:value="-3544" table:style-name="ce48">
            <text:p><text:s/>-3 544</text:p>
          </table:table-cell>
          <table:table-cell office:value-type="float" office:value="-6.2402056591481347" table:style-name="ce49">
            <text:p>-6,2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55799" table:style-name="ce55">
            <text:p>155 799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57623" table:style-name="ce57">
            <text:p>157 623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76184" table:style-name="ce57">
            <text:p>176 18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1824" table:style-name="ce39">
            <text:p><text:s/>-1 824</text:p>
          </table:table-cell>
          <table:table-cell office:value-type="float" office:value="-1.1571915266173083" table:style-name="ce40">
            <text:p>-1,2<text:s text:c="3"/></text:p>
          </table:table-cell>
          <table:table-cell office:value-type="float" office:value="-20385" table:style-name="ce39">
            <text:p><text:s/>-20 385</text:p>
          </table:table-cell>
          <table:table-cell office:value-type="float" office:value="-11.570290151205558" table:style-name="ce40">
            <text:p>-11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7151" table:style-name="ce61">
            <text:p>17 151</text:p>
          </table:table-cell>
          <table:table-cell office:value-type="float" office:value="11.008414688155893" table:style-name="ce62">
            <text:p>11,0<text:s text:c="5"/></text:p>
          </table:table-cell>
          <table:table-cell office:value-type="float" office:value="17339" table:style-name="ce63">
            <text:p>17 339</text:p>
          </table:table-cell>
          <table:table-cell office:value-type="float" office:value="11.000298179834161" table:style-name="ce64">
            <text:p>11,0<text:s text:c="5"/></text:p>
          </table:table-cell>
          <table:table-cell office:value-type="float" office:value="21021" table:style-name="ce63">
            <text:p>21 021</text:p>
          </table:table-cell>
          <table:table-cell office:value-type="float" office:value="11.931276392862008" table:style-name="ce64">
            <text:p>11,9<text:s text:c="5"/></text:p>
          </table:table-cell>
          <table:table-cell office:value-type="float" office:value="-188" table:style-name="ce48">
            <text:p><text:s/>- 188</text:p>
          </table:table-cell>
          <table:table-cell office:value-type="float" office:value="-1.0842609147009632" table:style-name="ce49">
            <text:p>-1,1<text:s text:c="3"/></text:p>
          </table:table-cell>
          <table:table-cell office:value-type="float" office:value="-3870" table:style-name="ce48">
            <text:p><text:s/>-3 870</text:p>
          </table:table-cell>
          <table:table-cell office:value-type="float" office:value="-18.410161267304122" table:style-name="ce49">
            <text:p>-18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38648" table:style-name="ce61">
            <text:p>138 648</text:p>
          </table:table-cell>
          <table:table-cell office:value-type="float" office:value="88.991585311844105" table:style-name="ce62">
            <text:p>89,0<text:s text:c="5"/></text:p>
          </table:table-cell>
          <table:table-cell office:value-type="float" office:value="140284" table:style-name="ce63">
            <text:p>140 284</text:p>
          </table:table-cell>
          <table:table-cell office:value-type="float" office:value="88.999701820165839" table:style-name="ce64">
            <text:p>89,0<text:s text:c="5"/></text:p>
          </table:table-cell>
          <table:table-cell office:value-type="float" office:value="155163" table:style-name="ce63">
            <text:p>155 163</text:p>
          </table:table-cell>
          <table:table-cell office:value-type="float" office:value="88.068723607137983" table:style-name="ce64">
            <text:p>88,1<text:s text:c="5"/></text:p>
          </table:table-cell>
          <table:table-cell office:value-type="float" office:value="-1636" table:style-name="ce48">
            <text:p><text:s/>-1 636</text:p>
          </table:table-cell>
          <table:table-cell office:value-type="float" office:value="-1.1662056970146275" table:style-name="ce49">
            <text:p>-1,2<text:s text:c="3"/></text:p>
          </table:table-cell>
          <table:table-cell office:value-type="float" office:value="-16515" table:style-name="ce48">
            <text:p><text:s/>-16 515</text:p>
          </table:table-cell>
          <table:table-cell office:value-type="float" office:value="-10.643645714506681" table:style-name="ce49">
            <text:p>-10,6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80578" table:style-name="ce61">
            <text:p>80 578</text:p>
          </table:table-cell>
          <table:table-cell office:value-type="float" office:value="51.719202305534694" table:style-name="ce62">
            <text:p>51,7<text:s text:c="5"/></text:p>
          </table:table-cell>
          <table:table-cell office:value-type="float" office:value="82361" table:style-name="ce63">
            <text:p>82 361</text:p>
          </table:table-cell>
          <table:table-cell office:value-type="float" office:value="52.251892173096572" table:style-name="ce64">
            <text:p>52,3<text:s text:c="5"/></text:p>
          </table:table-cell>
          <table:table-cell office:value-type="float" office:value="116088" table:style-name="ce63">
            <text:p>116 088</text:p>
          </table:table-cell>
          <table:table-cell office:value-type="float" office:value="65.890205694047125" table:style-name="ce64">
            <text:p>65,9<text:s text:c="5"/></text:p>
          </table:table-cell>
          <table:table-cell office:value-type="float" office:value="-1783" table:style-name="ce48">
            <text:p><text:s/>-1 783</text:p>
          </table:table-cell>
          <table:table-cell office:value-type="float" office:value="-2.1648595815980864" table:style-name="ce49">
            <text:p>-2,2<text:s text:c="3"/></text:p>
          </table:table-cell>
          <table:table-cell office:value-type="float" office:value="-35510" table:style-name="ce48">
            <text:p><text:s/>-35 510</text:p>
          </table:table-cell>
          <table:table-cell office:value-type="float" office:value="-30.588863620701535" table:style-name="ce49">
            <text:p>-3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75221" table:style-name="ce61">
            <text:p>75 221</text:p>
          </table:table-cell>
          <table:table-cell office:value-type="float" office:value="48.280797694465306" table:style-name="ce62">
            <text:p>48,3<text:s text:c="5"/></text:p>
          </table:table-cell>
          <table:table-cell office:value-type="float" office:value="75262" table:style-name="ce63">
            <text:p>75 262</text:p>
          </table:table-cell>
          <table:table-cell office:value-type="float" office:value="47.748107826903436" table:style-name="ce64">
            <text:p>47,7<text:s text:c="5"/></text:p>
          </table:table-cell>
          <table:table-cell office:value-type="float" office:value="60096" table:style-name="ce63">
            <text:p>60 096</text:p>
          </table:table-cell>
          <table:table-cell office:value-type="float" office:value="34.109794305952867" table:style-name="ce64">
            <text:p>34,1<text:s text:c="5"/></text:p>
          </table:table-cell>
          <table:table-cell office:value-type="float" office:value="-41" table:style-name="ce48">
            <text:p><text:s/>- 41</text:p>
          </table:table-cell>
          <table:table-cell office:value-type="float" office:value="-5.4476362573410222E-2" table:style-name="ce49">
            <text:p>-0,1<text:s text:c="3"/></text:p>
          </table:table-cell>
          <table:table-cell office:value-type="float" office:value="15125" table:style-name="ce48">
            <text:p>+15 125</text:p>
          </table:table-cell>
          <table:table-cell office:value-type="float" office:value="25.168064430244939" table:style-name="ce49">
            <text:p>+25,2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3129" table:style-name="ce61">
            <text:p>13 129</text:p>
          </table:table-cell>
          <table:table-cell office:value-type="float" office:value="8.4268833561191023" table:style-name="ce62">
            <text:p>8,4<text:s text:c="5"/></text:p>
          </table:table-cell>
          <table:table-cell office:value-type="float" office:value="12833" table:style-name="ce63">
            <text:p>12 833</text:p>
          </table:table-cell>
          <table:table-cell office:value-type="float" office:value="8.1415783229604806" table:style-name="ce64">
            <text:p>8,1<text:s text:c="5"/></text:p>
          </table:table-cell>
          <table:table-cell office:value-type="float" office:value="11984" table:style-name="ce63">
            <text:p>11 984</text:p>
          </table:table-cell>
          <table:table-cell office:value-type="float" office:value="6.8019797484448068" table:style-name="ce64">
            <text:p>6,8<text:s text:c="5"/></text:p>
          </table:table-cell>
          <table:table-cell office:value-type="float" office:value="296" table:style-name="ce48">
            <text:p>+ 296</text:p>
          </table:table-cell>
          <table:table-cell office:value-type="float" office:value="2.3065534169718691" table:style-name="ce49">
            <text:p>+2,3<text:s text:c="3"/></text:p>
          </table:table-cell>
          <table:table-cell office:value-type="float" office:value="1145" table:style-name="ce48">
            <text:p>+1 145</text:p>
          </table:table-cell>
          <table:table-cell office:value-type="float" office:value="9.5544058744993325" table:style-name="ce49">
            <text:p>+9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42670" table:style-name="ce61">
            <text:p>142 670</text:p>
          </table:table-cell>
          <table:table-cell office:value-type="float" office:value="91.573116643880908" table:style-name="ce62">
            <text:p>91,6<text:s text:c="5"/></text:p>
          </table:table-cell>
          <table:table-cell office:value-type="float" office:value="144790" table:style-name="ce63">
            <text:p>144 790</text:p>
          </table:table-cell>
          <table:table-cell office:value-type="float" office:value="91.858421677039516" table:style-name="ce64">
            <text:p>91,9<text:s text:c="5"/></text:p>
          </table:table-cell>
          <table:table-cell office:value-type="float" office:value="164200" table:style-name="ce63">
            <text:p>164 200</text:p>
          </table:table-cell>
          <table:table-cell office:value-type="float" office:value="93.198020251555192" table:style-name="ce64">
            <text:p>93,2<text:s text:c="5"/></text:p>
          </table:table-cell>
          <table:table-cell office:value-type="float" office:value="-2120" table:style-name="ce48">
            <text:p><text:s/>-2 120</text:p>
          </table:table-cell>
          <table:table-cell office:value-type="float" office:value="-1.464189515850542" table:style-name="ce49">
            <text:p>-1,5<text:s text:c="3"/></text:p>
          </table:table-cell>
          <table:table-cell office:value-type="float" office:value="-21530" table:style-name="ce48">
            <text:p><text:s/>-21 530</text:p>
          </table:table-cell>
          <table:table-cell office:value-type="float" office:value="-13.112058465286236" table:style-name="ce49">
            <text:p>-13,1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3292" table:style-name="ce61">
            <text:p>13 292</text:p>
          </table:table-cell>
          <table:table-cell office:value-type="float" office:value="8.5315053370047309" table:style-name="ce62">
            <text:p>8,5<text:s text:c="5"/></text:p>
          </table:table-cell>
          <table:table-cell office:value-type="float" office:value="13548" table:style-name="ce63">
            <text:p>13 548</text:p>
          </table:table-cell>
          <table:table-cell office:value-type="float" office:value="8.5951923259930343" table:style-name="ce64">
            <text:p>8,6<text:s text:c="5"/></text:p>
          </table:table-cell>
          <table:table-cell office:value-type="float" office:value="11873" table:style-name="ce63">
            <text:p>11 873</text:p>
          </table:table-cell>
          <table:table-cell office:value-type="float" office:value="6.7389774326840124" table:style-name="ce64">
            <text:p>6,7<text:s text:c="5"/></text:p>
          </table:table-cell>
          <table:table-cell office:value-type="float" office:value="-256" table:style-name="ce48">
            <text:p><text:s/>- 256</text:p>
          </table:table-cell>
          <table:table-cell office:value-type="float" office:value="-1.8895777974608798" table:style-name="ce49">
            <text:p>-1,9<text:s text:c="3"/></text:p>
          </table:table-cell>
          <table:table-cell office:value-type="float" office:value="1419" table:style-name="ce48">
            <text:p>+1 419</text:p>
          </table:table-cell>
          <table:table-cell office:value-type="float" office:value="11.951486566158511" table:style-name="ce49">
            <text:p>+1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3363" table:style-name="ce61">
            <text:p>23 363</text:p>
          </table:table-cell>
          <table:table-cell office:value-type="float" office:value="14.99560330939223" table:style-name="ce62">
            <text:p>15,0<text:s text:c="5"/></text:p>
          </table:table-cell>
          <table:table-cell office:value-type="float" office:value="24060" table:style-name="ce63">
            <text:p>24 060</text:p>
          </table:table-cell>
          <table:table-cell office:value-type="float" office:value="15.264269808340153" table:style-name="ce64">
            <text:p>15,3<text:s text:c="5"/></text:p>
          </table:table-cell>
          <table:table-cell office:value-type="float" office:value="26791" table:style-name="ce63">
            <text:p>26 791</text:p>
          </table:table-cell>
          <table:table-cell office:value-type="float" office:value="15.20626163556282" table:style-name="ce64">
            <text:p>15,2<text:s text:c="5"/></text:p>
          </table:table-cell>
          <table:table-cell office:value-type="float" office:value="-697" table:style-name="ce48">
            <text:p><text:s/>- 697</text:p>
          </table:table-cell>
          <table:table-cell office:value-type="float" office:value="-2.8969243557772235" table:style-name="ce49">
            <text:p>-2,9<text:s text:c="3"/></text:p>
          </table:table-cell>
          <table:table-cell office:value-type="float" office:value="-3428" table:style-name="ce48">
            <text:p><text:s/>-3 428</text:p>
          </table:table-cell>
          <table:table-cell office:value-type="float" office:value="-12.795341719234072" table:style-name="ce49">
            <text:p>-12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3730" table:style-name="ce61">
            <text:p>23 730</text:p>
          </table:table-cell>
          <table:table-cell office:value-type="float" office:value="15.231163229545761" table:style-name="ce62">
            <text:p>15,2<text:s text:c="5"/></text:p>
          </table:table-cell>
          <table:table-cell office:value-type="float" office:value="24347" table:style-name="ce63">
            <text:p>24 347</text:p>
          </table:table-cell>
          <table:table-cell office:value-type="float" office:value="15.44634983473224" table:style-name="ce64">
            <text:p>15,4<text:s text:c="5"/></text:p>
          </table:table-cell>
          <table:table-cell office:value-type="float" office:value="27659" table:style-name="ce63">
            <text:p>27 659</text:p>
          </table:table-cell>
          <table:table-cell office:value-type="float" office:value="15.698928393043637" table:style-name="ce64">
            <text:p>15,7<text:s text:c="5"/></text:p>
          </table:table-cell>
          <table:table-cell office:value-type="float" office:value="-617" table:style-name="ce48">
            <text:p><text:s/>- 617</text:p>
          </table:table-cell>
          <table:table-cell office:value-type="float" office:value="-2.5341931244095783" table:style-name="ce49">
            <text:p>-2,5<text:s text:c="3"/></text:p>
          </table:table-cell>
          <table:table-cell office:value-type="float" office:value="-3929" table:style-name="ce48">
            <text:p><text:s/>-3 929</text:p>
          </table:table-cell>
          <table:table-cell office:value-type="float" office:value="-14.205141183701508" table:style-name="ce49">
            <text:p>-1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1427" table:style-name="ce61">
            <text:p>31 427</text:p>
          </table:table-cell>
          <table:table-cell office:value-type="float" office:value="20.171503026335213" table:style-name="ce62">
            <text:p>20,2<text:s text:c="5"/></text:p>
          </table:table-cell>
          <table:table-cell office:value-type="float" office:value="31938" table:style-name="ce63">
            <text:p>31 938</text:p>
          </table:table-cell>
          <table:table-cell office:value-type="float" office:value="20.262271369026095" table:style-name="ce64">
            <text:p>20,3<text:s text:c="5"/></text:p>
          </table:table-cell>
          <table:table-cell office:value-type="float" office:value="36685" table:style-name="ce63">
            <text:p>36 685</text:p>
          </table:table-cell>
          <table:table-cell office:value-type="float" office:value="20.821981564727785" table:style-name="ce64">
            <text:p>20,8<text:s text:c="5"/></text:p>
          </table:table-cell>
          <table:table-cell office:value-type="float" office:value="-511" table:style-name="ce48">
            <text:p><text:s/>- 511</text:p>
          </table:table-cell>
          <table:table-cell office:value-type="float" office:value="-1.5999749514684702" table:style-name="ce49">
            <text:p>-1,6<text:s text:c="3"/></text:p>
          </table:table-cell>
          <table:table-cell office:value-type="float" office:value="-5258" table:style-name="ce48">
            <text:p><text:s/>-5 258</text:p>
          </table:table-cell>
          <table:table-cell office:value-type="float" office:value="-14.332833583208396" table:style-name="ce49">
            <text:p>-14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45687" table:style-name="ce61">
            <text:p>45 687</text:p>
          </table:table-cell>
          <table:table-cell office:value-type="float" office:value="29.324321722219015" table:style-name="ce62">
            <text:p>29,3<text:s text:c="5"/></text:p>
          </table:table-cell>
          <table:table-cell office:value-type="float" office:value="45918" table:style-name="ce63">
            <text:p>45 918</text:p>
          </table:table-cell>
          <table:table-cell office:value-type="float" office:value="29.131535372375861" table:style-name="ce64">
            <text:p>29,1<text:s text:c="5"/></text:p>
          </table:table-cell>
          <table:table-cell office:value-type="float" office:value="53428" table:style-name="ce63">
            <text:p>53 428</text:p>
          </table:table-cell>
          <table:table-cell office:value-type="float" office:value="30.325114652862915" table:style-name="ce64">
            <text:p>30,3<text:s text:c="5"/></text:p>
          </table:table-cell>
          <table:table-cell office:value-type="float" office:value="-231" table:style-name="ce48">
            <text:p><text:s/>- 231</text:p>
          </table:table-cell>
          <table:table-cell office:value-type="float" office:value="-0.50307069123219661" table:style-name="ce49">
            <text:p>-0,5<text:s text:c="3"/></text:p>
          </table:table-cell>
          <table:table-cell office:value-type="float" office:value="-7741" table:style-name="ce48">
            <text:p><text:s/>-7 741</text:p>
          </table:table-cell>
          <table:table-cell office:value-type="float" office:value="-14.488657632701955" table:style-name="ce49">
            <text:p>-14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8300" table:style-name="ce61">
            <text:p>18 300</text:p>
          </table:table-cell>
          <table:table-cell office:value-type="float" office:value="11.745903375503051" table:style-name="ce62">
            <text:p>11,7<text:s text:c="5"/></text:p>
          </table:table-cell>
          <table:table-cell office:value-type="float" office:value="17812" table:style-name="ce63">
            <text:p>17 812</text:p>
          </table:table-cell>
          <table:table-cell office:value-type="float" office:value="11.300381289532618" table:style-name="ce64">
            <text:p>11,3<text:s text:c="5"/></text:p>
          </table:table-cell>
          <table:table-cell office:value-type="float" office:value="19748" table:style-name="ce63">
            <text:p>19 748</text:p>
          </table:table-cell>
          <table:table-cell office:value-type="float" office:value="11.208736321118829" table:style-name="ce64">
            <text:p>11,2<text:s text:c="5"/></text:p>
          </table:table-cell>
          <table:table-cell office:value-type="float" office:value="488" table:style-name="ce48">
            <text:p>+ 488</text:p>
          </table:table-cell>
          <table:table-cell office:value-type="float" office:value="2.7397260273972601" table:style-name="ce49">
            <text:p>+2,7<text:s text:c="3"/></text:p>
          </table:table-cell>
          <table:table-cell office:value-type="float" office:value="-1448" table:style-name="ce48">
            <text:p><text:s/>-1 448</text:p>
          </table:table-cell>
          <table:table-cell office:value-type="float" office:value="-7.3323880899331577" table:style-name="ce49">
            <text:p>-7,3<text:s text:c="3"/></text:p>
          </table:table-cell>
          <table:table-cell table:number-columns-repeated="16372" table:style-name="ce1"/>
        </table:table-row>
        <table:table-row table:style-name="ro9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212605" table:style-name="ce55">
            <text:p>212 605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11081" table:style-name="ce57">
            <text:p>211 08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33147" table:style-name="ce57">
            <text:p>233 14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524" table:style-name="ce39">
            <text:p>+1 524</text:p>
          </table:table-cell>
          <table:table-cell office:value-type="float" office:value="0.72199771651640832" table:style-name="ce40">
            <text:p>+0,7<text:s text:c="3"/></text:p>
          </table:table-cell>
          <table:table-cell office:value-type="float" office:value="-20542" table:style-name="ce39">
            <text:p><text:s/>-20 542</text:p>
          </table:table-cell>
          <table:table-cell office:value-type="float" office:value="-8.8107502991674771" table:style-name="ce40">
            <text:p>-8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1271" table:style-name="ce61">
            <text:p>21 271</text:p>
          </table:table-cell>
          <table:table-cell office:value-type="float" office:value="10.004938736153902" table:style-name="ce62">
            <text:p>10,0<text:s text:c="5"/></text:p>
          </table:table-cell>
          <table:table-cell office:value-type="float" office:value="21402" table:style-name="ce63">
            <text:p>21 402</text:p>
          </table:table-cell>
          <table:table-cell office:value-type="float" office:value="10.139235648874129" table:style-name="ce64">
            <text:p>10,1<text:s text:c="5"/></text:p>
          </table:table-cell>
          <table:table-cell office:value-type="float" office:value="25055" table:style-name="ce63">
            <text:p>25 055</text:p>
          </table:table-cell>
          <table:table-cell office:value-type="float" office:value="10.746438941955075" table:style-name="ce64">
            <text:p>10,7<text:s text:c="5"/></text:p>
          </table:table-cell>
          <table:table-cell office:value-type="float" office:value="-131" table:style-name="ce48">
            <text:p><text:s/>- 131</text:p>
          </table:table-cell>
          <table:table-cell office:value-type="float" office:value="-0.61209232781982992" table:style-name="ce49">
            <text:p>-0,6<text:s text:c="3"/></text:p>
          </table:table-cell>
          <table:table-cell office:value-type="float" office:value="-3784" table:style-name="ce48">
            <text:p><text:s/>-3 784</text:p>
          </table:table-cell>
          <table:table-cell office:value-type="float" office:value="-15.102773897425664" table:style-name="ce49">
            <text:p>-15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91334" table:style-name="ce61">
            <text:p>191 334</text:p>
          </table:table-cell>
          <table:table-cell office:value-type="float" office:value="89.995061263846097" table:style-name="ce62">
            <text:p>90,0<text:s text:c="5"/></text:p>
          </table:table-cell>
          <table:table-cell office:value-type="float" office:value="189679" table:style-name="ce63">
            <text:p>189 679</text:p>
          </table:table-cell>
          <table:table-cell office:value-type="float" office:value="89.860764351125866" table:style-name="ce64">
            <text:p>89,9<text:s text:c="5"/></text:p>
          </table:table-cell>
          <table:table-cell office:value-type="float" office:value="208092" table:style-name="ce63">
            <text:p>208 092</text:p>
          </table:table-cell>
          <table:table-cell office:value-type="float" office:value="89.253561058044923" table:style-name="ce64">
            <text:p>89,3<text:s text:c="5"/></text:p>
          </table:table-cell>
          <table:table-cell office:value-type="float" office:value="1655" table:style-name="ce48">
            <text:p>+1 655</text:p>
          </table:table-cell>
          <table:table-cell office:value-type="float" office:value="0.87252674254925422" table:style-name="ce49">
            <text:p>+0,9<text:s text:c="3"/></text:p>
          </table:table-cell>
          <table:table-cell office:value-type="float" office:value="-16758" table:style-name="ce48">
            <text:p><text:s/>-16 758</text:p>
          </table:table-cell>
          <table:table-cell office:value-type="float" office:value="-8.0531687907271792" table:style-name="ce49">
            <text:p>-8,1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68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08503" table:style-name="ce61">
            <text:p>108 503</text:p>
          </table:table-cell>
          <table:table-cell office:value-type="float" office:value="51.03501799111028" table:style-name="ce62">
            <text:p>51,0<text:s text:c="5"/></text:p>
          </table:table-cell>
          <table:table-cell office:value-type="float" office:value="108239" table:style-name="ce63">
            <text:p>108 239</text:p>
          </table:table-cell>
          <table:table-cell office:value-type="float" office:value="51.278419185052179" table:style-name="ce64">
            <text:p>51,3<text:s text:c="5"/></text:p>
          </table:table-cell>
          <table:table-cell office:value-type="float" office:value="150381" table:style-name="ce63">
            <text:p>150 381</text:p>
          </table:table-cell>
          <table:table-cell office:value-type="float" office:value="64.500508263027186" table:style-name="ce64">
            <text:p>64,5<text:s text:c="5"/></text:p>
          </table:table-cell>
          <table:table-cell office:value-type="float" office:value="264" table:style-name="ce48">
            <text:p>+ 264</text:p>
          </table:table-cell>
          <table:table-cell office:value-type="float" office:value="0.24390469239368434" table:style-name="ce49">
            <text:p>+0,2<text:s text:c="3"/></text:p>
          </table:table-cell>
          <table:table-cell office:value-type="float" office:value="-41878" table:style-name="ce48">
            <text:p><text:s/>-41 878</text:p>
          </table:table-cell>
          <table:table-cell office:value-type="float" office:value="-27.847932917057339" table:style-name="ce49">
            <text:p>-27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04102" table:style-name="ce61">
            <text:p>104 102</text:p>
          </table:table-cell>
          <table:table-cell office:value-type="float" office:value="48.96498200888972" table:style-name="ce62">
            <text:p>49,0<text:s text:c="5"/></text:p>
          </table:table-cell>
          <table:table-cell office:value-type="float" office:value="102842" table:style-name="ce63">
            <text:p>102 842</text:p>
          </table:table-cell>
          <table:table-cell office:value-type="float" office:value="48.721580814947821" table:style-name="ce64">
            <text:p>48,7<text:s text:c="5"/></text:p>
          </table:table-cell>
          <table:table-cell office:value-type="float" office:value="82766" table:style-name="ce63">
            <text:p>82 766</text:p>
          </table:table-cell>
          <table:table-cell office:value-type="float" office:value="35.499491736972807" table:style-name="ce64">
            <text:p>35,5<text:s text:c="5"/></text:p>
          </table:table-cell>
          <table:table-cell office:value-type="float" office:value="1260" table:style-name="ce48">
            <text:p>+1 260</text:p>
          </table:table-cell>
          <table:table-cell office:value-type="float" office:value="1.2251803737772504" table:style-name="ce49">
            <text:p>+1,2<text:s text:c="3"/></text:p>
          </table:table-cell>
          <table:table-cell office:value-type="float" office:value="21336" table:style-name="ce48">
            <text:p>+21 336</text:p>
          </table:table-cell>
          <table:table-cell office:value-type="float" office:value="25.778701399125243" table:style-name="ce49">
            <text:p>+25,8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0093" table:style-name="ce61">
            <text:p>20 093</text:p>
          </table:table-cell>
          <table:table-cell office:value-type="float" office:value="9.4508595752686908" table:style-name="ce62">
            <text:p>9,5<text:s text:c="5"/></text:p>
          </table:table-cell>
          <table:table-cell office:value-type="float" office:value="19691" table:style-name="ce63">
            <text:p>19 691</text:p>
          </table:table-cell>
          <table:table-cell office:value-type="float" office:value="9.3286463490318887" table:style-name="ce64">
            <text:p>9,3<text:s text:c="5"/></text:p>
          </table:table-cell>
          <table:table-cell office:value-type="float" office:value="18408" table:style-name="ce63">
            <text:p>18 408</text:p>
          </table:table-cell>
          <table:table-cell office:value-type="float" office:value="7.8954479362805445" table:style-name="ce64">
            <text:p>7,9<text:s text:c="5"/></text:p>
          </table:table-cell>
          <table:table-cell office:value-type="float" office:value="402" table:style-name="ce48">
            <text:p>+ 402</text:p>
          </table:table-cell>
          <table:table-cell office:value-type="float" office:value="2.0415418211365601" table:style-name="ce49">
            <text:p>+2,0<text:s text:c="3"/></text:p>
          </table:table-cell>
          <table:table-cell office:value-type="float" office:value="1685" table:style-name="ce48">
            <text:p>+1 685</text:p>
          </table:table-cell>
          <table:table-cell office:value-type="float" office:value="9.1536288570186883" table:style-name="ce49">
            <text:p>+9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92512" table:style-name="ce61">
            <text:p>192 512</text:p>
          </table:table-cell>
          <table:table-cell office:value-type="float" office:value="90.549140424731306" table:style-name="ce62">
            <text:p>90,5<text:s text:c="5"/></text:p>
          </table:table-cell>
          <table:table-cell office:value-type="float" office:value="191390" table:style-name="ce63">
            <text:p>191 390</text:p>
          </table:table-cell>
          <table:table-cell office:value-type="float" office:value="90.671353650968115" table:style-name="ce64">
            <text:p>90,7<text:s text:c="5"/></text:p>
          </table:table-cell>
          <table:table-cell office:value-type="float" office:value="214739" table:style-name="ce63">
            <text:p>214 739</text:p>
          </table:table-cell>
          <table:table-cell office:value-type="float" office:value="92.104552063719453" table:style-name="ce64">
            <text:p>92,1<text:s text:c="5"/></text:p>
          </table:table-cell>
          <table:table-cell office:value-type="float" office:value="1122" table:style-name="ce48">
            <text:p>+1 122</text:p>
          </table:table-cell>
          <table:table-cell office:value-type="float" office:value="0.58623752547155028" table:style-name="ce49">
            <text:p>+0,6<text:s text:c="3"/></text:p>
          </table:table-cell>
          <table:table-cell office:value-type="float" office:value="-22227" table:style-name="ce48">
            <text:p><text:s/>-22 227</text:p>
          </table:table-cell>
          <table:table-cell office:value-type="float" office:value="-10.350704809093831" table:style-name="ce49">
            <text:p>-10,4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5631" table:style-name="ce61">
            <text:p>15 631</text:p>
          </table:table-cell>
          <table:table-cell office:value-type="float" office:value="7.3521318877731003" table:style-name="ce62">
            <text:p>7,4<text:s text:c="5"/></text:p>
          </table:table-cell>
          <table:table-cell office:value-type="float" office:value="15935" table:style-name="ce63">
            <text:p>15 935</text:p>
          </table:table-cell>
          <table:table-cell office:value-type="float" office:value="7.5492346539953861" table:style-name="ce64">
            <text:p>7,5<text:s text:c="5"/></text:p>
          </table:table-cell>
          <table:table-cell office:value-type="float" office:value="13528" table:style-name="ce63">
            <text:p>13 528</text:p>
          </table:table-cell>
          <table:table-cell office:value-type="float" office:value="5.8023478749458501" table:style-name="ce64">
            <text:p>5,8<text:s text:c="5"/></text:p>
          </table:table-cell>
          <table:table-cell office:value-type="float" office:value="-304" table:style-name="ce48">
            <text:p><text:s/>- 304</text:p>
          </table:table-cell>
          <table:table-cell office:value-type="float" office:value="-1.9077502353310321" table:style-name="ce49">
            <text:p>-1,9<text:s text:c="3"/></text:p>
          </table:table-cell>
          <table:table-cell office:value-type="float" office:value="2103" table:style-name="ce48">
            <text:p>+2 103</text:p>
          </table:table-cell>
          <table:table-cell office:value-type="float" office:value="15.545535186280308" table:style-name="ce49">
            <text:p>+15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8025" table:style-name="ce61">
            <text:p>28 025</text:p>
          </table:table-cell>
          <table:table-cell office:value-type="float" office:value="13.181721972672328" table:style-name="ce62">
            <text:p>13,2<text:s text:c="5"/></text:p>
          </table:table-cell>
          <table:table-cell office:value-type="float" office:value="28688" table:style-name="ce63">
            <text:p>28 688</text:p>
          </table:table-cell>
          <table:table-cell office:value-type="float" office:value="13.590991136104149" table:style-name="ce64">
            <text:p>13,6<text:s text:c="5"/></text:p>
          </table:table-cell>
          <table:table-cell office:value-type="float" office:value="30806" table:style-name="ce63">
            <text:p>30 806</text:p>
          </table:table-cell>
          <table:table-cell office:value-type="float" office:value="13.213123051122253" table:style-name="ce64">
            <text:p>13,2<text:s text:c="5"/></text:p>
          </table:table-cell>
          <table:table-cell office:value-type="float" office:value="-663" table:style-name="ce48">
            <text:p><text:s/>- 663</text:p>
          </table:table-cell>
          <table:table-cell office:value-type="float" office:value="-2.3110708310094812" table:style-name="ce49">
            <text:p>-2,3<text:s text:c="3"/></text:p>
          </table:table-cell>
          <table:table-cell office:value-type="float" office:value="-2781" table:style-name="ce48">
            <text:p><text:s/>-2 781</text:p>
          </table:table-cell>
          <table:table-cell office:value-type="float" office:value="-9.0274621826916839" table:style-name="ce49">
            <text:p>-9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7045" table:style-name="ce61">
            <text:p>27 045</text:p>
          </table:table-cell>
          <table:table-cell office:value-type="float" office:value="12.720773264974952" table:style-name="ce62">
            <text:p>12,7<text:s text:c="5"/></text:p>
          </table:table-cell>
          <table:table-cell office:value-type="float" office:value="27395" table:style-name="ce63">
            <text:p>27 395</text:p>
          </table:table-cell>
          <table:table-cell office:value-type="float" office:value="12.978430081343181" table:style-name="ce64">
            <text:p>13,0<text:s text:c="5"/></text:p>
          </table:table-cell>
          <table:table-cell office:value-type="float" office:value="29948" table:style-name="ce63">
            <text:p>29 948</text:p>
          </table:table-cell>
          <table:table-cell office:value-type="float" office:value="12.845114884600703" table:style-name="ce64">
            <text:p>12,8<text:s text:c="5"/></text:p>
          </table:table-cell>
          <table:table-cell office:value-type="float" office:value="-350" table:style-name="ce48">
            <text:p><text:s/>- 350</text:p>
          </table:table-cell>
          <table:table-cell office:value-type="float" office:value="-1.2776054024457018" table:style-name="ce49">
            <text:p>-1,3<text:s text:c="3"/></text:p>
          </table:table-cell>
          <table:table-cell office:value-type="float" office:value="-2903" table:style-name="ce48">
            <text:p><text:s/>-2 903</text:p>
          </table:table-cell>
          <table:table-cell office:value-type="float" office:value="-9.6934686790436757" table:style-name="ce49">
            <text:p>-9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40817" table:style-name="ce61">
            <text:p>40 817</text:p>
          </table:table-cell>
          <table:table-cell office:value-type="float" office:value="19.198513675595589" table:style-name="ce62">
            <text:p>19,2<text:s text:c="5"/></text:p>
          </table:table-cell>
          <table:table-cell office:value-type="float" office:value="41478" table:style-name="ce63">
            <text:p>41 478</text:p>
          </table:table-cell>
          <table:table-cell office:value-type="float" office:value="19.650276434165086" table:style-name="ce64">
            <text:p>19,7<text:s text:c="5"/></text:p>
          </table:table-cell>
          <table:table-cell office:value-type="float" office:value="46952" table:style-name="ce63">
            <text:p>46 952</text:p>
          </table:table-cell>
          <table:table-cell office:value-type="float" office:value="20.13836763930053" table:style-name="ce64">
            <text:p>20,1<text:s text:c="5"/></text:p>
          </table:table-cell>
          <table:table-cell office:value-type="float" office:value="-661" table:style-name="ce48">
            <text:p><text:s/>- 661</text:p>
          </table:table-cell>
          <table:table-cell office:value-type="float" office:value="-1.5936158927624282" table:style-name="ce49">
            <text:p>-1,6<text:s text:c="3"/></text:p>
          </table:table-cell>
          <table:table-cell office:value-type="float" office:value="-6135" table:style-name="ce48">
            <text:p><text:s/>-6 135</text:p>
          </table:table-cell>
          <table:table-cell office:value-type="float" office:value="-13.066536036803544" table:style-name="ce49">
            <text:p>-13,1<text:s text:c="3"/></text:p>
          </table:table-cell>
          <table:table-cell table:style-name="ce1"/>
          <table:table-cell table:style-name="ce68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66138" table:style-name="ce61">
            <text:p>66 138</text:p>
          </table:table-cell>
          <table:table-cell office:value-type="float" office:value="31.108393499682506" table:style-name="ce62">
            <text:p>31,1<text:s text:c="5"/></text:p>
          </table:table-cell>
          <table:table-cell office:value-type="float" office:value="65546" table:style-name="ce63">
            <text:p>65 546</text:p>
          </table:table-cell>
          <table:table-cell office:value-type="float" office:value="31.052534335160438" table:style-name="ce64">
            <text:p>31,1<text:s text:c="5"/></text:p>
          </table:table-cell>
          <table:table-cell office:value-type="float" office:value="74868" table:style-name="ce63">
            <text:p>74 868</text:p>
          </table:table-cell>
          <table:table-cell office:value-type="float" office:value="32.111929383607766" table:style-name="ce64">
            <text:p>32,1<text:s text:c="5"/></text:p>
          </table:table-cell>
          <table:table-cell office:value-type="float" office:value="592" table:style-name="ce48">
            <text:p>+ 592</text:p>
          </table:table-cell>
          <table:table-cell office:value-type="float" office:value="0.90318249778781312" table:style-name="ce49">
            <text:p>+0,9<text:s text:c="3"/></text:p>
          </table:table-cell>
          <table:table-cell office:value-type="float" office:value="-8730" table:style-name="ce48">
            <text:p><text:s/>-8 730</text:p>
          </table:table-cell>
          <table:table-cell office:value-type="float" office:value="-11.660522519634558" table:style-name="ce49">
            <text:p>-11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4949" table:style-name="ce61">
            <text:p>34 949</text:p>
          </table:table-cell>
          <table:table-cell office:value-type="float" office:value="16.438465699301521" table:style-name="ce62">
            <text:p>16,4<text:s text:c="5"/></text:p>
          </table:table-cell>
          <table:table-cell office:value-type="float" office:value="32039" table:style-name="ce63">
            <text:p>32 039</text:p>
          </table:table-cell>
          <table:table-cell office:value-type="float" office:value="15.178533359231764" table:style-name="ce64">
            <text:p>15,2<text:s text:c="5"/></text:p>
          </table:table-cell>
          <table:table-cell office:value-type="float" office:value="37045" table:style-name="ce63">
            <text:p>37 045</text:p>
          </table:table-cell>
          <table:table-cell office:value-type="float" office:value="15.889117166422901" table:style-name="ce64">
            <text:p>15,9<text:s text:c="5"/></text:p>
          </table:table-cell>
          <table:table-cell office:value-type="float" office:value="2910" table:style-name="ce48">
            <text:p>+2 910</text:p>
          </table:table-cell>
          <table:table-cell office:value-type="float" office:value="9.0826804831611465" table:style-name="ce49">
            <text:p>+9,1<text:s text:c="3"/></text:p>
          </table:table-cell>
          <table:table-cell office:value-type="float" office:value="-2096" table:style-name="ce48">
            <text:p><text:s/>-2 096</text:p>
          </table:table-cell>
          <table:table-cell office:value-type="float" office:value="-5.657983533540289" table:style-name="ce49">
            <text:p>-5,7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79"/>
          <table:table-cell table:number-columns-repeated="16372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744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6962in" svg:y="0.24054in" svg:width="1.88806in" svg:height="0.52852in">
                <draw:text-box>
                  <text:p text:style-name="a23" text:class-names="" text:cond-style-name=""><text:span text:style-name="a21" text:class-names="">AGOSTO 2021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2526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2 - PEDIDOS DE EMPREGO <text:s text:c="2"/>E <text:s text:c="3"/>DESEMPREGO REGISTAD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7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512136" table:style-name="ce35">
            <text:p>512 136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19267" table:style-name="ce37">
            <text:p>519 26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514999" table:style-name="ce37">
            <text:p>514 99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7131" table:style-name="ce39">
            <text:p><text:s/>-7 131</text:p>
          </table:table-cell>
          <table:table-cell office:value-type="float" office:value="-1.3732819532148202" table:style-name="ce40">
            <text:p>-1,4<text:s text:c="3"/></text:p>
          </table:table-cell>
          <table:table-cell office:value-type="float" office:value="-2863" table:style-name="ce39">
            <text:p><text:s/>-2 863</text:p>
          </table:table-cell>
          <table:table-cell office:value-type="float" office:value="-0.55592340956001851" table:style-name="ce40">
            <text:p>-0,6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44541" table:style-name="ce44">
            <text:p>344 541</text:p>
          </table:table-cell>
          <table:table-cell office:value-type="float" office:value="67.275294062514646" table:style-name="ce45">
            <text:p>67,3<text:s text:c="5"/></text:p>
          </table:table-cell>
          <table:table-cell office:value-type="float" office:value="343561" table:style-name="ce46">
            <text:p>343 561</text:p>
          </table:table-cell>
          <table:table-cell office:value-type="float" office:value="66.162687018431754" table:style-name="ce47">
            <text:p>66,2<text:s text:c="5"/></text:p>
          </table:table-cell>
          <table:table-cell office:value-type="float" office:value="383482" table:style-name="ce46">
            <text:p>383 482</text:p>
          </table:table-cell>
          <table:table-cell office:value-type="float" office:value="74.462668859551187" table:style-name="ce47">
            <text:p>74,5<text:s text:c="5"/></text:p>
          </table:table-cell>
          <table:table-cell office:value-type="float" office:value="980" table:style-name="ce48">
            <text:p>+ 980</text:p>
          </table:table-cell>
          <table:table-cell office:value-type="float" office:value="0.28524774348660065" table:style-name="ce49">
            <text:p>+0,3<text:s text:c="3"/></text:p>
          </table:table-cell>
          <table:table-cell office:value-type="float" office:value="-38941" table:style-name="ce48">
            <text:p><text:s/>-38 941</text:p>
          </table:table-cell>
          <table:table-cell office:value-type="float" office:value="-10.154583526736587" table:style-name="ce49">
            <text:p>-10,2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9194" table:style-name="ce44">
            <text:p>49 194</text:p>
          </table:table-cell>
          <table:table-cell office:value-type="float" office:value="9.6056516237874305" table:style-name="ce45">
            <text:p>9,6<text:s text:c="5"/></text:p>
          </table:table-cell>
          <table:table-cell office:value-type="float" office:value="49947" table:style-name="ce46">
            <text:p>49 947</text:p>
          </table:table-cell>
          <table:table-cell office:value-type="float" office:value="9.6187510471491535" table:style-name="ce47">
            <text:p>9,6<text:s text:c="5"/></text:p>
          </table:table-cell>
          <table:table-cell office:value-type="float" office:value="40445" table:style-name="ce46">
            <text:p>40 445</text:p>
          </table:table-cell>
          <table:table-cell office:value-type="float" office:value="7.8534133075986556" table:style-name="ce47">
            <text:p>7,9<text:s text:c="5"/></text:p>
          </table:table-cell>
          <table:table-cell office:value-type="float" office:value="-753" table:style-name="ce48">
            <text:p><text:s/>- 753</text:p>
          </table:table-cell>
          <table:table-cell office:value-type="float" office:value="-1.5075980539371734" table:style-name="ce49">
            <text:p>-1,5<text:s text:c="3"/></text:p>
          </table:table-cell>
          <table:table-cell office:value-type="float" office:value="8749" table:style-name="ce48">
            <text:p>+8 749</text:p>
          </table:table-cell>
          <table:table-cell office:value-type="float" office:value="21.631845716404992" table:style-name="ce49">
            <text:p>+21,6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99473" table:style-name="ce44">
            <text:p>99 473</text:p>
          </table:table-cell>
          <table:table-cell office:value-type="float" office:value="19.423161035349985" table:style-name="ce45">
            <text:p>19,4<text:s text:c="5"/></text:p>
          </table:table-cell>
          <table:table-cell office:value-type="float" office:value="106594" table:style-name="ce46">
            <text:p>106 594</text:p>
          </table:table-cell>
          <table:table-cell office:value-type="float" office:value="20.527782431774018" table:style-name="ce47">
            <text:p>20,5<text:s text:c="5"/></text:p>
          </table:table-cell>
          <table:table-cell office:value-type="float" office:value="74881" table:style-name="ce46">
            <text:p>74 881</text:p>
          </table:table-cell>
          <table:table-cell office:value-type="float" office:value="14.540028233064531" table:style-name="ce47">
            <text:p>14,5<text:s text:c="5"/></text:p>
          </table:table-cell>
          <table:table-cell office:value-type="float" office:value="-7121" table:style-name="ce48">
            <text:p><text:s/>-7 121</text:p>
          </table:table-cell>
          <table:table-cell office:value-type="float" office:value="-6.6804885828470644" table:style-name="ce49">
            <text:p>-6,7<text:s text:c="3"/></text:p>
          </table:table-cell>
          <table:table-cell office:value-type="float" office:value="24592" table:style-name="ce48">
            <text:p>+24 592</text:p>
          </table:table-cell>
          <table:table-cell office:value-type="float" office:value="32.841441754250077" table:style-name="ce49">
            <text:p>+32,8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8928" table:style-name="ce44">
            <text:p>18 928</text:p>
          </table:table-cell>
          <table:table-cell office:value-type="float" office:value="3.6958932783479383" table:style-name="ce45">
            <text:p>3,7<text:s text:c="5"/></text:p>
          </table:table-cell>
          <table:table-cell office:value-type="float" office:value="19165" table:style-name="ce46">
            <text:p>19 165</text:p>
          </table:table-cell>
          <table:table-cell office:value-type="float" office:value="3.6907795026450745" table:style-name="ce47">
            <text:p>3,7<text:s text:c="5"/></text:p>
          </table:table-cell>
          <table:table-cell office:value-type="float" office:value="16191" table:style-name="ce46">
            <text:p>16 191</text:p>
          </table:table-cell>
          <table:table-cell office:value-type="float" office:value="3.1438895997856307" table:style-name="ce47">
            <text:p>3,1<text:s text:c="5"/></text:p>
          </table:table-cell>
          <table:table-cell office:value-type="float" office:value="-237" table:style-name="ce48">
            <text:p><text:s/>- 237</text:p>
          </table:table-cell>
          <table:table-cell office:value-type="float" office:value="-1.2366292721106182" table:style-name="ce49">
            <text:p>-1,2<text:s text:c="3"/></text:p>
          </table:table-cell>
          <table:table-cell office:value-type="float" office:value="2737" table:style-name="ce48">
            <text:p>+2 737</text:p>
          </table:table-cell>
          <table:table-cell office:value-type="float" office:value="16.90445309122352" table:style-name="ce49">
            <text:p>+16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11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44541" table:style-name="ce55">
            <text:p>344 541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43561" table:style-name="ce57">
            <text:p>343 56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83482" table:style-name="ce57">
            <text:p>383 48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980" table:style-name="ce39">
            <text:p>+ 980</text:p>
          </table:table-cell>
          <table:table-cell office:value-type="float" office:value="0.28524774348660065" table:style-name="ce40">
            <text:p>+0,3<text:s text:c="3"/></text:p>
          </table:table-cell>
          <table:table-cell office:value-type="float" office:value="-38941" table:style-name="ce39">
            <text:p><text:s/>-38 941</text:p>
          </table:table-cell>
          <table:table-cell office:value-type="float" office:value="-10.154583526736587" table:style-name="ce40">
            <text:p>-10,2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44879" table:style-name="ce61">
            <text:p>144 879</text:p>
          </table:table-cell>
          <table:table-cell office:value-type="float" office:value="42.04985763668185" table:style-name="ce62">
            <text:p>42,0<text:s text:c="5"/></text:p>
          </table:table-cell>
          <table:table-cell office:value-type="float" office:value="146141" table:style-name="ce63">
            <text:p>146 141</text:p>
          </table:table-cell>
          <table:table-cell office:value-type="float" office:value="42.53713314375031" table:style-name="ce64">
            <text:p>42,5<text:s text:c="5"/></text:p>
          </table:table-cell>
          <table:table-cell office:value-type="float" office:value="163937" table:style-name="ce63">
            <text:p>163 937</text:p>
          </table:table-cell>
          <table:table-cell office:value-type="float" office:value="42.749594505087593" table:style-name="ce64">
            <text:p>42,7<text:s text:c="5"/></text:p>
          </table:table-cell>
          <table:table-cell office:value-type="float" office:value="-1262" table:style-name="ce48">
            <text:p><text:s/>-1 262</text:p>
          </table:table-cell>
          <table:table-cell office:value-type="float" office:value="-0.86354958567410933" table:style-name="ce49">
            <text:p>-0,9<text:s text:c="3"/></text:p>
          </table:table-cell>
          <table:table-cell office:value-type="float" office:value="-19058" table:style-name="ce48">
            <text:p><text:s/>-19 058</text:p>
          </table:table-cell>
          <table:table-cell office:value-type="float" office:value="-11.625197484399495" table:style-name="ce49">
            <text:p>-11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99662" table:style-name="ce61">
            <text:p>199 662</text:p>
          </table:table-cell>
          <table:table-cell office:value-type="float" office:value="57.950142363318157" table:style-name="ce62">
            <text:p>58,0<text:s text:c="5"/></text:p>
          </table:table-cell>
          <table:table-cell office:value-type="float" office:value="197420" table:style-name="ce63">
            <text:p>197 420</text:p>
          </table:table-cell>
          <table:table-cell office:value-type="float" office:value="57.462866856249697" table:style-name="ce64">
            <text:p>57,5<text:s text:c="5"/></text:p>
          </table:table-cell>
          <table:table-cell office:value-type="float" office:value="219545" table:style-name="ce63">
            <text:p>219 545</text:p>
          </table:table-cell>
          <table:table-cell office:value-type="float" office:value="57.250405494912407" table:style-name="ce64">
            <text:p>57,3<text:s text:c="5"/></text:p>
          </table:table-cell>
          <table:table-cell office:value-type="float" office:value="2242" table:style-name="ce48">
            <text:p>+2 242</text:p>
          </table:table-cell>
          <table:table-cell office:value-type="float" office:value="1.1356498834971129" table:style-name="ce49">
            <text:p>+1,1<text:s text:c="3"/></text:p>
          </table:table-cell>
          <table:table-cell office:value-type="float" office:value="-19883" table:style-name="ce48">
            <text:p><text:s/>-19 883</text:p>
          </table:table-cell>
          <table:table-cell office:value-type="float" office:value="-9.0564576738254114" table:style-name="ce49">
            <text:p>-9,1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35247" table:style-name="ce61">
            <text:p>35 247</text:p>
          </table:table-cell>
          <table:table-cell office:value-type="float" office:value="10.230132262923716" table:style-name="ce62">
            <text:p>10,2<text:s text:c="5"/></text:p>
          </table:table-cell>
          <table:table-cell office:value-type="float" office:value="35365" table:style-name="ce63">
            <text:p>35 365</text:p>
          </table:table-cell>
          <table:table-cell office:value-type="float" office:value="10.293659641228196" table:style-name="ce64">
            <text:p>10,3<text:s text:c="5"/></text:p>
          </table:table-cell>
          <table:table-cell office:value-type="float" office:value="42621" table:style-name="ce63">
            <text:p>42 621</text:p>
          </table:table-cell>
          <table:table-cell office:value-type="float" office:value="11.114211358029841" table:style-name="ce64">
            <text:p>11,1<text:s text:c="5"/></text:p>
          </table:table-cell>
          <table:table-cell office:value-type="float" office:value="-118" table:style-name="ce48">
            <text:p><text:s/>- 118</text:p>
          </table:table-cell>
          <table:table-cell office:value-type="float" office:value="-0.33366322635373957" table:style-name="ce49">
            <text:p>-0,3<text:s text:c="3"/></text:p>
          </table:table-cell>
          <table:table-cell office:value-type="float" office:value="-7374" table:style-name="ce48">
            <text:p><text:s/>-7 374</text:p>
          </table:table-cell>
          <table:table-cell office:value-type="float" office:value="-17.301330330118954" table:style-name="ce49">
            <text:p>-17,3<text:s text:c="3"/></text:p>
          </table:table-cell>
          <table:table-cell table:style-name="ce65"/>
          <table:table-cell table:number-columns-repeated="5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09294" table:style-name="ce61">
            <text:p>309 294</text:p>
          </table:table-cell>
          <table:table-cell office:value-type="float" office:value="89.769867737076282" table:style-name="ce62">
            <text:p>89,8<text:s text:c="5"/></text:p>
          </table:table-cell>
          <table:table-cell office:value-type="float" office:value="308196" table:style-name="ce63">
            <text:p>308 196</text:p>
          </table:table-cell>
          <table:table-cell office:value-type="float" office:value="89.706340358771811" table:style-name="ce64">
            <text:p>89,7<text:s text:c="5"/></text:p>
          </table:table-cell>
          <table:table-cell office:value-type="float" office:value="340861" table:style-name="ce63">
            <text:p>340 861</text:p>
          </table:table-cell>
          <table:table-cell office:value-type="float" office:value="88.885788641970152" table:style-name="ce64">
            <text:p>88,9<text:s text:c="5"/></text:p>
          </table:table-cell>
          <table:table-cell office:value-type="float" office:value="1098" table:style-name="ce48">
            <text:p>+1 098</text:p>
          </table:table-cell>
          <table:table-cell office:value-type="float" office:value="0.356266791262703" table:style-name="ce49">
            <text:p>+0,4<text:s text:c="3"/></text:p>
          </table:table-cell>
          <table:table-cell office:value-type="float" office:value="-31567" table:style-name="ce48">
            <text:p><text:s/>-31 567</text:p>
          </table:table-cell>
          <table:table-cell office:value-type="float" office:value="-9.2609597460548443" table:style-name="ce49">
            <text:p>-9,3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77954" table:style-name="ce61">
            <text:p>177 954</text:p>
          </table:table-cell>
          <table:table-cell office:value-type="float" office:value="51.649585970900411" table:style-name="ce62">
            <text:p>51,6<text:s text:c="5"/></text:p>
          </table:table-cell>
          <table:table-cell office:value-type="float" office:value="178759" table:style-name="ce63">
            <text:p>178 759</text:p>
          </table:table-cell>
          <table:table-cell office:value-type="float" office:value="52.031225895838006" table:style-name="ce64">
            <text:p>52,0<text:s text:c="5"/></text:p>
          </table:table-cell>
          <table:table-cell office:value-type="float" office:value="251411" table:style-name="ce63">
            <text:p>251 411</text:p>
          </table:table-cell>
          <table:table-cell office:value-type="float" office:value="65.560052362301221" table:style-name="ce64">
            <text:p>65,6<text:s text:c="5"/></text:p>
          </table:table-cell>
          <table:table-cell office:value-type="float" office:value="-805" table:style-name="ce48">
            <text:p><text:s/>- 805</text:p>
          </table:table-cell>
          <table:table-cell office:value-type="float" office:value="-0.45032697654383835" table:style-name="ce49">
            <text:p>-0,5<text:s text:c="3"/></text:p>
          </table:table-cell>
          <table:table-cell office:value-type="float" office:value="-73457" table:style-name="ce48">
            <text:p><text:s/>-73 457</text:p>
          </table:table-cell>
          <table:table-cell office:value-type="float" office:value="-29.217894205106383" table:style-name="ce49">
            <text:p>-29,2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66587" table:style-name="ce61">
            <text:p>166 587</text:p>
          </table:table-cell>
          <table:table-cell office:value-type="float" office:value="48.350414029099589" table:style-name="ce62">
            <text:p>48,4<text:s text:c="5"/></text:p>
          </table:table-cell>
          <table:table-cell office:value-type="float" office:value="164802" table:style-name="ce63">
            <text:p>164 802</text:p>
          </table:table-cell>
          <table:table-cell office:value-type="float" office:value="47.968774104162001" table:style-name="ce64">
            <text:p>48,0<text:s text:c="5"/></text:p>
          </table:table-cell>
          <table:table-cell office:value-type="float" office:value="132071" table:style-name="ce63">
            <text:p>132 071</text:p>
          </table:table-cell>
          <table:table-cell office:value-type="float" office:value="34.439947637698772" table:style-name="ce64">
            <text:p>34,4<text:s text:c="5"/></text:p>
          </table:table-cell>
          <table:table-cell office:value-type="float" office:value="1785" table:style-name="ce48">
            <text:p>+1 785</text:p>
          </table:table-cell>
          <table:table-cell office:value-type="float" office:value="1.0831179233261732" table:style-name="ce49">
            <text:p>+1,1<text:s text:c="3"/></text:p>
          </table:table-cell>
          <table:table-cell office:value-type="float" office:value="34516" table:style-name="ce48">
            <text:p>+34 516</text:p>
          </table:table-cell>
          <table:table-cell office:value-type="float" office:value="26.134427694194791" table:style-name="ce49">
            <text:p>+26,1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0750" table:style-name="ce61">
            <text:p>30 750</text:p>
          </table:table-cell>
          <table:table-cell office:value-type="float" office:value="8.9249174989333628" table:style-name="ce62">
            <text:p>8,9<text:s text:c="5"/></text:p>
          </table:table-cell>
          <table:table-cell office:value-type="float" office:value="30032" table:style-name="ce63">
            <text:p>30 032</text:p>
          </table:table-cell>
          <table:table-cell office:value-type="float" office:value="8.7413879922342765" table:style-name="ce64">
            <text:p>8,7<text:s text:c="5"/></text:p>
          </table:table-cell>
          <table:table-cell office:value-type="float" office:value="28429" table:style-name="ce63">
            <text:p>28 429</text:p>
          </table:table-cell>
          <table:table-cell office:value-type="float" office:value="7.4133857651728112" table:style-name="ce64">
            <text:p>7,4<text:s text:c="5"/></text:p>
          </table:table-cell>
          <table:table-cell office:value-type="float" office:value="718" table:style-name="ce48">
            <text:p>+ 718</text:p>
          </table:table-cell>
          <table:table-cell office:value-type="float" office:value="2.3907831646244007" table:style-name="ce49">
            <text:p>+2,4<text:s text:c="3"/></text:p>
          </table:table-cell>
          <table:table-cell office:value-type="float" office:value="2321" table:style-name="ce48">
            <text:p>+2 321</text:p>
          </table:table-cell>
          <table:table-cell office:value-type="float" office:value="8.164198529670406" table:style-name="ce49">
            <text:p>+8,2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13791" table:style-name="ce61">
            <text:p>313 791</text:p>
          </table:table-cell>
          <table:table-cell office:value-type="float" office:value="91.075082501066646" table:style-name="ce62">
            <text:p>91,1<text:s text:c="5"/></text:p>
          </table:table-cell>
          <table:table-cell office:value-type="float" office:value="313529" table:style-name="ce63">
            <text:p>313 529</text:p>
          </table:table-cell>
          <table:table-cell office:value-type="float" office:value="91.25861200776572" table:style-name="ce64">
            <text:p>91,3<text:s text:c="5"/></text:p>
          </table:table-cell>
          <table:table-cell office:value-type="float" office:value="355053" table:style-name="ce63">
            <text:p>355 053</text:p>
          </table:table-cell>
          <table:table-cell office:value-type="float" office:value="92.586614234827195" table:style-name="ce64">
            <text:p>92,6<text:s text:c="5"/></text:p>
          </table:table-cell>
          <table:table-cell office:value-type="float" office:value="262" table:style-name="ce48">
            <text:p>+ 262</text:p>
          </table:table-cell>
          <table:table-cell office:value-type="float" office:value="8.3564837702413491E-2" table:style-name="ce49">
            <text:p>+0,1<text:s text:c="3"/></text:p>
          </table:table-cell>
          <table:table-cell office:value-type="float" office:value="-41262" table:style-name="ce48">
            <text:p><text:s/>-41 262</text:p>
          </table:table-cell>
          <table:table-cell office:value-type="float" office:value="-11.621363571072488" table:style-name="ce49">
            <text:p>-11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7734" table:style-name="ce61">
            <text:p>27 734</text:p>
          </table:table-cell>
          <table:table-cell office:value-type="float" office:value="8.0495499809891999" table:style-name="ce62">
            <text:p>8,0<text:s text:c="5"/></text:p>
          </table:table-cell>
          <table:table-cell office:value-type="float" office:value="28284" table:style-name="ce63">
            <text:p>28 284</text:p>
          </table:table-cell>
          <table:table-cell office:value-type="float" office:value="8.2325991599745016" table:style-name="ce64">
            <text:p>8,2<text:s text:c="5"/></text:p>
          </table:table-cell>
          <table:table-cell office:value-type="float" office:value="24189" table:style-name="ce63">
            <text:p>24 189</text:p>
          </table:table-cell>
          <table:table-cell office:value-type="float" office:value="6.3077276117262358" table:style-name="ce64">
            <text:p>6,3<text:s text:c="5"/></text:p>
          </table:table-cell>
          <table:table-cell office:value-type="float" office:value="-550" table:style-name="ce48">
            <text:p><text:s/>- 550</text:p>
          </table:table-cell>
          <table:table-cell office:value-type="float" office:value="-1.9445622967048506" table:style-name="ce49">
            <text:p>-1,9<text:s text:c="3"/></text:p>
          </table:table-cell>
          <table:table-cell office:value-type="float" office:value="3545" table:style-name="ce48">
            <text:p>+3 545</text:p>
          </table:table-cell>
          <table:table-cell office:value-type="float" office:value="14.655421885981232" table:style-name="ce49">
            <text:p>+14,7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47150" table:style-name="ce61">
            <text:p>47 150</text:p>
          </table:table-cell>
          <table:table-cell office:value-type="float" office:value="13.684873498364492" table:style-name="ce62">
            <text:p>13,7<text:s text:c="5"/></text:p>
          </table:table-cell>
          <table:table-cell office:value-type="float" office:value="48411" table:style-name="ce63">
            <text:p>48 411</text:p>
          </table:table-cell>
          <table:table-cell office:value-type="float" office:value="14.090947459112064" table:style-name="ce64">
            <text:p>14,1<text:s text:c="5"/></text:p>
          </table:table-cell>
          <table:table-cell office:value-type="float" office:value="53044" table:style-name="ce63">
            <text:p>53 044</text:p>
          </table:table-cell>
          <table:table-cell office:value-type="float" office:value="13.832200729108537" table:style-name="ce64">
            <text:p>13,8<text:s text:c="5"/></text:p>
          </table:table-cell>
          <table:table-cell office:value-type="float" office:value="-1261" table:style-name="ce48">
            <text:p><text:s/>-1 261</text:p>
          </table:table-cell>
          <table:table-cell office:value-type="float" office:value="-2.6047799053934022" table:style-name="ce49">
            <text:p>-2,6<text:s text:c="3"/></text:p>
          </table:table-cell>
          <table:table-cell office:value-type="float" office:value="-5894" table:style-name="ce48">
            <text:p><text:s/>-5 894</text:p>
          </table:table-cell>
          <table:table-cell office:value-type="float" office:value="-11.111530050524093" table:style-name="ce49">
            <text:p>-11,1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46428" table:style-name="ce61">
            <text:p>46 428</text:p>
          </table:table-cell>
          <table:table-cell office:value-type="float" office:value="13.47531933790173" table:style-name="ce62">
            <text:p>13,5<text:s text:c="5"/></text:p>
          </table:table-cell>
          <table:table-cell office:value-type="float" office:value="47185" table:style-name="ce63">
            <text:p>47 185</text:p>
          </table:table-cell>
          <table:table-cell office:value-type="float" office:value="13.734096710627808" table:style-name="ce64">
            <text:p>13,7<text:s text:c="5"/></text:p>
          </table:table-cell>
          <table:table-cell office:value-type="float" office:value="52719" table:style-name="ce63">
            <text:p>52 719</text:p>
          </table:table-cell>
          <table:table-cell office:value-type="float" office:value="13.747450988573126" table:style-name="ce64">
            <text:p>13,7<text:s text:c="5"/></text:p>
          </table:table-cell>
          <table:table-cell office:value-type="float" office:value="-757" table:style-name="ce48">
            <text:p><text:s/>- 757</text:p>
          </table:table-cell>
          <table:table-cell office:value-type="float" office:value="-1.6043234078626682" table:style-name="ce49">
            <text:p>-1,6<text:s text:c="3"/></text:p>
          </table:table-cell>
          <table:table-cell office:value-type="float" office:value="-6291" table:style-name="ce48">
            <text:p><text:s/>-6 291</text:p>
          </table:table-cell>
          <table:table-cell office:value-type="float" office:value="-11.933079155522677" table:style-name="ce49">
            <text:p>-11,9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67491" table:style-name="ce61">
            <text:p>67 491</text:p>
          </table:table-cell>
          <table:table-cell office:value-type="float" office:value="19.588670143756477" table:style-name="ce62">
            <text:p>19,6<text:s text:c="5"/></text:p>
          </table:table-cell>
          <table:table-cell office:value-type="float" office:value="68295" table:style-name="ce63">
            <text:p>68 295</text:p>
          </table:table-cell>
          <table:table-cell office:value-type="float" office:value="19.878565960629992" table:style-name="ce64">
            <text:p>19,9<text:s text:c="5"/></text:p>
          </table:table-cell>
          <table:table-cell office:value-type="float" office:value="78833" table:style-name="ce63">
            <text:p>78 833</text:p>
          </table:table-cell>
          <table:table-cell office:value-type="float" office:value="20.557157832701403" table:style-name="ce64">
            <text:p>20,6<text:s text:c="5"/></text:p>
          </table:table-cell>
          <table:table-cell office:value-type="float" office:value="-804" table:style-name="ce48">
            <text:p><text:s/>- 804</text:p>
          </table:table-cell>
          <table:table-cell office:value-type="float" office:value="-1.1772457720184493" table:style-name="ce49">
            <text:p>-1,2<text:s text:c="3"/></text:p>
          </table:table-cell>
          <table:table-cell office:value-type="float" office:value="-11342" table:style-name="ce48">
            <text:p><text:s/>-11 342</text:p>
          </table:table-cell>
          <table:table-cell office:value-type="float" office:value="-14.387375845140996" table:style-name="ce49">
            <text:p>-14,4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04670" table:style-name="ce61">
            <text:p>104 670</text:p>
          </table:table-cell>
          <table:table-cell office:value-type="float" office:value="30.379548442710735" table:style-name="ce62">
            <text:p>30,4<text:s text:c="5"/></text:p>
          </table:table-cell>
          <table:table-cell office:value-type="float" office:value="103760" table:style-name="ce63">
            <text:p>103 760</text:p>
          </table:table-cell>
          <table:table-cell office:value-type="float" office:value="30.201332514458855" table:style-name="ce64">
            <text:p>30,2<text:s text:c="5"/></text:p>
          </table:table-cell>
          <table:table-cell office:value-type="float" office:value="120319" table:style-name="ce63">
            <text:p>120 319</text:p>
          </table:table-cell>
          <table:table-cell office:value-type="float" office:value="31.375397019938355" table:style-name="ce64">
            <text:p>31,4<text:s text:c="5"/></text:p>
          </table:table-cell>
          <table:table-cell office:value-type="float" office:value="910" table:style-name="ce48">
            <text:p>+ 910</text:p>
          </table:table-cell>
          <table:table-cell office:value-type="float" office:value="0.87702390131071706" table:style-name="ce49">
            <text:p>+0,9<text:s text:c="3"/></text:p>
          </table:table-cell>
          <table:table-cell office:value-type="float" office:value="-15649" table:style-name="ce48">
            <text:p><text:s/>-15 649</text:p>
          </table:table-cell>
          <table:table-cell office:value-type="float" office:value="-13.006258363184534" table:style-name="ce49">
            <text:p>-13,0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51068" table:style-name="ce61">
            <text:p>51 068</text:p>
          </table:table-cell>
          <table:table-cell office:value-type="float" office:value="14.822038596277364" table:style-name="ce62">
            <text:p>14,8<text:s text:c="5"/></text:p>
          </table:table-cell>
          <table:table-cell office:value-type="float" office:value="47626" table:style-name="ce63">
            <text:p>47 626</text:p>
          </table:table-cell>
          <table:table-cell office:value-type="float" office:value="13.862458195196778" table:style-name="ce64">
            <text:p>13,9<text:s text:c="5"/></text:p>
          </table:table-cell>
          <table:table-cell office:value-type="float" office:value="54378" table:style-name="ce63">
            <text:p>54 378</text:p>
          </table:table-cell>
          <table:table-cell office:value-type="float" office:value="14.180065817952341" table:style-name="ce64">
            <text:p>14,2<text:s text:c="5"/></text:p>
          </table:table-cell>
          <table:table-cell office:value-type="float" office:value="3442" table:style-name="ce48">
            <text:p>+3 442</text:p>
          </table:table-cell>
          <table:table-cell office:value-type="float" office:value="7.2271448368538191" table:style-name="ce49">
            <text:p>+7,2<text:s text:c="3"/></text:p>
          </table:table-cell>
          <table:table-cell office:value-type="float" office:value="-3310" table:style-name="ce48">
            <text:p><text:s/>-3 310</text:p>
          </table:table-cell>
          <table:table-cell office:value-type="float" office:value="-6.0870204862260477" table:style-name="ce49">
            <text:p>-6,1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44879" table:style-name="ce55">
            <text:p>144 879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46141" table:style-name="ce57">
            <text:p>146 14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63937" table:style-name="ce57">
            <text:p>163 93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1262" table:style-name="ce39">
            <text:p><text:s/>-1 262</text:p>
          </table:table-cell>
          <table:table-cell office:value-type="float" office:value="-0.86354958567410933" table:style-name="ce40">
            <text:p>-0,9<text:s text:c="3"/></text:p>
          </table:table-cell>
          <table:table-cell office:value-type="float" office:value="-19058" table:style-name="ce39">
            <text:p><text:s/>-19 058</text:p>
          </table:table-cell>
          <table:table-cell office:value-type="float" office:value="-11.625197484399495" table:style-name="ce40">
            <text:p>-11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5617" table:style-name="ce61">
            <text:p>15 617</text:p>
          </table:table-cell>
          <table:table-cell office:value-type="float" office:value="10.779340000966323" table:style-name="ce62">
            <text:p>10,8<text:s text:c="5"/></text:p>
          </table:table-cell>
          <table:table-cell office:value-type="float" office:value="15724" table:style-name="ce63">
            <text:p>15 724</text:p>
          </table:table-cell>
          <table:table-cell office:value-type="float" office:value="10.759472016750946" table:style-name="ce64">
            <text:p>10,8<text:s text:c="5"/></text:p>
          </table:table-cell>
          <table:table-cell office:value-type="float" office:value="19337" table:style-name="ce63">
            <text:p>19 337</text:p>
          </table:table-cell>
          <table:table-cell office:value-type="float" office:value="11.795384812458444" table:style-name="ce64">
            <text:p>11,8<text:s text:c="5"/></text:p>
          </table:table-cell>
          <table:table-cell office:value-type="float" office:value="-107" table:style-name="ce48">
            <text:p><text:s/>- 107</text:p>
          </table:table-cell>
          <table:table-cell office:value-type="float" office:value="-0.68048842533706433" table:style-name="ce49">
            <text:p>-0,7<text:s text:c="3"/></text:p>
          </table:table-cell>
          <table:table-cell office:value-type="float" office:value="-3720" table:style-name="ce48">
            <text:p><text:s/>-3 720</text:p>
          </table:table-cell>
          <table:table-cell office:value-type="float" office:value="-19.237730775197807" table:style-name="ce49">
            <text:p>-19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29262" table:style-name="ce61">
            <text:p>129 262</text:p>
          </table:table-cell>
          <table:table-cell office:value-type="float" office:value="89.220659999033685" table:style-name="ce62">
            <text:p>89,2<text:s text:c="5"/></text:p>
          </table:table-cell>
          <table:table-cell office:value-type="float" office:value="130417" table:style-name="ce63">
            <text:p>130 417</text:p>
          </table:table-cell>
          <table:table-cell office:value-type="float" office:value="89.240527983249052" table:style-name="ce64">
            <text:p>89,2<text:s text:c="5"/></text:p>
          </table:table-cell>
          <table:table-cell office:value-type="float" office:value="144600" table:style-name="ce63">
            <text:p>144 600</text:p>
          </table:table-cell>
          <table:table-cell office:value-type="float" office:value="88.204615187541563" table:style-name="ce64">
            <text:p>88,2<text:s text:c="5"/></text:p>
          </table:table-cell>
          <table:table-cell office:value-type="float" office:value="-1155" table:style-name="ce48">
            <text:p><text:s/>-1 155</text:p>
          </table:table-cell>
          <table:table-cell office:value-type="float" office:value="-0.88562073962750265" table:style-name="ce49">
            <text:p>-0,9<text:s text:c="3"/></text:p>
          </table:table-cell>
          <table:table-cell office:value-type="float" office:value="-15338" table:style-name="ce48">
            <text:p><text:s/>-15 338</text:p>
          </table:table-cell>
          <table:table-cell office:value-type="float" office:value="-10.60719225449516" table:style-name="ce49">
            <text:p>-10,6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75448" table:style-name="ce61">
            <text:p>75 448</text:p>
          </table:table-cell>
          <table:table-cell office:value-type="float" office:value="52.076560440091392" table:style-name="ce62">
            <text:p>52,1<text:s text:c="5"/></text:p>
          </table:table-cell>
          <table:table-cell office:value-type="float" office:value="76911" table:style-name="ce63">
            <text:p>76 911</text:p>
          </table:table-cell>
          <table:table-cell office:value-type="float" office:value="52.627941508543117" table:style-name="ce64">
            <text:p>52,6<text:s text:c="5"/></text:p>
          </table:table-cell>
          <table:table-cell office:value-type="float" office:value="108777" table:style-name="ce63">
            <text:p>108 777</text:p>
          </table:table-cell>
          <table:table-cell office:value-type="float" office:value="66.352928259026328" table:style-name="ce64">
            <text:p>66,4<text:s text:c="5"/></text:p>
          </table:table-cell>
          <table:table-cell office:value-type="float" office:value="-1463" table:style-name="ce48">
            <text:p><text:s/>-1 463</text:p>
          </table:table-cell>
          <table:table-cell office:value-type="float" office:value="-1.9021986451872943" table:style-name="ce49">
            <text:p>-1,9<text:s text:c="3"/></text:p>
          </table:table-cell>
          <table:table-cell office:value-type="float" office:value="-33329" table:style-name="ce48">
            <text:p><text:s/>-33 329</text:p>
          </table:table-cell>
          <table:table-cell office:value-type="float" office:value="-30.639749211689971" table:style-name="ce49">
            <text:p>-3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9431" table:style-name="ce61">
            <text:p>69 431</text:p>
          </table:table-cell>
          <table:table-cell office:value-type="float" office:value="47.923439559908616" table:style-name="ce62">
            <text:p>47,9<text:s text:c="5"/></text:p>
          </table:table-cell>
          <table:table-cell office:value-type="float" office:value="69230" table:style-name="ce63">
            <text:p>69 230</text:p>
          </table:table-cell>
          <table:table-cell office:value-type="float" office:value="47.372058491456883" table:style-name="ce64">
            <text:p>47,4<text:s text:c="5"/></text:p>
          </table:table-cell>
          <table:table-cell office:value-type="float" office:value="55160" table:style-name="ce63">
            <text:p>55 160</text:p>
          </table:table-cell>
          <table:table-cell office:value-type="float" office:value="33.647071740973665" table:style-name="ce64">
            <text:p>33,6<text:s text:c="5"/></text:p>
          </table:table-cell>
          <table:table-cell office:value-type="float" office:value="201" table:style-name="ce48">
            <text:p>+ 201</text:p>
          </table:table-cell>
          <table:table-cell office:value-type="float" office:value="0.29033655929510327" table:style-name="ce49">
            <text:p>+0,3<text:s text:c="3"/></text:p>
          </table:table-cell>
          <table:table-cell office:value-type="float" office:value="14271" table:style-name="ce48">
            <text:p>+14 271</text:p>
          </table:table-cell>
          <table:table-cell office:value-type="float" office:value="25.872008701957938" table:style-name="ce49">
            <text:p>+25,9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2018" table:style-name="ce61">
            <text:p>12 018</text:p>
          </table:table-cell>
          <table:table-cell office:value-type="float" office:value="8.2951980618309058" table:style-name="ce62">
            <text:p>8,3<text:s text:c="5"/></text:p>
          </table:table-cell>
          <table:table-cell office:value-type="float" office:value="11713" table:style-name="ce63">
            <text:p>11 713</text:p>
          </table:table-cell>
          <table:table-cell office:value-type="float" office:value="8.0148623589547086" table:style-name="ce64">
            <text:p>8,0<text:s text:c="5"/></text:p>
          </table:table-cell>
          <table:table-cell office:value-type="float" office:value="11087" table:style-name="ce63">
            <text:p>11 087</text:p>
          </table:table-cell>
          <table:table-cell office:value-type="float" office:value="6.762963821468003" table:style-name="ce64">
            <text:p>6,8<text:s text:c="5"/></text:p>
          </table:table-cell>
          <table:table-cell office:value-type="float" office:value="305" table:style-name="ce48">
            <text:p>+ 305</text:p>
          </table:table-cell>
          <table:table-cell office:value-type="float" office:value="2.60394433535388" table:style-name="ce49">
            <text:p>+2,6<text:s text:c="3"/></text:p>
          </table:table-cell>
          <table:table-cell office:value-type="float" office:value="931" table:style-name="ce48">
            <text:p>+ 931</text:p>
          </table:table-cell>
          <table:table-cell office:value-type="float" office:value="8.3972219716785421" table:style-name="ce49">
            <text:p>+8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32861" table:style-name="ce61">
            <text:p>132 861</text:p>
          </table:table-cell>
          <table:table-cell office:value-type="float" office:value="91.704801938169084" table:style-name="ce62">
            <text:p>91,7<text:s text:c="5"/></text:p>
          </table:table-cell>
          <table:table-cell office:value-type="float" office:value="134428" table:style-name="ce63">
            <text:p>134 428</text:p>
          </table:table-cell>
          <table:table-cell office:value-type="float" office:value="91.985137641045284" table:style-name="ce64">
            <text:p>92,0<text:s text:c="5"/></text:p>
          </table:table-cell>
          <table:table-cell office:value-type="float" office:value="152850" table:style-name="ce63">
            <text:p>152 850</text:p>
          </table:table-cell>
          <table:table-cell office:value-type="float" office:value="93.237036178531994" table:style-name="ce64">
            <text:p>93,2<text:s text:c="5"/></text:p>
          </table:table-cell>
          <table:table-cell office:value-type="float" office:value="-1567" table:style-name="ce48">
            <text:p><text:s/>-1 567</text:p>
          </table:table-cell>
          <table:table-cell office:value-type="float" office:value="-1.1656797690957241" table:style-name="ce49">
            <text:p>-1,2<text:s text:c="3"/></text:p>
          </table:table-cell>
          <table:table-cell office:value-type="float" office:value="-19989" table:style-name="ce48">
            <text:p><text:s/>-19 989</text:p>
          </table:table-cell>
          <table:table-cell office:value-type="float" office:value="-13.077526987242393" table:style-name="ce49">
            <text:p>-13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2573" table:style-name="ce61">
            <text:p>12 573</text:p>
          </table:table-cell>
          <table:table-cell office:value-type="float" office:value="8.6782763547512065" table:style-name="ce62">
            <text:p>8,7<text:s text:c="5"/></text:p>
          </table:table-cell>
          <table:table-cell office:value-type="float" office:value="12817" table:style-name="ce63">
            <text:p>12 817</text:p>
          </table:table-cell>
          <table:table-cell office:value-type="float" office:value="8.7702971787520276" table:style-name="ce64">
            <text:p>8,8<text:s text:c="5"/></text:p>
          </table:table-cell>
          <table:table-cell office:value-type="float" office:value="11117" table:style-name="ce63">
            <text:p>11 117</text:p>
          </table:table-cell>
          <table:table-cell office:value-type="float" office:value="6.7812635341625143" table:style-name="ce64">
            <text:p>6,8<text:s text:c="5"/></text:p>
          </table:table-cell>
          <table:table-cell office:value-type="float" office:value="-244" table:style-name="ce48">
            <text:p><text:s/>- 244</text:p>
          </table:table-cell>
          <table:table-cell office:value-type="float" office:value="-1.9037216197238045" table:style-name="ce49">
            <text:p>-1,9<text:s text:c="3"/></text:p>
          </table:table-cell>
          <table:table-cell office:value-type="float" office:value="1456" table:style-name="ce48">
            <text:p>+1 456</text:p>
          </table:table-cell>
          <table:table-cell office:value-type="float" office:value="13.09705855896375" table:style-name="ce49">
            <text:p>+13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1175" table:style-name="ce61">
            <text:p>21 175</text:p>
          </table:table-cell>
          <table:table-cell office:value-type="float" office:value="14.615644779436634" table:style-name="ce62">
            <text:p>14,6<text:s text:c="5"/></text:p>
          </table:table-cell>
          <table:table-cell office:value-type="float" office:value="21812" table:style-name="ce63">
            <text:p>21 812</text:p>
          </table:table-cell>
          <table:table-cell office:value-type="float" office:value="14.925311856357901" table:style-name="ce64">
            <text:p>14,9<text:s text:c="5"/></text:p>
          </table:table-cell>
          <table:table-cell office:value-type="float" office:value="24340" table:style-name="ce63">
            <text:p>24 340</text:p>
          </table:table-cell>
          <table:table-cell office:value-type="float" office:value="14.847166899479678" table:style-name="ce64">
            <text:p>14,8<text:s text:c="5"/></text:p>
          </table:table-cell>
          <table:table-cell office:value-type="float" office:value="-637" table:style-name="ce48">
            <text:p><text:s/>- 637</text:p>
          </table:table-cell>
          <table:table-cell office:value-type="float" office:value="-2.9204107830551989" table:style-name="ce49">
            <text:p>-2,9<text:s text:c="3"/></text:p>
          </table:table-cell>
          <table:table-cell office:value-type="float" office:value="-3165" table:style-name="ce48">
            <text:p><text:s/>-3 165</text:p>
          </table:table-cell>
          <table:table-cell office:value-type="float" office:value="-13.00328677074774" table:style-name="ce49">
            <text:p>-13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1621" table:style-name="ce61">
            <text:p>21 621</text:p>
          </table:table-cell>
          <table:table-cell office:value-type="float" office:value="14.923487876089702" table:style-name="ce62">
            <text:p>14,9<text:s text:c="5"/></text:p>
          </table:table-cell>
          <table:table-cell office:value-type="float" office:value="22125" table:style-name="ce63">
            <text:p>22 125</text:p>
          </table:table-cell>
          <table:table-cell office:value-type="float" office:value="15.139488576101161" table:style-name="ce64">
            <text:p>15,1<text:s text:c="5"/></text:p>
          </table:table-cell>
          <table:table-cell office:value-type="float" office:value="25107" table:style-name="ce63">
            <text:p>25 107</text:p>
          </table:table-cell>
          <table:table-cell office:value-type="float" office:value="15.315029554036002" table:style-name="ce64">
            <text:p>15,3<text:s text:c="5"/></text:p>
          </table:table-cell>
          <table:table-cell office:value-type="float" office:value="-504" table:style-name="ce48">
            <text:p><text:s/>- 504</text:p>
          </table:table-cell>
          <table:table-cell office:value-type="float" office:value="-2.2779661016949153" table:style-name="ce49">
            <text:p>-2,3<text:s text:c="3"/></text:p>
          </table:table-cell>
          <table:table-cell office:value-type="float" office:value="-3486" table:style-name="ce48">
            <text:p><text:s/>-3 486</text:p>
          </table:table-cell>
          <table:table-cell office:value-type="float" office:value="-13.884574023180788" table:style-name="ce49">
            <text:p>-13,9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29224" table:style-name="ce61">
            <text:p>29 224</text:p>
          </table:table-cell>
          <table:table-cell office:value-type="float" office:value="20.171315373518592" table:style-name="ce62">
            <text:p>20,2<text:s text:c="5"/></text:p>
          </table:table-cell>
          <table:table-cell office:value-type="float" office:value="29566" table:style-name="ce63">
            <text:p>29 566</text:p>
          </table:table-cell>
          <table:table-cell office:value-type="float" office:value="20.231146632361895" table:style-name="ce64">
            <text:p>20,2<text:s text:c="5"/></text:p>
          </table:table-cell>
          <table:table-cell office:value-type="float" office:value="34381" table:style-name="ce63">
            <text:p>34 381</text:p>
          </table:table-cell>
          <table:table-cell office:value-type="float" office:value="20.972080738332409" table:style-name="ce64">
            <text:p>21,0<text:s text:c="5"/></text:p>
          </table:table-cell>
          <table:table-cell office:value-type="float" office:value="-342" table:style-name="ce48">
            <text:p><text:s/>- 342</text:p>
          </table:table-cell>
          <table:table-cell office:value-type="float" office:value="-1.1567340864506528" table:style-name="ce49">
            <text:p>-1,2<text:s text:c="3"/></text:p>
          </table:table-cell>
          <table:table-cell office:value-type="float" office:value="-5157" table:style-name="ce48">
            <text:p><text:s/>-5 157</text:p>
          </table:table-cell>
          <table:table-cell office:value-type="float" office:value="-14.999563712515634" table:style-name="ce49">
            <text:p>-15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42808" table:style-name="ce61">
            <text:p>42 808</text:p>
          </table:table-cell>
          <table:table-cell office:value-type="float" office:value="29.547415429427314" table:style-name="ce62">
            <text:p>29,5<text:s text:c="5"/></text:p>
          </table:table-cell>
          <table:table-cell office:value-type="float" office:value="42812" table:style-name="ce63">
            <text:p>42 812</text:p>
          </table:table-cell>
          <table:table-cell office:value-type="float" office:value="29.294995928589511" table:style-name="ce64">
            <text:p>29,3<text:s text:c="5"/></text:p>
          </table:table-cell>
          <table:table-cell office:value-type="float" office:value="50130" table:style-name="ce63">
            <text:p>50 130</text:p>
          </table:table-cell>
          <table:table-cell office:value-type="float" office:value="30.578819912527372" table:style-name="ce64">
            <text:p>30,6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9.3431748108007088E-3" table:style-name="ce49">
            <text:p>-0,0<text:s text:c="3"/></text:p>
          </table:table-cell>
          <table:table-cell office:value-type="float" office:value="-7322" table:style-name="ce48">
            <text:p><text:s/>-7 322</text:p>
          </table:table-cell>
          <table:table-cell office:value-type="float" office:value="-14.606024336724516" table:style-name="ce49">
            <text:p>-14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7478" table:style-name="ce61">
            <text:p>17 478</text:p>
          </table:table-cell>
          <table:table-cell office:value-type="float" office:value="12.063860186776552" table:style-name="ce62">
            <text:p>12,1<text:s text:c="5"/></text:p>
          </table:table-cell>
          <table:table-cell office:value-type="float" office:value="17009" table:style-name="ce63">
            <text:p>17 009</text:p>
          </table:table-cell>
          <table:table-cell office:value-type="float" office:value="11.6387598278375" table:style-name="ce64">
            <text:p>11,6<text:s text:c="5"/></text:p>
          </table:table-cell>
          <table:table-cell office:value-type="float" office:value="18862" table:style-name="ce63">
            <text:p>18 862</text:p>
          </table:table-cell>
          <table:table-cell office:value-type="float" office:value="11.505639361462025" table:style-name="ce64">
            <text:p>11,5<text:s text:c="5"/></text:p>
          </table:table-cell>
          <table:table-cell office:value-type="float" office:value="469" table:style-name="ce48">
            <text:p>+ 469</text:p>
          </table:table-cell>
          <table:table-cell office:value-type="float" office:value="2.7573637486036802" table:style-name="ce49">
            <text:p>+2,8<text:s text:c="3"/></text:p>
          </table:table-cell>
          <table:table-cell office:value-type="float" office:value="-1384" table:style-name="ce48">
            <text:p><text:s/>-1 384</text:p>
          </table:table-cell>
          <table:table-cell office:value-type="float" office:value="-7.3375039762485423" table:style-name="ce49">
            <text:p>-7,3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99662" table:style-name="ce55">
            <text:p>199 662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97420" table:style-name="ce57">
            <text:p>197 420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19545" table:style-name="ce57">
            <text:p>219 54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242" table:style-name="ce39">
            <text:p>+2 242</text:p>
          </table:table-cell>
          <table:table-cell office:value-type="float" office:value="1.1356498834971129" table:style-name="ce40">
            <text:p>+1,1<text:s text:c="3"/></text:p>
          </table:table-cell>
          <table:table-cell office:value-type="float" office:value="-19883" table:style-name="ce39">
            <text:p><text:s/>-19 883</text:p>
          </table:table-cell>
          <table:table-cell office:value-type="float" office:value="-9.0564576738254114" table:style-name="ce40">
            <text:p>-9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9630" table:style-name="ce61">
            <text:p>19 630</text:p>
          </table:table-cell>
          <table:table-cell office:value-type="float" office:value="9.8316154300768304" table:style-name="ce62">
            <text:p>9,8<text:s text:c="5"/></text:p>
          </table:table-cell>
          <table:table-cell office:value-type="float" office:value="19641" table:style-name="ce63">
            <text:p>19 641</text:p>
          </table:table-cell>
          <table:table-cell office:value-type="float" office:value="9.9488400364704681" table:style-name="ce64">
            <text:p>9,9<text:s text:c="5"/></text:p>
          </table:table-cell>
          <table:table-cell office:value-type="float" office:value="23284" table:style-name="ce63">
            <text:p>23 284</text:p>
          </table:table-cell>
          <table:table-cell office:value-type="float" office:value="10.605570611947437" table:style-name="ce64">
            <text:p>10,6<text:s text:c="5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5.6005295046077083E-2" table:style-name="ce49">
            <text:p>-0,1<text:s text:c="3"/></text:p>
          </table:table-cell>
          <table:table-cell office:value-type="float" office:value="-3654" table:style-name="ce48">
            <text:p><text:s/>-3 654</text:p>
          </table:table-cell>
          <table:table-cell office:value-type="float" office:value="-15.693179866002405" table:style-name="ce49">
            <text:p>-15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80032" table:style-name="ce61">
            <text:p>180 032</text:p>
          </table:table-cell>
          <table:table-cell office:value-type="float" office:value="90.168384569923163" table:style-name="ce62">
            <text:p>90,2<text:s text:c="5"/></text:p>
          </table:table-cell>
          <table:table-cell office:value-type="float" office:value="177779" table:style-name="ce63">
            <text:p>177 779</text:p>
          </table:table-cell>
          <table:table-cell office:value-type="float" office:value="90.051159963529528" table:style-name="ce64">
            <text:p>90,1<text:s text:c="5"/></text:p>
          </table:table-cell>
          <table:table-cell office:value-type="float" office:value="196261" table:style-name="ce63">
            <text:p>196 261</text:p>
          </table:table-cell>
          <table:table-cell office:value-type="float" office:value="89.394429388052572" table:style-name="ce64">
            <text:p>89,4<text:s text:c="5"/></text:p>
          </table:table-cell>
          <table:table-cell office:value-type="float" office:value="2253" table:style-name="ce48">
            <text:p>+2 253</text:p>
          </table:table-cell>
          <table:table-cell office:value-type="float" office:value="1.2673037872864623" table:style-name="ce49">
            <text:p>+1,3<text:s text:c="3"/></text:p>
          </table:table-cell>
          <table:table-cell office:value-type="float" office:value="-16229" table:style-name="ce48">
            <text:p><text:s/>-16 229</text:p>
          </table:table-cell>
          <table:table-cell office:value-type="float" office:value="-8.2690906496960679" table:style-name="ce49">
            <text:p>-8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02506" table:style-name="ce61">
            <text:p>102 506</text:p>
          </table:table-cell>
          <table:table-cell office:value-type="float" office:value="51.339764201500536" table:style-name="ce62">
            <text:p>51,3<text:s text:c="5"/></text:p>
          </table:table-cell>
          <table:table-cell office:value-type="float" office:value="101848" table:style-name="ce63">
            <text:p>101 848</text:p>
          </table:table-cell>
          <table:table-cell office:value-type="float" office:value="51.589504609462054" table:style-name="ce64">
            <text:p>51,6<text:s text:c="5"/></text:p>
          </table:table-cell>
          <table:table-cell office:value-type="float" office:value="142634" table:style-name="ce63">
            <text:p>142 634</text:p>
          </table:table-cell>
          <table:table-cell office:value-type="float" office:value="64.968002004144935" table:style-name="ce64">
            <text:p>65,0<text:s text:c="5"/></text:p>
          </table:table-cell>
          <table:table-cell office:value-type="float" office:value="658" table:style-name="ce48">
            <text:p>+ 658</text:p>
          </table:table-cell>
          <table:table-cell office:value-type="float" office:value="0.64606079648103054" table:style-name="ce49">
            <text:p>+0,6<text:s text:c="3"/></text:p>
          </table:table-cell>
          <table:table-cell office:value-type="float" office:value="-40128" table:style-name="ce48">
            <text:p><text:s/>-40 128</text:p>
          </table:table-cell>
          <table:table-cell office:value-type="float" office:value="-28.133544596659981" table:style-name="ce49">
            <text:p>-2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97156" table:style-name="ce61">
            <text:p>97 156</text:p>
          </table:table-cell>
          <table:table-cell office:value-type="float" office:value="48.660235798499464" table:style-name="ce62">
            <text:p>48,7<text:s text:c="5"/></text:p>
          </table:table-cell>
          <table:table-cell office:value-type="float" office:value="95572" table:style-name="ce63">
            <text:p>95 572</text:p>
          </table:table-cell>
          <table:table-cell office:value-type="float" office:value="48.410495390537939" table:style-name="ce64">
            <text:p>48,4<text:s text:c="5"/></text:p>
          </table:table-cell>
          <table:table-cell office:value-type="float" office:value="76911" table:style-name="ce63">
            <text:p>76 911</text:p>
          </table:table-cell>
          <table:table-cell office:value-type="float" office:value="35.031997995855065" table:style-name="ce64">
            <text:p>35,0<text:s text:c="5"/></text:p>
          </table:table-cell>
          <table:table-cell office:value-type="float" office:value="1584" table:style-name="ce48">
            <text:p>+1 584</text:p>
          </table:table-cell>
          <table:table-cell office:value-type="float" office:value="1.6573891934876324" table:style-name="ce49">
            <text:p>+1,7<text:s text:c="3"/></text:p>
          </table:table-cell>
          <table:table-cell office:value-type="float" office:value="20245" table:style-name="ce48">
            <text:p>+20 245</text:p>
          </table:table-cell>
          <table:table-cell office:value-type="float" office:value="26.322632653326572" table:style-name="ce49">
            <text:p>+26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8732" table:style-name="ce61">
            <text:p>18 732</text:p>
          </table:table-cell>
          <table:table-cell office:value-type="float" office:value="9.3818553355170238" table:style-name="ce62">
            <text:p>9,4<text:s text:c="5"/></text:p>
          </table:table-cell>
          <table:table-cell office:value-type="float" office:value="18319" table:style-name="ce63">
            <text:p>18 319</text:p>
          </table:table-cell>
          <table:table-cell office:value-type="float" office:value="9.2792017019552233" table:style-name="ce64">
            <text:p>9,3<text:s text:c="5"/></text:p>
          </table:table-cell>
          <table:table-cell office:value-type="float" office:value="17342" table:style-name="ce63">
            <text:p>17 342</text:p>
          </table:table-cell>
          <table:table-cell office:value-type="float" office:value="7.8990639732173369" table:style-name="ce64">
            <text:p>7,9<text:s text:c="5"/></text:p>
          </table:table-cell>
          <table:table-cell office:value-type="float" office:value="413" table:style-name="ce48">
            <text:p>+ 413</text:p>
          </table:table-cell>
          <table:table-cell office:value-type="float" office:value="2.2544898739014139" table:style-name="ce49">
            <text:p>+2,3<text:s text:c="3"/></text:p>
          </table:table-cell>
          <table:table-cell office:value-type="float" office:value="1390" table:style-name="ce48">
            <text:p>+1 390</text:p>
          </table:table-cell>
          <table:table-cell office:value-type="float" office:value="8.0152231576519437" table:style-name="ce49">
            <text:p>+8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80930" table:style-name="ce61">
            <text:p>180 930</text:p>
          </table:table-cell>
          <table:table-cell office:value-type="float" office:value="90.618144664482983" table:style-name="ce62">
            <text:p>90,6<text:s text:c="5"/></text:p>
          </table:table-cell>
          <table:table-cell office:value-type="float" office:value="179101" table:style-name="ce63">
            <text:p>179 101</text:p>
          </table:table-cell>
          <table:table-cell office:value-type="float" office:value="90.720798298044784" table:style-name="ce64">
            <text:p>90,7<text:s text:c="5"/></text:p>
          </table:table-cell>
          <table:table-cell office:value-type="float" office:value="202203" table:style-name="ce63">
            <text:p>202 203</text:p>
          </table:table-cell>
          <table:table-cell office:value-type="float" office:value="92.100936026782662" table:style-name="ce64">
            <text:p>92,1<text:s text:c="5"/></text:p>
          </table:table-cell>
          <table:table-cell office:value-type="float" office:value="1829" table:style-name="ce48">
            <text:p>+1 829</text:p>
          </table:table-cell>
          <table:table-cell office:value-type="float" office:value="1.021211495189865" table:style-name="ce49">
            <text:p>+1,0<text:s text:c="3"/></text:p>
          </table:table-cell>
          <table:table-cell office:value-type="float" office:value="-21273" table:style-name="ce48">
            <text:p><text:s/>-21 273</text:p>
          </table:table-cell>
          <table:table-cell office:value-type="float" office:value="-10.520615421136185" table:style-name="ce49">
            <text:p>-10,5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5161" table:style-name="ce61">
            <text:p>15 161</text:p>
          </table:table-cell>
          <table:table-cell office:value-type="float" office:value="7.5933327323176165" table:style-name="ce62">
            <text:p>7,6<text:s text:c="5"/></text:p>
          </table:table-cell>
          <table:table-cell office:value-type="float" office:value="15467" table:style-name="ce63">
            <text:p>15 467</text:p>
          </table:table-cell>
          <table:table-cell office:value-type="float" office:value="7.8345659001114374" table:style-name="ce64">
            <text:p>7,8<text:s text:c="5"/></text:p>
          </table:table-cell>
          <table:table-cell office:value-type="float" office:value="13072" table:style-name="ce63">
            <text:p>13 072</text:p>
          </table:table-cell>
          <table:table-cell office:value-type="float" office:value="5.9541324102120292" table:style-name="ce64">
            <text:p>6,0<text:s text:c="5"/></text:p>
          </table:table-cell>
          <table:table-cell office:value-type="float" office:value="-306" table:style-name="ce48">
            <text:p><text:s/>- 306</text:p>
          </table:table-cell>
          <table:table-cell office:value-type="float" office:value="-1.97840563780953" table:style-name="ce49">
            <text:p>-2,0<text:s text:c="3"/></text:p>
          </table:table-cell>
          <table:table-cell office:value-type="float" office:value="2089" table:style-name="ce48">
            <text:p>+2 089</text:p>
          </table:table-cell>
          <table:table-cell office:value-type="float" office:value="15.980722154222764" table:style-name="ce49">
            <text:p>+16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5975" table:style-name="ce61">
            <text:p>25 975</text:p>
          </table:table-cell>
          <table:table-cell office:value-type="float" office:value="13.009486031393056" table:style-name="ce62">
            <text:p>13,0<text:s text:c="5"/></text:p>
          </table:table-cell>
          <table:table-cell office:value-type="float" office:value="26599" table:style-name="ce63">
            <text:p>26 599</text:p>
          </table:table-cell>
          <table:table-cell office:value-type="float" office:value="13.473305642792017" table:style-name="ce64">
            <text:p>13,5<text:s text:c="5"/></text:p>
          </table:table-cell>
          <table:table-cell office:value-type="float" office:value="28704" table:style-name="ce63">
            <text:p>28 704</text:p>
          </table:table-cell>
          <table:table-cell office:value-type="float" office:value="13.074312783256282" table:style-name="ce64">
            <text:p>13,1<text:s text:c="5"/></text:p>
          </table:table-cell>
          <table:table-cell office:value-type="float" office:value="-624" table:style-name="ce48">
            <text:p><text:s/>- 624</text:p>
          </table:table-cell>
          <table:table-cell office:value-type="float" office:value="-2.3459528553705025" table:style-name="ce49">
            <text:p>-2,3<text:s text:c="3"/></text:p>
          </table:table-cell>
          <table:table-cell office:value-type="float" office:value="-2729" table:style-name="ce48">
            <text:p><text:s/>-2 729</text:p>
          </table:table-cell>
          <table:table-cell office:value-type="float" office:value="-9.5073857302118174" table:style-name="ce49">
            <text:p>-9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4807" table:style-name="ce61">
            <text:p>24 807</text:p>
          </table:table-cell>
          <table:table-cell office:value-type="float" office:value="12.424497400607027" table:style-name="ce62">
            <text:p>12,4<text:s text:c="5"/></text:p>
          </table:table-cell>
          <table:table-cell office:value-type="float" office:value="25060" table:style-name="ce63">
            <text:p>25 060</text:p>
          </table:table-cell>
          <table:table-cell office:value-type="float" office:value="12.693749366832135" table:style-name="ce64">
            <text:p>12,7<text:s text:c="5"/></text:p>
          </table:table-cell>
          <table:table-cell office:value-type="float" office:value="27612" table:style-name="ce63">
            <text:p>27 612</text:p>
          </table:table-cell>
          <table:table-cell office:value-type="float" office:value="12.576920449110659" table:style-name="ce64">
            <text:p>12,6<text:s text:c="5"/></text:p>
          </table:table-cell>
          <table:table-cell office:value-type="float" office:value="-253" table:style-name="ce48">
            <text:p><text:s/>- 253</text:p>
          </table:table-cell>
          <table:table-cell office:value-type="float" office:value="-1.0095770151636074" table:style-name="ce49">
            <text:p>-1,0<text:s text:c="3"/></text:p>
          </table:table-cell>
          <table:table-cell office:value-type="float" office:value="-2805" table:style-name="ce48">
            <text:p><text:s/>-2 805</text:p>
          </table:table-cell>
          <table:table-cell office:value-type="float" office:value="-10.158626684050413" table:style-name="ce49">
            <text:p>-10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8267" table:style-name="ce61">
            <text:p>38 267</text:p>
          </table:table-cell>
          <table:table-cell office:value-type="float" office:value="19.165890354699442" table:style-name="ce62">
            <text:p>19,2<text:s text:c="5"/></text:p>
          </table:table-cell>
          <table:table-cell office:value-type="float" office:value="38729" table:style-name="ce63">
            <text:p>38 729</text:p>
          </table:table-cell>
          <table:table-cell office:value-type="float" office:value="19.617566609259445" table:style-name="ce64">
            <text:p>19,6<text:s text:c="5"/></text:p>
          </table:table-cell>
          <table:table-cell office:value-type="float" office:value="44452" table:style-name="ce63">
            <text:p>44 452</text:p>
          </table:table-cell>
          <table:table-cell office:value-type="float" office:value="20.247329704616366" table:style-name="ce64">
            <text:p>20,2<text:s text:c="5"/></text:p>
          </table:table-cell>
          <table:table-cell office:value-type="float" office:value="-462" table:style-name="ce48">
            <text:p><text:s/>- 462</text:p>
          </table:table-cell>
          <table:table-cell office:value-type="float" office:value="-1.1929045418162101" table:style-name="ce49">
            <text:p>-1,2<text:s text:c="3"/></text:p>
          </table:table-cell>
          <table:table-cell office:value-type="float" office:value="-6185" table:style-name="ce48">
            <text:p><text:s/>-6 185</text:p>
          </table:table-cell>
          <table:table-cell office:value-type="float" office:value="-13.913884639611265" table:style-name="ce49">
            <text:p>-13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61862" table:style-name="ce61">
            <text:p>61 862</text:p>
          </table:table-cell>
          <table:table-cell office:value-type="float" office:value="30.983361881579867" table:style-name="ce62">
            <text:p>31,0<text:s text:c="5"/></text:p>
          </table:table-cell>
          <table:table-cell office:value-type="float" office:value="60948" table:style-name="ce63">
            <text:p>60 948</text:p>
          </table:table-cell>
          <table:table-cell office:value-type="float" office:value="30.872252051463882" table:style-name="ce64">
            <text:p>30,9<text:s text:c="5"/></text:p>
          </table:table-cell>
          <table:table-cell office:value-type="float" office:value="70189" table:style-name="ce63">
            <text:p>70 189</text:p>
          </table:table-cell>
          <table:table-cell office:value-type="float" office:value="31.970211118449519" table:style-name="ce64">
            <text:p>32,0<text:s text:c="5"/></text:p>
          </table:table-cell>
          <table:table-cell office:value-type="float" office:value="914" table:style-name="ce48">
            <text:p>+ 914</text:p>
          </table:table-cell>
          <table:table-cell office:value-type="float" office:value="1.4996390365557526" table:style-name="ce49">
            <text:p>+1,5<text:s text:c="3"/></text:p>
          </table:table-cell>
          <table:table-cell office:value-type="float" office:value="-8327" table:style-name="ce48">
            <text:p><text:s/>-8 327</text:p>
          </table:table-cell>
          <table:table-cell office:value-type="float" office:value="-11.86368234338714" table:style-name="ce49">
            <text:p>-11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3590" table:style-name="ce61">
            <text:p>33 590</text:p>
          </table:table-cell>
          <table:table-cell office:value-type="float" office:value="16.823431599402991" table:style-name="ce62">
            <text:p>16,8<text:s text:c="5"/></text:p>
          </table:table-cell>
          <table:table-cell office:value-type="float" office:value="30617" table:style-name="ce63">
            <text:p>30 617</text:p>
          </table:table-cell>
          <table:table-cell office:value-type="float" office:value="15.508560429541079" table:style-name="ce64">
            <text:p>15,5<text:s text:c="5"/></text:p>
          </table:table-cell>
          <table:table-cell office:value-type="float" office:value="35516" table:style-name="ce63">
            <text:p>35 516</text:p>
          </table:table-cell>
          <table:table-cell office:value-type="float" office:value="16.177093534355144" table:style-name="ce64">
            <text:p>16,2<text:s text:c="5"/></text:p>
          </table:table-cell>
          <table:table-cell office:value-type="float" office:value="2973" table:style-name="ce48">
            <text:p>+2 973</text:p>
          </table:table-cell>
          <table:table-cell office:value-type="float" office:value="9.7102916680275673" table:style-name="ce49">
            <text:p>+9,7<text:s text:c="3"/></text:p>
          </table:table-cell>
          <table:table-cell office:value-type="float" office:value="-1926" table:style-name="ce48">
            <text:p><text:s/>-1 926</text:p>
          </table:table-cell>
          <table:table-cell office:value-type="float" office:value="-5.4229079851334605" table:style-name="ce49">
            <text:p>-5,4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92"/>
        <table:table-column table:style-name="co17" table:default-cell-style-name="ce92"/>
        <table:table-column table:style-name="co18" table:default-cell-style-name="ce1"/>
        <table:table-column table:style-name="co16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6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733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775in" svg:y="0.24318in" svg:width="1.88721in" svg:height="0.52858in">
                <draw:text-box>
                  <text:p text:style-name="a34" text:class-names="" text:cond-style-name=""><text:span text:style-name="a32" text:class-names="">AGOSTO 2021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2526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4">
            <text:p>Quadro 3 - <text:s/>DESEMPREGO REGISTADO, <text:s text:c="2"/>POR <text:s/>REGIÕES<text:s text:c="3"/></text:p>
          </table:table-cell>
          <table:table-cell table:number-columns-repeated="8" table:style-name="ce4"/>
          <table:table-cell table:number-columns-spanned="2" table:number-rows-spanned="1" table:style-name="ce166"/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5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5">
          <table:table-cell/>
          <table:table-cell table:style-name="ce15"/>
          <table:table-cell office:value-type="string" table:style-name="ce84">
            <text:p>AGOSTO 2021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2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5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8"/>
          <table:table-cell table:number-columns-repeated="16371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368404" table:style-name="ce114">
            <text:p>368 40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368704" table:style-name="ce116">
            <text:p>368 704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09331" table:style-name="ce116">
            <text:p>409 331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300" table:style-name="ce39">
            <text:p><text:s/>- 300</text:p>
          </table:table-cell>
          <table:table-cell office:value-type="float" office:value="-8.1366082277382401E-2" table:style-name="ce40">
            <text:p>-0,1<text:s text:c="3"/></text:p>
          </table:table-cell>
          <table:table-cell office:value-type="float" office:value="-40927" table:style-name="ce39">
            <text:p><text:s/>-40 927</text:p>
          </table:table-cell>
          <table:table-cell office:value-type="float" office:value="-9.9985097634921374" table:style-name="ce40">
            <text:p>-10,0<text:s text:c="3"/></text:p>
          </table:table-cell>
          <table:table-cell table:style-name="ce41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344541" table:style-name="ce114">
            <text:p>344 541</text:p>
          </table:table-cell>
          <table:table-cell office:value-type="float" office:value="93.522600188923036" table:style-name="ce115">
            <text:p>93,5<text:s text:c="5"/></text:p>
          </table:table-cell>
          <table:table-cell office:value-type="float" office:value="343561" table:style-name="ce116">
            <text:p>343 561</text:p>
          </table:table-cell>
          <table:table-cell office:value-type="float" office:value="93.180708644332583" table:style-name="ce117">
            <text:p>93,2<text:s text:c="5"/></text:p>
          </table:table-cell>
          <table:table-cell office:value-type="float" office:value="383482" table:style-name="ce116">
            <text:p>383 482</text:p>
          </table:table-cell>
          <table:table-cell office:value-type="float" office:value="93.685061722664543" table:style-name="ce118">
            <text:p>93,7<text:s text:c="5"/></text:p>
          </table:table-cell>
          <table:table-cell office:value-type="float" office:value="980" table:style-name="ce39">
            <text:p>+ 980</text:p>
          </table:table-cell>
          <table:table-cell office:value-type="float" office:value="0.28524774348660065" table:style-name="ce40">
            <text:p>+0,3<text:s text:c="3"/></text:p>
          </table:table-cell>
          <table:table-cell office:value-type="float" office:value="-38941" table:style-name="ce39">
            <text:p><text:s/>-38 941</text:p>
          </table:table-cell>
          <table:table-cell office:value-type="float" office:value="-10.154583526736587" table:style-name="ce40">
            <text:p>-10,2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41178" table:style-name="ce121">
            <text:p>141 178</text:p>
          </table:table-cell>
          <table:table-cell office:value-type="float" office:value="38.321516595911007" table:style-name="ce122">
            <text:p>38,3<text:s text:c="5"/></text:p>
          </table:table-cell>
          <table:table-cell office:value-type="float" office:value="139940" table:style-name="ce123">
            <text:p>139 940</text:p>
          </table:table-cell>
          <table:table-cell office:value-type="float" office:value="37.954565179656306" table:style-name="ce124">
            <text:p>38,0<text:s text:c="5"/></text:p>
          </table:table-cell>
          <table:table-cell office:value-type="float" office:value="158013" table:style-name="ce123">
            <text:p>158 013</text:p>
          </table:table-cell>
          <table:table-cell office:value-type="float" office:value="38.602744478185137" table:style-name="ce125">
            <text:p>38,6<text:s text:c="5"/></text:p>
          </table:table-cell>
          <table:table-cell office:value-type="float" office:value="1238" table:style-name="ce48">
            <text:p>+1 238</text:p>
          </table:table-cell>
          <table:table-cell office:value-type="float" office:value="0.88466485636701442" table:style-name="ce49">
            <text:p>+0,9<text:s text:c="3"/></text:p>
          </table:table-cell>
          <table:table-cell office:value-type="float" office:value="-16835" table:style-name="ce48">
            <text:p><text:s/>-16 835</text:p>
          </table:table-cell>
          <table:table-cell office:value-type="float" office:value="-10.654186680842717" table:style-name="ce49">
            <text:p>-10,7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44951" table:style-name="ce121">
            <text:p>44 951</text:p>
          </table:table-cell>
          <table:table-cell office:value-type="float" office:value="12.201550471764692" table:style-name="ce122">
            <text:p>12,2<text:s text:c="5"/></text:p>
          </table:table-cell>
          <table:table-cell office:value-type="float" office:value="44261" table:style-name="ce123">
            <text:p>44 261</text:p>
          </table:table-cell>
          <table:table-cell office:value-type="float" office:value="12.004480558930741" table:style-name="ce124">
            <text:p>12,0<text:s text:c="5"/></text:p>
          </table:table-cell>
          <table:table-cell office:value-type="float" office:value="51944" table:style-name="ce123">
            <text:p>51 944</text:p>
          </table:table-cell>
          <table:table-cell office:value-type="float" office:value="12.689974617119153" table:style-name="ce125">
            <text:p>12,7<text:s text:c="5"/></text:p>
          </table:table-cell>
          <table:table-cell office:value-type="float" office:value="690" table:style-name="ce48">
            <text:p>+ 690</text:p>
          </table:table-cell>
          <table:table-cell office:value-type="float" office:value="1.5589345021576557" table:style-name="ce49">
            <text:p>+1,6<text:s text:c="3"/></text:p>
          </table:table-cell>
          <table:table-cell office:value-type="float" office:value="-6993" table:style-name="ce48">
            <text:p><text:s/>-6 993</text:p>
          </table:table-cell>
          <table:table-cell office:value-type="float" office:value="-13.462575080856306" table:style-name="ce49">
            <text:p>-13,5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127305" table:style-name="ce121">
            <text:p>127 305</text:p>
          </table:table-cell>
          <table:table-cell office:value-type="float" office:value="34.555813726235328" table:style-name="ce122">
            <text:p>34,6<text:s text:c="5"/></text:p>
          </table:table-cell>
          <table:table-cell office:value-type="float" office:value="126231" table:style-name="ce123">
            <text:p>126 231</text:p>
          </table:table-cell>
          <table:table-cell office:value-type="float" office:value="34.236406439854193" table:style-name="ce124">
            <text:p>34,2<text:s text:c="5"/></text:p>
          </table:table-cell>
          <table:table-cell office:value-type="float" office:value="134944" table:style-name="ce123">
            <text:p>134 944</text:p>
          </table:table-cell>
          <table:table-cell office:value-type="float" office:value="32.966963166728149" table:style-name="ce125">
            <text:p>33,0<text:s text:c="5"/></text:p>
          </table:table-cell>
          <table:table-cell office:value-type="float" office:value="1074" table:style-name="ce48">
            <text:p>+1 074</text:p>
          </table:table-cell>
          <table:table-cell office:value-type="float" office:value="0.85082111367255264" table:style-name="ce49">
            <text:p>+0,9<text:s text:c="3"/></text:p>
          </table:table-cell>
          <table:table-cell office:value-type="float" office:value="-7639" table:style-name="ce48">
            <text:p><text:s/>-7 639</text:p>
          </table:table-cell>
          <table:table-cell office:value-type="float" office:value="-5.6608667299027742" table:style-name="ce49">
            <text:p>-5,7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4741" table:style-name="ce121">
            <text:p>14 741</text:p>
          </table:table-cell>
          <table:table-cell office:value-type="float" office:value="4.001313775094733" table:style-name="ce122">
            <text:p>4,0<text:s text:c="5"/></text:p>
          </table:table-cell>
          <table:table-cell office:value-type="float" office:value="15197" table:style-name="ce123">
            <text:p>15 197</text:p>
          </table:table-cell>
          <table:table-cell office:value-type="float" office:value="4.1217345078979344" table:style-name="ce124">
            <text:p>4,1<text:s text:c="5"/></text:p>
          </table:table-cell>
          <table:table-cell office:value-type="float" office:value="18156" table:style-name="ce123">
            <text:p>18 156</text:p>
          </table:table-cell>
          <table:table-cell office:value-type="float" office:value="4.4355301699602521" table:style-name="ce125">
            <text:p>4,4<text:s text:c="5"/></text:p>
          </table:table-cell>
          <table:table-cell office:value-type="float" office:value="-456" table:style-name="ce48">
            <text:p><text:s/>- 456</text:p>
          </table:table-cell>
          <table:table-cell office:value-type="float" office:value="-3.0005922221491081" table:style-name="ce49">
            <text:p>-3,0<text:s text:c="3"/></text:p>
          </table:table-cell>
          <table:table-cell office:value-type="float" office:value="-3415" table:style-name="ce48">
            <text:p><text:s/>-3 415</text:p>
          </table:table-cell>
          <table:table-cell office:value-type="float" office:value="-18.809209076889182" table:style-name="ce49">
            <text:p>-18,8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16366" table:style-name="ce121">
            <text:p>16 366</text:p>
          </table:table-cell>
          <table:table-cell office:value-type="float" office:value="4.442405619917265" table:style-name="ce122">
            <text:p>4,4<text:s text:c="5"/></text:p>
          </table:table-cell>
          <table:table-cell office:value-type="float" office:value="17932" table:style-name="ce123">
            <text:p>17 932</text:p>
          </table:table-cell>
          <table:table-cell office:value-type="float" office:value="4.8635219579934041" table:style-name="ce124">
            <text:p>4,9<text:s text:c="5"/></text:p>
          </table:table-cell>
          <table:table-cell office:value-type="float" office:value="20425" table:style-name="ce123">
            <text:p>20 425</text:p>
          </table:table-cell>
          <table:table-cell office:value-type="float" office:value="4.9898492906718523" table:style-name="ce125">
            <text:p>5,0<text:s text:c="5"/></text:p>
          </table:table-cell>
          <table:table-cell office:value-type="float" office:value="-1566" table:style-name="ce48">
            <text:p><text:s/>-1 566</text:p>
          </table:table-cell>
          <table:table-cell office:value-type="float" office:value="-8.7329913004684361" table:style-name="ce49">
            <text:p>-8,7<text:s text:c="3"/></text:p>
          </table:table-cell>
          <table:table-cell office:value-type="float" office:value="-4059" table:style-name="ce48">
            <text:p><text:s/>-4 059</text:p>
          </table:table-cell>
          <table:table-cell office:value-type="float" office:value="-19.872705018359856" table:style-name="ce49">
            <text:p>-19,9<text:s text:c="3"/></text:p>
          </table:table-cell>
          <table:table-cell table:style-name="ce65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3863" table:style-name="ce114">
            <text:p>23 863</text:p>
          </table:table-cell>
          <table:table-cell office:value-type="float" office:value="6.4773998110769702" table:style-name="ce115">
            <text:p>6,5<text:s text:c="5"/></text:p>
          </table:table-cell>
          <table:table-cell office:value-type="float" office:value="25143" table:style-name="ce116">
            <text:p>25 143</text:p>
          </table:table-cell>
          <table:table-cell office:value-type="float" office:value="6.8192913556674188" table:style-name="ce117">
            <text:p>6,8<text:s text:c="5"/></text:p>
          </table:table-cell>
          <table:table-cell office:value-type="float" office:value="25849" table:style-name="ce116">
            <text:p>25 849</text:p>
          </table:table-cell>
          <table:table-cell office:value-type="float" office:value="6.3149382773354565" table:style-name="ce118">
            <text:p>6,3<text:s text:c="5"/></text:p>
          </table:table-cell>
          <table:table-cell office:value-type="float" office:value="-1280" table:style-name="ce39">
            <text:p><text:s/>-1 280</text:p>
          </table:table-cell>
          <table:table-cell office:value-type="float" office:value="-5.0908801654536058" table:style-name="ce40">
            <text:p>-5,1<text:s text:c="3"/></text:p>
          </table:table-cell>
          <table:table-cell office:value-type="float" office:value="-1986" table:style-name="ce39">
            <text:p><text:s/>-1 986</text:p>
          </table:table-cell>
          <table:table-cell office:value-type="float" office:value="-7.6830825176989439" table:style-name="ce40">
            <text:p>-7,7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6462" table:style-name="ce121">
            <text:p>6 462</text:p>
          </table:table-cell>
          <table:table-cell office:value-type="float" office:value="1.7540526161496619" table:style-name="ce122">
            <text:p>1,8<text:s text:c="5"/></text:p>
          </table:table-cell>
          <table:table-cell office:value-type="float" office:value="6497" table:style-name="ce123">
            <text:p>6 497</text:p>
          </table:table-cell>
          <table:table-cell office:value-type="float" office:value="1.7621181218538446" table:style-name="ce124">
            <text:p>1,8<text:s text:c="5"/></text:p>
          </table:table-cell>
          <table:table-cell office:value-type="float" office:value="6949" table:style-name="ce123">
            <text:p>6 949</text:p>
          </table:table-cell>
          <table:table-cell office:value-type="float" office:value="1.697648113629312" table:style-name="ce125">
            <text:p>1,7<text:s text:c="5"/></text:p>
          </table:table-cell>
          <table:table-cell office:value-type="float" office:value="-35" table:style-name="ce48">
            <text:p><text:s/>- 35</text:p>
          </table:table-cell>
          <table:table-cell office:value-type="float" office:value="-0.53871017392642762" table:style-name="ce49">
            <text:p>-0,5<text:s text:c="3"/></text:p>
          </table:table-cell>
          <table:table-cell office:value-type="float" office:value="-487" table:style-name="ce48">
            <text:p><text:s/>- 487</text:p>
          </table:table-cell>
          <table:table-cell office:value-type="float" office:value="-7.0082026190818825" table:style-name="ce49">
            <text:p>-7,0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17401" table:style-name="ce121">
            <text:p>17 401</text:p>
          </table:table-cell>
          <table:table-cell office:value-type="float" office:value="4.7233471949273085" table:style-name="ce122">
            <text:p>4,7<text:s text:c="5"/></text:p>
          </table:table-cell>
          <table:table-cell office:value-type="float" office:value="18646" table:style-name="ce123">
            <text:p>18 646</text:p>
          </table:table-cell>
          <table:table-cell office:value-type="float" office:value="5.0571732338135744" table:style-name="ce124">
            <text:p>5,1<text:s text:c="5"/></text:p>
          </table:table-cell>
          <table:table-cell office:value-type="float" office:value="18900" table:style-name="ce123">
            <text:p>18 900</text:p>
          </table:table-cell>
          <table:table-cell office:value-type="float" office:value="4.6172901637061443" table:style-name="ce125">
            <text:p>4,6<text:s text:c="5"/></text:p>
          </table:table-cell>
          <table:table-cell office:value-type="float" office:value="-1245" table:style-name="ce48">
            <text:p><text:s/>-1 245</text:p>
          </table:table-cell>
          <table:table-cell office:value-type="float" office:value="-6.6770352890700417" table:style-name="ce49">
            <text:p>-6,7<text:s text:c="3"/></text:p>
          </table:table-cell>
          <table:table-cell office:value-type="float" office:value="-1499" table:style-name="ce48">
            <text:p><text:s/>-1 499</text:p>
          </table:table-cell>
          <table:table-cell office:value-type="float" office:value="-7.9312169312169303" table:style-name="ce49">
            <text:p>-7,9<text:s text:c="3"/></text:p>
          </table:table-cell>
          <table:table-cell table:style-name="ce59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4 - DESEMPREGO REGISTADO, <text:s text:c="2"/>POR <text:s/>GRUPOS <text:s/>DE <text:s/>PROFISSÕES<text:s/>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344541" table:style-name="ce35">
            <text:p>344 541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343561" table:style-name="ce146">
            <text:p>343 561</text:p>
          </table:table-cell>
          <table:table-cell office:value-type="float" office:value="100.00000000000001" table:style-name="ce147">
            <text:p>100,0<text:s text:c="5"/></text:p>
          </table:table-cell>
          <table:table-cell office:value-type="float" office:value="383482" table:style-name="ce37">
            <text:p>383 482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980" table:style-name="ce39">
            <text:p>+ 980</text:p>
          </table:table-cell>
          <table:table-cell office:value-type="float" office:value="0.28524774348660065" table:style-name="ce40">
            <text:p>+0,3<text:s text:c="3"/></text:p>
          </table:table-cell>
          <table:table-cell office:value-type="float" office:value="-38941" table:style-name="ce39">
            <text:p><text:s/>-38 941</text:p>
          </table:table-cell>
          <table:table-cell office:value-type="float" office:value="-10.154583526736587" table:style-name="ce40">
            <text:p>-10,2<text:s text:c="3"/></text:p>
          </table:table-cell>
          <table:table-cell table:style-name="ce3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1- Repres. poder legisla., órgãos exec., dirig., dir. e gestores execu.</text:p>
          </table:table-cell>
          <table:table-cell office:value-type="float" office:value="8838" table:style-name="ce44">
            <text:p>8 838</text:p>
          </table:table-cell>
          <table:table-cell office:value-type="float" office:value="2.5651518977422136" table:style-name="ce151">
            <text:p>2,6<text:s text:c="5"/></text:p>
          </table:table-cell>
          <table:table-cell office:value-type="float" office:value="8694" table:style-name="ce152">
            <text:p>8 694</text:p>
          </table:table-cell>
          <table:table-cell office:value-type="float" office:value="2.530554981502557" table:style-name="ce153">
            <text:p>2,5<text:s text:c="5"/></text:p>
          </table:table-cell>
          <table:table-cell office:value-type="float" office:value="8833" table:style-name="ce46">
            <text:p>8 833</text:p>
          </table:table-cell>
          <table:table-cell office:value-type="float" office:value="2.3033675635362285" table:style-name="ce154">
            <text:p>2,3<text:s text:c="5"/></text:p>
          </table:table-cell>
          <table:table-cell office:value-type="float" office:value="144" table:style-name="ce48">
            <text:p>+ 144</text:p>
          </table:table-cell>
          <table:table-cell office:value-type="float" office:value="1.6563146997929608" table:style-name="ce49">
            <text:p>+1,7<text:s text:c="3"/></text:p>
          </table:table-cell>
          <table:table-cell office:value-type="float" office:value="5" table:style-name="ce48">
            <text:p>+ 5</text:p>
          </table:table-cell>
          <table:table-cell office:value-type="float" office:value="5.6605909656968191E-2" table:style-name="ce49">
            <text:p>+0,1<text:s text:c="3"/></text:p>
          </table:table-cell>
          <table:table-cell table:style-name="ce3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2- Especialistas das atividades intelectuais e científicas</text:p>
          </table:table-cell>
          <table:table-cell office:value-type="float" office:value="39021" table:style-name="ce44">
            <text:p>39 021</text:p>
          </table:table-cell>
          <table:table-cell office:value-type="float" office:value="11.325502625231829" table:style-name="ce151">
            <text:p>11,3<text:s text:c="5"/></text:p>
          </table:table-cell>
          <table:table-cell office:value-type="float" office:value="35757" table:style-name="ce152">
            <text:p>35 757</text:p>
          </table:table-cell>
          <table:table-cell office:value-type="float" office:value="10.407758738622835" table:style-name="ce153">
            <text:p>10,4<text:s text:c="5"/></text:p>
          </table:table-cell>
          <table:table-cell office:value-type="float" office:value="41426" table:style-name="ce46">
            <text:p>41 426</text:p>
          </table:table-cell>
          <table:table-cell office:value-type="float" office:value="10.802593081291951" table:style-name="ce154">
            <text:p>10,8<text:s text:c="5"/></text:p>
          </table:table-cell>
          <table:table-cell office:value-type="float" office:value="3264" table:style-name="ce48">
            <text:p>+3 264</text:p>
          </table:table-cell>
          <table:table-cell office:value-type="float" office:value="9.1282825740414459" table:style-name="ce49">
            <text:p>+9,1<text:s text:c="3"/></text:p>
          </table:table-cell>
          <table:table-cell office:value-type="float" office:value="-2405" table:style-name="ce48">
            <text:p><text:s/>-2 405</text:p>
          </table:table-cell>
          <table:table-cell office:value-type="float" office:value="-5.8055327572056195" table:style-name="ce49">
            <text:p>-5,8<text:s text:c="3"/></text:p>
          </table:table-cell>
          <table:table-cell table:style-name="ce14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3- Técnicos e profissões de nível intermédio</text:p>
          </table:table-cell>
          <table:table-cell office:value-type="float" office:value="32641" table:style-name="ce44">
            <text:p>32 641</text:p>
          </table:table-cell>
          <table:table-cell office:value-type="float" office:value="9.4737636449653309" table:style-name="ce151">
            <text:p>9,5<text:s text:c="5"/></text:p>
          </table:table-cell>
          <table:table-cell office:value-type="float" office:value="32088" table:style-name="ce152">
            <text:p>32 088</text:p>
          </table:table-cell>
          <table:table-cell office:value-type="float" office:value="9.339826115304124" table:style-name="ce153">
            <text:p>9,3<text:s text:c="5"/></text:p>
          </table:table-cell>
          <table:table-cell office:value-type="float" office:value="34633" table:style-name="ce46">
            <text:p>34 633</text:p>
          </table:table-cell>
          <table:table-cell office:value-type="float" office:value="9.0311931198856783" table:style-name="ce154">
            <text:p>9,0<text:s text:c="5"/></text:p>
          </table:table-cell>
          <table:table-cell office:value-type="float" office:value="553" table:style-name="ce48">
            <text:p>+ 553</text:p>
          </table:table-cell>
          <table:table-cell office:value-type="float" office:value="1.7233856893542756" table:style-name="ce49">
            <text:p>+1,7<text:s text:c="3"/></text:p>
          </table:table-cell>
          <table:table-cell office:value-type="float" office:value="-1992" table:style-name="ce48">
            <text:p><text:s/>-1 992</text:p>
          </table:table-cell>
          <table:table-cell office:value-type="float" office:value="-5.7517396702566916" table:style-name="ce49">
            <text:p>-5,8<text:s text:c="3"/></text:p>
          </table:table-cell>
          <table:table-cell table:style-name="ce14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4- Pessoal administrativo</text:p>
          </table:table-cell>
          <table:table-cell office:value-type="float" office:value="40564" table:style-name="ce44">
            <text:p>40 564</text:p>
          </table:table-cell>
          <table:table-cell office:value-type="float" office:value="11.773344826885625" table:style-name="ce151">
            <text:p>11,8<text:s text:c="5"/></text:p>
          </table:table-cell>
          <table:table-cell office:value-type="float" office:value="40404" table:style-name="ce152">
            <text:p>40 404</text:p>
          </table:table-cell>
          <table:table-cell office:value-type="float" office:value="11.760356967176135" table:style-name="ce153">
            <text:p>11,8<text:s text:c="5"/></text:p>
          </table:table-cell>
          <table:table-cell office:value-type="float" office:value="44986" table:style-name="ce46">
            <text:p>44 986</text:p>
          </table:table-cell>
          <table:table-cell office:value-type="float" office:value="11.730928700695209" table:style-name="ce154">
            <text:p>11,7<text:s text:c="5"/></text:p>
          </table:table-cell>
          <table:table-cell office:value-type="float" office:value="160" table:style-name="ce48">
            <text:p>+ 160</text:p>
          </table:table-cell>
          <table:table-cell office:value-type="float" office:value="0.39600039600039599" table:style-name="ce49">
            <text:p>+0,4<text:s text:c="3"/></text:p>
          </table:table-cell>
          <table:table-cell office:value-type="float" office:value="-4422" table:style-name="ce48">
            <text:p><text:s/>-4 422</text:p>
          </table:table-cell>
          <table:table-cell office:value-type="float" office:value="-9.8297248032721285" table:style-name="ce49">
            <text:p>-9,8<text:s text:c="3"/></text:p>
          </table:table-cell>
          <table:table-cell table:style-name="ce28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5- Trab. serviços pessoais, de proteção e segurança e vendedores</text:p>
          </table:table-cell>
          <table:table-cell office:value-type="float" office:value="74425" table:style-name="ce44">
            <text:p>74 425</text:p>
          </table:table-cell>
          <table:table-cell office:value-type="float" office:value="21.601202759613514" table:style-name="ce151">
            <text:p>21,6<text:s text:c="5"/></text:p>
          </table:table-cell>
          <table:table-cell office:value-type="float" office:value="75478" table:style-name="ce152">
            <text:p>75 478</text:p>
          </table:table-cell>
          <table:table-cell office:value-type="float" office:value="21.969315492736367" table:style-name="ce153">
            <text:p>22,0<text:s text:c="5"/></text:p>
          </table:table-cell>
          <table:table-cell office:value-type="float" office:value="84164" table:style-name="ce46">
            <text:p>84 164</text:p>
          </table:table-cell>
          <table:table-cell office:value-type="float" office:value="21.947314345914538" table:style-name="ce154">
            <text:p>21,9<text:s text:c="5"/></text:p>
          </table:table-cell>
          <table:table-cell office:value-type="float" office:value="-1053" table:style-name="ce48">
            <text:p><text:s/>-1 053</text:p>
          </table:table-cell>
          <table:table-cell office:value-type="float" office:value="-1.3951085084395454" table:style-name="ce49">
            <text:p>-1,4<text:s text:c="3"/></text:p>
          </table:table-cell>
          <table:table-cell office:value-type="float" office:value="-9739" table:style-name="ce48">
            <text:p><text:s/>-9 739</text:p>
          </table:table-cell>
          <table:table-cell office:value-type="float" office:value="-11.571455729290433" table:style-name="ce49">
            <text:p>-11,6<text:s text:c="3"/></text:p>
          </table:table-cell>
          <table:table-cell table:style-name="ce28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6- Agricultores e trab. qualificados da agric., <text:s/>pesca e floresta</text:p>
          </table:table-cell>
          <table:table-cell office:value-type="float" office:value="9100" table:style-name="ce44">
            <text:p>9 100</text:p>
          </table:table-cell>
          <table:table-cell office:value-type="float" office:value="2.6411950972453204" table:style-name="ce151">
            <text:p>2,6<text:s text:c="5"/></text:p>
          </table:table-cell>
          <table:table-cell office:value-type="float" office:value="9394" table:style-name="ce152">
            <text:p>9 394</text:p>
          </table:table-cell>
          <table:table-cell office:value-type="float" office:value="2.7343033697072716" table:style-name="ce153">
            <text:p>2,7<text:s text:c="5"/></text:p>
          </table:table-cell>
          <table:table-cell office:value-type="float" office:value="9843" table:style-name="ce46">
            <text:p>9 843</text:p>
          </table:table-cell>
          <table:table-cell office:value-type="float" office:value="2.5667436802770403" table:style-name="ce154">
            <text:p>2,6<text:s text:c="5"/></text:p>
          </table:table-cell>
          <table:table-cell office:value-type="float" office:value="-294" table:style-name="ce48">
            <text:p><text:s/>- 294</text:p>
          </table:table-cell>
          <table:table-cell office:value-type="float" office:value="-3.129657228017884" table:style-name="ce49">
            <text:p>-3,1<text:s text:c="3"/></text:p>
          </table:table-cell>
          <table:table-cell office:value-type="float" office:value="-743" table:style-name="ce48">
            <text:p><text:s/>- 743</text:p>
          </table:table-cell>
          <table:table-cell office:value-type="float" office:value="-7.5485116326323283" table:style-name="ce49">
            <text:p>-7,5<text:s text:c="3"/></text:p>
          </table:table-cell>
          <table:table-cell table:style-name="ce41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7- Trabalhadores qualificados da indústria, construção e artífices</text:p>
          </table:table-cell>
          <table:table-cell office:value-type="float" office:value="33723" table:style-name="ce44">
            <text:p>33 723</text:p>
          </table:table-cell>
          <table:table-cell office:value-type="float" office:value="9.7878046444399942" table:style-name="ce151">
            <text:p>9,8<text:s text:c="5"/></text:p>
          </table:table-cell>
          <table:table-cell office:value-type="float" office:value="33616" table:style-name="ce152">
            <text:p>33 616</text:p>
          </table:table-cell>
          <table:table-cell office:value-type="float" office:value="9.7845797398424157" table:style-name="ce153">
            <text:p>9,8<text:s text:c="5"/></text:p>
          </table:table-cell>
          <table:table-cell office:value-type="float" office:value="39611" table:style-name="ce46">
            <text:p>39 611</text:p>
          </table:table-cell>
          <table:table-cell office:value-type="float" office:value="10.329298376455739" table:style-name="ce154">
            <text:p>10,3<text:s text:c="5"/></text:p>
          </table:table-cell>
          <table:table-cell office:value-type="float" office:value="107" table:style-name="ce48">
            <text:p>+ 107</text:p>
          </table:table-cell>
          <table:table-cell office:value-type="float" office:value="0.31830080913850545" table:style-name="ce49">
            <text:p>+0,3<text:s text:c="3"/></text:p>
          </table:table-cell>
          <table:table-cell office:value-type="float" office:value="-5888" table:style-name="ce48">
            <text:p><text:s/>-5 888</text:p>
          </table:table-cell>
          <table:table-cell office:value-type="float" office:value="-14.864557824846633" table:style-name="ce49">
            <text:p>-14,9<text:s text:c="3"/></text:p>
          </table:table-cell>
          <table:table-cell table:style-name="ce59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8- Operadores de instalações e máquinas e trab. da montagem</text:p>
          </table:table-cell>
          <table:table-cell office:value-type="float" office:value="20654" table:style-name="ce44">
            <text:p>20 654</text:p>
          </table:table-cell>
          <table:table-cell office:value-type="float" office:value="5.9946421470884452" table:style-name="ce151">
            <text:p>6,0<text:s text:c="5"/></text:p>
          </table:table-cell>
          <table:table-cell office:value-type="float" office:value="20605" table:style-name="ce152">
            <text:p>20 605</text:p>
          </table:table-cell>
          <table:table-cell office:value-type="float" office:value="5.9974793413687815" table:style-name="ce153">
            <text:p>6,0<text:s text:c="5"/></text:p>
          </table:table-cell>
          <table:table-cell office:value-type="float" office:value="24332" table:style-name="ce46">
            <text:p>24 332</text:p>
          </table:table-cell>
          <table:table-cell office:value-type="float" office:value="6.3450174975618152" table:style-name="ce154">
            <text:p>6,3<text:s text:c="5"/></text:p>
          </table:table-cell>
          <table:table-cell office:value-type="float" office:value="49" table:style-name="ce48">
            <text:p>+ 49</text:p>
          </table:table-cell>
          <table:table-cell office:value-type="float" office:value="0.23780635768017472" table:style-name="ce49">
            <text:p>+0,2<text:s text:c="3"/></text:p>
          </table:table-cell>
          <table:table-cell office:value-type="float" office:value="-3678" table:style-name="ce48">
            <text:p><text:s/>-3 678</text:p>
          </table:table-cell>
          <table:table-cell office:value-type="float" office:value="-15.115896761466383" table:style-name="ce49">
            <text:p>-15,1<text:s text:c="3"/></text:p>
          </table:table-cell>
          <table:table-cell table:style-name="ce65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9- Trabalhadores não qualificados</text:p>
          </table:table-cell>
          <table:table-cell office:value-type="float" office:value="85400" table:style-name="ce44">
            <text:p>85 400</text:p>
          </table:table-cell>
          <table:table-cell office:value-type="float" office:value="24.786600143379161" table:style-name="ce151">
            <text:p>24,8<text:s text:c="5"/></text:p>
          </table:table-cell>
          <table:table-cell office:value-type="float" office:value="87359" table:style-name="ce152">
            <text:p>87 359</text:p>
          </table:table-cell>
          <table:table-cell office:value-type="float" office:value="25.427507778822395" table:style-name="ce153">
            <text:p>25,4<text:s text:c="5"/></text:p>
          </table:table-cell>
          <table:table-cell office:value-type="float" office:value="95454" table:style-name="ce46">
            <text:p>95 454</text:p>
          </table:table-cell>
          <table:table-cell office:value-type="float" office:value="24.891389947898467" table:style-name="ce154">
            <text:p>24,9<text:s text:c="5"/></text:p>
          </table:table-cell>
          <table:table-cell office:value-type="float" office:value="-1959" table:style-name="ce48">
            <text:p><text:s/>-1 959</text:p>
          </table:table-cell>
          <table:table-cell office:value-type="float" office:value="-2.2424707242527959" table:style-name="ce49">
            <text:p>-2,2<text:s text:c="3"/></text:p>
          </table:table-cell>
          <table:table-cell office:value-type="float" office:value="-10054" table:style-name="ce48">
            <text:p><text:s/>-10 054</text:p>
          </table:table-cell>
          <table:table-cell office:value-type="float" office:value="-10.532822092316717" table:style-name="ce49">
            <text:p>-10,5<text:s text:c="3"/></text:p>
          </table:table-cell>
          <table:table-cell table:style-name="ce59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0- Profissões das Forças Armadas</text:p>
          </table:table-cell>
          <table:table-cell office:value-type="float" office:value="171" table:style-name="ce44">
            <text:p><text:s/>171</text:p>
          </table:table-cell>
          <table:table-cell office:value-type="float" office:value="4.9631248530653829E-2" table:style-name="ce151">
            <text:p>0,0<text:s text:c="5"/></text:p>
          </table:table-cell>
          <table:table-cell office:value-type="float" office:value="162" table:style-name="ce152">
            <text:p><text:s/>162</text:p>
          </table:table-cell>
          <table:table-cell office:value-type="float" office:value="4.7153198413091124E-2" table:style-name="ce153">
            <text:p>0,0<text:s text:c="5"/></text:p>
          </table:table-cell>
          <table:table-cell office:value-type="float" office:value="186" table:style-name="ce46">
            <text:p><text:s/>186</text:p>
          </table:table-cell>
          <table:table-cell office:value-type="float" office:value="4.8502928429496037E-2" table:style-name="ce154">
            <text:p>0,0<text:s text:c="5"/></text:p>
          </table:table-cell>
          <table:table-cell office:value-type="float" office:value="9" table:style-name="ce48">
            <text:p>+ 9</text:p>
          </table:table-cell>
          <table:table-cell office:value-type="float" office:value="5.5555555555555554" table:style-name="ce49">
            <text:p>+5,6<text:s text:c="3"/></text:p>
          </table:table-cell>
          <table:table-cell office:value-type="float" office:value="-15" table:style-name="ce48">
            <text:p><text:s/>- 15</text:p>
          </table:table-cell>
          <table:table-cell office:value-type="float" office:value="-8.064516129032258" table:style-name="ce49">
            <text:p>-8,1<text:s text:c="3"/></text:p>
          </table:table-cell>
          <table:table-cell table:style-name="ce65"/>
          <table:table-cell table:style-name="ce149"/>
          <table:table-cell table:number-columns-repeated="16370"/>
        </table:table-row>
        <table:table-row table:style-name="ro5">
          <table:table-cell/>
          <table:table-cell office:value-type="string" table:style-name="ce150">
            <text:p><text:s text:c="5"/>Outros</text:p>
          </table:table-cell>
          <table:table-cell office:value-type="float" office:value="4" table:style-name="ce44">
            <text:p><text:s/>4</text:p>
          </table:table-cell>
          <table:table-cell office:value-type="float" office:value="1.1609648779100309E-3" table:style-name="ce151">
            <text:p>0,0<text:s text:c="5"/></text:p>
          </table:table-cell>
          <table:table-cell office:value-type="float" office:value="4" table:style-name="ce152">
            <text:p><text:s/>4</text:p>
          </table:table-cell>
          <table:table-cell office:value-type="float" office:value="1.1642765040269414E-3" table:style-name="ce153">
            <text:p>0,0<text:s text:c="5"/></text:p>
          </table:table-cell>
          <table:table-cell office:value-type="float" office:value="14" table:style-name="ce46">
            <text:p><text:s/>14</text:p>
          </table:table-cell>
          <table:table-cell office:value-type="float" office:value="3.6507580538330353E-3" table:style-name="ce15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71.428571428571431" table:style-name="ce49">
            <text:p>-71,4<text:s text:c="3"/></text:p>
          </table:table-cell>
          <table:table-cell table:style-name="ce59"/>
          <table:table-cell table:style-name="ce149"/>
          <table:table-cell table:number-columns-repeated="16370"/>
        </table:table-row>
        <table:table-row table:style-name="ro20">
          <table:table-cell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74"/>
          <table:table-cell table:style-name="ce75"/>
          <table:table-cell table:style-name="ce74"/>
          <table:table-cell table:style-name="ce75"/>
          <table:table-cell table:style-name="ce59"/>
          <table:table-cell table:number-columns-repeated="16371" table:style-name="ce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5"/>
          <table:table-cell table:number-columns-repeated="16371" table:style-name="ce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2"/>
          <table:table-cell table:style-name="ce163"/>
          <table:table-cell table:style-name="ce164"/>
          <table:table-cell table:style-name="ce163"/>
          <table:table-cell table:style-name="ce16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5"/>
          <table:table-cell table:number-columns-repeated="6" table:style-name="ce79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294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372in" svg:y="0.25925in" svg:width="1.93003in" svg:height="0.51096in">
                <draw:text-box>
                  <text:p text:style-name="a48" text:class-names="" text:cond-style-name=""><text:span text:style-name="a46" text:class-names="">AGOSTO 2021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6208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7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office:value-type="string" table:style-name="ce15">
            <text:p>CAE <text:s/>Rev.3</text:p>
          </table:table-cell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style-name="ce28"/>
          <table:table-cell table:number-columns-repeated="16371"/>
        </table:table-row>
        <table:table-row table:style-name="ro21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70">
            <text:p><text:s text:c="2"/>Total</text:p>
          </table:table-cell>
          <table:table-cell office:value-type="float" office:value="313791" table:style-name="ce35">
            <text:p>313 791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313529" table:style-name="ce37">
            <text:p>313 52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355053" table:style-name="ce37">
            <text:p>355 053</text:p>
          </table:table-cell>
          <table:table-cell office:value-type="float" office:value="100.00000000000001" table:style-name="ce38">
            <text:p>100,0<text:s text:c="5"/></text:p>
          </table:table-cell>
          <table:table-cell office:value-type="float" office:value="262" table:style-name="ce39">
            <text:p>+ 262</text:p>
          </table:table-cell>
          <table:table-cell office:value-type="float" office:value="8.3564837702413491E-2" table:style-name="ce40">
            <text:p>+0,1<text:s text:c="3"/></text:p>
          </table:table-cell>
          <table:table-cell office:value-type="float" office:value="-41262" table:style-name="ce39">
            <text:p><text:s/>-41 262</text:p>
          </table:table-cell>
          <table:table-cell office:value-type="float" office:value="-11.621363571072488" table:style-name="ce40">
            <text:p>-11,6<text:s text:c="3"/></text:p>
          </table:table-cell>
          <table:table-cell table:style-name="ce41"/>
          <table:table-cell table:number-columns-repeated="16371"/>
        </table:table-row>
        <table:table-row table:style-name="ro9">
          <table:table-cell table:style-name="ce171"/>
          <table:table-cell office:value-type="string" table:style-name="ce172">
            <text:p>Agricultura, produção animal, caça, floresta e pesca</text:p>
          </table:table-cell>
          <table:table-cell office:value-type="float" office:value="12231" table:style-name="ce35">
            <text:p>12 231</text:p>
          </table:table-cell>
          <table:table-cell office:value-type="float" office:value="3.8978173370173139" table:style-name="ce36">
            <text:p>3,9<text:s text:c="5"/></text:p>
          </table:table-cell>
          <table:table-cell office:value-type="float" office:value="12598" table:style-name="ce37">
            <text:p>12 598</text:p>
          </table:table-cell>
          <table:table-cell office:value-type="float" office:value="4.0181291044847534" table:style-name="ce38">
            <text:p>4,0<text:s text:c="5"/></text:p>
          </table:table-cell>
          <table:table-cell office:value-type="float" office:value="13436" table:style-name="ce37">
            <text:p>13 436</text:p>
          </table:table-cell>
          <table:table-cell office:value-type="float" office:value="3.7842237637761125" table:style-name="ce38">
            <text:p>3,8<text:s text:c="5"/></text:p>
          </table:table-cell>
          <table:table-cell office:value-type="float" office:value="-367" table:style-name="ce39">
            <text:p><text:s/>- 367</text:p>
          </table:table-cell>
          <table:table-cell office:value-type="float" office:value="-2.9131608191776475" table:style-name="ce40">
            <text:p>-2,9<text:s text:c="3"/></text:p>
          </table:table-cell>
          <table:table-cell office:value-type="float" office:value="-1205" table:style-name="ce39">
            <text:p><text:s/>-1 205</text:p>
          </table:table-cell>
          <table:table-cell office:value-type="float" office:value="-8.9684429889848172" table:style-name="ce40">
            <text:p>-9,0<text:s text:c="3"/></text:p>
          </table:table-cell>
          <table:table-cell table:style-name="ce173"/>
          <table:table-cell table:number-columns-repeated="16371" table:style-name="ce171"/>
        </table:table-row>
        <table:table-row table:style-name="ro22">
          <table:table-cell table:style-name="ce171"/>
          <table:table-cell office:value-type="string" table:style-name="ce172">
            <text:p>Indústria, energia e água e construção</text:p>
          </table:table-cell>
          <table:table-cell office:value-type="float" office:value="62105" table:style-name="ce55">
            <text:p>62 105</text:p>
          </table:table-cell>
          <table:table-cell office:value-type="float" office:value="19.791835967252087" table:style-name="ce56">
            <text:p>19,8<text:s text:c="5"/></text:p>
          </table:table-cell>
          <table:table-cell office:value-type="float" office:value="62233" table:style-name="ce37">
            <text:p>62 233</text:p>
          </table:table-cell>
          <table:table-cell office:value-type="float" office:value="19.849200552420989" table:style-name="ce38">
            <text:p>19,8<text:s text:c="5"/></text:p>
          </table:table-cell>
          <table:table-cell office:value-type="float" office:value="74402" table:style-name="ce37">
            <text:p>74 402</text:p>
          </table:table-cell>
          <table:table-cell office:value-type="float" office:value="20.955181339124017" table:style-name="ce38">
            <text:p>21,0<text:s text:c="5"/></text:p>
          </table:table-cell>
          <table:table-cell office:value-type="float" office:value="-128" table:style-name="ce39">
            <text:p><text:s/>- 128</text:p>
          </table:table-cell>
          <table:table-cell office:value-type="float" office:value="-0.20567865923224013" table:style-name="ce40">
            <text:p>-0,2<text:s text:c="3"/></text:p>
          </table:table-cell>
          <table:table-cell office:value-type="float" office:value="-12297" table:style-name="ce39">
            <text:p><text:s/>-12 297</text:p>
          </table:table-cell>
          <table:table-cell office:value-type="float" office:value="-16.5277815112497" table:style-name="ce40">
            <text:p>-16,5<text:s text:c="3"/></text:p>
          </table:table-cell>
          <table:table-cell table:style-name="ce173"/>
          <table:table-cell table:number-columns-repeated="16371" table:style-name="ce171"/>
        </table:table-row>
        <table:table-row table:style-name="ro23">
          <table:table-cell/>
          <table:table-cell office:value-type="string" table:style-name="ce174">
            <text:p>Indústrias extrativas</text:p>
          </table:table-cell>
          <table:table-cell office:value-type="float" office:value="1701" table:style-name="ce44">
            <text:p>1 701</text:p>
          </table:table-cell>
          <table:table-cell office:value-type="float" office:value="0.54208055680373246" table:style-name="ce45">
            <text:p>0,5<text:s text:c="5"/></text:p>
          </table:table-cell>
          <table:table-cell office:value-type="float" office:value="1774" table:style-name="ce46">
            <text:p>1 774</text:p>
          </table:table-cell>
          <table:table-cell office:value-type="float" office:value="0.56581687818351734" table:style-name="ce47">
            <text:p>0,6<text:s text:c="5"/></text:p>
          </table:table-cell>
          <table:table-cell office:value-type="float" office:value="2038" table:style-name="ce46">
            <text:p>2 038</text:p>
          </table:table-cell>
          <table:table-cell office:value-type="float" office:value="0.57399881144505194" table:style-name="ce47">
            <text:p>0,6<text:s text:c="5"/></text:p>
          </table:table-cell>
          <table:table-cell office:value-type="float" office:value="-73" table:style-name="ce48">
            <text:p><text:s/>- 73</text:p>
          </table:table-cell>
          <table:table-cell office:value-type="float" office:value="-4.1149943630214212" table:style-name="ce49">
            <text:p>-4,1<text:s text:c="3"/></text:p>
          </table:table-cell>
          <table:table-cell office:value-type="float" office:value="-337" table:style-name="ce48">
            <text:p><text:s/>- 337</text:p>
          </table:table-cell>
          <table:table-cell office:value-type="float" office:value="-16.535819430814524" table:style-name="ce49">
            <text:p>-16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Indústrias alimentares das bebidas e do tabaco</text:p>
          </table:table-cell>
          <table:table-cell office:value-type="float" office:value="6430" table:style-name="ce44">
            <text:p>6 430</text:p>
          </table:table-cell>
          <table:table-cell office:value-type="float" office:value="2.0491346150781893" table:style-name="ce45">
            <text:p>2,0<text:s text:c="5"/></text:p>
          </table:table-cell>
          <table:table-cell office:value-type="float" office:value="6582" table:style-name="ce46">
            <text:p>6 582</text:p>
          </table:table-cell>
          <table:table-cell office:value-type="float" office:value="2.0993273349514721" table:style-name="ce47">
            <text:p>2,1<text:s text:c="5"/></text:p>
          </table:table-cell>
          <table:table-cell office:value-type="float" office:value="7524" table:style-name="ce46">
            <text:p>7 524</text:p>
          </table:table-cell>
          <table:table-cell office:value-type="float" office:value="2.1191202440199066" table:style-name="ce47">
            <text:p>2,1<text:s text:c="5"/></text:p>
          </table:table-cell>
          <table:table-cell office:value-type="float" office:value="-152" table:style-name="ce48">
            <text:p><text:s/>- 152</text:p>
          </table:table-cell>
          <table:table-cell office:value-type="float" office:value="-2.3093284715891826" table:style-name="ce49">
            <text:p>-2,3<text:s text:c="3"/></text:p>
          </table:table-cell>
          <table:table-cell office:value-type="float" office:value="-1094" table:style-name="ce48">
            <text:p><text:s/>-1 094</text:p>
          </table:table-cell>
          <table:table-cell office:value-type="float" office:value="-14.54013822434875" table:style-name="ce49">
            <text:p>-14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Fabricação de têxteis</text:p>
          </table:table-cell>
          <table:table-cell office:value-type="float" office:value="2842" table:style-name="ce44">
            <text:p>2 842</text:p>
          </table:table-cell>
          <table:table-cell office:value-type="float" office:value="0.9056983788572649" table:style-name="ce62">
            <text:p>0,9<text:s text:c="5"/></text:p>
          </table:table-cell>
          <table:table-cell office:value-type="float" office:value="2843" table:style-name="ce63">
            <text:p>2 843</text:p>
          </table:table-cell>
          <table:table-cell office:value-type="float" office:value="0.90677417399985338" table:style-name="ce64">
            <text:p>0,9<text:s text:c="5"/></text:p>
          </table:table-cell>
          <table:table-cell office:value-type="float" office:value="3411" table:style-name="ce46">
            <text:p>3 411</text:p>
          </table:table-cell>
          <table:table-cell office:value-type="float" office:value="0.96070164172672812" table:style-name="ce64">
            <text:p>1,0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3.5174111853675694E-2" table:style-name="ce49">
            <text:p>-0,0<text:s text:c="3"/></text:p>
          </table:table-cell>
          <table:table-cell office:value-type="float" office:value="-569" table:style-name="ce48">
            <text:p><text:s/>- 569</text:p>
          </table:table-cell>
          <table:table-cell office:value-type="float" office:value="-16.681325124596892" table:style-name="ce49">
            <text:p>-16,7<text:s text:c="3"/></text:p>
          </table:table-cell>
          <table:table-cell table:style-name="ce65"/>
          <table:table-cell table:number-columns-repeated="16371"/>
        </table:table-row>
        <table:table-row table:style-name="ro23">
          <table:table-cell/>
          <table:table-cell office:value-type="string" table:style-name="ce175">
            <text:p>Indústria do vestuário</text:p>
          </table:table-cell>
          <table:table-cell office:value-type="float" office:value="8459" table:style-name="ce44">
            <text:p>8 459</text:p>
          </table:table-cell>
          <table:table-cell office:value-type="float" office:value="2.6957433450927528" table:style-name="ce62">
            <text:p>2,7<text:s text:c="5"/></text:p>
          </table:table-cell>
          <table:table-cell office:value-type="float" office:value="8255" table:style-name="ce63">
            <text:p>8 255</text:p>
          </table:table-cell>
          <table:table-cell office:value-type="float" office:value="2.6329302871504709" table:style-name="ce64">
            <text:p>2,6<text:s text:c="5"/></text:p>
          </table:table-cell>
          <table:table-cell office:value-type="float" office:value="10922" table:style-name="ce46">
            <text:p>10 922</text:p>
          </table:table-cell>
          <table:table-cell office:value-type="float" office:value="3.0761604605509598" table:style-name="ce64">
            <text:p>3,1<text:s text:c="5"/></text:p>
          </table:table-cell>
          <table:table-cell office:value-type="float" office:value="204" table:style-name="ce48">
            <text:p>+ 204</text:p>
          </table:table-cell>
          <table:table-cell office:value-type="float" office:value="2.4712295578437309" table:style-name="ce49">
            <text:p>+2,5<text:s text:c="3"/></text:p>
          </table:table-cell>
          <table:table-cell office:value-type="float" office:value="-2463" table:style-name="ce48">
            <text:p><text:s/>-2 463</text:p>
          </table:table-cell>
          <table:table-cell office:value-type="float" office:value="-22.550814869071598" table:style-name="ce49">
            <text:p>-22,6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couro e dos produtos do couro</text:p>
          </table:table-cell>
          <table:table-cell office:value-type="float" office:value="3753" table:style-name="ce44">
            <text:p>3 753</text:p>
          </table:table-cell>
          <table:table-cell office:value-type="float" office:value="1.196019006281251" table:style-name="ce62">
            <text:p>1,2<text:s text:c="5"/></text:p>
          </table:table-cell>
          <table:table-cell office:value-type="float" office:value="3707" table:style-name="ce63">
            <text:p>3 707</text:p>
          </table:table-cell>
          <table:table-cell office:value-type="float" office:value="1.182346768560484" table:style-name="ce64">
            <text:p>1,2<text:s text:c="5"/></text:p>
          </table:table-cell>
          <table:table-cell office:value-type="float" office:value="4650" table:style-name="ce46">
            <text:p>4 650</text:p>
          </table:table-cell>
          <table:table-cell office:value-type="float" office:value="1.3096636276837543" table:style-name="ce64">
            <text:p>1,3<text:s text:c="5"/></text:p>
          </table:table-cell>
          <table:table-cell office:value-type="float" office:value="46" table:style-name="ce48">
            <text:p>+ 46</text:p>
          </table:table-cell>
          <table:table-cell office:value-type="float" office:value="1.2408956029134071" table:style-name="ce49">
            <text:p>+1,2<text:s text:c="3"/></text:p>
          </table:table-cell>
          <table:table-cell office:value-type="float" office:value="-897" table:style-name="ce48">
            <text:p><text:s/>- 897</text:p>
          </table:table-cell>
          <table:table-cell office:value-type="float" office:value="-19.29032258064516" table:style-name="ce49">
            <text:p>-19,3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a madeira e da cortiça</text:p>
          </table:table-cell>
          <table:table-cell office:value-type="float" office:value="1879" table:style-name="ce44">
            <text:p>1 879</text:p>
          </table:table-cell>
          <table:table-cell office:value-type="float" office:value="0.59880621177790305" table:style-name="ce62">
            <text:p>0,6<text:s text:c="5"/></text:p>
          </table:table-cell>
          <table:table-cell office:value-type="float" office:value="1879" table:style-name="ce63">
            <text:p>1 879</text:p>
          </table:table-cell>
          <table:table-cell office:value-type="float" office:value="0.5993066032169273" table:style-name="ce64">
            <text:p>0,6<text:s text:c="5"/></text:p>
          </table:table-cell>
          <table:table-cell office:value-type="float" office:value="2197" table:style-name="ce46">
            <text:p>2 197</text:p>
          </table:table-cell>
          <table:table-cell office:value-type="float" office:value="0.61878085806907701" table:style-name="ce64">
            <text:p>0,6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318" table:style-name="ce48">
            <text:p><text:s/>- 318</text:p>
          </table:table-cell>
          <table:table-cell office:value-type="float" office:value="-14.474283113336368" table:style-name="ce49">
            <text:p>-14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s do papel, impressão e reprodução</text:p>
          </table:table-cell>
          <table:table-cell office:value-type="float" office:value="1278" table:style-name="ce44">
            <text:p>1 278</text:p>
          </table:table-cell>
          <table:table-cell office:value-type="float" office:value="0.40727745537634918" table:style-name="ce62">
            <text:p>0,4<text:s text:c="5"/></text:p>
          </table:table-cell>
          <table:table-cell office:value-type="float" office:value="1268" table:style-name="ce63">
            <text:p>1 268</text:p>
          </table:table-cell>
          <table:table-cell office:value-type="float" office:value="0.40442829849870343" table:style-name="ce64">
            <text:p>0,4<text:s text:c="5"/></text:p>
          </table:table-cell>
          <table:table-cell office:value-type="float" office:value="1466" table:style-name="ce46">
            <text:p>1 466</text:p>
          </table:table-cell>
          <table:table-cell office:value-type="float" office:value="0.41289610283535133" table:style-name="ce64">
            <text:p>0,4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0.78864353312302837" table:style-name="ce49">
            <text:p>+0,8<text:s text:c="3"/></text:p>
          </table:table-cell>
          <table:table-cell office:value-type="float" office:value="-188" table:style-name="ce48">
            <text:p><text:s/>- 188</text:p>
          </table:table-cell>
          <table:table-cell office:value-type="float" office:value="-12.824010914051842" table:style-name="ce49">
            <text:p>-12,8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Fab. produtos petrolíferos, químicos, farmacêuticos, borracha e plástico</text:p>
          </table:table-cell>
          <table:table-cell office:value-type="float" office:value="2226" table:style-name="ce44">
            <text:p>2 226</text:p>
          </table:table-cell>
          <table:table-cell office:value-type="float" office:value="0.70938937063204488" table:style-name="ce62">
            <text:p>0,7<text:s text:c="5"/></text:p>
          </table:table-cell>
          <table:table-cell office:value-type="float" office:value="2238" table:style-name="ce63">
            <text:p>2 238</text:p>
          </table:table-cell>
          <table:table-cell office:value-type="float" office:value="0.71380956785496719" table:style-name="ce64">
            <text:p>0,7<text:s text:c="5"/></text:p>
          </table:table-cell>
          <table:table-cell office:value-type="float" office:value="2508" table:style-name="ce46">
            <text:p>2 508</text:p>
          </table:table-cell>
          <table:table-cell office:value-type="float" office:value="0.70637341467330228" table:style-name="ce64">
            <text:p>0,7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0.53619302949061665" table:style-name="ce49">
            <text:p>-0,5<text:s text:c="3"/></text:p>
          </table:table-cell>
          <table:table-cell office:value-type="float" office:value="-282" table:style-name="ce48">
            <text:p><text:s/>- 282</text:p>
          </table:table-cell>
          <table:table-cell office:value-type="float" office:value="-11.244019138755981" table:style-name="ce49">
            <text:p>-11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Fabricação de outros produtos minerais não metálicos</text:p>
          </table:table-cell>
          <table:table-cell office:value-type="float" office:value="1625" table:style-name="ce44">
            <text:p>1 625</text:p>
          </table:table-cell>
          <table:table-cell office:value-type="float" office:value="0.51786061423049101" table:style-name="ce62">
            <text:p>0,5<text:s text:c="5"/></text:p>
          </table:table-cell>
          <table:table-cell office:value-type="float" office:value="1608" table:style-name="ce63">
            <text:p>1 608</text:p>
          </table:table-cell>
          <table:table-cell office:value-type="float" office:value="0.51287121765450727" table:style-name="ce64">
            <text:p>0,5<text:s text:c="5"/></text:p>
          </table:table-cell>
          <table:table-cell office:value-type="float" office:value="1988" table:style-name="ce46">
            <text:p>1 988</text:p>
          </table:table-cell>
          <table:table-cell office:value-type="float" office:value="0.55991640684630184" table:style-name="ce64">
            <text:p>0,6<text:s text:c="5"/></text:p>
          </table:table-cell>
          <table:table-cell office:value-type="float" office:value="17" table:style-name="ce48">
            <text:p>+ 17</text:p>
          </table:table-cell>
          <table:table-cell office:value-type="float" office:value="1.0572139303482588" table:style-name="ce49">
            <text:p>+1,1<text:s text:c="3"/></text:p>
          </table:table-cell>
          <table:table-cell office:value-type="float" office:value="-363" table:style-name="ce48">
            <text:p><text:s/>- 363</text:p>
          </table:table-cell>
          <table:table-cell office:value-type="float" office:value="-18.259557344064387" table:style-name="ce49">
            <text:p>-18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Indústria metalúrgica de base e fab. produtos metálicos</text:p>
          </table:table-cell>
          <table:table-cell office:value-type="float" office:value="3497" table:style-name="ce44">
            <text:p>3 497</text:p>
          </table:table-cell>
          <table:table-cell office:value-type="float" office:value="1.1144360418240165" table:style-name="ce62">
            <text:p>1,1<text:s text:c="5"/></text:p>
          </table:table-cell>
          <table:table-cell office:value-type="float" office:value="3529" table:style-name="ce63">
            <text:p>3 529</text:p>
          </table:table-cell>
          <table:table-cell office:value-type="float" office:value="1.1255737108847985" table:style-name="ce64">
            <text:p>1,1<text:s text:c="5"/></text:p>
          </table:table-cell>
          <table:table-cell office:value-type="float" office:value="4393" table:style-name="ce46">
            <text:p>4 393</text:p>
          </table:table-cell>
          <table:table-cell office:value-type="float" office:value="1.2372800680461791" table:style-name="ce64">
            <text:p>1,2<text:s text:c="5"/></text:p>
          </table:table-cell>
          <table:table-cell office:value-type="float" office:value="-32" table:style-name="ce48">
            <text:p><text:s/>- 32</text:p>
          </table:table-cell>
          <table:table-cell office:value-type="float" office:value="-0.9067724567866251" table:style-name="ce49">
            <text:p>-0,9<text:s text:c="3"/></text:p>
          </table:table-cell>
          <table:table-cell office:value-type="float" office:value="-896" table:style-name="ce48">
            <text:p><text:s/>- 896</text:p>
          </table:table-cell>
          <table:table-cell office:value-type="float" office:value="-20.396084680173001" table:style-name="ce49">
            <text:p>-20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Fab. equipamento informático, elétrico, máquinas e equipamentos n.e.</text:p>
          </table:table-cell>
          <table:table-cell office:value-type="float" office:value="2312" table:style-name="ce44">
            <text:p>2 312</text:p>
          </table:table-cell>
          <table:table-cell office:value-type="float" office:value="0.73679614775439706" table:style-name="ce62">
            <text:p>0,7<text:s text:c="5"/></text:p>
          </table:table-cell>
          <table:table-cell office:value-type="float" office:value="2289" table:style-name="ce63">
            <text:p>2 289</text:p>
          </table:table-cell>
          <table:table-cell office:value-type="float" office:value="0.73007600572833775" table:style-name="ce64">
            <text:p>0,7<text:s text:c="5"/></text:p>
          </table:table-cell>
          <table:table-cell office:value-type="float" office:value="2979" table:style-name="ce46">
            <text:p>2 979</text:p>
          </table:table-cell>
          <table:table-cell office:value-type="float" office:value="0.83902966599352768" table:style-name="ce64">
            <text:p>0,8<text:s text:c="5"/></text:p>
          </table:table-cell>
          <table:table-cell office:value-type="float" office:value="23" table:style-name="ce48">
            <text:p>+ 23</text:p>
          </table:table-cell>
          <table:table-cell office:value-type="float" office:value="1.0048055919615553" table:style-name="ce49">
            <text:p>+1,0<text:s text:c="3"/></text:p>
          </table:table-cell>
          <table:table-cell office:value-type="float" office:value="-667" table:style-name="ce48">
            <text:p><text:s/>- 667</text:p>
          </table:table-cell>
          <table:table-cell office:value-type="float" office:value="-22.390063779791877" table:style-name="ce49">
            <text:p>-22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Fab. veículos automóveis, componentes e outro equipa. de transporte</text:p>
          </table:table-cell>
          <table:table-cell office:value-type="float" office:value="2459" table:style-name="ce44">
            <text:p>2 459</text:p>
          </table:table-cell>
          <table:table-cell office:value-type="float" office:value="0.78364261562632453" table:style-name="ce62">
            <text:p>0,8<text:s text:c="5"/></text:p>
          </table:table-cell>
          <table:table-cell office:value-type="float" office:value="2403" table:style-name="ce63">
            <text:p>2 403</text:p>
          </table:table-cell>
          <table:table-cell office:value-type="float" office:value="0.76643627862175423" table:style-name="ce64">
            <text:p>0,8<text:s text:c="5"/></text:p>
          </table:table-cell>
          <table:table-cell office:value-type="float" office:value="2734" table:style-name="ce46">
            <text:p>2 734</text:p>
          </table:table-cell>
          <table:table-cell office:value-type="float" office:value="0.7700258834596525" table:style-name="ce64">
            <text:p>0,8<text:s text:c="5"/></text:p>
          </table:table-cell>
          <table:table-cell office:value-type="float" office:value="56" table:style-name="ce48">
            <text:p>+ 56</text:p>
          </table:table-cell>
          <table:table-cell office:value-type="float" office:value="2.3304203079483976" table:style-name="ce49">
            <text:p>+2,3<text:s text:c="3"/></text:p>
          </table:table-cell>
          <table:table-cell office:value-type="float" office:value="-275" table:style-name="ce48">
            <text:p><text:s/>- 275</text:p>
          </table:table-cell>
          <table:table-cell office:value-type="float" office:value="-10.058522311631309" table:style-name="ce49">
            <text:p>-10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Fab. mobiliário, repar. instal. máq. e equipa. e outras ind. transformadoras</text:p>
          </table:table-cell>
          <table:table-cell office:value-type="float" office:value="3575" table:style-name="ce44">
            <text:p>3 575</text:p>
          </table:table-cell>
          <table:table-cell office:value-type="float" office:value="1.1392933513070802" table:style-name="ce62">
            <text:p>1,1<text:s text:c="5"/></text:p>
          </table:table-cell>
          <table:table-cell office:value-type="float" office:value="3583" table:style-name="ce63">
            <text:p>3 583</text:p>
          </table:table-cell>
          <table:table-cell office:value-type="float" office:value="1.142796998044838" table:style-name="ce64">
            <text:p>1,1<text:s text:c="5"/></text:p>
          </table:table-cell>
          <table:table-cell office:value-type="float" office:value="4302" table:style-name="ce46">
            <text:p>4 302</text:p>
          </table:table-cell>
          <table:table-cell office:value-type="float" office:value="1.2116500916764539" table:style-name="ce64">
            <text:p>1,2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0.22327658386826682" table:style-name="ce49">
            <text:p>-0,2<text:s text:c="3"/></text:p>
          </table:table-cell>
          <table:table-cell office:value-type="float" office:value="-727" table:style-name="ce48">
            <text:p><text:s/>- 727</text:p>
          </table:table-cell>
          <table:table-cell office:value-type="float" office:value="-16.899116689911668" table:style-name="ce49">
            <text:p>-16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Eletricidade, gás e água, saneamento, resíduos e despoluição</text:p>
          </table:table-cell>
          <table:table-cell office:value-type="float" office:value="1116" table:style-name="ce44">
            <text:p>1 116</text:p>
          </table:table-cell>
          <table:table-cell office:value-type="float" office:value="0.35565073568075567" table:style-name="ce62">
            <text:p>0,4<text:s text:c="5"/></text:p>
          </table:table-cell>
          <table:table-cell office:value-type="float" office:value="1109" table:style-name="ce63">
            <text:p>1 109</text:p>
          </table:table-cell>
          <table:table-cell office:value-type="float" office:value="0.35371528630525406" table:style-name="ce64">
            <text:p>0,4<text:s text:c="5"/></text:p>
          </table:table-cell>
          <table:table-cell office:value-type="float" office:value="1252" table:style-name="ce46">
            <text:p>1 252</text:p>
          </table:table-cell>
          <table:table-cell office:value-type="float" office:value="0.35262341115270118" table:style-name="ce64">
            <text:p>0,4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0.63119927862939584" table:style-name="ce49">
            <text:p>+0,6<text:s text:c="3"/></text:p>
          </table:table-cell>
          <table:table-cell office:value-type="float" office:value="-136" table:style-name="ce48">
            <text:p><text:s/>- 136</text:p>
          </table:table-cell>
          <table:table-cell office:value-type="float" office:value="-10.862619808306709" table:style-name="ce49">
            <text:p>-10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Construção</text:p>
          </table:table-cell>
          <table:table-cell office:value-type="float" office:value="18953" table:style-name="ce44">
            <text:p>18 953</text:p>
          </table:table-cell>
          <table:table-cell office:value-type="float" office:value="6.0400075209295352" table:style-name="ce62">
            <text:p>6,0<text:s text:c="5"/></text:p>
          </table:table-cell>
          <table:table-cell office:value-type="float" office:value="19166" table:style-name="ce63">
            <text:p>19 166</text:p>
          </table:table-cell>
          <table:table-cell office:value-type="float" office:value="6.1129911427651029" table:style-name="ce64">
            <text:p>6,1<text:s text:c="5"/></text:p>
          </table:table-cell>
          <table:table-cell office:value-type="float" office:value="22038" table:style-name="ce46">
            <text:p>22 038</text:p>
          </table:table-cell>
          <table:table-cell office:value-type="float" office:value="6.2069606509450708" table:style-name="ce64">
            <text:p>6,2<text:s text:c="5"/></text:p>
          </table:table-cell>
          <table:table-cell office:value-type="float" office:value="-213" table:style-name="ce48">
            <text:p><text:s/>- 213</text:p>
          </table:table-cell>
          <table:table-cell office:value-type="float" office:value="-1.111343003234895" table:style-name="ce49">
            <text:p>-1,1<text:s text:c="3"/></text:p>
          </table:table-cell>
          <table:table-cell office:value-type="float" office:value="-3085" table:style-name="ce48">
            <text:p><text:s/>-3 085</text:p>
          </table:table-cell>
          <table:table-cell office:value-type="float" office:value="-13.998547962610036" table:style-name="ce49">
            <text:p>-14,0<text:s text:c="3"/></text:p>
          </table:table-cell>
          <table:table-cell table:number-columns-repeated="16372" table:style-name="ce1"/>
        </table:table-row>
        <table:table-row table:style-name="ro15">
          <table:table-cell table:style-name="ce171"/>
          <table:table-cell office:value-type="string" table:style-name="ce172">
            <text:p>Serviços</text:p>
          </table:table-cell>
          <table:table-cell office:value-type="float" office:value="231094" table:style-name="ce55">
            <text:p>231 094</text:p>
          </table:table-cell>
          <table:table-cell office:value-type="float" office:value="73.645834329219127" table:style-name="ce56">
            <text:p>73,6<text:s text:c="5"/></text:p>
          </table:table-cell>
          <table:table-cell office:value-type="float" office:value="230153" table:style-name="ce57">
            <text:p>230 153</text:p>
          </table:table-cell>
          <table:table-cell office:value-type="float" office:value="73.407244624899135" table:style-name="ce58">
            <text:p>73,4<text:s text:c="5"/></text:p>
          </table:table-cell>
          <table:table-cell office:value-type="float" office:value="258390" table:style-name="ce57">
            <text:p>258 390</text:p>
          </table:table-cell>
          <table:table-cell office:value-type="float" office:value="72.775050485420493" table:style-name="ce58">
            <text:p>72,8<text:s text:c="5"/></text:p>
          </table:table-cell>
          <table:table-cell office:value-type="float" office:value="941" table:style-name="ce39">
            <text:p>+ 941</text:p>
          </table:table-cell>
          <table:table-cell office:value-type="float" office:value="0.40885845502774243" table:style-name="ce40">
            <text:p>+0,4<text:s text:c="3"/></text:p>
          </table:table-cell>
          <table:table-cell office:value-type="float" office:value="-27296" table:style-name="ce39">
            <text:p><text:s/>-27 296</text:p>
          </table:table-cell>
          <table:table-cell office:value-type="float" office:value="-10.563876311002748" table:style-name="ce40">
            <text:p>-10,6<text:s text:c="3"/></text:p>
          </table:table-cell>
          <table:table-cell table:number-columns-repeated="16372" table:style-name="ce171"/>
        </table:table-row>
        <table:table-row table:style-name="ro23">
          <table:table-cell/>
          <table:table-cell office:value-type="string" table:style-name="ce174">
            <text:p>Comércio, manut. repar. de veículos automóveis e motociclos</text:p>
          </table:table-cell>
          <table:table-cell office:value-type="float" office:value="3991" table:style-name="ce44">
            <text:p>3 991</text:p>
          </table:table-cell>
          <table:table-cell office:value-type="float" office:value="1.271865668550086" table:style-name="ce62">
            <text:p>1,3<text:s text:c="5"/></text:p>
          </table:table-cell>
          <table:table-cell office:value-type="float" office:value="4021" table:style-name="ce63">
            <text:p>4 021</text:p>
          </table:table-cell>
          <table:table-cell office:value-type="float" office:value="1.2824969938984911" table:style-name="ce64">
            <text:p>1,3<text:s text:c="5"/></text:p>
          </table:table-cell>
          <table:table-cell office:value-type="float" office:value="4507" table:style-name="ce63">
            <text:p>4 507</text:p>
          </table:table-cell>
          <table:table-cell office:value-type="float" office:value="1.269387950531329" table:style-name="ce64">
            <text:p>1,3<text:s text:c="5"/></text:p>
          </table:table-cell>
          <table:table-cell office:value-type="float" office:value="-30" table:style-name="ce48">
            <text:p><text:s/>- 30</text:p>
          </table:table-cell>
          <table:table-cell office:value-type="float" office:value="-0.74608306391444912" table:style-name="ce49">
            <text:p>-0,7<text:s text:c="3"/></text:p>
          </table:table-cell>
          <table:table-cell office:value-type="float" office:value="-516" table:style-name="ce48">
            <text:p><text:s/>- 516</text:p>
          </table:table-cell>
          <table:table-cell office:value-type="float" office:value="-11.448857333037497" table:style-name="ce49">
            <text:p>-11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Comércio por grosso e a retalho</text:p>
          </table:table-cell>
          <table:table-cell office:value-type="float" office:value="33411" table:style-name="ce44">
            <text:p>33 411</text:p>
          </table:table-cell>
          <table:table-cell office:value-type="float" office:value="10.647532912033805" table:style-name="ce62">
            <text:p>10,6<text:s text:c="5"/></text:p>
          </table:table-cell>
          <table:table-cell office:value-type="float" office:value="34032" table:style-name="ce63">
            <text:p>34 032</text:p>
          </table:table-cell>
          <table:table-cell office:value-type="float" office:value="10.854498307971511" table:style-name="ce64">
            <text:p>10,9<text:s text:c="5"/></text:p>
          </table:table-cell>
          <table:table-cell office:value-type="float" office:value="38432" table:style-name="ce63">
            <text:p>38 432</text:p>
          </table:table-cell>
          <table:table-cell office:value-type="float" office:value="10.824299470783236" table:style-name="ce64">
            <text:p>10,8<text:s text:c="5"/></text:p>
          </table:table-cell>
          <table:table-cell office:value-type="float" office:value="-621" table:style-name="ce48">
            <text:p><text:s/>- 621</text:p>
          </table:table-cell>
          <table:table-cell office:value-type="float" office:value="-1.8247531734837799" table:style-name="ce49">
            <text:p>-1,8<text:s text:c="3"/></text:p>
          </table:table-cell>
          <table:table-cell office:value-type="float" office:value="-5021" table:style-name="ce48">
            <text:p><text:s/>-5 021</text:p>
          </table:table-cell>
          <table:table-cell office:value-type="float" office:value="-13.06463363863447" table:style-name="ce49">
            <text:p>-13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Transportes e armazenagem</text:p>
          </table:table-cell>
          <table:table-cell office:value-type="float" office:value="6174" table:style-name="ce44">
            <text:p>6 174</text:p>
          </table:table-cell>
          <table:table-cell office:value-type="float" office:value="1.9675516506209547" table:style-name="ce62">
            <text:p>2,0<text:s text:c="5"/></text:p>
          </table:table-cell>
          <table:table-cell office:value-type="float" office:value="6299" table:style-name="ce63">
            <text:p>6 299</text:p>
          </table:table-cell>
          <table:table-cell office:value-type="float" office:value="2.0090645522423767" table:style-name="ce64">
            <text:p>2,0<text:s text:c="5"/></text:p>
          </table:table-cell>
          <table:table-cell office:value-type="float" office:value="6780" table:style-name="ce63">
            <text:p>6 780</text:p>
          </table:table-cell>
          <table:table-cell office:value-type="float" office:value="1.9095740635905061" table:style-name="ce64">
            <text:p>1,9<text:s text:c="5"/></text:p>
          </table:table-cell>
          <table:table-cell office:value-type="float" office:value="-125" table:style-name="ce48">
            <text:p><text:s/>- 125</text:p>
          </table:table-cell>
          <table:table-cell office:value-type="float" office:value="-1.9844419749166533" table:style-name="ce49">
            <text:p>-2,0<text:s text:c="3"/></text:p>
          </table:table-cell>
          <table:table-cell office:value-type="float" office:value="-606" table:style-name="ce48">
            <text:p><text:s/>- 606</text:p>
          </table:table-cell>
          <table:table-cell office:value-type="float" office:value="-8.9380530973451329" table:style-name="ce49">
            <text:p>-8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Alojamento, restauração e similares</text:p>
          </table:table-cell>
          <table:table-cell office:value-type="float" office:value="32565" table:style-name="ce44">
            <text:p>32 565</text:p>
          </table:table-cell>
          <table:table-cell office:value-type="float" office:value="10.377926709179039" table:style-name="ce62">
            <text:p>10,4<text:s text:c="5"/></text:p>
          </table:table-cell>
          <table:table-cell office:value-type="float" office:value="34076" table:style-name="ce63">
            <text:p>34 076</text:p>
          </table:table-cell>
          <table:table-cell office:value-type="float" office:value="10.868532097509322" table:style-name="ce64">
            <text:p>10,9<text:s text:c="5"/></text:p>
          </table:table-cell>
          <table:table-cell office:value-type="float" office:value="40642" table:style-name="ce63">
            <text:p>40 642</text:p>
          </table:table-cell>
          <table:table-cell office:value-type="float" office:value="11.446741754047988" table:style-name="ce64">
            <text:p>11,4<text:s text:c="5"/></text:p>
          </table:table-cell>
          <table:table-cell office:value-type="float" office:value="-1511" table:style-name="ce48">
            <text:p><text:s/>-1 511</text:p>
          </table:table-cell>
          <table:table-cell office:value-type="float" office:value="-4.4342058927104118" table:style-name="ce49">
            <text:p>-4,4<text:s text:c="3"/></text:p>
          </table:table-cell>
          <table:table-cell office:value-type="float" office:value="-8077" table:style-name="ce48">
            <text:p><text:s/>-8 077</text:p>
          </table:table-cell>
          <table:table-cell office:value-type="float" office:value="-19.873529845972147" table:style-name="ce49">
            <text:p>-19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Atividades de informação e de comunicação</text:p>
          </table:table-cell>
          <table:table-cell office:value-type="float" office:value="3989" table:style-name="ce44">
            <text:p>3 989</text:p>
          </table:table-cell>
          <table:table-cell office:value-type="float" office:value="1.2712283016402637" table:style-name="ce62">
            <text:p>1,3<text:s text:c="5"/></text:p>
          </table:table-cell>
          <table:table-cell office:value-type="float" office:value="3963" table:style-name="ce63">
            <text:p>3 963</text:p>
          </table:table-cell>
          <table:table-cell office:value-type="float" office:value="1.2639979076895598" table:style-name="ce64">
            <text:p>1,3<text:s text:c="5"/></text:p>
          </table:table-cell>
          <table:table-cell office:value-type="float" office:value="4510" table:style-name="ce63">
            <text:p>4 510</text:p>
          </table:table-cell>
          <table:table-cell office:value-type="float" office:value="1.2702328948072541" table:style-name="ce64">
            <text:p>1,3<text:s text:c="5"/></text:p>
          </table:table-cell>
          <table:table-cell office:value-type="float" office:value="26" table:style-name="ce48">
            <text:p>+ 26</text:p>
          </table:table-cell>
          <table:table-cell office:value-type="float" office:value="0.65606863487257128" table:style-name="ce49">
            <text:p>+0,7<text:s text:c="3"/></text:p>
          </table:table-cell>
          <table:table-cell office:value-type="float" office:value="-521" table:style-name="ce48">
            <text:p><text:s/>- 521</text:p>
          </table:table-cell>
          <table:table-cell office:value-type="float" office:value="-11.552106430155211" table:style-name="ce49">
            <text:p>-11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Atividades financeiras e de seguros</text:p>
          </table:table-cell>
          <table:table-cell office:value-type="float" office:value="2589" table:style-name="ce44">
            <text:p>2 589</text:p>
          </table:table-cell>
          <table:table-cell office:value-type="float" office:value="0.82507146476476378" table:style-name="ce62">
            <text:p>0,8<text:s text:c="5"/></text:p>
          </table:table-cell>
          <table:table-cell office:value-type="float" office:value="2554" table:style-name="ce63">
            <text:p>2 554</text:p>
          </table:table-cell>
          <table:table-cell office:value-type="float" office:value="0.81459769271742011" table:style-name="ce64">
            <text:p>0,8<text:s text:c="5"/></text:p>
          </table:table-cell>
          <table:table-cell office:value-type="float" office:value="2720" table:style-name="ce63">
            <text:p>2 720</text:p>
          </table:table-cell>
          <table:table-cell office:value-type="float" office:value="0.76608281017200242" table:style-name="ce64">
            <text:p>0,8<text:s text:c="5"/></text:p>
          </table:table-cell>
          <table:table-cell office:value-type="float" office:value="35" table:style-name="ce48">
            <text:p>+ 35</text:p>
          </table:table-cell>
          <table:table-cell office:value-type="float" office:value="1.370399373531715" table:style-name="ce49">
            <text:p>+1,4<text:s text:c="3"/></text:p>
          </table:table-cell>
          <table:table-cell office:value-type="float" office:value="-131" table:style-name="ce48">
            <text:p><text:s/>- 131</text:p>
          </table:table-cell>
          <table:table-cell office:value-type="float" office:value="-4.8161764705882355" table:style-name="ce49">
            <text:p>-4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Atividades imobiliárias, administrativas e dos serviços de apoio</text:p>
          </table:table-cell>
          <table:table-cell office:value-type="float" office:value="96324" table:style-name="ce44">
            <text:p>96 324</text:p>
          </table:table-cell>
          <table:table-cell office:value-type="float" office:value="30.696865110854038" table:style-name="ce62">
            <text:p>30,7<text:s text:c="5"/></text:p>
          </table:table-cell>
          <table:table-cell office:value-type="float" office:value="95640" table:style-name="ce63">
            <text:p>95 640</text:p>
          </table:table-cell>
          <table:table-cell office:value-type="float" office:value="30.504355259003152" table:style-name="ce64">
            <text:p>30,5<text:s text:c="5"/></text:p>
          </table:table-cell>
          <table:table-cell office:value-type="float" office:value="103406" table:style-name="ce63">
            <text:p>103 406</text:p>
          </table:table-cell>
          <table:table-cell office:value-type="float" office:value="29.124102598766942" table:style-name="ce64">
            <text:p>29,1<text:s text:c="5"/></text:p>
          </table:table-cell>
          <table:table-cell office:value-type="float" office:value="684" table:style-name="ce48">
            <text:p>+ 684</text:p>
          </table:table-cell>
          <table:table-cell office:value-type="float" office:value="0.71518193224592219" table:style-name="ce49">
            <text:p>+0,7<text:s text:c="3"/></text:p>
          </table:table-cell>
          <table:table-cell office:value-type="float" office:value="-7082" table:style-name="ce48">
            <text:p><text:s/>-7 082</text:p>
          </table:table-cell>
          <table:table-cell office:value-type="float" office:value="-6.848732181884996" table:style-name="ce49">
            <text:p>-6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Atividades de consultoria, científicas, técnicas e similares</text:p>
          </table:table-cell>
          <table:table-cell office:value-type="float" office:value="6435" table:style-name="ce44">
            <text:p>6 435</text:p>
          </table:table-cell>
          <table:table-cell office:value-type="float" office:value="2.0507280323527444" table:style-name="ce62">
            <text:p>2,1<text:s text:c="5"/></text:p>
          </table:table-cell>
          <table:table-cell office:value-type="float" office:value="6339" table:style-name="ce63">
            <text:p>6 339</text:p>
          </table:table-cell>
          <table:table-cell office:value-type="float" office:value="2.0218225427312944" table:style-name="ce64">
            <text:p>2,0<text:s text:c="5"/></text:p>
          </table:table-cell>
          <table:table-cell office:value-type="float" office:value="6949" table:style-name="ce63">
            <text:p>6 949</text:p>
          </table:table-cell>
          <table:table-cell office:value-type="float" office:value="1.9571725911342814" table:style-name="ce64">
            <text:p>2,0<text:s text:c="5"/></text:p>
          </table:table-cell>
          <table:table-cell office:value-type="float" office:value="96" table:style-name="ce48">
            <text:p>+ 96</text:p>
          </table:table-cell>
          <table:table-cell office:value-type="float" office:value="1.5144344533838145" table:style-name="ce49">
            <text:p>+1,5<text:s text:c="3"/></text:p>
          </table:table-cell>
          <table:table-cell office:value-type="float" office:value="-514" table:style-name="ce48">
            <text:p><text:s/>- 514</text:p>
          </table:table-cell>
          <table:table-cell office:value-type="float" office:value="-7.3967477334868335" table:style-name="ce49">
            <text:p>-7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Admin. pública, educação, atividades de saúde e apoio social</text:p>
          </table:table-cell>
          <table:table-cell office:value-type="float" office:value="24240" table:style-name="ce44">
            <text:p>24 240</text:p>
          </table:table-cell>
          <table:table-cell office:value-type="float" office:value="7.7248869470443706" table:style-name="ce62">
            <text:p>7,7<text:s text:c="5"/></text:p>
          </table:table-cell>
          <table:table-cell office:value-type="float" office:value="21935" table:style-name="ce63">
            <text:p>21 935</text:p>
          </table:table-cell>
          <table:table-cell office:value-type="float" office:value="6.9961630343604568" table:style-name="ce64">
            <text:p>7,0<text:s text:c="5"/></text:p>
          </table:table-cell>
          <table:table-cell office:value-type="float" office:value="26692" table:style-name="ce63">
            <text:p>26 692</text:p>
          </table:table-cell>
          <table:table-cell office:value-type="float" office:value="7.517750870996724" table:style-name="ce64">
            <text:p>7,5<text:s text:c="5"/></text:p>
          </table:table-cell>
          <table:table-cell office:value-type="float" office:value="2305" table:style-name="ce48">
            <text:p>+2 305</text:p>
          </table:table-cell>
          <table:table-cell office:value-type="float" office:value="10.508320036471392" table:style-name="ce49">
            <text:p>+10,5<text:s text:c="3"/></text:p>
          </table:table-cell>
          <table:table-cell office:value-type="float" office:value="-2452" table:style-name="ce48">
            <text:p><text:s/>-2 452</text:p>
          </table:table-cell>
          <table:table-cell office:value-type="float" office:value="-9.1862730406114181" table:style-name="ce49">
            <text:p>-9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Outras atividades de serviços</text:p>
          </table:table-cell>
          <table:table-cell office:value-type="float" office:value="21376" table:style-name="ce44">
            <text:p>21 376</text:p>
          </table:table-cell>
          <table:table-cell office:value-type="float" office:value="6.8121775321790619" table:style-name="ce62">
            <text:p>6,8<text:s text:c="5"/></text:p>
          </table:table-cell>
          <table:table-cell office:value-type="float" office:value="21294" table:style-name="ce63">
            <text:p>21 294</text:p>
          </table:table-cell>
          <table:table-cell office:value-type="float" office:value="6.791716236775545" table:style-name="ce64">
            <text:p>6,8<text:s text:c="5"/></text:p>
          </table:table-cell>
          <table:table-cell office:value-type="float" office:value="23752" table:style-name="ce63">
            <text:p>23 752</text:p>
          </table:table-cell>
          <table:table-cell office:value-type="float" office:value="6.6897054805902219" table:style-name="ce64">
            <text:p>6,7<text:s text:c="5"/></text:p>
          </table:table-cell>
          <table:table-cell office:value-type="float" office:value="82" table:style-name="ce48">
            <text:p>+ 82</text:p>
          </table:table-cell>
          <table:table-cell office:value-type="float" office:value="0.38508500046961586" table:style-name="ce49">
            <text:p>+0,4<text:s text:c="3"/></text:p>
          </table:table-cell>
          <table:table-cell office:value-type="float" office:value="-2376" table:style-name="ce48">
            <text:p><text:s/>-2 376</text:p>
          </table:table-cell>
          <table:table-cell office:value-type="float" office:value="-10.003368137420008" table:style-name="ce49">
            <text:p>-10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4">
            <text:p>Sem classificação</text:p>
          </table:table-cell>
          <table:table-cell office:value-type="float" office:value="8361" table:style-name="ce44">
            <text:p>8 361</text:p>
          </table:table-cell>
          <table:table-cell office:value-type="float" office:value="2.6645123665114676" table:style-name="ce62">
            <text:p>2,7<text:s text:c="5"/></text:p>
          </table:table-cell>
          <table:table-cell office:value-type="float" office:value="8545" table:style-name="ce63">
            <text:p>8 545</text:p>
          </table:table-cell>
          <table:table-cell office:value-type="float" office:value="2.7254257181951269" table:style-name="ce64">
            <text:p>2,7<text:s text:c="5"/></text:p>
          </table:table-cell>
          <table:table-cell office:value-type="float" office:value="8825" table:style-name="ce63">
            <text:p>8 825</text:p>
          </table:table-cell>
          <table:table-cell office:value-type="float" office:value="2.4855444116793834" table:style-name="ce64">
            <text:p>2,5<text:s text:c="5"/></text:p>
          </table:table-cell>
          <table:table-cell office:value-type="float" office:value="-184" table:style-name="ce48">
            <text:p><text:s/>- 184</text:p>
          </table:table-cell>
          <table:table-cell office:value-type="float" office:value="-2.1533060269163253" table:style-name="ce49">
            <text:p>-2,2<text:s text:c="3"/></text:p>
          </table:table-cell>
          <table:table-cell office:value-type="float" office:value="-464" table:style-name="ce48">
            <text:p><text:s/>- 464</text:p>
          </table:table-cell>
          <table:table-cell office:value-type="float" office:value="-5.2577903682719551" table:style-name="ce49">
            <text:p>-5,3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6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16372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4"/>
          <table:table-cell table:style-name="ce163"/>
          <table:table-cell table:style-name="ce16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3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5" table:default-cell-style-name="ce92"/>
        <table:table-column table:style-name="co17" table:default-cell-style-name="ce92"/>
        <table:table-column table:style-name="co7" table:default-cell-style-name="ce1"/>
        <table:table-column table:style-name="co17" table:default-cell-style-name="ce1"/>
        <table:table-column table:style-name="co8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60106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7364in" svg:y="0.25024in" svg:width="1.9847in" svg:height="0.53255in">
                <draw:text-box>
                  <text:p text:style-name="a59" text:class-names="" text:cond-style-name=""><text:span text:style-name="a57" text:class-names="">AGOSTO 2021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794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6 - OFERTAS DE EMPREGO, POR <text:s/>REGIÕES<text:s text:c="3"/></text:p>
          </table:table-cell>
          <table:table-cell table:number-columns-repeated="8" table:style-name="ce184"/>
          <table:table-cell table:number-columns-repeated="2" table:style-name="ce185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23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7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5"/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24159" table:style-name="ce114">
            <text:p>24 159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23236" table:style-name="ce116">
            <text:p>23 236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3576" table:style-name="ce116">
            <text:p>13 576</text:p>
          </table:table-cell>
          <table:table-cell office:value-type="float" office:value="99.999999999999986" table:style-name="ce118">
            <text:p>100,0<text:s text:c="5"/></text:p>
          </table:table-cell>
          <table:table-cell office:value-type="float" office:value="923" table:style-name="ce39">
            <text:p>+ 923</text:p>
          </table:table-cell>
          <table:table-cell office:value-type="float" office:value="3.9722843862971251" table:style-name="ce40">
            <text:p>+4,0<text:s text:c="3"/></text:p>
          </table:table-cell>
          <table:table-cell office:value-type="float" office:value="10583" table:style-name="ce39">
            <text:p>+10 583</text:p>
          </table:table-cell>
          <table:table-cell office:value-type="float" office:value="77.953741897466116" table:style-name="ce40">
            <text:p>+78,0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23560" table:style-name="ce114">
            <text:p>23 560</text:p>
          </table:table-cell>
          <table:table-cell office:value-type="float" office:value="97.520592739765718" table:style-name="ce115">
            <text:p>97,5<text:s text:c="5"/></text:p>
          </table:table-cell>
          <table:table-cell office:value-type="float" office:value="22668" table:style-name="ce116">
            <text:p>22 668</text:p>
          </table:table-cell>
          <table:table-cell office:value-type="float" office:value="97.555517300740235" table:style-name="ce117">
            <text:p>97,6<text:s text:c="5"/></text:p>
          </table:table-cell>
          <table:table-cell office:value-type="float" office:value="13335" table:style-name="ce116">
            <text:p>13 335</text:p>
          </table:table-cell>
          <table:table-cell office:value-type="float" office:value="98.224808485562747" table:style-name="ce118">
            <text:p>98,2<text:s text:c="5"/></text:p>
          </table:table-cell>
          <table:table-cell office:value-type="float" office:value="892" table:style-name="ce39">
            <text:p>+ 892</text:p>
          </table:table-cell>
          <table:table-cell office:value-type="float" office:value="3.9350626433739189" table:style-name="ce40">
            <text:p>+3,9<text:s text:c="3"/></text:p>
          </table:table-cell>
          <table:table-cell office:value-type="float" office:value="10225" table:style-name="ce39">
            <text:p>+10 225</text:p>
          </table:table-cell>
          <table:table-cell office:value-type="float" office:value="76.677915260592428" table:style-name="ce40">
            <text:p>+76,7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5027" table:style-name="ce121">
            <text:p>5 027</text:p>
          </table:table-cell>
          <table:table-cell office:value-type="float" office:value="20.807980462767496" table:style-name="ce122">
            <text:p>20,8<text:s text:c="5"/></text:p>
          </table:table-cell>
          <table:table-cell office:value-type="float" office:value="4824" table:style-name="ce123">
            <text:p>4 824</text:p>
          </table:table-cell>
          <table:table-cell office:value-type="float" office:value="20.760888276811844" table:style-name="ce124">
            <text:p>20,8<text:s text:c="5"/></text:p>
          </table:table-cell>
          <table:table-cell office:value-type="float" office:value="2675" table:style-name="ce123">
            <text:p>2 675</text:p>
          </table:table-cell>
          <table:table-cell office:value-type="float" office:value="19.703889216263995" table:style-name="ce125">
            <text:p>19,7<text:s text:c="5"/></text:p>
          </table:table-cell>
          <table:table-cell office:value-type="float" office:value="203" table:style-name="ce48">
            <text:p>+ 203</text:p>
          </table:table-cell>
          <table:table-cell office:value-type="float" office:value="4.2081260364842459" table:style-name="ce49">
            <text:p>+4,2<text:s text:c="3"/></text:p>
          </table:table-cell>
          <table:table-cell office:value-type="float" office:value="2352" table:style-name="ce48">
            <text:p>+2 352</text:p>
          </table:table-cell>
          <table:table-cell office:value-type="float" office:value="87.925233644859816" table:style-name="ce49">
            <text:p>+87,9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5860" table:style-name="ce121">
            <text:p>5 860</text:p>
          </table:table-cell>
          <table:table-cell office:value-type="float" office:value="24.255970859721014" table:style-name="ce122">
            <text:p>24,3<text:s text:c="5"/></text:p>
          </table:table-cell>
          <table:table-cell office:value-type="float" office:value="5819" table:style-name="ce123">
            <text:p>5 819</text:p>
          </table:table-cell>
          <table:table-cell office:value-type="float" office:value="25.043036667240486" table:style-name="ce124">
            <text:p>25,0<text:s text:c="5"/></text:p>
          </table:table-cell>
          <table:table-cell office:value-type="float" office:value="3818" table:style-name="ce123">
            <text:p>3 818</text:p>
          </table:table-cell>
          <table:table-cell office:value-type="float" office:value="28.123158515026521" table:style-name="ce125">
            <text:p>28,1<text:s text:c="5"/></text:p>
          </table:table-cell>
          <table:table-cell office:value-type="float" office:value="41" table:style-name="ce48">
            <text:p>+ 41</text:p>
          </table:table-cell>
          <table:table-cell office:value-type="float" office:value="0.70458841725382371" table:style-name="ce49">
            <text:p>+0,7<text:s text:c="3"/></text:p>
          </table:table-cell>
          <table:table-cell office:value-type="float" office:value="2042" table:style-name="ce48">
            <text:p>+2 042</text:p>
          </table:table-cell>
          <table:table-cell office:value-type="float" office:value="53.483499214248297" table:style-name="ce49">
            <text:p>+53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8269" table:style-name="ce121">
            <text:p>8 269</text:p>
          </table:table-cell>
          <table:table-cell office:value-type="float" office:value="34.227410074920314" table:style-name="ce122">
            <text:p>34,2<text:s text:c="5"/></text:p>
          </table:table-cell>
          <table:table-cell office:value-type="float" office:value="7434" table:style-name="ce123">
            <text:p>7 434</text:p>
          </table:table-cell>
          <table:table-cell office:value-type="float" office:value="31.993458426579448" table:style-name="ce124">
            <text:p>32,0<text:s text:c="5"/></text:p>
          </table:table-cell>
          <table:table-cell office:value-type="float" office:value="4323" table:style-name="ce123">
            <text:p>4 323</text:p>
          </table:table-cell>
          <table:table-cell office:value-type="float" office:value="31.842958161461404" table:style-name="ce125">
            <text:p>31,8<text:s text:c="5"/></text:p>
          </table:table-cell>
          <table:table-cell office:value-type="float" office:value="835" table:style-name="ce48">
            <text:p>+ 835</text:p>
          </table:table-cell>
          <table:table-cell office:value-type="float" office:value="11.232176486413776" table:style-name="ce49">
            <text:p>+11,2<text:s text:c="3"/></text:p>
          </table:table-cell>
          <table:table-cell office:value-type="float" office:value="3946" table:style-name="ce48">
            <text:p>+3 946</text:p>
          </table:table-cell>
          <table:table-cell office:value-type="float" office:value="91.279204256303487" table:style-name="ce49">
            <text:p>+91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3405" table:style-name="ce121">
            <text:p>3 405</text:p>
          </table:table-cell>
          <table:table-cell office:value-type="float" office:value="14.094126412517074" table:style-name="ce122">
            <text:p>14,1<text:s text:c="5"/></text:p>
          </table:table-cell>
          <table:table-cell office:value-type="float" office:value="3565" table:style-name="ce123">
            <text:p>3 565</text:p>
          </table:table-cell>
          <table:table-cell office:value-type="float" office:value="15.342571871234293" table:style-name="ce124">
            <text:p>15,3<text:s text:c="5"/></text:p>
          </table:table-cell>
          <table:table-cell office:value-type="float" office:value="2135" table:style-name="ce123">
            <text:p>2 135</text:p>
          </table:table-cell>
          <table:table-cell office:value-type="float" office:value="15.726281673541544" table:style-name="ce125">
            <text:p>15,7<text:s text:c="5"/></text:p>
          </table:table-cell>
          <table:table-cell office:value-type="float" office:value="-160" table:style-name="ce48">
            <text:p><text:s/>- 160</text:p>
          </table:table-cell>
          <table:table-cell office:value-type="float" office:value="-4.4880785413744739" table:style-name="ce49">
            <text:p>-4,5<text:s text:c="3"/></text:p>
          </table:table-cell>
          <table:table-cell office:value-type="float" office:value="1270" table:style-name="ce48">
            <text:p>+1 270</text:p>
          </table:table-cell>
          <table:table-cell office:value-type="float" office:value="59.484777517564403" table:style-name="ce49">
            <text:p>+59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999" table:style-name="ce121">
            <text:p><text:s/>999</text:p>
          </table:table-cell>
          <table:table-cell office:value-type="float" office:value="4.1351049298398115" table:style-name="ce122">
            <text:p>4,1<text:s text:c="5"/></text:p>
          </table:table-cell>
          <table:table-cell office:value-type="float" office:value="1026" table:style-name="ce123">
            <text:p>1 026</text:p>
          </table:table-cell>
          <table:table-cell office:value-type="float" office:value="4.4155620588741611" table:style-name="ce124">
            <text:p>4,4<text:s text:c="5"/></text:p>
          </table:table-cell>
          <table:table-cell office:value-type="float" office:value="384" table:style-name="ce123">
            <text:p><text:s/>384</text:p>
          </table:table-cell>
          <table:table-cell office:value-type="float" office:value="2.828520919269299" table:style-name="ce125">
            <text:p>2,8<text:s text:c="5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2.6315789473684208" table:style-name="ce49">
            <text:p>-2,6<text:s text:c="3"/></text:p>
          </table:table-cell>
          <table:table-cell office:value-type="float" office:value="615" table:style-name="ce48">
            <text:p>+ 615</text:p>
          </table:table-cell>
          <table:table-cell office:value-type="float" office:value="160.15625" table:style-name="ce49">
            <text:p>+160,2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599" table:style-name="ce114">
            <text:p><text:s/>599</text:p>
          </table:table-cell>
          <table:table-cell office:value-type="float" office:value="2.4794072602342809" table:style-name="ce115">
            <text:p>2,5<text:s text:c="5"/></text:p>
          </table:table-cell>
          <table:table-cell office:value-type="float" office:value="568" table:style-name="ce116">
            <text:p><text:s/>568</text:p>
          </table:table-cell>
          <table:table-cell office:value-type="float" office:value="2.4444826992597695" table:style-name="ce117">
            <text:p>2,4<text:s text:c="5"/></text:p>
          </table:table-cell>
          <table:table-cell office:value-type="float" office:value="241" table:style-name="ce116">
            <text:p><text:s/>241</text:p>
          </table:table-cell>
          <table:table-cell office:value-type="float" office:value="1.7751915144372421" table:style-name="ce118">
            <text:p>1,8<text:s text:c="5"/></text:p>
          </table:table-cell>
          <table:table-cell office:value-type="float" office:value="31" table:style-name="ce39">
            <text:p>+ 31</text:p>
          </table:table-cell>
          <table:table-cell office:value-type="float" office:value="5.457746478873239" table:style-name="ce40">
            <text:p>+5,5<text:s text:c="3"/></text:p>
          </table:table-cell>
          <table:table-cell office:value-type="float" office:value="358" table:style-name="ce39">
            <text:p>+ 358</text:p>
          </table:table-cell>
          <table:table-cell office:value-type="float" office:value="148.54771784232366" table:style-name="ce40">
            <text:p>+148,5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35" table:style-name="ce121">
            <text:p><text:s/>35</text:p>
          </table:table-cell>
          <table:table-cell office:value-type="float" office:value="0.14487354609048389" table:style-name="ce122">
            <text:p>0,1<text:s text:c="5"/></text:p>
          </table:table-cell>
          <table:table-cell office:value-type="float" office:value="30" table:style-name="ce123">
            <text:p><text:s/>30</text:p>
          </table:table-cell>
          <table:table-cell office:value-type="float" office:value="0.12911000172146669" table:style-name="ce124">
            <text:p>0,1<text:s text:c="5"/></text:p>
          </table:table-cell>
          <table:table-cell office:value-type="float" office:value="24" table:style-name="ce123">
            <text:p><text:s/>24</text:p>
          </table:table-cell>
          <table:table-cell office:value-type="float" office:value="0.17678255745433119" table:style-name="ce125">
            <text:p>0,2<text:s text:c="5"/></text:p>
          </table:table-cell>
          <table:table-cell office:value-type="float" office:value="5" table:style-name="ce48">
            <text:p>+ 5</text:p>
          </table:table-cell>
          <table:table-cell office:value-type="float" office:value="16.666666666666664" table:style-name="ce49">
            <text:p>+16,7<text:s text:c="3"/></text:p>
          </table:table-cell>
          <table:table-cell office:value-type="float" office:value="11" table:style-name="ce48">
            <text:p>+ 11</text:p>
          </table:table-cell>
          <table:table-cell office:value-type="float" office:value="45.833333333333329" table:style-name="ce49">
            <text:p>+45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564" table:style-name="ce121">
            <text:p><text:s/>564</text:p>
          </table:table-cell>
          <table:table-cell office:value-type="float" office:value="2.3345337141437974" table:style-name="ce122">
            <text:p>2,3<text:s text:c="5"/></text:p>
          </table:table-cell>
          <table:table-cell office:value-type="float" office:value="538" table:style-name="ce123">
            <text:p><text:s/>538</text:p>
          </table:table-cell>
          <table:table-cell office:value-type="float" office:value="2.3153726975383027" table:style-name="ce124">
            <text:p>2,3<text:s text:c="5"/></text:p>
          </table:table-cell>
          <table:table-cell office:value-type="float" office:value="217" table:style-name="ce123">
            <text:p><text:s/>217</text:p>
          </table:table-cell>
          <table:table-cell office:value-type="float" office:value="1.5984089569829112" table:style-name="ce125">
            <text:p>1,6<text:s text:c="5"/></text:p>
          </table:table-cell>
          <table:table-cell office:value-type="float" office:value="26" table:style-name="ce48">
            <text:p>+ 26</text:p>
          </table:table-cell>
          <table:table-cell office:value-type="float" office:value="4.8327137546468402" table:style-name="ce49">
            <text:p>+4,8<text:s text:c="3"/></text:p>
          </table:table-cell>
          <table:table-cell office:value-type="float" office:value="347" table:style-name="ce48">
            <text:p>+ 347</text:p>
          </table:table-cell>
          <table:table-cell office:value-type="float" office:value="159.90783410138249" table:style-name="ce49">
            <text:p>+159,9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style-name="ro2">
          <table:table-cell/>
          <table:table-cell office:value-type="string" table:style-name="ce4">
            <text:p><text:s/>Quadro 7 - DESEMPREGADOS <text:s/>INSCRITOS, <text:s text:c="2"/>POR <text:s/>REGIÕES<text:s text:c="3"/></text:p>
          </table:table-cell>
          <table:table-cell table:number-columns-repeated="10" table:style-name="ce184"/>
          <table:table-cell table:number-columns-repeated="16372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5"/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36437" table:style-name="ce114">
            <text:p>36 437</text:p>
          </table:table-cell>
          <table:table-cell office:value-type="float" office:value="100.00000000000001" table:style-name="ce115">
            <text:p>100,0<text:s text:c="5"/></text:p>
          </table:table-cell>
          <table:table-cell office:value-type="float" office:value="37604" table:style-name="ce116">
            <text:p>37 604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3027" table:style-name="ce116">
            <text:p>43 027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1167" table:style-name="ce39">
            <text:p><text:s/>-1 167</text:p>
          </table:table-cell>
          <table:table-cell office:value-type="float" office:value="-3.1033932560365916" table:style-name="ce40">
            <text:p>-3,1<text:s text:c="3"/></text:p>
          </table:table-cell>
          <table:table-cell office:value-type="float" office:value="-6590" table:style-name="ce39">
            <text:p><text:s/>-6 590</text:p>
          </table:table-cell>
          <table:table-cell office:value-type="float" office:value="-15.315964394449995" table:style-name="ce40">
            <text:p>-15,3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34601" table:style-name="ce114">
            <text:p>34 601</text:p>
          </table:table-cell>
          <table:table-cell office:value-type="float" office:value="94.961165847901867" table:style-name="ce115">
            <text:p>95,0<text:s text:c="5"/></text:p>
          </table:table-cell>
          <table:table-cell office:value-type="float" office:value="35478" table:style-name="ce116">
            <text:p>35 478</text:p>
          </table:table-cell>
          <table:table-cell office:value-type="float" office:value="94.346346133390071" table:style-name="ce117">
            <text:p>94,3<text:s text:c="5"/></text:p>
          </table:table-cell>
          <table:table-cell office:value-type="float" office:value="40754" table:style-name="ce116">
            <text:p>40 754</text:p>
          </table:table-cell>
          <table:table-cell office:value-type="float" office:value="94.717270551049339" table:style-name="ce118">
            <text:p>94,7<text:s text:c="5"/></text:p>
          </table:table-cell>
          <table:table-cell office:value-type="float" office:value="-877" table:style-name="ce39">
            <text:p><text:s/>- 877</text:p>
          </table:table-cell>
          <table:table-cell office:value-type="float" office:value="-2.4719544506454705" table:style-name="ce40">
            <text:p>-2,5<text:s text:c="3"/></text:p>
          </table:table-cell>
          <table:table-cell office:value-type="float" office:value="-6153" table:style-name="ce39">
            <text:p><text:s/>-6 153</text:p>
          </table:table-cell>
          <table:table-cell office:value-type="float" office:value="-15.097904500171763" table:style-name="ce40">
            <text:p>-15,1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3028" table:style-name="ce121">
            <text:p>13 028</text:p>
          </table:table-cell>
          <table:table-cell office:value-type="float" office:value="35.754864560748686" table:style-name="ce122">
            <text:p>35,8<text:s text:c="5"/></text:p>
          </table:table-cell>
          <table:table-cell office:value-type="float" office:value="13254" table:style-name="ce123">
            <text:p>13 254</text:p>
          </table:table-cell>
          <table:table-cell office:value-type="float" office:value="35.246250398893736" table:style-name="ce124">
            <text:p>35,2<text:s text:c="5"/></text:p>
          </table:table-cell>
          <table:table-cell office:value-type="float" office:value="14435" table:style-name="ce123">
            <text:p>14 435</text:p>
          </table:table-cell>
          <table:table-cell office:value-type="float" office:value="33.548701977827875" table:style-name="ce125">
            <text:p>33,5<text:s text:c="5"/></text:p>
          </table:table-cell>
          <table:table-cell office:value-type="float" office:value="-226" table:style-name="ce48">
            <text:p><text:s/>- 226</text:p>
          </table:table-cell>
          <table:table-cell office:value-type="float" office:value="-1.7051456164176853" table:style-name="ce49">
            <text:p>-1,7<text:s text:c="3"/></text:p>
          </table:table-cell>
          <table:table-cell office:value-type="float" office:value="-1407" table:style-name="ce48">
            <text:p><text:s/>-1 407</text:p>
          </table:table-cell>
          <table:table-cell office:value-type="float" office:value="-9.74714236231382" table:style-name="ce49">
            <text:p>-9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5668" table:style-name="ce121">
            <text:p>5 668</text:p>
          </table:table-cell>
          <table:table-cell office:value-type="float" office:value="15.555616543623241" table:style-name="ce122">
            <text:p>15,6<text:s text:c="5"/></text:p>
          </table:table-cell>
          <table:table-cell office:value-type="float" office:value="5440" table:style-name="ce123">
            <text:p>5 440</text:p>
          </table:table-cell>
          <table:table-cell office:value-type="float" office:value="14.466546112115733" table:style-name="ce124">
            <text:p>14,5<text:s text:c="5"/></text:p>
          </table:table-cell>
          <table:table-cell office:value-type="float" office:value="6248" table:style-name="ce123">
            <text:p>6 248</text:p>
          </table:table-cell>
          <table:table-cell office:value-type="float" office:value="14.521114648941364" table:style-name="ce125">
            <text:p>14,5<text:s text:c="5"/></text:p>
          </table:table-cell>
          <table:table-cell office:value-type="float" office:value="228" table:style-name="ce48">
            <text:p>+ 228</text:p>
          </table:table-cell>
          <table:table-cell office:value-type="float" office:value="4.1911764705882346" table:style-name="ce49">
            <text:p>+4,2<text:s text:c="3"/></text:p>
          </table:table-cell>
          <table:table-cell office:value-type="float" office:value="-580" table:style-name="ce48">
            <text:p><text:s/>- 580</text:p>
          </table:table-cell>
          <table:table-cell office:value-type="float" office:value="-9.2829705505761844" table:style-name="ce49">
            <text:p>-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2882" table:style-name="ce121">
            <text:p>12 882</text:p>
          </table:table-cell>
          <table:table-cell office:value-type="float" office:value="35.354172956061149" table:style-name="ce122">
            <text:p>35,4<text:s text:c="5"/></text:p>
          </table:table-cell>
          <table:table-cell office:value-type="float" office:value="13366" table:style-name="ce123">
            <text:p>13 366</text:p>
          </table:table-cell>
          <table:table-cell office:value-type="float" office:value="35.54409105414318" table:style-name="ce124">
            <text:p>35,5<text:s text:c="5"/></text:p>
          </table:table-cell>
          <table:table-cell office:value-type="float" office:value="15847" table:style-name="ce123">
            <text:p>15 847</text:p>
          </table:table-cell>
          <table:table-cell office:value-type="float" office:value="36.830362330629605" table:style-name="ce125">
            <text:p>36,8<text:s text:c="5"/></text:p>
          </table:table-cell>
          <table:table-cell office:value-type="float" office:value="-484" table:style-name="ce48">
            <text:p><text:s/>- 484</text:p>
          </table:table-cell>
          <table:table-cell office:value-type="float" office:value="-3.6211282358222352" table:style-name="ce49">
            <text:p>-3,6<text:s text:c="3"/></text:p>
          </table:table-cell>
          <table:table-cell office:value-type="float" office:value="-2965" table:style-name="ce48">
            <text:p><text:s/>-2 965</text:p>
          </table:table-cell>
          <table:table-cell office:value-type="float" office:value="-18.710165962011736" table:style-name="ce49">
            <text:p>-18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644" table:style-name="ce121">
            <text:p>1 644</text:p>
          </table:table-cell>
          <table:table-cell office:value-type="float" office:value="4.5118972473035655" table:style-name="ce122">
            <text:p>4,5<text:s text:c="5"/></text:p>
          </table:table-cell>
          <table:table-cell office:value-type="float" office:value="1832" table:style-name="ce123">
            <text:p>1 832</text:p>
          </table:table-cell>
          <table:table-cell office:value-type="float" office:value="4.8718221465801506" table:style-name="ce124">
            <text:p>4,9<text:s text:c="5"/></text:p>
          </table:table-cell>
          <table:table-cell office:value-type="float" office:value="2376" table:style-name="ce123">
            <text:p>2 376</text:p>
          </table:table-cell>
          <table:table-cell office:value-type="float" office:value="5.5221140214284059" table:style-name="ce125">
            <text:p>5,5<text:s text:c="5"/></text:p>
          </table:table-cell>
          <table:table-cell office:value-type="float" office:value="-188" table:style-name="ce48">
            <text:p><text:s/>- 188</text:p>
          </table:table-cell>
          <table:table-cell office:value-type="float" office:value="-10.262008733624455" table:style-name="ce49">
            <text:p>-10,3<text:s text:c="3"/></text:p>
          </table:table-cell>
          <table:table-cell office:value-type="float" office:value="-732" table:style-name="ce48">
            <text:p><text:s/>- 732</text:p>
          </table:table-cell>
          <table:table-cell office:value-type="float" office:value="-30.808080808080806" table:style-name="ce49">
            <text:p>-30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379" table:style-name="ce121">
            <text:p>1 379</text:p>
          </table:table-cell>
          <table:table-cell office:value-type="float" office:value="3.7846145401652169" table:style-name="ce122">
            <text:p>3,8<text:s text:c="5"/></text:p>
          </table:table-cell>
          <table:table-cell office:value-type="float" office:value="1586" table:style-name="ce123">
            <text:p>1 586</text:p>
          </table:table-cell>
          <table:table-cell office:value-type="float" office:value="4.2176364216572706" table:style-name="ce124">
            <text:p>4,2<text:s text:c="5"/></text:p>
          </table:table-cell>
          <table:table-cell office:value-type="float" office:value="1848" table:style-name="ce123">
            <text:p>1 848</text:p>
          </table:table-cell>
          <table:table-cell office:value-type="float" office:value="4.2949775722220931" table:style-name="ce125">
            <text:p>4,3<text:s text:c="5"/></text:p>
          </table:table-cell>
          <table:table-cell office:value-type="float" office:value="-207" table:style-name="ce48">
            <text:p><text:s/>- 207</text:p>
          </table:table-cell>
          <table:table-cell office:value-type="float" office:value="-13.051702395964689" table:style-name="ce49">
            <text:p>-13,1<text:s text:c="3"/></text:p>
          </table:table-cell>
          <table:table-cell office:value-type="float" office:value="-469" table:style-name="ce48">
            <text:p><text:s/>- 469</text:p>
          </table:table-cell>
          <table:table-cell office:value-type="float" office:value="-25.378787878787879" table:style-name="ce49">
            <text:p>-25,4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1836" table:style-name="ce114">
            <text:p>1 836</text:p>
          </table:table-cell>
          <table:table-cell office:value-type="float" office:value="5.0388341520981417" table:style-name="ce115">
            <text:p>5,0<text:s text:c="5"/></text:p>
          </table:table-cell>
          <table:table-cell office:value-type="float" office:value="2126" table:style-name="ce116">
            <text:p>2 126</text:p>
          </table:table-cell>
          <table:table-cell office:value-type="float" office:value="5.6536538666099352" table:style-name="ce117">
            <text:p>5,7<text:s text:c="5"/></text:p>
          </table:table-cell>
          <table:table-cell office:value-type="float" office:value="2273" table:style-name="ce116">
            <text:p>2 273</text:p>
          </table:table-cell>
          <table:table-cell office:value-type="float" office:value="5.2827294489506595" table:style-name="ce118">
            <text:p>5,3<text:s text:c="5"/></text:p>
          </table:table-cell>
          <table:table-cell office:value-type="float" office:value="-290" table:style-name="ce39">
            <text:p><text:s/>- 290</text:p>
          </table:table-cell>
          <table:table-cell office:value-type="float" office:value="-13.640639698965193" table:style-name="ce40">
            <text:p>-13,6<text:s text:c="3"/></text:p>
          </table:table-cell>
          <table:table-cell office:value-type="float" office:value="-437" table:style-name="ce39">
            <text:p><text:s/>- 437</text:p>
          </table:table-cell>
          <table:table-cell office:value-type="float" office:value="-19.225692916849979" table:style-name="ce40">
            <text:p>-19,2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933" table:style-name="ce121">
            <text:p><text:s/>933</text:p>
          </table:table-cell>
          <table:table-cell office:value-type="float" office:value="2.5605840217361475" table:style-name="ce122">
            <text:p>2,6<text:s text:c="5"/></text:p>
          </table:table-cell>
          <table:table-cell office:value-type="float" office:value="1177" table:style-name="ce123">
            <text:p>1 177</text:p>
          </table:table-cell>
          <table:table-cell office:value-type="float" office:value="3.1299861716838637" table:style-name="ce124">
            <text:p>3,1<text:s text:c="5"/></text:p>
          </table:table-cell>
          <table:table-cell office:value-type="float" office:value="919" table:style-name="ce123">
            <text:p><text:s/>919</text:p>
          </table:table-cell>
          <table:table-cell office:value-type="float" office:value="2.1358681757965927" table:style-name="ce125">
            <text:p>2,1<text:s text:c="5"/></text:p>
          </table:table-cell>
          <table:table-cell office:value-type="float" office:value="-244" table:style-name="ce48">
            <text:p><text:s/>- 244</text:p>
          </table:table-cell>
          <table:table-cell office:value-type="float" office:value="-20.730671197960916" table:style-name="ce49">
            <text:p>-20,7<text:s text:c="3"/></text:p>
          </table:table-cell>
          <table:table-cell office:value-type="float" office:value="14" table:style-name="ce48">
            <text:p>+ 14</text:p>
          </table:table-cell>
          <table:table-cell office:value-type="float" office:value="1.5233949945593037" table:style-name="ce49">
            <text:p>+1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903" table:style-name="ce121">
            <text:p><text:s/>903</text:p>
          </table:table-cell>
          <table:table-cell office:value-type="float" office:value="2.4782501303619946" table:style-name="ce122">
            <text:p>2,5<text:s text:c="5"/></text:p>
          </table:table-cell>
          <table:table-cell office:value-type="float" office:value="949" table:style-name="ce123">
            <text:p><text:s/>949</text:p>
          </table:table-cell>
          <table:table-cell office:value-type="float" office:value="2.5236676949260719" table:style-name="ce124">
            <text:p>2,5<text:s text:c="5"/></text:p>
          </table:table-cell>
          <table:table-cell office:value-type="float" office:value="1354" table:style-name="ce123">
            <text:p>1 354</text:p>
          </table:table-cell>
          <table:table-cell office:value-type="float" office:value="3.1468612731540659" table:style-name="ce125">
            <text:p>3,1<text:s text:c="5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4.8472075869336138" table:style-name="ce49">
            <text:p>-4,8<text:s text:c="3"/></text:p>
          </table:table-cell>
          <table:table-cell office:value-type="float" office:value="-451" table:style-name="ce48">
            <text:p><text:s/>- 451</text:p>
          </table:table-cell>
          <table:table-cell office:value-type="float" office:value="-33.308714918759229" table:style-name="ce49">
            <text:p>-33,3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77"/>
          <table:table-cell table:style-name="ce186"/>
          <table:table-cell table:style-name="ce187"/>
          <table:table-cell table:number-columns-repeated="4" table:style-name="ce162"/>
          <table:table-cell table:style-name="ce163"/>
          <table:table-cell table:style-name="ce164"/>
          <table:table-cell table:style-name="ce163"/>
          <table:table-cell table:style-name="ce164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7" table:style-name="ce1"/>
          <table:table-cell table:style-name="ce188"/>
          <table:table-cell table:style-name="ce189"/>
          <table:table-cell table:style-name="ce190"/>
          <table:table-cell table:style-name="ce192"/>
          <table:table-cell table:style-name="ce193"/>
          <table:table-cell table:style-name="ce191"/>
          <table:table-cell table:number-columns-repeated="16365"/>
        </table:table-row>
        <table:table-row table:style-name="ro8">
          <table:table-cell/>
          <table:table-cell table:number-columns-repeated="3" table:style-name="ce79"/>
          <table:table-cell table:number-columns-repeated="2" table:style-name="ce165"/>
          <table:table-cell table:number-columns-repeated="6" table:style-name="ce79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4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92"/>
        <table:table-column table:style-name="co16" table:default-cell-style-name="ce92"/>
        <table:table-column table:style-name="co18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958in" svg:y="0.23229in" svg:width="2.06355in" svg:height="0.52241in">
                <draw:text-box>
                  <text:p text:style-name="a70" text:class-names="" text:cond-style-name=""><text:span text:style-name="a68" text:class-names="">AGOSTO 2021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1813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<text:s/>Quadro 8 - OFERTAS DE EMPREGO RECEBIDAS, <text:s text:c="2"/>POR <text:s/>REGIÕES<text:s text:c="3"/></text:p>
          </table:table-cell>
          <table:table-cell table:number-columns-repeated="10" table:style-name="ce4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15"/>
          <table:table-cell office:value-type="string" table:style-name="ce84">
            <text:p>AGOSTO 2021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11048" table:style-name="ce114">
            <text:p>11 048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1750" table:style-name="ce116">
            <text:p>11 750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9169" table:style-name="ce116">
            <text:p>9 169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702" table:style-name="ce39">
            <text:p><text:s/>- 702</text:p>
          </table:table-cell>
          <table:table-cell office:value-type="float" office:value="-5.9744680851063832" table:style-name="ce40">
            <text:p>-6,0<text:s text:c="3"/></text:p>
          </table:table-cell>
          <table:table-cell office:value-type="float" office:value="1879" table:style-name="ce39">
            <text:p>+1 879</text:p>
          </table:table-cell>
          <table:table-cell office:value-type="float" office:value="20.492965426982224" table:style-name="ce40">
            <text:p>+20,5<text:s text:c="3"/></text:p>
          </table:table-cell>
          <table:table-cell table:style-name="ce41"/>
          <table:table-cell table:style-name="ce3"/>
          <table:table-cell table:number-columns-repeated="2" table:style-name="ce195"/>
          <table:table-cell table:number-columns-repeated="2" table:style-name="ce42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10594" table:style-name="ce114">
            <text:p>10 594</text:p>
          </table:table-cell>
          <table:table-cell office:value-type="float" office:value="95.890658942795071" table:style-name="ce115">
            <text:p>95,9<text:s text:c="5"/></text:p>
          </table:table-cell>
          <table:table-cell office:value-type="float" office:value="11213" table:style-name="ce116">
            <text:p>11 213</text:p>
          </table:table-cell>
          <table:table-cell office:value-type="float" office:value="95.42978723404255" table:style-name="ce117">
            <text:p>95,4<text:s text:c="5"/></text:p>
          </table:table-cell>
          <table:table-cell office:value-type="float" office:value="8946" table:style-name="ce116">
            <text:p>8 946</text:p>
          </table:table-cell>
          <table:table-cell office:value-type="float" office:value="97.567891809357619" table:style-name="ce118">
            <text:p>97,6<text:s text:c="5"/></text:p>
          </table:table-cell>
          <table:table-cell office:value-type="float" office:value="-619" table:style-name="ce39">
            <text:p><text:s/>- 619</text:p>
          </table:table-cell>
          <table:table-cell office:value-type="float" office:value="-5.5203781325247485" table:style-name="ce40">
            <text:p>-5,5<text:s text:c="3"/></text:p>
          </table:table-cell>
          <table:table-cell office:value-type="float" office:value="1648" table:style-name="ce39">
            <text:p>+1 648</text:p>
          </table:table-cell>
          <table:table-cell office:value-type="float" office:value="18.421640956852226" table:style-name="ce40">
            <text:p>+18,4<text:s text:c="3"/></text:p>
          </table:table-cell>
          <table:table-cell table:style-name="ce59"/>
          <table:table-cell table:style-name="ce90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2564" table:style-name="ce121">
            <text:p>2 564</text:p>
          </table:table-cell>
          <table:table-cell office:value-type="float" office:value="23.207820419985516" table:style-name="ce122">
            <text:p>23,2<text:s text:c="5"/></text:p>
          </table:table-cell>
          <table:table-cell office:value-type="float" office:value="3359" table:style-name="ce123">
            <text:p>3 359</text:p>
          </table:table-cell>
          <table:table-cell office:value-type="float" office:value="28.587234042553188" table:style-name="ce124">
            <text:p>28,6<text:s text:c="5"/></text:p>
          </table:table-cell>
          <table:table-cell office:value-type="float" office:value="2339" table:style-name="ce123">
            <text:p>2 339</text:p>
          </table:table-cell>
          <table:table-cell office:value-type="float" office:value="25.509870214854402" table:style-name="ce125">
            <text:p>25,5<text:s text:c="5"/></text:p>
          </table:table-cell>
          <table:table-cell office:value-type="float" office:value="-795" table:style-name="ce48">
            <text:p><text:s/>- 795</text:p>
          </table:table-cell>
          <table:table-cell office:value-type="float" office:value="-23.667758261387316" table:style-name="ce49">
            <text:p>-23,7<text:s text:c="3"/></text:p>
          </table:table-cell>
          <table:table-cell office:value-type="float" office:value="225" table:style-name="ce48">
            <text:p>+ 225</text:p>
          </table:table-cell>
          <table:table-cell office:value-type="float" office:value="9.6194955109020945" table:style-name="ce49">
            <text:p>+9,6<text:s text:c="3"/></text:p>
          </table:table-cell>
          <table:table-cell table:style-name="ce65"/>
          <table:table-cell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2384" table:style-name="ce121">
            <text:p>2 384</text:p>
          </table:table-cell>
          <table:table-cell office:value-type="float" office:value="21.578566256335989" table:style-name="ce122">
            <text:p>21,6<text:s text:c="5"/></text:p>
          </table:table-cell>
          <table:table-cell office:value-type="float" office:value="2874" table:style-name="ce123">
            <text:p>2 874</text:p>
          </table:table-cell>
          <table:table-cell office:value-type="float" office:value="24.459574468085108" table:style-name="ce124">
            <text:p>24,5<text:s text:c="5"/></text:p>
          </table:table-cell>
          <table:table-cell office:value-type="float" office:value="2527" table:style-name="ce123">
            <text:p>2 527</text:p>
          </table:table-cell>
          <table:table-cell office:value-type="float" office:value="27.560257389028248" table:style-name="ce125">
            <text:p>27,6<text:s text:c="5"/></text:p>
          </table:table-cell>
          <table:table-cell office:value-type="float" office:value="-490" table:style-name="ce48">
            <text:p><text:s/>- 490</text:p>
          </table:table-cell>
          <table:table-cell office:value-type="float" office:value="-17.049408489909535" table:style-name="ce49">
            <text:p>-17,0<text:s text:c="3"/></text:p>
          </table:table-cell>
          <table:table-cell office:value-type="float" office:value="-143" table:style-name="ce48">
            <text:p><text:s/>- 143</text:p>
          </table:table-cell>
          <table:table-cell office:value-type="float" office:value="-5.6588840522358526" table:style-name="ce49">
            <text:p>-5,7<text:s text:c="3"/></text:p>
          </table:table-cell>
          <table:table-cell table:number-columns-repeated="2"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4083" table:style-name="ce121">
            <text:p>4 083</text:p>
          </table:table-cell>
          <table:table-cell office:value-type="float" office:value="36.956915278783491" table:style-name="ce122">
            <text:p>37,0<text:s text:c="5"/></text:p>
          </table:table-cell>
          <table:table-cell office:value-type="float" office:value="3410" table:style-name="ce123">
            <text:p>3 410</text:p>
          </table:table-cell>
          <table:table-cell office:value-type="float" office:value="29.021276595744684" table:style-name="ce124">
            <text:p>29,0<text:s text:c="5"/></text:p>
          </table:table-cell>
          <table:table-cell office:value-type="float" office:value="2990" table:style-name="ce123">
            <text:p>2 990</text:p>
          </table:table-cell>
          <table:table-cell office:value-type="float" office:value="32.60988112116916" table:style-name="ce125">
            <text:p>32,6<text:s text:c="5"/></text:p>
          </table:table-cell>
          <table:table-cell office:value-type="float" office:value="673" table:style-name="ce48">
            <text:p>+ 673</text:p>
          </table:table-cell>
          <table:table-cell office:value-type="float" office:value="19.73607038123167" table:style-name="ce49">
            <text:p>+19,7<text:s text:c="3"/></text:p>
          </table:table-cell>
          <table:table-cell office:value-type="float" office:value="1093" table:style-name="ce48">
            <text:p>+1 093</text:p>
          </table:table-cell>
          <table:table-cell office:value-type="float" office:value="36.555183946488299" table:style-name="ce49">
            <text:p>+36,6<text:s text:c="3"/></text:p>
          </table:table-cell>
          <table:table-cell table:style-name="ce65"/>
          <table:table-cell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898" table:style-name="ce121">
            <text:p><text:s/>898</text:p>
          </table:table-cell>
          <table:table-cell office:value-type="float" office:value="8.1281679942070966" table:style-name="ce122">
            <text:p>8,1<text:s text:c="5"/></text:p>
          </table:table-cell>
          <table:table-cell office:value-type="float" office:value="1003" table:style-name="ce123">
            <text:p>1 003</text:p>
          </table:table-cell>
          <table:table-cell office:value-type="float" office:value="8.536170212765958" table:style-name="ce124">
            <text:p>8,5<text:s text:c="5"/></text:p>
          </table:table-cell>
          <table:table-cell office:value-type="float" office:value="615" table:style-name="ce123">
            <text:p><text:s/>615</text:p>
          </table:table-cell>
          <table:table-cell office:value-type="float" office:value="6.7073835750899775" table:style-name="ce125">
            <text:p>6,7<text:s text:c="5"/></text:p>
          </table:table-cell>
          <table:table-cell office:value-type="float" office:value="-105" table:style-name="ce48">
            <text:p><text:s/>- 105</text:p>
          </table:table-cell>
          <table:table-cell office:value-type="float" office:value="-10.468594217347956" table:style-name="ce49">
            <text:p>-10,5<text:s text:c="3"/></text:p>
          </table:table-cell>
          <table:table-cell office:value-type="float" office:value="283" table:style-name="ce48">
            <text:p>+ 283</text:p>
          </table:table-cell>
          <table:table-cell office:value-type="float" office:value="46.016260162601625" table:style-name="ce49">
            <text:p>+46,0<text:s text:c="3"/></text:p>
          </table:table-cell>
          <table:table-cell table:number-columns-repeated="2"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665" table:style-name="ce121">
            <text:p><text:s/>665</text:p>
          </table:table-cell>
          <table:table-cell office:value-type="float" office:value="6.0191889934829828" table:style-name="ce122">
            <text:p>6,0<text:s text:c="5"/></text:p>
          </table:table-cell>
          <table:table-cell office:value-type="float" office:value="567" table:style-name="ce123">
            <text:p><text:s/>567</text:p>
          </table:table-cell>
          <table:table-cell office:value-type="float" office:value="4.8255319148936167" table:style-name="ce124">
            <text:p>4,8<text:s text:c="5"/></text:p>
          </table:table-cell>
          <table:table-cell office:value-type="float" office:value="475" table:style-name="ce123">
            <text:p><text:s/>475</text:p>
          </table:table-cell>
          <table:table-cell office:value-type="float" office:value="5.1804995092158359" table:style-name="ce125">
            <text:p>5,2<text:s text:c="5"/></text:p>
          </table:table-cell>
          <table:table-cell office:value-type="float" office:value="98" table:style-name="ce48">
            <text:p>+ 98</text:p>
          </table:table-cell>
          <table:table-cell office:value-type="float" office:value="17.283950617283949" table:style-name="ce49">
            <text:p>+17,3<text:s text:c="3"/></text:p>
          </table:table-cell>
          <table:table-cell office:value-type="float" office:value="190" table:style-name="ce48">
            <text:p>+ 190</text:p>
          </table:table-cell>
          <table:table-cell office:value-type="float" office:value="40" table:style-name="ce49">
            <text:p>+40,0<text:s text:c="3"/></text:p>
          </table:table-cell>
          <table:table-cell table:style-name="ce65"/>
          <table:table-cell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454" table:style-name="ce114">
            <text:p><text:s/>454</text:p>
          </table:table-cell>
          <table:table-cell office:value-type="float" office:value="4.109341057204924" table:style-name="ce115">
            <text:p>4,1<text:s text:c="5"/></text:p>
          </table:table-cell>
          <table:table-cell office:value-type="float" office:value="537" table:style-name="ce116">
            <text:p><text:s/>537</text:p>
          </table:table-cell>
          <table:table-cell office:value-type="float" office:value="4.5702127659574465" table:style-name="ce117">
            <text:p>4,6<text:s text:c="5"/></text:p>
          </table:table-cell>
          <table:table-cell office:value-type="float" office:value="223" table:style-name="ce116">
            <text:p><text:s/>223</text:p>
          </table:table-cell>
          <table:table-cell office:value-type="float" office:value="2.4321081906423818" table:style-name="ce118">
            <text:p>2,4<text:s text:c="5"/></text:p>
          </table:table-cell>
          <table:table-cell office:value-type="float" office:value="-83" table:style-name="ce39">
            <text:p><text:s/>- 83</text:p>
          </table:table-cell>
          <table:table-cell office:value-type="float" office:value="-15.456238361266294" table:style-name="ce40">
            <text:p>-15,5<text:s text:c="3"/></text:p>
          </table:table-cell>
          <table:table-cell office:value-type="float" office:value="231" table:style-name="ce39">
            <text:p>+ 231</text:p>
          </table:table-cell>
          <table:table-cell office:value-type="float" office:value="103.58744394618836" table:style-name="ce40">
            <text:p>+103,6<text:s text:c="3"/></text:p>
          </table:table-cell>
          <table:table-cell table:number-columns-repeated="2" table:style-name="ce59"/>
          <table:table-cell table:number-columns-repeated="2" table:style-name="ce197"/>
          <table:table-cell table:number-columns-repeated="2" table:style-name="ce59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269" table:style-name="ce121">
            <text:p><text:s/>269</text:p>
          </table:table-cell>
          <table:table-cell office:value-type="float" office:value="2.4348298334540188" table:style-name="ce122">
            <text:p>2,4<text:s text:c="5"/></text:p>
          </table:table-cell>
          <table:table-cell office:value-type="float" office:value="265" table:style-name="ce123">
            <text:p><text:s/>265</text:p>
          </table:table-cell>
          <table:table-cell office:value-type="float" office:value="2.2553191489361701" table:style-name="ce124">
            <text:p>2,3<text:s text:c="5"/></text:p>
          </table:table-cell>
          <table:table-cell office:value-type="float" office:value="134" table:style-name="ce123">
            <text:p><text:s/>134</text:p>
          </table:table-cell>
          <table:table-cell office:value-type="float" office:value="1.4614461773366778" table:style-name="ce125">
            <text:p>1,5<text:s text:c="5"/></text:p>
          </table:table-cell>
          <table:table-cell office:value-type="float" office:value="4" table:style-name="ce48">
            <text:p>+ 4</text:p>
          </table:table-cell>
          <table:table-cell office:value-type="float" office:value="1.5094339622641511" table:style-name="ce49">
            <text:p>+1,5<text:s text:c="3"/></text:p>
          </table:table-cell>
          <table:table-cell office:value-type="float" office:value="135" table:style-name="ce48">
            <text:p>+ 135</text:p>
          </table:table-cell>
          <table:table-cell office:value-type="float" office:value="100.74626865671641" table:style-name="ce49">
            <text:p>+100,7<text:s text:c="3"/></text:p>
          </table:table-cell>
          <table:table-cell table:number-columns-repeated="2" table:style-name="ce59"/>
          <table:table-cell table:number-columns-repeated="2" table:style-name="ce197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85" table:style-name="ce121">
            <text:p><text:s/>185</text:p>
          </table:table-cell>
          <table:table-cell office:value-type="float" office:value="1.674511223750905" table:style-name="ce122">
            <text:p>1,7<text:s text:c="5"/></text:p>
          </table:table-cell>
          <table:table-cell office:value-type="float" office:value="272" table:style-name="ce123">
            <text:p><text:s/>272</text:p>
          </table:table-cell>
          <table:table-cell office:value-type="float" office:value="2.3148936170212764" table:style-name="ce124">
            <text:p>2,3<text:s text:c="5"/></text:p>
          </table:table-cell>
          <table:table-cell office:value-type="float" office:value="89" table:style-name="ce123">
            <text:p><text:s/>89</text:p>
          </table:table-cell>
          <table:table-cell office:value-type="float" office:value="0.97066201330570401" table:style-name="ce125">
            <text:p>1,0<text:s text:c="5"/></text:p>
          </table:table-cell>
          <table:table-cell office:value-type="float" office:value="-87" table:style-name="ce48">
            <text:p><text:s/>- 87</text:p>
          </table:table-cell>
          <table:table-cell office:value-type="float" office:value="-31.985294117647058" table:style-name="ce49">
            <text:p>-32,0<text:s text:c="3"/></text:p>
          </table:table-cell>
          <table:table-cell office:value-type="float" office:value="96" table:style-name="ce48">
            <text:p>+ 96</text:p>
          </table:table-cell>
          <table:table-cell office:value-type="float" office:value="107.86516853932584" table:style-name="ce49">
            <text:p>+107,9<text:s text:c="3"/></text:p>
          </table:table-cell>
          <table:table-cell table:style-name="ce59"/>
          <table:table-cell table:number-columns-repeated="3" table:style-name="ce1"/>
          <table:table-cell table:number-columns-repeated="2" table:style-name="ce59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59"/>
          <table:table-cell table:style-name="ce197"/>
          <table:table-cell table:number-columns-repeated="2" table:style-name="ce59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98">
            <text:p>CONTINENTE</text:p>
          </table:table-cell>
          <table:table-cell table:style-name="ce198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14"/>
          <table:table-cell table:number-columns-repeated="16366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3">
          <table:table-cell/>
          <table:table-cell office:value-type="string" table:style-name="ce199">
            <text:p>Total</text:p>
          </table:table-cell>
          <table:table-cell office:value-type="float" office:value="10594" table:style-name="ce35">
            <text:p>10 594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11213" table:style-name="ce146">
            <text:p>11 213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8946" table:style-name="ce37">
            <text:p>8 946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-619" table:style-name="ce39">
            <text:p><text:s/>- 619</text:p>
          </table:table-cell>
          <table:table-cell office:value-type="float" office:value="-5.5203781325247485" table:style-name="ce40">
            <text:p>-5,5<text:s text:c="3"/></text:p>
          </table:table-cell>
          <table:table-cell office:value-type="float" office:value="1648" table:style-name="ce39">
            <text:p>+1 648</text:p>
          </table:table-cell>
          <table:table-cell office:value-type="float" office:value="18.421640956852226" table:style-name="ce40">
            <text:p>+18,4<text:s text:c="3"/></text:p>
          </table:table-cell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200">
            <text:p>1- Repres. do poder legislativo e de órgãos exec., dirigentes, dire. e gestores execu.</text:p>
          </table:table-cell>
          <table:table-cell office:value-type="float" office:value="50" table:style-name="ce44">
            <text:p><text:s/>50</text:p>
          </table:table-cell>
          <table:table-cell office:value-type="float" office:value="0.47196526335661693" table:style-name="ce151">
            <text:p>0,5<text:s text:c="5"/></text:p>
          </table:table-cell>
          <table:table-cell office:value-type="float" office:value="43" table:style-name="ce152">
            <text:p><text:s/>43</text:p>
          </table:table-cell>
          <table:table-cell office:value-type="float" office:value="0.38348345670204231" table:style-name="ce153">
            <text:p>0,4<text:s text:c="5"/></text:p>
          </table:table-cell>
          <table:table-cell office:value-type="float" office:value="23" table:style-name="ce46">
            <text:p><text:s/>23</text:p>
          </table:table-cell>
          <table:table-cell office:value-type="float" office:value="0.25709814442208812" table:style-name="ce154">
            <text:p>0,3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16.279069767441861" table:style-name="ce49">
            <text:p>+16,3<text:s text:c="3"/></text:p>
          </table:table-cell>
          <table:table-cell office:value-type="float" office:value="27" table:style-name="ce48">
            <text:p>+ 27</text:p>
          </table:table-cell>
          <table:table-cell office:value-type="float" office:value="117.39130434782609" table:style-name="ce49">
            <text:p>+117,4<text:s text:c="3"/></text:p>
          </table:table-cell>
          <table:table-cell table:style-name="ce41"/>
          <table:table-cell table:style-name="ce3"/>
          <table:table-cell table:number-columns-repeated="2" table:style-name="ce195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200">
            <text:p>2- Especialistas das atividades intelectuais e científicas</text:p>
          </table:table-cell>
          <table:table-cell office:value-type="float" office:value="508" table:style-name="ce44">
            <text:p><text:s/>508</text:p>
          </table:table-cell>
          <table:table-cell office:value-type="float" office:value="4.7951670757032288" table:style-name="ce151">
            <text:p>4,8<text:s text:c="5"/></text:p>
          </table:table-cell>
          <table:table-cell office:value-type="float" office:value="611" table:style-name="ce152">
            <text:p><text:s/>611</text:p>
          </table:table-cell>
          <table:table-cell office:value-type="float" office:value="5.4490323731383219" table:style-name="ce153">
            <text:p>5,4<text:s text:c="5"/></text:p>
          </table:table-cell>
          <table:table-cell office:value-type="float" office:value="589" table:style-name="ce46">
            <text:p><text:s/>589</text:p>
          </table:table-cell>
          <table:table-cell office:value-type="float" office:value="6.5839481332439078" table:style-name="ce154">
            <text:p>6,6<text:s text:c="5"/></text:p>
          </table:table-cell>
          <table:table-cell office:value-type="float" office:value="-103" table:style-name="ce48">
            <text:p><text:s/>- 103</text:p>
          </table:table-cell>
          <table:table-cell office:value-type="float" office:value="-16.857610474631752" table:style-name="ce49">
            <text:p>-16,9<text:s text:c="3"/></text:p>
          </table:table-cell>
          <table:table-cell office:value-type="float" office:value="-81" table:style-name="ce48">
            <text:p><text:s/>- 81</text:p>
          </table:table-cell>
          <table:table-cell office:value-type="float" office:value="-13.752122241086587" table:style-name="ce49">
            <text:p>-13,8<text:s text:c="3"/></text:p>
          </table:table-cell>
          <table:table-cell table:style-name="ce59"/>
          <table:table-cell table:style-name="ce90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200">
            <text:p>3- Técnicos e profissões de nível intermédio</text:p>
          </table:table-cell>
          <table:table-cell office:value-type="float" office:value="466" table:style-name="ce44">
            <text:p><text:s/>466</text:p>
          </table:table-cell>
          <table:table-cell office:value-type="float" office:value="4.39871625448367" table:style-name="ce151">
            <text:p>4,4<text:s text:c="5"/></text:p>
          </table:table-cell>
          <table:table-cell office:value-type="float" office:value="666" table:style-name="ce152">
            <text:p><text:s/>666</text:p>
          </table:table-cell>
          <table:table-cell office:value-type="float" office:value="5.9395344689200034" table:style-name="ce153">
            <text:p>5,9<text:s text:c="5"/></text:p>
          </table:table-cell>
          <table:table-cell office:value-type="float" office:value="374" table:style-name="ce46">
            <text:p><text:s/>374</text:p>
          </table:table-cell>
          <table:table-cell office:value-type="float" office:value="4.1806393919069977" table:style-name="ce154">
            <text:p>4,2<text:s text:c="5"/></text:p>
          </table:table-cell>
          <table:table-cell office:value-type="float" office:value="-200" table:style-name="ce48">
            <text:p><text:s/>- 200</text:p>
          </table:table-cell>
          <table:table-cell office:value-type="float" office:value="-30.03003003003003" table:style-name="ce49">
            <text:p>-30,0<text:s text:c="3"/></text:p>
          </table:table-cell>
          <table:table-cell office:value-type="float" office:value="92" table:style-name="ce48">
            <text:p>+ 92</text:p>
          </table:table-cell>
          <table:table-cell office:value-type="float" office:value="24.598930481283425" table:style-name="ce49">
            <text:p>+24,6<text:s text:c="3"/></text:p>
          </table:table-cell>
          <table:table-cell table:style-name="ce65"/>
          <table:table-cell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200">
            <text:p>4- Pessoal administrativo</text:p>
          </table:table-cell>
          <table:table-cell office:value-type="float" office:value="757" table:style-name="ce44">
            <text:p><text:s/>757</text:p>
          </table:table-cell>
          <table:table-cell office:value-type="float" office:value="7.1455540872191801" table:style-name="ce151">
            <text:p>7,1<text:s text:c="5"/></text:p>
          </table:table-cell>
          <table:table-cell office:value-type="float" office:value="847" table:style-name="ce152">
            <text:p><text:s/>847</text:p>
          </table:table-cell>
          <table:table-cell office:value-type="float" office:value="7.5537322750379028" table:style-name="ce153">
            <text:p>7,6<text:s text:c="5"/></text:p>
          </table:table-cell>
          <table:table-cell office:value-type="float" office:value="666" table:style-name="ce46">
            <text:p><text:s/>666</text:p>
          </table:table-cell>
          <table:table-cell office:value-type="float" office:value="7.4446680080482901" table:style-name="ce154">
            <text:p>7,4<text:s text:c="5"/></text:p>
          </table:table-cell>
          <table:table-cell office:value-type="float" office:value="-90" table:style-name="ce48">
            <text:p><text:s/>- 90</text:p>
          </table:table-cell>
          <table:table-cell office:value-type="float" office:value="-10.625737898465172" table:style-name="ce49">
            <text:p>-10,6<text:s text:c="3"/></text:p>
          </table:table-cell>
          <table:table-cell office:value-type="float" office:value="91" table:style-name="ce48">
            <text:p>+ 91</text:p>
          </table:table-cell>
          <table:table-cell office:value-type="float" office:value="13.663663663663664" table:style-name="ce49">
            <text:p>+13,7<text:s text:c="3"/></text:p>
          </table:table-cell>
          <table:table-cell table:number-columns-repeated="2"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200">
            <text:p>5- Trabalhadores dos serviços pessoais, de proteção e segurança e vendedores</text:p>
          </table:table-cell>
          <table:table-cell office:value-type="float" office:value="1929" table:style-name="ce44">
            <text:p>1 929</text:p>
          </table:table-cell>
          <table:table-cell office:value-type="float" office:value="18.208419860298282" table:style-name="ce151">
            <text:p>18,2<text:s text:c="5"/></text:p>
          </table:table-cell>
          <table:table-cell office:value-type="float" office:value="2342" table:style-name="ce152">
            <text:p>2 342</text:p>
          </table:table-cell>
          <table:table-cell office:value-type="float" office:value="20.886471060376348" table:style-name="ce153">
            <text:p>20,9<text:s text:c="5"/></text:p>
          </table:table-cell>
          <table:table-cell office:value-type="float" office:value="1371" table:style-name="ce46">
            <text:p>1 371</text:p>
          </table:table-cell>
          <table:table-cell office:value-type="float" office:value="15.325285043594903" table:style-name="ce154">
            <text:p>15,3<text:s text:c="5"/></text:p>
          </table:table-cell>
          <table:table-cell office:value-type="float" office:value="-413" table:style-name="ce48">
            <text:p><text:s/>- 413</text:p>
          </table:table-cell>
          <table:table-cell office:value-type="float" office:value="-17.634500426985483" table:style-name="ce49">
            <text:p>-17,6<text:s text:c="3"/></text:p>
          </table:table-cell>
          <table:table-cell office:value-type="float" office:value="558" table:style-name="ce48">
            <text:p>+ 558</text:p>
          </table:table-cell>
          <table:table-cell office:value-type="float" office:value="40.700218818380748" table:style-name="ce49">
            <text:p>+40,7<text:s text:c="3"/></text:p>
          </table:table-cell>
          <table:table-cell table:style-name="ce65"/>
          <table:table-cell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200">
            <text:p>6- Agricultores e trabalhadores qualificados da agricultura, da pesca e da floresta</text:p>
          </table:table-cell>
          <table:table-cell office:value-type="float" office:value="299" table:style-name="ce44">
            <text:p><text:s/>299</text:p>
          </table:table-cell>
          <table:table-cell office:value-type="float" office:value="2.8223522748725696" table:style-name="ce151">
            <text:p>2,8<text:s text:c="5"/></text:p>
          </table:table-cell>
          <table:table-cell office:value-type="float" office:value="468" table:style-name="ce152">
            <text:p><text:s/>468</text:p>
          </table:table-cell>
          <table:table-cell office:value-type="float" office:value="4.1737269241059485" table:style-name="ce153">
            <text:p>4,2<text:s text:c="5"/></text:p>
          </table:table-cell>
          <table:table-cell office:value-type="float" office:value="223" table:style-name="ce46">
            <text:p><text:s/>223</text:p>
          </table:table-cell>
          <table:table-cell office:value-type="float" office:value="2.492734182875028" table:style-name="ce154">
            <text:p>2,5<text:s text:c="5"/></text:p>
          </table:table-cell>
          <table:table-cell office:value-type="float" office:value="-169" table:style-name="ce48">
            <text:p><text:s/>- 169</text:p>
          </table:table-cell>
          <table:table-cell office:value-type="float" office:value="-36.111111111111107" table:style-name="ce49">
            <text:p>-36,1<text:s text:c="3"/></text:p>
          </table:table-cell>
          <table:table-cell office:value-type="float" office:value="76" table:style-name="ce48">
            <text:p>+ 76</text:p>
          </table:table-cell>
          <table:table-cell office:value-type="float" office:value="34.080717488789233" table:style-name="ce49">
            <text:p>+34,1<text:s text:c="3"/></text:p>
          </table:table-cell>
          <table:table-cell table:number-columns-repeated="2"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200">
            <text:p>7- Trabalhadores qualificados da indústria, construção e artífices</text:p>
          </table:table-cell>
          <table:table-cell office:value-type="float" office:value="2020" table:style-name="ce44">
            <text:p>2 020</text:p>
          </table:table-cell>
          <table:table-cell office:value-type="float" office:value="19.067396639607324" table:style-name="ce151">
            <text:p>19,1<text:s text:c="5"/></text:p>
          </table:table-cell>
          <table:table-cell office:value-type="float" office:value="1828" table:style-name="ce152">
            <text:p>1 828</text:p>
          </table:table-cell>
          <table:table-cell office:value-type="float" office:value="16.30250601979845" table:style-name="ce153">
            <text:p>16,3<text:s text:c="5"/></text:p>
          </table:table-cell>
          <table:table-cell office:value-type="float" office:value="1410" table:style-name="ce46">
            <text:p>1 410</text:p>
          </table:table-cell>
          <table:table-cell office:value-type="float" office:value="15.761234071093225" table:style-name="ce154">
            <text:p>15,8<text:s text:c="5"/></text:p>
          </table:table-cell>
          <table:table-cell office:value-type="float" office:value="192" table:style-name="ce48">
            <text:p>+ 192</text:p>
          </table:table-cell>
          <table:table-cell office:value-type="float" office:value="10.503282275711159" table:style-name="ce49">
            <text:p>+10,5<text:s text:c="3"/></text:p>
          </table:table-cell>
          <table:table-cell office:value-type="float" office:value="610" table:style-name="ce48">
            <text:p>+ 610</text:p>
          </table:table-cell>
          <table:table-cell office:value-type="float" office:value="43.262411347517734" table:style-name="ce49">
            <text:p>+43,3<text:s text:c="3"/></text:p>
          </table:table-cell>
          <table:table-cell table:style-name="ce65"/>
          <table:table-cell table:style-name="ce59"/>
          <table:table-cell table:number-columns-repeated="2" table:style-name="ce197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200">
            <text:p>8- Operadores de instalações e máquinas e trabalhadores da montagem</text:p>
          </table:table-cell>
          <table:table-cell office:value-type="float" office:value="1059" table:style-name="ce44">
            <text:p>1 059</text:p>
          </table:table-cell>
          <table:table-cell office:value-type="float" office:value="9.9962242778931465" table:style-name="ce151">
            <text:p>10,0<text:s text:c="5"/></text:p>
          </table:table-cell>
          <table:table-cell office:value-type="float" office:value="1142" table:style-name="ce152">
            <text:p>1 142</text:p>
          </table:table-cell>
          <table:table-cell office:value-type="float" office:value="10.184607152412378" table:style-name="ce153">
            <text:p>10,2<text:s text:c="5"/></text:p>
          </table:table-cell>
          <table:table-cell office:value-type="float" office:value="1076" table:style-name="ce46">
            <text:p>1 076</text:p>
          </table:table-cell>
          <table:table-cell office:value-type="float" office:value="12.027721886876815" table:style-name="ce154">
            <text:p>12,0<text:s text:c="5"/></text:p>
          </table:table-cell>
          <table:table-cell office:value-type="float" office:value="-83" table:style-name="ce48">
            <text:p><text:s/>- 83</text:p>
          </table:table-cell>
          <table:table-cell office:value-type="float" office:value="-7.2679509632224164" table:style-name="ce49">
            <text:p>-7,3<text:s text:c="3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1.5799256505576207" table:style-name="ce49">
            <text:p>-1,6<text:s text:c="3"/></text:p>
          </table:table-cell>
          <table:table-cell table:number-columns-repeated="2" table:style-name="ce59"/>
          <table:table-cell table:number-columns-repeated="2" table:style-name="ce197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200">
            <text:p>9- Trabalhadores não qualificados</text:p>
          </table:table-cell>
          <table:table-cell office:value-type="float" office:value="3502" table:style-name="ce44">
            <text:p>3 502</text:p>
          </table:table-cell>
          <table:table-cell office:value-type="float" office:value="33.05644704549745" table:style-name="ce151">
            <text:p>33,1<text:s text:c="5"/></text:p>
          </table:table-cell>
          <table:table-cell office:value-type="float" office:value="3259" table:style-name="ce152">
            <text:p>3 259</text:p>
          </table:table-cell>
          <table:table-cell office:value-type="float" office:value="29.064478730045483" table:style-name="ce153">
            <text:p>29,1<text:s text:c="5"/></text:p>
          </table:table-cell>
          <table:table-cell office:value-type="float" office:value="3210" table:style-name="ce46">
            <text:p>3 210</text:p>
          </table:table-cell>
          <table:table-cell office:value-type="float" office:value="35.881958417169685" table:style-name="ce154">
            <text:p>35,9<text:s text:c="5"/></text:p>
          </table:table-cell>
          <table:table-cell office:value-type="float" office:value="243" table:style-name="ce48">
            <text:p>+ 243</text:p>
          </table:table-cell>
          <table:table-cell office:value-type="float" office:value="7.4562749309604177" table:style-name="ce49">
            <text:p>+7,5<text:s text:c="3"/></text:p>
          </table:table-cell>
          <table:table-cell office:value-type="float" office:value="292" table:style-name="ce48">
            <text:p>+ 292</text:p>
          </table:table-cell>
          <table:table-cell office:value-type="float" office:value="9.0965732087227416" table:style-name="ce49">
            <text:p>+9,1<text:s text:c="3"/></text:p>
          </table:table-cell>
          <table:table-cell table:number-columns-repeated="2" table:style-name="ce59"/>
          <table:table-cell table:number-columns-repeated="2" table:style-name="ce197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200">
            <text:p>0- Profissões das Forças Armadas</text:p>
          </table:table-cell>
          <table:table-cell office:value-type="float" office:value="4" table:style-name="ce44">
            <text:p><text:s/>4</text:p>
          </table:table-cell>
          <table:table-cell office:value-type="float" office:value="3.7757221068529356E-2" table:style-name="ce151">
            <text:p>0,0<text:s text:c="5"/></text:p>
          </table:table-cell>
          <table:table-cell office:value-type="float" office:value="7" table:style-name="ce152">
            <text:p><text:s/>7</text:p>
          </table:table-cell>
          <table:table-cell office:value-type="float" office:value="6.2427539463123162E-2" table:style-name="ce153">
            <text:p>0,1<text:s text:c="5"/></text:p>
          </table:table-cell>
          <table:table-cell office:value-type="float" office:value="4" table:style-name="ce46">
            <text:p><text:s/>4</text:p>
          </table:table-cell>
          <table:table-cell office:value-type="float" office:value="4.47127207690588E-2" table:style-name="ce154">
            <text:p>0,0<text:s text:c="5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42.857142857142854" table:style-name="ce49">
            <text:p>-42,9<text:s text:c="3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200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151">
            <text:p>0,0<text:s text:c="5"/></text:p>
          </table:table-cell>
          <table:table-cell office:value-type="float" office:value="0" table:style-name="ce152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number-columns-repeated="6" table:style-name="ce59"/>
          <table:table-cell table:number-columns-repeated="16366"/>
        </table:table-row>
        <table:table-row table:style-name="ro1">
          <table:table-cell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2"/>
          <table:table-cell table:style-name="ce163"/>
          <table:table-cell table:style-name="ce164"/>
          <table:table-cell table:style-name="ce163"/>
          <table:table-cell table:style-name="ce164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7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5"/>
          <table:table-cell table:number-columns-repeated="6" table:style-name="ce7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431in" svg:y="0.29183in" svg:width="1.78422in" svg:height="0.5247in">
                <draw:text-box>
                  <text:p text:style-name="a90" text:class-names="" text:cond-style-name=""><text:span text:style-name="a88" text:class-names="">AGOSTO 2021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2049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Quadro 10 - OFERTAS DE EMPREGO <text:s/>RECEBIDAS, <text:s text:c="3"/>POR ATIVIDADE 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 table:style-name="ce1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0">
            <text:p><text:s text:c="2"/>Total</text:p>
          </table:table-cell>
          <table:table-cell office:value-type="float" office:value="10594" table:style-name="ce35">
            <text:p>10 594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11213" table:style-name="ce37">
            <text:p>11 21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8946" table:style-name="ce37">
            <text:p>8 946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619" table:style-name="ce39">
            <text:p><text:s/>- 619</text:p>
          </table:table-cell>
          <table:table-cell office:value-type="float" office:value="-5.5203781325247485" table:style-name="ce40">
            <text:p>-5,5<text:s text:c="3"/></text:p>
          </table:table-cell>
          <table:table-cell office:value-type="float" office:value="1648" table:style-name="ce39">
            <text:p>+1 648</text:p>
          </table:table-cell>
          <table:table-cell office:value-type="float" office:value="18.421640956852226" table:style-name="ce40">
            <text:p>+18,4<text:s text:c="3"/></text:p>
          </table:table-cell>
          <table:table-cell table:style-name="ce41"/>
          <table:table-cell table:style-name="ce1"/>
          <table:table-cell table:number-columns-repeated="4" table:style-name="ce42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2">
            <text:p>Agricultura, produção animal, caça, floresta e pesca</text:p>
          </table:table-cell>
          <table:table-cell office:value-type="float" office:value="399" table:style-name="ce35">
            <text:p><text:s/>399</text:p>
          </table:table-cell>
          <table:table-cell office:value-type="float" office:value="3.7662828015858034" table:style-name="ce36">
            <text:p>3,8<text:s text:c="5"/></text:p>
          </table:table-cell>
          <table:table-cell office:value-type="float" office:value="267" table:style-name="ce37">
            <text:p><text:s/>267</text:p>
          </table:table-cell>
          <table:table-cell office:value-type="float" office:value="2.3811647195219834" table:style-name="ce38">
            <text:p>2,4<text:s text:c="5"/></text:p>
          </table:table-cell>
          <table:table-cell office:value-type="float" office:value="323" table:style-name="ce37">
            <text:p><text:s/>323</text:p>
          </table:table-cell>
          <table:table-cell office:value-type="float" office:value="3.6105522021014975" table:style-name="ce38">
            <text:p>3,6<text:s text:c="5"/></text:p>
          </table:table-cell>
          <table:table-cell office:value-type="float" office:value="132" table:style-name="ce39">
            <text:p>+ 132</text:p>
          </table:table-cell>
          <table:table-cell office:value-type="float" office:value="49.438202247191008" table:style-name="ce40">
            <text:p>+49,4<text:s text:c="3"/></text:p>
          </table:table-cell>
          <table:table-cell office:value-type="float" office:value="76" table:style-name="ce39">
            <text:p>+ 76</text:p>
          </table:table-cell>
          <table:table-cell office:value-type="float" office:value="23.52941176470588" table:style-name="ce40">
            <text:p>+23,5<text:s text:c="3"/></text:p>
          </table:table-cell>
          <table:table-cell table:style-name="ce59"/>
          <table:table-cell table:style-name="ce203"/>
          <table:table-cell table:style-name="ce204"/>
          <table:table-cell table:style-name="ce190"/>
          <table:table-cell table:style-name="ce60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2">
          <table:table-cell table:style-name="ce1"/>
          <table:table-cell office:value-type="string" table:style-name="ce172">
            <text:p>Indústria, energia e água e construção</text:p>
          </table:table-cell>
          <table:table-cell office:value-type="float" office:value="2661" table:style-name="ce55">
            <text:p>2 661</text:p>
          </table:table-cell>
          <table:table-cell office:value-type="float" office:value="25.117991315839156" table:style-name="ce56">
            <text:p>25,1<text:s text:c="5"/></text:p>
          </table:table-cell>
          <table:table-cell office:value-type="float" office:value="3131" table:style-name="ce37">
            <text:p>3 131</text:p>
          </table:table-cell>
          <table:table-cell office:value-type="float" office:value="27.922946579862661" table:style-name="ce38">
            <text:p>27,9<text:s text:c="5"/></text:p>
          </table:table-cell>
          <table:table-cell office:value-type="float" office:value="1928" table:style-name="ce37">
            <text:p>1 928</text:p>
          </table:table-cell>
          <table:table-cell office:value-type="float" office:value="21.551531410686341" table:style-name="ce38">
            <text:p>21,6<text:s text:c="5"/></text:p>
          </table:table-cell>
          <table:table-cell office:value-type="float" office:value="-470" table:style-name="ce39">
            <text:p><text:s/>- 470</text:p>
          </table:table-cell>
          <table:table-cell office:value-type="float" office:value="-15.011178537208558" table:style-name="ce40">
            <text:p>-15,0<text:s text:c="3"/></text:p>
          </table:table-cell>
          <table:table-cell office:value-type="float" office:value="733" table:style-name="ce39">
            <text:p>+ 733</text:p>
          </table:table-cell>
          <table:table-cell office:value-type="float" office:value="38.018672199170126" table:style-name="ce40">
            <text:p>+38,0<text:s text:c="3"/></text:p>
          </table:table-cell>
          <table:table-cell table:style-name="ce59"/>
          <table:table-cell table:style-name="ce203"/>
          <table:table-cell table:style-name="ce204"/>
          <table:table-cell table:style-name="ce190"/>
          <table:table-cell table:style-name="ce60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 table:style-name="ce1"/>
          <table:table-cell office:value-type="string" table:style-name="ce174">
            <text:p>Indústrias extrativas</text:p>
          </table:table-cell>
          <table:table-cell office:value-type="float" office:value="21" table:style-name="ce44">
            <text:p><text:s/>21</text:p>
          </table:table-cell>
          <table:table-cell office:value-type="float" office:value="0.19822541060977913" table:style-name="ce45">
            <text:p>0,2<text:s text:c="5"/></text:p>
          </table:table-cell>
          <table:table-cell office:value-type="float" office:value="12" table:style-name="ce46">
            <text:p><text:s/>12</text:p>
          </table:table-cell>
          <table:table-cell office:value-type="float" office:value="0.10701863907963971" table:style-name="ce47">
            <text:p>0,1<text:s text:c="5"/></text:p>
          </table:table-cell>
          <table:table-cell office:value-type="float" office:value="7" table:style-name="ce46">
            <text:p><text:s/>7</text:p>
          </table:table-cell>
          <table:table-cell office:value-type="float" office:value="7.82472613458529E-2" table:style-name="ce47">
            <text:p>0,1<text:s text:c="5"/></text:p>
          </table:table-cell>
          <table:table-cell office:value-type="float" office:value="9" table:style-name="ce48">
            <text:p>+ 9</text:p>
          </table:table-cell>
          <table:table-cell office:value-type="float" office:value="75" table:style-name="ce49">
            <text:p>+75,0<text:s text:c="3"/></text:p>
          </table:table-cell>
          <table:table-cell office:value-type="float" office:value="14" table:style-name="ce48">
            <text:p>+ 14</text:p>
          </table:table-cell>
          <table:table-cell office:value-type="float" office:value="200" table:style-name="ce49">
            <text:p>+200,0<text:s text:c="3"/></text:p>
          </table:table-cell>
          <table:table-cell table:style-name="ce65"/>
          <table:table-cell table:style-name="ce203"/>
          <table:table-cell table:style-name="ce204"/>
          <table:table-cell table:style-name="ce190"/>
          <table:table-cell table:style-name="ce60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s alimentares das bebidas e do tabaco</text:p>
          </table:table-cell>
          <table:table-cell office:value-type="float" office:value="333" table:style-name="ce44">
            <text:p><text:s/>333</text:p>
          </table:table-cell>
          <table:table-cell office:value-type="float" office:value="3.1432886539550688" table:style-name="ce45">
            <text:p>3,1<text:s text:c="5"/></text:p>
          </table:table-cell>
          <table:table-cell office:value-type="float" office:value="378" table:style-name="ce46">
            <text:p><text:s/>378</text:p>
          </table:table-cell>
          <table:table-cell office:value-type="float" office:value="3.3710871310086508" table:style-name="ce47">
            <text:p>3,4<text:s text:c="5"/></text:p>
          </table:table-cell>
          <table:table-cell office:value-type="float" office:value="307" table:style-name="ce46">
            <text:p><text:s/>307</text:p>
          </table:table-cell>
          <table:table-cell office:value-type="float" office:value="3.4317013190252625" table:style-name="ce47">
            <text:p>3,4<text:s text:c="5"/></text:p>
          </table:table-cell>
          <table:table-cell office:value-type="float" office:value="-45" table:style-name="ce48">
            <text:p><text:s/>- 45</text:p>
          </table:table-cell>
          <table:table-cell office:value-type="float" office:value="-11.904761904761903" table:style-name="ce49">
            <text:p>-11,9<text:s text:c="3"/></text:p>
          </table:table-cell>
          <table:table-cell office:value-type="float" office:value="26" table:style-name="ce48">
            <text:p>+ 26</text:p>
          </table:table-cell>
          <table:table-cell office:value-type="float" office:value="8.4690553745928341" table:style-name="ce49">
            <text:p>+8,5<text:s text:c="3"/></text:p>
          </table:table-cell>
          <table:table-cell table:style-name="ce59"/>
          <table:table-cell table:style-name="ce203"/>
          <table:table-cell table:style-name="ce204"/>
          <table:table-cell table:style-name="ce190"/>
          <table:table-cell table:style-name="ce60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Fabricação de têxteis</text:p>
          </table:table-cell>
          <table:table-cell office:value-type="float" office:value="57" table:style-name="ce44">
            <text:p><text:s/>57</text:p>
          </table:table-cell>
          <table:table-cell office:value-type="float" office:value="0.53804040022654331" table:style-name="ce62">
            <text:p>0,5<text:s text:c="5"/></text:p>
          </table:table-cell>
          <table:table-cell office:value-type="float" office:value="105" table:style-name="ce63">
            <text:p><text:s/>105</text:p>
          </table:table-cell>
          <table:table-cell office:value-type="float" office:value="0.93641309194684741" table:style-name="ce64">
            <text:p>0,9<text:s text:c="5"/></text:p>
          </table:table-cell>
          <table:table-cell office:value-type="float" office:value="30" table:style-name="ce46">
            <text:p><text:s/>30</text:p>
          </table:table-cell>
          <table:table-cell office:value-type="float" office:value="0.33534540576794097" table:style-name="ce64">
            <text:p>0,3<text:s text:c="5"/></text:p>
          </table:table-cell>
          <table:table-cell office:value-type="float" office:value="-48" table:style-name="ce48">
            <text:p><text:s/>- 48</text:p>
          </table:table-cell>
          <table:table-cell office:value-type="float" office:value="-45.714285714285715" table:style-name="ce49">
            <text:p>-45,7<text:s text:c="3"/></text:p>
          </table:table-cell>
          <table:table-cell office:value-type="float" office:value="27" table:style-name="ce48">
            <text:p>+ 27</text:p>
          </table:table-cell>
          <table:table-cell office:value-type="float" office:value="90" table:style-name="ce49">
            <text:p>+90,0<text:s text:c="3"/></text:p>
          </table:table-cell>
          <table:table-cell table:style-name="ce65"/>
          <table:table-cell table:style-name="ce203"/>
          <table:table-cell table:style-name="ce204"/>
          <table:table-cell table:style-name="ce190"/>
          <table:table-cell table:style-name="ce60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Indústria do vestuário</text:p>
          </table:table-cell>
          <table:table-cell office:value-type="float" office:value="119" table:style-name="ce44">
            <text:p><text:s/>119</text:p>
          </table:table-cell>
          <table:table-cell office:value-type="float" office:value="1.1232773267887484" table:style-name="ce62">
            <text:p>1,1<text:s text:c="5"/></text:p>
          </table:table-cell>
          <table:table-cell office:value-type="float" office:value="288" table:style-name="ce63">
            <text:p><text:s/>288</text:p>
          </table:table-cell>
          <table:table-cell office:value-type="float" office:value="2.5684473379113526" table:style-name="ce64">
            <text:p>2,6<text:s text:c="5"/></text:p>
          </table:table-cell>
          <table:table-cell office:value-type="float" office:value="91" table:style-name="ce46">
            <text:p><text:s/>91</text:p>
          </table:table-cell>
          <table:table-cell office:value-type="float" office:value="1.0172143974960877" table:style-name="ce64">
            <text:p>1,0<text:s text:c="5"/></text:p>
          </table:table-cell>
          <table:table-cell office:value-type="float" office:value="-169" table:style-name="ce48">
            <text:p><text:s/>- 169</text:p>
          </table:table-cell>
          <table:table-cell office:value-type="float" office:value="-58.680555555555557" table:style-name="ce49">
            <text:p>-58,7<text:s text:c="3"/></text:p>
          </table:table-cell>
          <table:table-cell office:value-type="float" office:value="28" table:style-name="ce48">
            <text:p>+ 28</text:p>
          </table:table-cell>
          <table:table-cell office:value-type="float" office:value="30.76923076923077" table:style-name="ce49">
            <text:p>+30,8<text:s text:c="3"/></text:p>
          </table:table-cell>
          <table:table-cell table:style-name="ce59"/>
          <table:table-cell table:style-name="ce203"/>
          <table:table-cell table:style-name="ce204"/>
          <table:table-cell table:style-name="ce190"/>
          <table:table-cell table:style-name="ce59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o couro e dos produtos do couro</text:p>
          </table:table-cell>
          <table:table-cell office:value-type="float" office:value="74" table:style-name="ce44">
            <text:p><text:s/>74</text:p>
          </table:table-cell>
          <table:table-cell office:value-type="float" office:value="0.69850858976779306" table:style-name="ce62">
            <text:p>0,7<text:s text:c="5"/></text:p>
          </table:table-cell>
          <table:table-cell office:value-type="float" office:value="188" table:style-name="ce63">
            <text:p><text:s/>188</text:p>
          </table:table-cell>
          <table:table-cell office:value-type="float" office:value="1.6766253455810221" table:style-name="ce64">
            <text:p>1,7<text:s text:c="5"/></text:p>
          </table:table-cell>
          <table:table-cell office:value-type="float" office:value="49" table:style-name="ce46">
            <text:p><text:s/>49</text:p>
          </table:table-cell>
          <table:table-cell office:value-type="float" office:value="0.54773082942097029" table:style-name="ce64">
            <text:p>0,5<text:s text:c="5"/></text:p>
          </table:table-cell>
          <table:table-cell office:value-type="float" office:value="-114" table:style-name="ce48">
            <text:p><text:s/>- 114</text:p>
          </table:table-cell>
          <table:table-cell office:value-type="float" office:value="-60.638297872340431" table:style-name="ce49">
            <text:p>-60,6<text:s text:c="3"/></text:p>
          </table:table-cell>
          <table:table-cell office:value-type="float" office:value="25" table:style-name="ce48">
            <text:p>+ 25</text:p>
          </table:table-cell>
          <table:table-cell office:value-type="float" office:value="51.020408163265309" table:style-name="ce49">
            <text:p>+51,0<text:s text:c="3"/></text:p>
          </table:table-cell>
          <table:table-cell table:style-name="ce59"/>
          <table:table-cell table:style-name="ce203"/>
          <table:table-cell table:style-name="ce204"/>
          <table:table-cell table:style-name="ce190"/>
          <table:table-cell table:style-name="ce59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a madeira e da cortiça</text:p>
          </table:table-cell>
          <table:table-cell office:value-type="float" office:value="41" table:style-name="ce44">
            <text:p><text:s/>41</text:p>
          </table:table-cell>
          <table:table-cell office:value-type="float" office:value="0.38701151595242594" table:style-name="ce62">
            <text:p>0,4<text:s text:c="5"/></text:p>
          </table:table-cell>
          <table:table-cell office:value-type="float" office:value="59" table:style-name="ce63">
            <text:p><text:s/>59</text:p>
          </table:table-cell>
          <table:table-cell office:value-type="float" office:value="0.52617497547489522" table:style-name="ce64">
            <text:p>0,5<text:s text:c="5"/></text:p>
          </table:table-cell>
          <table:table-cell office:value-type="float" office:value="32" table:style-name="ce46">
            <text:p><text:s/>32</text:p>
          </table:table-cell>
          <table:table-cell office:value-type="float" office:value="0.3577017661524704" table:style-name="ce64">
            <text:p>0,4<text:s text:c="5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30.508474576271187" table:style-name="ce49">
            <text:p>-30,5<text:s text:c="3"/></text:p>
          </table:table-cell>
          <table:table-cell office:value-type="float" office:value="9" table:style-name="ce48">
            <text:p>+ 9</text:p>
          </table:table-cell>
          <table:table-cell office:value-type="float" office:value="28.125" table:style-name="ce49">
            <text:p>+28,1<text:s text:c="3"/></text:p>
          </table:table-cell>
          <table:table-cell table:style-name="ce59"/>
          <table:table-cell table:style-name="ce203"/>
          <table:table-cell table:style-name="ce204"/>
          <table:table-cell table:style-name="ce190"/>
          <table:table-cell table:style-name="ce59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s do papel, impressão e reprodução</text:p>
          </table:table-cell>
          <table:table-cell office:value-type="float" office:value="29" table:style-name="ce44">
            <text:p><text:s/>29</text:p>
          </table:table-cell>
          <table:table-cell office:value-type="float" office:value="0.27373985274683782" table:style-name="ce62">
            <text:p>0,3<text:s text:c="5"/></text:p>
          </table:table-cell>
          <table:table-cell office:value-type="float" office:value="49" table:style-name="ce63">
            <text:p><text:s/>49</text:p>
          </table:table-cell>
          <table:table-cell office:value-type="float" office:value="0.43699277624186211" table:style-name="ce64">
            <text:p>0,4<text:s text:c="5"/></text:p>
          </table:table-cell>
          <table:table-cell office:value-type="float" office:value="16" table:style-name="ce46">
            <text:p><text:s/>16</text:p>
          </table:table-cell>
          <table:table-cell office:value-type="float" office:value="0.1788508830762352" table:style-name="ce64">
            <text:p>0,2<text:s text:c="5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40.816326530612244" table:style-name="ce49">
            <text:p>-40,8<text:s text:c="3"/></text:p>
          </table:table-cell>
          <table:table-cell office:value-type="float" office:value="13" table:style-name="ce48">
            <text:p>+ 13</text:p>
          </table:table-cell>
          <table:table-cell office:value-type="float" office:value="81.25" table:style-name="ce49">
            <text:p>+81,3<text:s text:c="3"/></text:p>
          </table:table-cell>
          <table:table-cell table:style-name="ce59"/>
          <table:table-cell table:style-name="ce203"/>
          <table:table-cell table:style-name="ce204"/>
          <table:table-cell table:style-name="ce190"/>
          <table:table-cell table:style-name="ce59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Fab. produtos petrolíferos, químicos, farmacêuticos, borracha e plástico</text:p>
          </table:table-cell>
          <table:table-cell office:value-type="float" office:value="58" table:style-name="ce44">
            <text:p><text:s/>58</text:p>
          </table:table-cell>
          <table:table-cell office:value-type="float" office:value="0.54747970549367564" table:style-name="ce62">
            <text:p>0,5<text:s text:c="5"/></text:p>
          </table:table-cell>
          <table:table-cell office:value-type="float" office:value="86" table:style-name="ce63">
            <text:p><text:s/>86</text:p>
          </table:table-cell>
          <table:table-cell office:value-type="float" office:value="0.76696691340408463" table:style-name="ce64">
            <text:p>0,8<text:s text:c="5"/></text:p>
          </table:table-cell>
          <table:table-cell office:value-type="float" office:value="50" table:style-name="ce46">
            <text:p><text:s/>50</text:p>
          </table:table-cell>
          <table:table-cell office:value-type="float" office:value="0.55890900961323497" table:style-name="ce64">
            <text:p>0,6<text:s text:c="5"/></text:p>
          </table:table-cell>
          <table:table-cell office:value-type="float" office:value="-28" table:style-name="ce48">
            <text:p><text:s/>- 28</text:p>
          </table:table-cell>
          <table:table-cell office:value-type="float" office:value="-32.558139534883722" table:style-name="ce49">
            <text:p>-32,6<text:s text:c="3"/></text:p>
          </table:table-cell>
          <table:table-cell office:value-type="float" office:value="8" table:style-name="ce48">
            <text:p>+ 8</text:p>
          </table:table-cell>
          <table:table-cell office:value-type="float" office:value="16" table:style-name="ce49">
            <text:p>+16,0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Fabricação de outros produtos minerais não metálicos</text:p>
          </table:table-cell>
          <table:table-cell office:value-type="float" office:value="98" table:style-name="ce44">
            <text:p><text:s/>98</text:p>
          </table:table-cell>
          <table:table-cell office:value-type="float" office:value="0.9250519161789692" table:style-name="ce62">
            <text:p>0,9<text:s text:c="5"/></text:p>
          </table:table-cell>
          <table:table-cell office:value-type="float" office:value="99" table:style-name="ce63">
            <text:p><text:s/>99</text:p>
          </table:table-cell>
          <table:table-cell office:value-type="float" office:value="0.88290377240702755" table:style-name="ce64">
            <text:p>0,9<text:s text:c="5"/></text:p>
          </table:table-cell>
          <table:table-cell office:value-type="float" office:value="40" table:style-name="ce46">
            <text:p><text:s/>40</text:p>
          </table:table-cell>
          <table:table-cell office:value-type="float" office:value="0.44712720769058795" table:style-name="ce64">
            <text:p>0,4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1.0101010101010102" table:style-name="ce49">
            <text:p>-1,0<text:s text:c="3"/></text:p>
          </table:table-cell>
          <table:table-cell office:value-type="float" office:value="58" table:style-name="ce48">
            <text:p>+ 58</text:p>
          </table:table-cell>
          <table:table-cell office:value-type="float" office:value="145" table:style-name="ce49">
            <text:p>+145,0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metalúrgica de base e fab. produtos metálicos</text:p>
          </table:table-cell>
          <table:table-cell office:value-type="float" office:value="223" table:style-name="ce44">
            <text:p><text:s/>223</text:p>
          </table:table-cell>
          <table:table-cell office:value-type="float" office:value="2.1049650745705115" table:style-name="ce62">
            <text:p>2,1<text:s text:c="5"/></text:p>
          </table:table-cell>
          <table:table-cell office:value-type="float" office:value="260" table:style-name="ce63">
            <text:p><text:s/>260</text:p>
          </table:table-cell>
          <table:table-cell office:value-type="float" office:value="2.3187371800588603" table:style-name="ce64">
            <text:p>2,3<text:s text:c="5"/></text:p>
          </table:table-cell>
          <table:table-cell office:value-type="float" office:value="156" table:style-name="ce46">
            <text:p><text:s/>156</text:p>
          </table:table-cell>
          <table:table-cell office:value-type="float" office:value="1.7437961099932933" table:style-name="ce64">
            <text:p>1,7<text:s text:c="5"/></text:p>
          </table:table-cell>
          <table:table-cell office:value-type="float" office:value="-37" table:style-name="ce48">
            <text:p><text:s/>- 37</text:p>
          </table:table-cell>
          <table:table-cell office:value-type="float" office:value="-14.23076923076923" table:style-name="ce49">
            <text:p>-14,2<text:s text:c="3"/></text:p>
          </table:table-cell>
          <table:table-cell office:value-type="float" office:value="67" table:style-name="ce48">
            <text:p>+ 67</text:p>
          </table:table-cell>
          <table:table-cell office:value-type="float" office:value="42.948717948717949" table:style-name="ce49">
            <text:p>+42,9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Fab. equipamento informático, elétrico, máquinas e equipamentos n.e.</text:p>
          </table:table-cell>
          <table:table-cell office:value-type="float" office:value="54" table:style-name="ce44">
            <text:p><text:s/>54</text:p>
          </table:table-cell>
          <table:table-cell office:value-type="float" office:value="0.50972248442514634" table:style-name="ce62">
            <text:p>0,5<text:s text:c="5"/></text:p>
          </table:table-cell>
          <table:table-cell office:value-type="float" office:value="88" table:style-name="ce63">
            <text:p><text:s/>88</text:p>
          </table:table-cell>
          <table:table-cell office:value-type="float" office:value="0.78480335325069106" table:style-name="ce64">
            <text:p>0,8<text:s text:c="5"/></text:p>
          </table:table-cell>
          <table:table-cell office:value-type="float" office:value="61" table:style-name="ce46">
            <text:p><text:s/>61</text:p>
          </table:table-cell>
          <table:table-cell office:value-type="float" office:value="0.68186899172814663" table:style-name="ce64">
            <text:p>0,7<text:s text:c="5"/></text:p>
          </table:table-cell>
          <table:table-cell office:value-type="float" office:value="-34" table:style-name="ce48">
            <text:p><text:s/>- 34</text:p>
          </table:table-cell>
          <table:table-cell office:value-type="float" office:value="-38.636363636363633" table:style-name="ce49">
            <text:p>-38,6<text:s text:c="3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11.475409836065573" table:style-name="ce49">
            <text:p>-11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Fab. veículos automóveis, componentes e outro equipa. de transporte</text:p>
          </table:table-cell>
          <table:table-cell office:value-type="float" office:value="121" table:style-name="ce44">
            <text:p><text:s/>121</text:p>
          </table:table-cell>
          <table:table-cell office:value-type="float" office:value="1.142155937323013" table:style-name="ce62">
            <text:p>1,1<text:s text:c="5"/></text:p>
          </table:table-cell>
          <table:table-cell office:value-type="float" office:value="32" table:style-name="ce63">
            <text:p><text:s/>32</text:p>
          </table:table-cell>
          <table:table-cell office:value-type="float" office:value="0.28538303754570588" table:style-name="ce64">
            <text:p>0,3<text:s text:c="5"/></text:p>
          </table:table-cell>
          <table:table-cell office:value-type="float" office:value="32" table:style-name="ce46">
            <text:p><text:s/>32</text:p>
          </table:table-cell>
          <table:table-cell office:value-type="float" office:value="0.3577017661524704" table:style-name="ce64">
            <text:p>0,4<text:s text:c="5"/></text:p>
          </table:table-cell>
          <table:table-cell office:value-type="float" office:value="89" table:style-name="ce48">
            <text:p>+ 89</text:p>
          </table:table-cell>
          <table:table-cell office:value-type="float" office:value="278.125" table:style-name="ce49">
            <text:p>+278,1<text:s text:c="3"/></text:p>
          </table:table-cell>
          <table:table-cell office:value-type="float" office:value="89" table:style-name="ce48">
            <text:p>+ 89</text:p>
          </table:table-cell>
          <table:table-cell office:value-type="float" office:value="278.125" table:style-name="ce49">
            <text:p>+278,1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Fab. mobiliário, repar. instal. máq. e equipa. e outras ind. transformadoras</text:p>
          </table:table-cell>
          <table:table-cell office:value-type="float" office:value="154" table:style-name="ce44">
            <text:p><text:s/>154</text:p>
          </table:table-cell>
          <table:table-cell office:value-type="float" office:value="1.4536530111383803" table:style-name="ce62">
            <text:p>1,5<text:s text:c="5"/></text:p>
          </table:table-cell>
          <table:table-cell office:value-type="float" office:value="218" table:style-name="ce63">
            <text:p><text:s/>218</text:p>
          </table:table-cell>
          <table:table-cell office:value-type="float" office:value="1.9441719432801212" table:style-name="ce64">
            <text:p>1,9<text:s text:c="5"/></text:p>
          </table:table-cell>
          <table:table-cell office:value-type="float" office:value="350" table:style-name="ce46">
            <text:p><text:s/>350</text:p>
          </table:table-cell>
          <table:table-cell office:value-type="float" office:value="3.9123630672926448" table:style-name="ce64">
            <text:p>3,9<text:s text:c="5"/></text:p>
          </table:table-cell>
          <table:table-cell office:value-type="float" office:value="-64" table:style-name="ce48">
            <text:p><text:s/>- 64</text:p>
          </table:table-cell>
          <table:table-cell office:value-type="float" office:value="-29.357798165137616" table:style-name="ce49">
            <text:p>-29,4<text:s text:c="3"/></text:p>
          </table:table-cell>
          <table:table-cell office:value-type="float" office:value="-196" table:style-name="ce48">
            <text:p><text:s/>- 196</text:p>
          </table:table-cell>
          <table:table-cell office:value-type="float" office:value="-56.000000000000007" table:style-name="ce49">
            <text:p>-56,0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Eletricidade, gás e água, saneamento, resíduos e despoluição</text:p>
          </table:table-cell>
          <table:table-cell office:value-type="float" office:value="88" table:style-name="ce44">
            <text:p><text:s/>88</text:p>
          </table:table-cell>
          <table:table-cell office:value-type="float" office:value="0.83065886350764584" table:style-name="ce62">
            <text:p>0,8<text:s text:c="5"/></text:p>
          </table:table-cell>
          <table:table-cell office:value-type="float" office:value="98" table:style-name="ce63">
            <text:p><text:s/>98</text:p>
          </table:table-cell>
          <table:table-cell office:value-type="float" office:value="0.87398555248372423" table:style-name="ce64">
            <text:p>0,9<text:s text:c="5"/></text:p>
          </table:table-cell>
          <table:table-cell office:value-type="float" office:value="65" table:style-name="ce46">
            <text:p><text:s/>65</text:p>
          </table:table-cell>
          <table:table-cell office:value-type="float" office:value="0.72658171249720538" table:style-name="ce64">
            <text:p>0,7<text:s text:c="5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10.204081632653061" table:style-name="ce49">
            <text:p>-10,2<text:s text:c="3"/></text:p>
          </table:table-cell>
          <table:table-cell office:value-type="float" office:value="23" table:style-name="ce48">
            <text:p>+ 23</text:p>
          </table:table-cell>
          <table:table-cell office:value-type="float" office:value="35.384615384615387" table:style-name="ce49">
            <text:p>+35,4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Construção</text:p>
          </table:table-cell>
          <table:table-cell office:value-type="float" office:value="1191" table:style-name="ce44">
            <text:p>1 191</text:p>
          </table:table-cell>
          <table:table-cell office:value-type="float" office:value="11.242212573154616" table:style-name="ce62">
            <text:p>11,2<text:s text:c="5"/></text:p>
          </table:table-cell>
          <table:table-cell office:value-type="float" office:value="1171" table:style-name="ce63">
            <text:p>1 171</text:p>
          </table:table-cell>
          <table:table-cell office:value-type="float" office:value="10.443235530188174" table:style-name="ce64">
            <text:p>10,4<text:s text:c="5"/></text:p>
          </table:table-cell>
          <table:table-cell office:value-type="float" office:value="642" table:style-name="ce46">
            <text:p><text:s/>642</text:p>
          </table:table-cell>
          <table:table-cell office:value-type="float" office:value="7.1763916834339376" table:style-name="ce64">
            <text:p>7,2<text:s text:c="5"/></text:p>
          </table:table-cell>
          <table:table-cell office:value-type="float" office:value="20" table:style-name="ce48">
            <text:p>+ 20</text:p>
          </table:table-cell>
          <table:table-cell office:value-type="float" office:value="1.7079419299743808" table:style-name="ce49">
            <text:p>+1,7<text:s text:c="3"/></text:p>
          </table:table-cell>
          <table:table-cell office:value-type="float" office:value="549" table:style-name="ce48">
            <text:p>+ 549</text:p>
          </table:table-cell>
          <table:table-cell office:value-type="float" office:value="85.514018691588788" table:style-name="ce49">
            <text:p>+85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2">
          <table:table-cell/>
          <table:table-cell office:value-type="string" table:style-name="ce172">
            <text:p>Serviços</text:p>
          </table:table-cell>
          <table:table-cell office:value-type="float" office:value="7534" table:style-name="ce55">
            <text:p>7 534</text:p>
          </table:table-cell>
          <table:table-cell office:value-type="float" office:value="71.115725882575049" table:style-name="ce56">
            <text:p>71,1<text:s text:c="5"/></text:p>
          </table:table-cell>
          <table:table-cell office:value-type="float" office:value="7815" table:style-name="ce57">
            <text:p>7 815</text:p>
          </table:table-cell>
          <table:table-cell office:value-type="float" office:value="69.695888700615356" table:style-name="ce58">
            <text:p>69,7<text:s text:c="5"/></text:p>
          </table:table-cell>
          <table:table-cell office:value-type="float" office:value="6695" table:style-name="ce57">
            <text:p>6 695</text:p>
          </table:table-cell>
          <table:table-cell office:value-type="float" office:value="74.837916387212161" table:style-name="ce58">
            <text:p>74,8<text:s text:c="5"/></text:p>
          </table:table-cell>
          <table:table-cell office:value-type="float" office:value="-281" table:style-name="ce39">
            <text:p><text:s/>- 281</text:p>
          </table:table-cell>
          <table:table-cell office:value-type="float" office:value="-3.5956493921944976" table:style-name="ce40">
            <text:p>-3,6<text:s text:c="3"/></text:p>
          </table:table-cell>
          <table:table-cell office:value-type="float" office:value="839" table:style-name="ce39">
            <text:p>+ 839</text:p>
          </table:table-cell>
          <table:table-cell office:value-type="float" office:value="12.531740104555638" table:style-name="ce40">
            <text:p>+12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Comércio, manut. repar. de veículos automóveis e motociclos</text:p>
          </table:table-cell>
          <table:table-cell office:value-type="float" office:value="144" table:style-name="ce44">
            <text:p><text:s/>144</text:p>
          </table:table-cell>
          <table:table-cell office:value-type="float" office:value="1.3592599584670568" table:style-name="ce62">
            <text:p>1,4<text:s text:c="5"/></text:p>
          </table:table-cell>
          <table:table-cell office:value-type="float" office:value="196" table:style-name="ce63">
            <text:p><text:s/>196</text:p>
          </table:table-cell>
          <table:table-cell office:value-type="float" office:value="1.7479711049674485" table:style-name="ce64">
            <text:p>1,7<text:s text:c="5"/></text:p>
          </table:table-cell>
          <table:table-cell office:value-type="float" office:value="126" table:style-name="ce63">
            <text:p><text:s/>126</text:p>
          </table:table-cell>
          <table:table-cell office:value-type="float" office:value="1.4084507042253522" table:style-name="ce64">
            <text:p>1,4<text:s text:c="5"/></text:p>
          </table:table-cell>
          <table:table-cell office:value-type="float" office:value="-52" table:style-name="ce48">
            <text:p><text:s/>- 52</text:p>
          </table:table-cell>
          <table:table-cell office:value-type="float" office:value="-26.530612244897959" table:style-name="ce49">
            <text:p>-26,5<text:s text:c="3"/></text:p>
          </table:table-cell>
          <table:table-cell office:value-type="float" office:value="18" table:style-name="ce48">
            <text:p>+ 18</text:p>
          </table:table-cell>
          <table:table-cell office:value-type="float" office:value="14.285714285714285" table:style-name="ce49">
            <text:p>+14,3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Comércio por grosso e a retalho</text:p>
          </table:table-cell>
          <table:table-cell office:value-type="float" office:value="1326" table:style-name="ce44">
            <text:p>1 326</text:p>
          </table:table-cell>
          <table:table-cell office:value-type="float" office:value="12.516518784217482" table:style-name="ce62">
            <text:p>12,5<text:s text:c="5"/></text:p>
          </table:table-cell>
          <table:table-cell office:value-type="float" office:value="1373" table:style-name="ce63">
            <text:p>1 373</text:p>
          </table:table-cell>
          <table:table-cell office:value-type="float" office:value="12.244715954695442" table:style-name="ce64">
            <text:p>12,2<text:s text:c="5"/></text:p>
          </table:table-cell>
          <table:table-cell office:value-type="float" office:value="1098" table:style-name="ce63">
            <text:p>1 098</text:p>
          </table:table-cell>
          <table:table-cell office:value-type="float" office:value="12.273641851106639" table:style-name="ce64">
            <text:p>12,3<text:s text:c="5"/></text:p>
          </table:table-cell>
          <table:table-cell office:value-type="float" office:value="-47" table:style-name="ce48">
            <text:p><text:s/>- 47</text:p>
          </table:table-cell>
          <table:table-cell office:value-type="float" office:value="-3.423160961398398" table:style-name="ce49">
            <text:p>-3,4<text:s text:c="3"/></text:p>
          </table:table-cell>
          <table:table-cell office:value-type="float" office:value="228" table:style-name="ce48">
            <text:p>+ 228</text:p>
          </table:table-cell>
          <table:table-cell office:value-type="float" office:value="20.765027322404372" table:style-name="ce49">
            <text:p>+20,8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Transportes e armazenagem</text:p>
          </table:table-cell>
          <table:table-cell office:value-type="float" office:value="172" table:style-name="ce44">
            <text:p><text:s/>172</text:p>
          </table:table-cell>
          <table:table-cell office:value-type="float" office:value="1.6235605059467622" table:style-name="ce62">
            <text:p>1,6<text:s text:c="5"/></text:p>
          </table:table-cell>
          <table:table-cell office:value-type="float" office:value="180" table:style-name="ce63">
            <text:p><text:s/>180</text:p>
          </table:table-cell>
          <table:table-cell office:value-type="float" office:value="1.6052795861945957" table:style-name="ce64">
            <text:p>1,6<text:s text:c="5"/></text:p>
          </table:table-cell>
          <table:table-cell office:value-type="float" office:value="136" table:style-name="ce63">
            <text:p><text:s/>136</text:p>
          </table:table-cell>
          <table:table-cell office:value-type="float" office:value="1.5202325061479991" table:style-name="ce64">
            <text:p>1,5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4.4444444444444446" table:style-name="ce49">
            <text:p>-4,4<text:s text:c="3"/></text:p>
          </table:table-cell>
          <table:table-cell office:value-type="float" office:value="36" table:style-name="ce48">
            <text:p>+ 36</text:p>
          </table:table-cell>
          <table:table-cell office:value-type="float" office:value="26.47058823529412" table:style-name="ce49">
            <text:p>+26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Alojamento, restauração e similares</text:p>
          </table:table-cell>
          <table:table-cell office:value-type="float" office:value="1319" table:style-name="ce44">
            <text:p>1 319</text:p>
          </table:table-cell>
          <table:table-cell office:value-type="float" office:value="12.450443647347555" table:style-name="ce62">
            <text:p>12,5<text:s text:c="5"/></text:p>
          </table:table-cell>
          <table:table-cell office:value-type="float" office:value="1262" table:style-name="ce63">
            <text:p>1 262</text:p>
          </table:table-cell>
          <table:table-cell office:value-type="float" office:value="11.254793543208775" table:style-name="ce64">
            <text:p>11,3<text:s text:c="5"/></text:p>
          </table:table-cell>
          <table:table-cell office:value-type="float" office:value="607" table:style-name="ce63">
            <text:p><text:s/>607</text:p>
          </table:table-cell>
          <table:table-cell office:value-type="float" office:value="6.7851553767046724" table:style-name="ce64">
            <text:p>6,8<text:s text:c="5"/></text:p>
          </table:table-cell>
          <table:table-cell office:value-type="float" office:value="57" table:style-name="ce48">
            <text:p>+ 57</text:p>
          </table:table-cell>
          <table:table-cell office:value-type="float" office:value="4.516640253565769" table:style-name="ce49">
            <text:p>+4,5<text:s text:c="3"/></text:p>
          </table:table-cell>
          <table:table-cell office:value-type="float" office:value="712" table:style-name="ce48">
            <text:p>+ 712</text:p>
          </table:table-cell>
          <table:table-cell office:value-type="float" office:value="117.2981878088962" table:style-name="ce49">
            <text:p>+117,3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Atividades de informação e de comunicação</text:p>
          </table:table-cell>
          <table:table-cell office:value-type="float" office:value="181" table:style-name="ce44">
            <text:p><text:s/>181</text:p>
          </table:table-cell>
          <table:table-cell office:value-type="float" office:value="1.7085142533509532" table:style-name="ce62">
            <text:p>1,7<text:s text:c="5"/></text:p>
          </table:table-cell>
          <table:table-cell office:value-type="float" office:value="195" table:style-name="ce63">
            <text:p><text:s/>195</text:p>
          </table:table-cell>
          <table:table-cell office:value-type="float" office:value="1.7390528850441451" table:style-name="ce64">
            <text:p>1,7<text:s text:c="5"/></text:p>
          </table:table-cell>
          <table:table-cell office:value-type="float" office:value="154" table:style-name="ce63">
            <text:p><text:s/>154</text:p>
          </table:table-cell>
          <table:table-cell office:value-type="float" office:value="1.7214397496087637" table:style-name="ce64">
            <text:p>1,7<text:s text:c="5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7.1794871794871788" table:style-name="ce49">
            <text:p>-7,2<text:s text:c="3"/></text:p>
          </table:table-cell>
          <table:table-cell office:value-type="float" office:value="27" table:style-name="ce48">
            <text:p>+ 27</text:p>
          </table:table-cell>
          <table:table-cell office:value-type="float" office:value="17.532467532467532" table:style-name="ce49">
            <text:p>+17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Atividades financeiras e de seguros</text:p>
          </table:table-cell>
          <table:table-cell office:value-type="float" office:value="27" table:style-name="ce44">
            <text:p><text:s/>27</text:p>
          </table:table-cell>
          <table:table-cell office:value-type="float" office:value="0.25486124221257317" table:style-name="ce62">
            <text:p>0,3<text:s text:c="5"/></text:p>
          </table:table-cell>
          <table:table-cell office:value-type="float" office:value="60" table:style-name="ce63">
            <text:p><text:s/>60</text:p>
          </table:table-cell>
          <table:table-cell office:value-type="float" office:value="0.53509319539819855" table:style-name="ce64">
            <text:p>0,5<text:s text:c="5"/></text:p>
          </table:table-cell>
          <table:table-cell office:value-type="float" office:value="35" table:style-name="ce63">
            <text:p><text:s/>35</text:p>
          </table:table-cell>
          <table:table-cell office:value-type="float" office:value="0.39123630672926446" table:style-name="ce64">
            <text:p>0,4<text:s text:c="5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55.000000000000007" table:style-name="ce49">
            <text:p>-55,0<text:s text:c="3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22.857142857142858" table:style-name="ce49">
            <text:p>-22,9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Atividades imobiliárias, administrativas e dos serviços de apoio</text:p>
          </table:table-cell>
          <table:table-cell office:value-type="float" office:value="2955" table:style-name="ce44">
            <text:p>2 955</text:p>
          </table:table-cell>
          <table:table-cell office:value-type="float" office:value="27.893147064376063" table:style-name="ce62">
            <text:p>27,9<text:s text:c="5"/></text:p>
          </table:table-cell>
          <table:table-cell office:value-type="float" office:value="2626" table:style-name="ce63">
            <text:p>2 626</text:p>
          </table:table-cell>
          <table:table-cell office:value-type="float" office:value="23.41924551859449" table:style-name="ce64">
            <text:p>23,4<text:s text:c="5"/></text:p>
          </table:table-cell>
          <table:table-cell office:value-type="float" office:value="3275" table:style-name="ce63">
            <text:p>3 275</text:p>
          </table:table-cell>
          <table:table-cell office:value-type="float" office:value="36.608540129666892" table:style-name="ce64">
            <text:p>36,6<text:s text:c="5"/></text:p>
          </table:table-cell>
          <table:table-cell office:value-type="float" office:value="329" table:style-name="ce48">
            <text:p>+ 329</text:p>
          </table:table-cell>
          <table:table-cell office:value-type="float" office:value="12.528560548362528" table:style-name="ce49">
            <text:p>+12,5<text:s text:c="3"/></text:p>
          </table:table-cell>
          <table:table-cell office:value-type="float" office:value="-320" table:style-name="ce48">
            <text:p><text:s/>- 320</text:p>
          </table:table-cell>
          <table:table-cell office:value-type="float" office:value="-9.770992366412214" table:style-name="ce49">
            <text:p>-9,8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Atividades de consultoria, científicas, técnicas e similares</text:p>
          </table:table-cell>
          <table:table-cell office:value-type="float" office:value="335" table:style-name="ce44">
            <text:p><text:s/>335</text:p>
          </table:table-cell>
          <table:table-cell office:value-type="float" office:value="3.1621672644893337" table:style-name="ce62">
            <text:p>3,2<text:s text:c="5"/></text:p>
          </table:table-cell>
          <table:table-cell office:value-type="float" office:value="371" table:style-name="ce63">
            <text:p><text:s/>371</text:p>
          </table:table-cell>
          <table:table-cell office:value-type="float" office:value="3.3086595915455277" table:style-name="ce64">
            <text:p>3,3<text:s text:c="5"/></text:p>
          </table:table-cell>
          <table:table-cell office:value-type="float" office:value="340" table:style-name="ce63">
            <text:p><text:s/>340</text:p>
          </table:table-cell>
          <table:table-cell office:value-type="float" office:value="3.8005812653699977" table:style-name="ce64">
            <text:p>3,8<text:s text:c="5"/></text:p>
          </table:table-cell>
          <table:table-cell office:value-type="float" office:value="-36" table:style-name="ce48">
            <text:p><text:s/>- 36</text:p>
          </table:table-cell>
          <table:table-cell office:value-type="float" office:value="-9.703504043126685" table:style-name="ce49">
            <text:p>-9,7<text:s text:c="3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1.4705882352941175" table:style-name="ce49">
            <text:p>-1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Admin. pública, educação, atividades de saúde e apoio social</text:p>
          </table:table-cell>
          <table:table-cell office:value-type="float" office:value="816" table:style-name="ce44">
            <text:p><text:s/>816</text:p>
          </table:table-cell>
          <table:table-cell office:value-type="float" office:value="7.7024730979799898" table:style-name="ce62">
            <text:p>7,7<text:s text:c="5"/></text:p>
          </table:table-cell>
          <table:table-cell office:value-type="float" office:value="1145" table:style-name="ce63">
            <text:p>1 145</text:p>
          </table:table-cell>
          <table:table-cell office:value-type="float" office:value="10.21136181218229" table:style-name="ce64">
            <text:p>10,2<text:s text:c="5"/></text:p>
          </table:table-cell>
          <table:table-cell office:value-type="float" office:value="663" table:style-name="ce63">
            <text:p><text:s/>663</text:p>
          </table:table-cell>
          <table:table-cell office:value-type="float" office:value="7.4111334674714948" table:style-name="ce64">
            <text:p>7,4<text:s text:c="5"/></text:p>
          </table:table-cell>
          <table:table-cell office:value-type="float" office:value="-329" table:style-name="ce48">
            <text:p><text:s/>- 329</text:p>
          </table:table-cell>
          <table:table-cell office:value-type="float" office:value="-28.733624454148472" table:style-name="ce49">
            <text:p>-28,7<text:s text:c="3"/></text:p>
          </table:table-cell>
          <table:table-cell office:value-type="float" office:value="153" table:style-name="ce48">
            <text:p>+ 153</text:p>
          </table:table-cell>
          <table:table-cell office:value-type="float" office:value="23.076923076923077" table:style-name="ce49">
            <text:p>+23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Outras atividades de serviços</text:p>
          </table:table-cell>
          <table:table-cell office:value-type="float" office:value="259" table:style-name="ce44">
            <text:p><text:s/>259</text:p>
          </table:table-cell>
          <table:table-cell office:value-type="float" office:value="2.4447800641872757" table:style-name="ce62">
            <text:p>2,4<text:s text:c="5"/></text:p>
          </table:table-cell>
          <table:table-cell office:value-type="float" office:value="407" table:style-name="ce63">
            <text:p><text:s/>407</text:p>
          </table:table-cell>
          <table:table-cell office:value-type="float" office:value="3.6297155087844466" table:style-name="ce64">
            <text:p>3,6<text:s text:c="5"/></text:p>
          </table:table-cell>
          <table:table-cell office:value-type="float" office:value="261" table:style-name="ce63">
            <text:p><text:s/>261</text:p>
          </table:table-cell>
          <table:table-cell office:value-type="float" office:value="2.9175050301810868" table:style-name="ce64">
            <text:p>2,9<text:s text:c="5"/></text:p>
          </table:table-cell>
          <table:table-cell office:value-type="float" office:value="-148" table:style-name="ce48">
            <text:p><text:s/>- 148</text:p>
          </table:table-cell>
          <table:table-cell office:value-type="float" office:value="-36.363636363636367" table:style-name="ce49">
            <text:p>-36,4<text:s text:c="3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0.76628352490421447" table:style-name="ce49">
            <text:p>-0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style-name="ce1"/>
          <table:table-cell table:style-name="ce65"/>
          <table:table-cell table:style-name="ce207"/>
          <table:table-cell table:number-columns-repeated="16369" table:style-name="ce1"/>
        </table:table-row>
        <table:table-row table:style-name="ro10">
          <table:table-cell/>
          <table:table-cell table:style-name="ce176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table:number-columns-repeated="2" table:style-name="ce1"/>
          <table:table-cell table:style-name="ce207"/>
          <table:table-cell table:number-columns-repeated="16369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1276in" svg:y="6.14294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2739in" svg:y="5.01217in" svg:width="0.06566in" svg:height="0.20942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164"/>
          <table:table-cell table:style-name="ce163"/>
          <table:table-cell table:style-name="ce16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3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style-name="ro15">
          <table:table-cell table:style-name="ce202"/>
          <table:table-cell table:number-columns-repeated="12"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4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3"/>
          <table:table-cell table:number-columns-repeated="4" table:style-name="ce42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5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59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59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8"/>
          <table:table-cell table:style-name="ce189"/>
          <table:table-cell table:style-name="ce190"/>
          <table:table-cell table:style-name="ce192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13" table:default-cell-style-name="ce1" table:visibility="collapse"/>
        <table:table-column table:style-name="co28" table:default-cell-style-name="ce1"/>
        <table:table-column table:style-name="co25" table:default-cell-style-name="ce1"/>
        <table:table-column table:style-name="co29" table:default-cell-style-name="ce1"/>
        <table:table-column table:style-name="co25" table:default-cell-style-name="ce92"/>
        <table:table-column table:style-name="co10" table:default-cell-style-name="ce92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1"/>
        <table:table-column table:style-name="co17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997in" svg:y="0.30336in" svg:width="1.98808in" svg:height="0.53575in">
                <draw:text-box>
                  <text:p text:style-name="a101" text:class-names="" text:cond-style-name=""><text:span text:style-name="a99" text:class-names="">AGOSTO 2021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206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<text:s/>Quadro 11 - <text:s/>COLOCAÇÕES EFETUADAS, <text:s text:c="2"/>POR <text:s/>REGIÕES<text:s text:c="3"/></text:p>
          </table:table-cell>
          <table:table-cell table:number-columns-repeated="10" table:style-name="ce184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0">
          <table:table-cell table:style-name="ce1"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6343" table:style-name="ce114">
            <text:p>6 343</text:p>
          </table:table-cell>
          <table:table-cell office:value-type="float" office:value="100.00000000000001" table:style-name="ce115">
            <text:p>100,0<text:s text:c="5"/></text:p>
          </table:table-cell>
          <table:table-cell office:value-type="float" office:value="7605" table:style-name="ce116">
            <text:p>7 605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6688" table:style-name="ce116">
            <text:p>6 688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1262" table:style-name="ce39">
            <text:p><text:s/>-1 262</text:p>
          </table:table-cell>
          <table:table-cell office:value-type="float" office:value="-16.594345825115056" table:style-name="ce40">
            <text:p>-16,6<text:s text:c="3"/></text:p>
          </table:table-cell>
          <table:table-cell office:value-type="float" office:value="-345" table:style-name="ce39">
            <text:p><text:s/>- 345</text:p>
          </table:table-cell>
          <table:table-cell office:value-type="float" office:value="-5.1584928229665072" table:style-name="ce40">
            <text:p>-5,2<text:s text:c="3"/></text:p>
          </table:table-cell>
          <table:table-cell table:style-name="ce3"/>
          <table:table-cell table:number-columns-repeated="2" table:style-name="ce42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5987" table:style-name="ce114">
            <text:p>5 987</text:p>
          </table:table-cell>
          <table:table-cell office:value-type="float" office:value="94.38751379473436" table:style-name="ce115">
            <text:p>94,4<text:s text:c="5"/></text:p>
          </table:table-cell>
          <table:table-cell office:value-type="float" office:value="7259" table:style-name="ce116">
            <text:p>7 259</text:p>
          </table:table-cell>
          <table:table-cell office:value-type="float" office:value="95.450361604207757" table:style-name="ce117">
            <text:p>95,5<text:s text:c="5"/></text:p>
          </table:table-cell>
          <table:table-cell office:value-type="float" office:value="6503" table:style-name="ce116">
            <text:p>6 503</text:p>
          </table:table-cell>
          <table:table-cell office:value-type="float" office:value="97.233851674641144" table:style-name="ce118">
            <text:p>97,2<text:s text:c="5"/></text:p>
          </table:table-cell>
          <table:table-cell office:value-type="float" office:value="-1272" table:style-name="ce39">
            <text:p><text:s/>-1 272</text:p>
          </table:table-cell>
          <table:table-cell office:value-type="float" office:value="-17.523074803691969" table:style-name="ce40">
            <text:p>-17,5<text:s text:c="3"/></text:p>
          </table:table-cell>
          <table:table-cell office:value-type="float" office:value="-516" table:style-name="ce39">
            <text:p><text:s/>- 516</text:p>
          </table:table-cell>
          <table:table-cell office:value-type="float" office:value="-7.9347993233892051" table:style-name="ce40">
            <text:p>-7,9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1548" table:style-name="ce121">
            <text:p>1 548</text:p>
          </table:table-cell>
          <table:table-cell office:value-type="float" office:value="24.404855746492196" table:style-name="ce122">
            <text:p>24,4<text:s text:c="5"/></text:p>
          </table:table-cell>
          <table:table-cell office:value-type="float" office:value="2430" table:style-name="ce123">
            <text:p>2 430</text:p>
          </table:table-cell>
          <table:table-cell office:value-type="float" office:value="31.952662721893493" table:style-name="ce124">
            <text:p>32,0<text:s text:c="5"/></text:p>
          </table:table-cell>
          <table:table-cell office:value-type="float" office:value="1919" table:style-name="ce123">
            <text:p>1 919</text:p>
          </table:table-cell>
          <table:table-cell office:value-type="float" office:value="28.693181818181817" table:style-name="ce125">
            <text:p>28,7<text:s text:c="5"/></text:p>
          </table:table-cell>
          <table:table-cell office:value-type="float" office:value="-882" table:style-name="ce48">
            <text:p><text:s/>- 882</text:p>
          </table:table-cell>
          <table:table-cell office:value-type="float" office:value="-36.296296296296298" table:style-name="ce49">
            <text:p>-36,3<text:s text:c="3"/></text:p>
          </table:table-cell>
          <table:table-cell office:value-type="float" office:value="-371" table:style-name="ce48">
            <text:p><text:s/>- 371</text:p>
          </table:table-cell>
          <table:table-cell office:value-type="float" office:value="-19.332985930171965" table:style-name="ce49">
            <text:p>-19,3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1536" table:style-name="ce121">
            <text:p>1 536</text:p>
          </table:table-cell>
          <table:table-cell office:value-type="float" office:value="24.215670818224815" table:style-name="ce122">
            <text:p>24,2<text:s text:c="5"/></text:p>
          </table:table-cell>
          <table:table-cell office:value-type="float" office:value="1938" table:style-name="ce123">
            <text:p>1 938</text:p>
          </table:table-cell>
          <table:table-cell office:value-type="float" office:value="25.483234714003945" table:style-name="ce124">
            <text:p>25,5<text:s text:c="5"/></text:p>
          </table:table-cell>
          <table:table-cell office:value-type="float" office:value="1631" table:style-name="ce123">
            <text:p>1 631</text:p>
          </table:table-cell>
          <table:table-cell office:value-type="float" office:value="24.386961722488039" table:style-name="ce125">
            <text:p>24,4<text:s text:c="5"/></text:p>
          </table:table-cell>
          <table:table-cell office:value-type="float" office:value="-402" table:style-name="ce48">
            <text:p><text:s/>- 402</text:p>
          </table:table-cell>
          <table:table-cell office:value-type="float" office:value="-20.743034055727556" table:style-name="ce49">
            <text:p>-20,7<text:s text:c="3"/></text:p>
          </table:table-cell>
          <table:table-cell office:value-type="float" office:value="-95" table:style-name="ce48">
            <text:p><text:s/>- 95</text:p>
          </table:table-cell>
          <table:table-cell office:value-type="float" office:value="-5.8246474555487433" table:style-name="ce49">
            <text:p>-5,8<text:s text:c="3"/></text:p>
          </table:table-cell>
          <table:table-cell table:style-name="ce65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2160" table:style-name="ce121">
            <text:p>2 160</text:p>
          </table:table-cell>
          <table:table-cell office:value-type="float" office:value="34.053287088128648" table:style-name="ce122">
            <text:p>34,1<text:s text:c="5"/></text:p>
          </table:table-cell>
          <table:table-cell office:value-type="float" office:value="2012" table:style-name="ce123">
            <text:p>2 012</text:p>
          </table:table-cell>
          <table:table-cell office:value-type="float" office:value="26.456278763971071" table:style-name="ce124">
            <text:p>26,5<text:s text:c="5"/></text:p>
          </table:table-cell>
          <table:table-cell office:value-type="float" office:value="2191" table:style-name="ce123">
            <text:p>2 191</text:p>
          </table:table-cell>
          <table:table-cell office:value-type="float" office:value="32.760167464114829" table:style-name="ce125">
            <text:p>32,8<text:s text:c="5"/></text:p>
          </table:table-cell>
          <table:table-cell office:value-type="float" office:value="148" table:style-name="ce48">
            <text:p>+ 148</text:p>
          </table:table-cell>
          <table:table-cell office:value-type="float" office:value="7.3558648111332001" table:style-name="ce49">
            <text:p>+7,4<text:s text:c="3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1.4148790506617983" table:style-name="ce49">
            <text:p>-1,4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330" table:style-name="ce121">
            <text:p><text:s/>330</text:p>
          </table:table-cell>
          <table:table-cell office:value-type="float" office:value="5.2025855273529871" table:style-name="ce122">
            <text:p>5,2<text:s text:c="5"/></text:p>
          </table:table-cell>
          <table:table-cell office:value-type="float" office:value="392" table:style-name="ce123">
            <text:p><text:s/>392</text:p>
          </table:table-cell>
          <table:table-cell office:value-type="float" office:value="5.1545036160420779" table:style-name="ce124">
            <text:p>5,2<text:s text:c="5"/></text:p>
          </table:table-cell>
          <table:table-cell office:value-type="float" office:value="359" table:style-name="ce123">
            <text:p><text:s/>359</text:p>
          </table:table-cell>
          <table:table-cell office:value-type="float" office:value="5.3678229665071768" table:style-name="ce125">
            <text:p>5,4<text:s text:c="5"/></text:p>
          </table:table-cell>
          <table:table-cell office:value-type="float" office:value="-62" table:style-name="ce48">
            <text:p><text:s/>- 62</text:p>
          </table:table-cell>
          <table:table-cell office:value-type="float" office:value="-15.816326530612246" table:style-name="ce49">
            <text:p>-15,8<text:s text:c="3"/></text:p>
          </table:table-cell>
          <table:table-cell office:value-type="float" office:value="-29" table:style-name="ce48">
            <text:p><text:s/>- 29</text:p>
          </table:table-cell>
          <table:table-cell office:value-type="float" office:value="-8.0779944289693599" table:style-name="ce49">
            <text:p>-8,1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413" table:style-name="ce121">
            <text:p><text:s/>413</text:p>
          </table:table-cell>
          <table:table-cell office:value-type="float" office:value="6.5111146145357086" table:style-name="ce122">
            <text:p>6,5<text:s text:c="5"/></text:p>
          </table:table-cell>
          <table:table-cell office:value-type="float" office:value="487" table:style-name="ce123">
            <text:p><text:s/>487</text:p>
          </table:table-cell>
          <table:table-cell office:value-type="float" office:value="6.403681788297173" table:style-name="ce124">
            <text:p>6,4<text:s text:c="5"/></text:p>
          </table:table-cell>
          <table:table-cell office:value-type="float" office:value="403" table:style-name="ce123">
            <text:p><text:s/>403</text:p>
          </table:table-cell>
          <table:table-cell office:value-type="float" office:value="6.0257177033492821" table:style-name="ce125">
            <text:p>6,0<text:s text:c="5"/></text:p>
          </table:table-cell>
          <table:table-cell office:value-type="float" office:value="-74" table:style-name="ce48">
            <text:p><text:s/>- 74</text:p>
          </table:table-cell>
          <table:table-cell office:value-type="float" office:value="-15.195071868583163" table:style-name="ce49">
            <text:p>-15,2<text:s text:c="3"/></text:p>
          </table:table-cell>
          <table:table-cell office:value-type="float" office:value="10" table:style-name="ce48">
            <text:p>+ 10</text:p>
          </table:table-cell>
          <table:table-cell office:value-type="float" office:value="2.481389578163772" table:style-name="ce49">
            <text:p>+2,5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356" table:style-name="ce114">
            <text:p><text:s/>356</text:p>
          </table:table-cell>
          <table:table-cell office:value-type="float" office:value="5.6124862052656477" table:style-name="ce115">
            <text:p>5,6<text:s text:c="5"/></text:p>
          </table:table-cell>
          <table:table-cell office:value-type="float" office:value="346" table:style-name="ce116">
            <text:p><text:s/>346</text:p>
          </table:table-cell>
          <table:table-cell office:value-type="float" office:value="4.5496383957922415" table:style-name="ce117">
            <text:p>4,5<text:s text:c="5"/></text:p>
          </table:table-cell>
          <table:table-cell office:value-type="float" office:value="185" table:style-name="ce116">
            <text:p><text:s/>185</text:p>
          </table:table-cell>
          <table:table-cell office:value-type="float" office:value="2.7661483253588517" table:style-name="ce118">
            <text:p>2,8<text:s text:c="5"/></text:p>
          </table:table-cell>
          <table:table-cell office:value-type="float" office:value="10" table:style-name="ce39">
            <text:p>+ 10</text:p>
          </table:table-cell>
          <table:table-cell office:value-type="float" office:value="2.8901734104046244" table:style-name="ce40">
            <text:p>+2,9<text:s text:c="3"/></text:p>
          </table:table-cell>
          <table:table-cell office:value-type="float" office:value="171" table:style-name="ce39">
            <text:p>+ 171</text:p>
          </table:table-cell>
          <table:table-cell office:value-type="float" office:value="92.432432432432435" table:style-name="ce40">
            <text:p>+92,4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234" table:style-name="ce121">
            <text:p><text:s/>234</text:p>
          </table:table-cell>
          <table:table-cell office:value-type="float" office:value="3.689106101213937" table:style-name="ce122">
            <text:p>3,7<text:s text:c="5"/></text:p>
          </table:table-cell>
          <table:table-cell office:value-type="float" office:value="226" table:style-name="ce123">
            <text:p><text:s/>226</text:p>
          </table:table-cell>
          <table:table-cell office:value-type="float" office:value="2.9717291255752794" table:style-name="ce124">
            <text:p>3,0<text:s text:c="5"/></text:p>
          </table:table-cell>
          <table:table-cell office:value-type="float" office:value="116" table:style-name="ce123">
            <text:p><text:s/>116</text:p>
          </table:table-cell>
          <table:table-cell office:value-type="float" office:value="1.7344497607655502" table:style-name="ce125">
            <text:p>1,7<text:s text:c="5"/></text:p>
          </table:table-cell>
          <table:table-cell office:value-type="float" office:value="8" table:style-name="ce48">
            <text:p>+ 8</text:p>
          </table:table-cell>
          <table:table-cell office:value-type="float" office:value="3.5398230088495577" table:style-name="ce49">
            <text:p>+3,5<text:s text:c="3"/></text:p>
          </table:table-cell>
          <table:table-cell office:value-type="float" office:value="118" table:style-name="ce48">
            <text:p>+ 118</text:p>
          </table:table-cell>
          <table:table-cell office:value-type="float" office:value="101.72413793103448" table:style-name="ce49">
            <text:p>+101,7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22" table:style-name="ce121">
            <text:p><text:s/>122</text:p>
          </table:table-cell>
          <table:table-cell office:value-type="float" office:value="1.9233801040517104" table:style-name="ce122">
            <text:p>1,9<text:s text:c="5"/></text:p>
          </table:table-cell>
          <table:table-cell office:value-type="float" office:value="120" table:style-name="ce123">
            <text:p><text:s/>120</text:p>
          </table:table-cell>
          <table:table-cell office:value-type="float" office:value="1.5779092702169626" table:style-name="ce124">
            <text:p>1,6<text:s text:c="5"/></text:p>
          </table:table-cell>
          <table:table-cell office:value-type="float" office:value="69" table:style-name="ce123">
            <text:p><text:s/>69</text:p>
          </table:table-cell>
          <table:table-cell office:value-type="float" office:value="1.0316985645933014" table:style-name="ce125">
            <text:p>1,0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1.6666666666666667" table:style-name="ce49">
            <text:p>+1,7<text:s text:c="3"/></text:p>
          </table:table-cell>
          <table:table-cell office:value-type="float" office:value="53" table:style-name="ce48">
            <text:p>+ 53</text:p>
          </table:table-cell>
          <table:table-cell office:value-type="float" office:value="76.811594202898547" table:style-name="ce49">
            <text:p>+76,8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4"/>
          <table:table-cell office:value-type="string" table:style-name="ce185">
            <text:p>CONTINENTE</text:p>
          </table:table-cell>
          <table:table-cell table:style-name="ce185"/>
          <table:table-cell table:number-columns-repeated="16372" table:style-name="ce1"/>
        </table:table-row>
        <table:table-row table:style-name="ro2">
          <table:table-cell/>
          <table:table-cell office:value-type="string" table:style-name="ce208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/>
        </table:table-row>
        <table:table-row table:style-name="ro5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/>
        </table:table-row>
        <table:table-row table:style-name="ro28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7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8">
            <text:p>Mês <text:s/>anterior</text:p>
          </table:table-cell>
          <table:covered-table-cell/>
          <table:table-cell office:value-type="string" table:number-columns-spanned="2" table:number-rows-spanned="1" table:style-name="ce169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5"/>
          <table:table-cell table:style-name="ce136"/>
          <table:table-cell table:style-name="ce209"/>
          <table:table-cell table:style-name="ce138"/>
          <table:table-cell table:style-name="ce210"/>
          <table:table-cell table:style-name="ce140"/>
          <table:table-cell table:style-name="ce211"/>
          <table:table-cell table:style-name="ce212"/>
          <table:table-cell table:style-name="ce213"/>
          <table:table-cell table:style-name="ce212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4">
            <text:p>Total</text:p>
          </table:table-cell>
          <table:table-cell office:value-type="float" office:value="5987" table:style-name="ce35">
            <text:p>5 987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7259" table:style-name="ce146">
            <text:p>7 25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6500" table:style-name="ce37">
            <text:p>6 50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1272" table:style-name="ce215">
            <text:p><text:s/>-1 272</text:p>
          </table:table-cell>
          <table:table-cell office:value-type="float" office:value="-17.523074803691969" table:style-name="ce40">
            <text:p>-17,5<text:s text:c="3"/></text:p>
          </table:table-cell>
          <table:table-cell office:value-type="float" office:value="-513" table:style-name="ce215">
            <text:p><text:s/>- 513</text:p>
          </table:table-cell>
          <table:table-cell office:value-type="float" office:value="-7.8923076923076927" table:style-name="ce40">
            <text:p>-7,9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6">
            <text:p>1- Repres. do poder legislativo e de órgãos exec., dirigentes, dire. e gestores execu.</text:p>
          </table:table-cell>
          <table:table-cell office:value-type="float" office:value="28" table:style-name="ce44">
            <text:p><text:s/>28</text:p>
          </table:table-cell>
          <table:table-cell office:value-type="float" office:value="0.46767997327543015" table:style-name="ce45">
            <text:p>0,5<text:s text:c="5"/></text:p>
          </table:table-cell>
          <table:table-cell office:value-type="float" office:value="44" table:style-name="ce152">
            <text:p><text:s/>44</text:p>
          </table:table-cell>
          <table:table-cell office:value-type="float" office:value="0.60614409698305549" table:style-name="ce217">
            <text:p>0,6<text:s text:c="5"/></text:p>
          </table:table-cell>
          <table:table-cell office:value-type="float" office:value="10" table:style-name="ce46">
            <text:p><text:s/>10</text:p>
          </table:table-cell>
          <table:table-cell office:value-type="float" office:value="0.15384615384615385" table:style-name="ce47">
            <text:p>0,2<text:s text:c="5"/></text:p>
          </table:table-cell>
          <table:table-cell office:value-type="float" office:value="-16" table:style-name="ce218">
            <text:p><text:s/>- 16</text:p>
          </table:table-cell>
          <table:table-cell office:value-type="float" office:value="-36.363636363636367" table:style-name="ce49">
            <text:p>-36,4<text:s text:c="3"/></text:p>
          </table:table-cell>
          <table:table-cell office:value-type="float" office:value="18" table:style-name="ce218">
            <text:p>+ 18</text:p>
          </table:table-cell>
          <table:table-cell office:value-type="float" office:value="180" table:style-name="ce49">
            <text:p>+18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2- Especialistas das atividades intelectuais e científicas</text:p>
          </table:table-cell>
          <table:table-cell office:value-type="float" office:value="222" table:style-name="ce44">
            <text:p><text:s/>222</text:p>
          </table:table-cell>
          <table:table-cell office:value-type="float" office:value="3.7080340738266244" table:style-name="ce45">
            <text:p>3,7<text:s text:c="5"/></text:p>
          </table:table-cell>
          <table:table-cell office:value-type="float" office:value="425" table:style-name="ce152">
            <text:p><text:s/>425</text:p>
          </table:table-cell>
          <table:table-cell office:value-type="float" office:value="5.8548009367681502" table:style-name="ce217">
            <text:p>5,9<text:s text:c="5"/></text:p>
          </table:table-cell>
          <table:table-cell office:value-type="float" office:value="344" table:style-name="ce46">
            <text:p><text:s/>344</text:p>
          </table:table-cell>
          <table:table-cell office:value-type="float" office:value="5.2923076923076922" table:style-name="ce47">
            <text:p>5,3<text:s text:c="5"/></text:p>
          </table:table-cell>
          <table:table-cell office:value-type="float" office:value="-203" table:style-name="ce218">
            <text:p><text:s/>- 203</text:p>
          </table:table-cell>
          <table:table-cell office:value-type="float" office:value="-47.764705882352942" table:style-name="ce49">
            <text:p>-47,8<text:s text:c="3"/></text:p>
          </table:table-cell>
          <table:table-cell office:value-type="float" office:value="-122" table:style-name="ce218">
            <text:p><text:s/>- 122</text:p>
          </table:table-cell>
          <table:table-cell office:value-type="float" office:value="-35.465116279069768" table:style-name="ce49">
            <text:p>-35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3- Técnicos e profissões de nível intermédio</text:p>
          </table:table-cell>
          <table:table-cell office:value-type="float" office:value="220" table:style-name="ce44">
            <text:p><text:s/>220</text:p>
          </table:table-cell>
          <table:table-cell office:value-type="float" office:value="3.6746283614498081" table:style-name="ce45">
            <text:p>3,7<text:s text:c="5"/></text:p>
          </table:table-cell>
          <table:table-cell office:value-type="float" office:value="430" table:style-name="ce152">
            <text:p><text:s/>430</text:p>
          </table:table-cell>
          <table:table-cell office:value-type="float" office:value="5.9236809477889514" table:style-name="ce217">
            <text:p>5,9<text:s text:c="5"/></text:p>
          </table:table-cell>
          <table:table-cell office:value-type="float" office:value="224" table:style-name="ce46">
            <text:p><text:s/>224</text:p>
          </table:table-cell>
          <table:table-cell office:value-type="float" office:value="3.4461538461538459" table:style-name="ce47">
            <text:p>3,4<text:s text:c="5"/></text:p>
          </table:table-cell>
          <table:table-cell office:value-type="float" office:value="-210" table:style-name="ce218">
            <text:p><text:s/>- 210</text:p>
          </table:table-cell>
          <table:table-cell office:value-type="float" office:value="-48.837209302325576" table:style-name="ce49">
            <text:p>-48,8<text:s text:c="3"/></text:p>
          </table:table-cell>
          <table:table-cell office:value-type="float" office:value="-4" table:style-name="ce218">
            <text:p><text:s/>- 4</text:p>
          </table:table-cell>
          <table:table-cell office:value-type="float" office:value="-1.7857142857142856" table:style-name="ce49">
            <text:p>-1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4- Pessoal administrativo</text:p>
          </table:table-cell>
          <table:table-cell office:value-type="float" office:value="445" table:style-name="ce44">
            <text:p><text:s/>445</text:p>
          </table:table-cell>
          <table:table-cell office:value-type="float" office:value="7.4327710038416566" table:style-name="ce45">
            <text:p>7,4<text:s text:c="5"/></text:p>
          </table:table-cell>
          <table:table-cell office:value-type="float" office:value="686" table:style-name="ce152">
            <text:p><text:s/>686</text:p>
          </table:table-cell>
          <table:table-cell office:value-type="float" office:value="9.4503375120540021" table:style-name="ce217">
            <text:p>9,5<text:s text:c="5"/></text:p>
          </table:table-cell>
          <table:table-cell office:value-type="float" office:value="512" table:style-name="ce46">
            <text:p><text:s/>512</text:p>
          </table:table-cell>
          <table:table-cell office:value-type="float" office:value="7.8769230769230774" table:style-name="ce47">
            <text:p>7,9<text:s text:c="5"/></text:p>
          </table:table-cell>
          <table:table-cell office:value-type="float" office:value="-241" table:style-name="ce218">
            <text:p><text:s/>- 241</text:p>
          </table:table-cell>
          <table:table-cell office:value-type="float" office:value="-35.131195335276963" table:style-name="ce49">
            <text:p>-35,1<text:s text:c="3"/></text:p>
          </table:table-cell>
          <table:table-cell office:value-type="float" office:value="-67" table:style-name="ce218">
            <text:p><text:s/>- 67</text:p>
          </table:table-cell>
          <table:table-cell office:value-type="float" office:value="-13.0859375" table:style-name="ce49">
            <text:p>-13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5- Trabalhadores dos serviços pessoais, de proteção e segurança e vendedores</text:p>
          </table:table-cell>
          <table:table-cell office:value-type="float" office:value="1101" table:style-name="ce44">
            <text:p>1 101</text:p>
          </table:table-cell>
          <table:table-cell office:value-type="float" office:value="18.389844663437451" table:style-name="ce45">
            <text:p>18,4<text:s text:c="5"/></text:p>
          </table:table-cell>
          <table:table-cell office:value-type="float" office:value="1843" table:style-name="ce152">
            <text:p>1 843</text:p>
          </table:table-cell>
          <table:table-cell office:value-type="float" office:value="25.38917206226753" table:style-name="ce217">
            <text:p>25,4<text:s text:c="5"/></text:p>
          </table:table-cell>
          <table:table-cell office:value-type="float" office:value="1009" table:style-name="ce46">
            <text:p>1 009</text:p>
          </table:table-cell>
          <table:table-cell office:value-type="float" office:value="15.523076923076923" table:style-name="ce47">
            <text:p>15,5<text:s text:c="5"/></text:p>
          </table:table-cell>
          <table:table-cell office:value-type="float" office:value="-742" table:style-name="ce218">
            <text:p><text:s/>- 742</text:p>
          </table:table-cell>
          <table:table-cell office:value-type="float" office:value="-40.260444926749869" table:style-name="ce49">
            <text:p>-40,3<text:s text:c="3"/></text:p>
          </table:table-cell>
          <table:table-cell office:value-type="float" office:value="92" table:style-name="ce218">
            <text:p>+ 92</text:p>
          </table:table-cell>
          <table:table-cell office:value-type="float" office:value="9.1179385530227943" table:style-name="ce49">
            <text:p>+9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6- Agricultores e trabalhadores qualificados da agricultura, da pesca e da floresta</text:p>
          </table:table-cell>
          <table:table-cell office:value-type="float" office:value="148" table:style-name="ce44">
            <text:p><text:s/>148</text:p>
          </table:table-cell>
          <table:table-cell office:value-type="float" office:value="2.4720227158844161" table:style-name="ce45">
            <text:p>2,5<text:s text:c="5"/></text:p>
          </table:table-cell>
          <table:table-cell office:value-type="float" office:value="97" table:style-name="ce152">
            <text:p><text:s/>97</text:p>
          </table:table-cell>
          <table:table-cell office:value-type="float" office:value="1.3362722138035541" table:style-name="ce217">
            <text:p>1,3<text:s text:c="5"/></text:p>
          </table:table-cell>
          <table:table-cell office:value-type="float" office:value="170" table:style-name="ce46">
            <text:p><text:s/>170</text:p>
          </table:table-cell>
          <table:table-cell office:value-type="float" office:value="2.6153846153846154" table:style-name="ce47">
            <text:p>2,6<text:s text:c="5"/></text:p>
          </table:table-cell>
          <table:table-cell office:value-type="float" office:value="51" table:style-name="ce218">
            <text:p>+ 51</text:p>
          </table:table-cell>
          <table:table-cell office:value-type="float" office:value="52.577319587628871" table:style-name="ce49">
            <text:p>+52,6<text:s text:c="3"/></text:p>
          </table:table-cell>
          <table:table-cell office:value-type="float" office:value="-22" table:style-name="ce218">
            <text:p><text:s/>- 22</text:p>
          </table:table-cell>
          <table:table-cell office:value-type="float" office:value="-12.941176470588237" table:style-name="ce49">
            <text:p>-1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7- Trabalhadores qualificados da indústria, construção e artífices</text:p>
          </table:table-cell>
          <table:table-cell office:value-type="float" office:value="810" table:style-name="ce44">
            <text:p><text:s/>810</text:p>
          </table:table-cell>
          <table:table-cell office:value-type="float" office:value="13.529313512610655" table:style-name="ce45">
            <text:p>13,5<text:s text:c="5"/></text:p>
          </table:table-cell>
          <table:table-cell office:value-type="float" office:value="797" table:style-name="ce152">
            <text:p><text:s/>797</text:p>
          </table:table-cell>
          <table:table-cell office:value-type="float" office:value="10.9794737567158" table:style-name="ce217">
            <text:p>11,0<text:s text:c="5"/></text:p>
          </table:table-cell>
          <table:table-cell office:value-type="float" office:value="832" table:style-name="ce46">
            <text:p><text:s/>832</text:p>
          </table:table-cell>
          <table:table-cell office:value-type="float" office:value="12.8" table:style-name="ce47">
            <text:p>12,8<text:s text:c="5"/></text:p>
          </table:table-cell>
          <table:table-cell office:value-type="float" office:value="13" table:style-name="ce218">
            <text:p>+ 13</text:p>
          </table:table-cell>
          <table:table-cell office:value-type="float" office:value="1.6311166875784191" table:style-name="ce49">
            <text:p>+1,6<text:s text:c="3"/></text:p>
          </table:table-cell>
          <table:table-cell office:value-type="float" office:value="-22" table:style-name="ce218">
            <text:p><text:s/>- 22</text:p>
          </table:table-cell>
          <table:table-cell office:value-type="float" office:value="-2.6442307692307692" table:style-name="ce49">
            <text:p>-2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8- Operadores de instalações e máquinas e trabalhadores da montagem</text:p>
          </table:table-cell>
          <table:table-cell office:value-type="float" office:value="473" table:style-name="ce44">
            <text:p><text:s/>473</text:p>
          </table:table-cell>
          <table:table-cell office:value-type="float" office:value="7.9004509771170861" table:style-name="ce45">
            <text:p>7,9<text:s text:c="5"/></text:p>
          </table:table-cell>
          <table:table-cell office:value-type="float" office:value="605" table:style-name="ce152">
            <text:p><text:s/>605</text:p>
          </table:table-cell>
          <table:table-cell office:value-type="float" office:value="8.3344813335170134" table:style-name="ce217">
            <text:p>8,3<text:s text:c="5"/></text:p>
          </table:table-cell>
          <table:table-cell office:value-type="float" office:value="753" table:style-name="ce46">
            <text:p><text:s/>753</text:p>
          </table:table-cell>
          <table:table-cell office:value-type="float" office:value="11.584615384615384" table:style-name="ce47">
            <text:p>11,6<text:s text:c="5"/></text:p>
          </table:table-cell>
          <table:table-cell office:value-type="float" office:value="-132" table:style-name="ce218">
            <text:p><text:s/>- 132</text:p>
          </table:table-cell>
          <table:table-cell office:value-type="float" office:value="-21.818181818181817" table:style-name="ce49">
            <text:p>-21,8<text:s text:c="3"/></text:p>
          </table:table-cell>
          <table:table-cell office:value-type="float" office:value="-280" table:style-name="ce218">
            <text:p><text:s/>- 280</text:p>
          </table:table-cell>
          <table:table-cell office:value-type="float" office:value="-37.184594953519259" table:style-name="ce49">
            <text:p>-37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9- Trabalhadores não qualificados</text:p>
          </table:table-cell>
          <table:table-cell office:value-type="float" office:value="2536" table:style-name="ce44">
            <text:p>2 536</text:p>
          </table:table-cell>
          <table:table-cell office:value-type="float" office:value="42.358443293803241" table:style-name="ce45">
            <text:p>42,4<text:s text:c="5"/></text:p>
          </table:table-cell>
          <table:table-cell office:value-type="float" office:value="2325" table:style-name="ce152">
            <text:p>2 325</text:p>
          </table:table-cell>
          <table:table-cell office:value-type="float" office:value="32.029205124672821" table:style-name="ce217">
            <text:p>32,0<text:s text:c="5"/></text:p>
          </table:table-cell>
          <table:table-cell office:value-type="float" office:value="2646" table:style-name="ce46">
            <text:p>2 646</text:p>
          </table:table-cell>
          <table:table-cell office:value-type="float" office:value="40.707692307692305" table:style-name="ce47">
            <text:p>40,7<text:s text:c="5"/></text:p>
          </table:table-cell>
          <table:table-cell office:value-type="float" office:value="211" table:style-name="ce218">
            <text:p>+ 211</text:p>
          </table:table-cell>
          <table:table-cell office:value-type="float" office:value="9.0752688172043019" table:style-name="ce49">
            <text:p>+9,1<text:s text:c="3"/></text:p>
          </table:table-cell>
          <table:table-cell office:value-type="float" office:value="-110" table:style-name="ce218">
            <text:p><text:s/>- 110</text:p>
          </table:table-cell>
          <table:table-cell office:value-type="float" office:value="-4.157218442932729" table:style-name="ce49">
            <text:p>-4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0- Profissões das Forças Armadas</text:p>
          </table:table-cell>
          <table:table-cell office:value-type="float" office:value="4" table:style-name="ce44">
            <text:p><text:s/>4</text:p>
          </table:table-cell>
          <table:table-cell office:value-type="float" office:value="6.6811424753632873E-2" table:style-name="ce45">
            <text:p>0,1<text:s text:c="5"/></text:p>
          </table:table-cell>
          <table:table-cell office:value-type="float" office:value="7" table:style-name="ce152">
            <text:p><text:s/>7</text:p>
          </table:table-cell>
          <table:table-cell office:value-type="float" office:value="9.643201542912247E-2" table:style-name="ce217">
            <text:p>0,1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-3" table:style-name="ce218">
            <text:p><text:s/>- 3</text:p>
          </table:table-cell>
          <table:table-cell office:value-type="float" office:value="-42.857142857142854" table:style-name="ce49">
            <text:p>-42,9<text:s text:c="3"/></text:p>
          </table:table-cell>
          <table:table-cell office:value-type="float" office:value="4" table:style-name="ce218">
            <text:p>+ 4</text:p>
          </table:table-cell>
          <table:table-cell office:value-type="string" table:style-name="ce201">
            <text:p>-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6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45">
            <text:p>0,0<text:s text:c="5"/></text:p>
          </table:table-cell>
          <table:table-cell office:value-type="float" office:value="0" table:style-name="ce152">
            <text:p><text:s/>0</text:p>
          </table:table-cell>
          <table:table-cell office:value-type="float" office:value="0" table:style-name="ce217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0" table:style-name="ce21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218">
            <text:p>+ 0</text:p>
          </table:table-cell>
          <table:table-cell office:value-type="string" table:style-name="ce201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8"/>
          <table:table-cell table:number-columns-repeated="16372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style-name="ce186"/>
          <table:table-cell table:style-name="ce187"/>
          <table:table-cell table:number-columns-repeated="4" table:style-name="ce162"/>
          <table:table-cell table:style-name="ce163"/>
          <table:table-cell table:style-name="ce164"/>
          <table:table-cell table:style-name="ce163"/>
          <table:table-cell table:style-name="ce164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14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2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90"/>
          <table:table-cell table:number-columns-repeated="4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60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5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5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79"/>
          <table:table-cell table:number-columns-repeated="2" table:style-name="ce165"/>
          <table:table-cell table:number-columns-repeated="6" table:style-name="ce79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30" table:default-cell-style-name="ce1"/>
        <table:table-column table:style-name="co10" table:default-cell-style-name="ce1"/>
        <table:table-column table:style-name="co17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1402in" svg:y="0.23291in" svg:width="1.93444in" svg:height="0.51942in">
                <draw:text-box>
                  <text:p text:style-name="a115" text:class-names="" text:cond-style-name=""><text:span text:style-name="a113" text:class-names="">AGOSTO 2021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2323in" svg:height="0.31476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2292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3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Quadro 13 <text:s/>- <text:s/>COLOCAÇÕES EFETUADAS, <text:s text:c="2"/>POR <text:s/>ATIVIDADE <text:s/>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AGOSTO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JULH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3" table:style-name="ce28"/>
          <table:table-cell table:number-columns-repeated="16369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3" table:style-name="ce28"/>
          <table:table-cell table:number-columns-repeated="16369"/>
        </table:table-row>
        <table:table-row table:style-name="ro28">
          <table:table-cell table:style-name="ce1"/>
          <table:table-cell office:value-type="string" table:style-name="ce170">
            <text:p><text:s text:c="2"/>Total</text:p>
          </table:table-cell>
          <table:table-cell office:value-type="float" office:value="5987" table:style-name="ce35">
            <text:p>5 987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7259" table:style-name="ce37">
            <text:p>7 25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6503" table:style-name="ce37">
            <text:p>6 50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1272" table:style-name="ce39">
            <text:p><text:s/>-1 272</text:p>
          </table:table-cell>
          <table:table-cell office:value-type="float" office:value="-17.523074803691969" table:style-name="ce40">
            <text:p>-17,5<text:s text:c="3"/></text:p>
          </table:table-cell>
          <table:table-cell office:value-type="float" office:value="-516" table:style-name="ce39">
            <text:p><text:s/>- 516</text:p>
          </table:table-cell>
          <table:table-cell office:value-type="float" office:value="-7.9347993233892051" table:style-name="ce40">
            <text:p>-7,9<text:s text:c="3"/></text:p>
          </table:table-cell>
          <table:table-cell table:style-name="ce3"/>
          <table:table-cell table:number-columns-repeated="2" table:style-name="ce42"/>
          <table:table-cell table:number-columns-repeated="16369"/>
        </table:table-row>
        <table:table-row table:style-name="ro11">
          <table:table-cell table:style-name="ce1"/>
          <table:table-cell office:value-type="string" table:style-name="ce172">
            <text:p>Agricultura, produção animal, caça, floresta e pesca</text:p>
          </table:table-cell>
          <table:table-cell office:value-type="float" office:value="181" table:style-name="ce35">
            <text:p><text:s/>181</text:p>
          </table:table-cell>
          <table:table-cell office:value-type="float" office:value="3.0232169701018874" table:style-name="ce36">
            <text:p>3,0<text:s text:c="5"/></text:p>
          </table:table-cell>
          <table:table-cell office:value-type="float" office:value="139" table:style-name="ce37">
            <text:p><text:s/>139</text:p>
          </table:table-cell>
          <table:table-cell office:value-type="float" office:value="1.9148643063782889" table:style-name="ce38">
            <text:p>1,9<text:s text:c="5"/></text:p>
          </table:table-cell>
          <table:table-cell office:value-type="float" office:value="220" table:style-name="ce37">
            <text:p><text:s/>220</text:p>
          </table:table-cell>
          <table:table-cell office:value-type="float" office:value="3.383053975088421" table:style-name="ce38">
            <text:p>3,4<text:s text:c="5"/></text:p>
          </table:table-cell>
          <table:table-cell office:value-type="float" office:value="42" table:style-name="ce39">
            <text:p>+ 42</text:p>
          </table:table-cell>
          <table:table-cell office:value-type="float" office:value="30.215827338129497" table:style-name="ce40">
            <text:p>+30,2<text:s text:c="3"/></text:p>
          </table:table-cell>
          <table:table-cell office:value-type="float" office:value="-39" table:style-name="ce39">
            <text:p><text:s/>- 39</text:p>
          </table:table-cell>
          <table:table-cell office:value-type="float" office:value="-17.727272727272727" table:style-name="ce40">
            <text:p>-17,7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7">
          <table:table-cell table:style-name="ce1"/>
          <table:table-cell office:value-type="string" table:style-name="ce172">
            <text:p>Indústria, energia e água e construção</text:p>
          </table:table-cell>
          <table:table-cell office:value-type="float" office:value="1015" table:style-name="ce55">
            <text:p>1 015</text:p>
          </table:table-cell>
          <table:table-cell office:value-type="float" office:value="16.953399031234344" table:style-name="ce56">
            <text:p>17,0<text:s text:c="5"/></text:p>
          </table:table-cell>
          <table:table-cell office:value-type="float" office:value="1495" table:style-name="ce37">
            <text:p>1 495</text:p>
          </table:table-cell>
          <table:table-cell office:value-type="float" office:value="20.595123295219729" table:style-name="ce38">
            <text:p>20,6<text:s text:c="5"/></text:p>
          </table:table-cell>
          <table:table-cell office:value-type="float" office:value="1110" table:style-name="ce37">
            <text:p>1 110</text:p>
          </table:table-cell>
          <table:table-cell office:value-type="float" office:value="17.069045056127941" table:style-name="ce38">
            <text:p>17,1<text:s text:c="5"/></text:p>
          </table:table-cell>
          <table:table-cell office:value-type="float" office:value="-480" table:style-name="ce39">
            <text:p><text:s/>- 480</text:p>
          </table:table-cell>
          <table:table-cell office:value-type="float" office:value="-32.107023411371237" table:style-name="ce40">
            <text:p>-32,1<text:s text:c="3"/></text:p>
          </table:table-cell>
          <table:table-cell office:value-type="float" office:value="-95" table:style-name="ce39">
            <text:p><text:s/>- 95</text:p>
          </table:table-cell>
          <table:table-cell office:value-type="float" office:value="-8.5585585585585591" table:style-name="ce40">
            <text:p>-8,6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8">
          <table:table-cell table:style-name="ce1"/>
          <table:table-cell office:value-type="string" table:style-name="ce174">
            <text:p>Indústrias extrativas</text:p>
          </table:table-cell>
          <table:table-cell office:value-type="float" office:value="3" table:style-name="ce44">
            <text:p><text:s/>3</text:p>
          </table:table-cell>
          <table:table-cell office:value-type="float" office:value="5.0108568565224651E-2" table:style-name="ce45">
            <text:p>0,1<text:s text:c="5"/></text:p>
          </table:table-cell>
          <table:table-cell office:value-type="float" office:value="7" table:style-name="ce46">
            <text:p><text:s/>7</text:p>
          </table:table-cell>
          <table:table-cell office:value-type="float" office:value="9.643201542912247E-2" table:style-name="ce47">
            <text:p>0,1<text:s text:c="5"/></text:p>
          </table:table-cell>
          <table:table-cell office:value-type="float" office:value="7" table:style-name="ce46">
            <text:p><text:s/>7</text:p>
          </table:table-cell>
          <table:table-cell office:value-type="float" office:value="0.1076426264800861" table:style-name="ce47">
            <text:p>0,1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57.142857142857139" table:style-name="ce49">
            <text:p>-57,1<text:s text:c="3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57.142857142857139" table:style-name="ce49">
            <text:p>-57,1<text:s text:c="3"/></text:p>
          </table:table-cell>
          <table:table-cell table:style-name="ce65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s alimentares das bebidas e do tabaco</text:p>
          </table:table-cell>
          <table:table-cell office:value-type="float" office:value="233" table:style-name="ce44">
            <text:p><text:s/>233</text:p>
          </table:table-cell>
          <table:table-cell office:value-type="float" office:value="3.8917654918991151" table:style-name="ce45">
            <text:p>3,9<text:s text:c="5"/></text:p>
          </table:table-cell>
          <table:table-cell office:value-type="float" office:value="247" table:style-name="ce46">
            <text:p><text:s/>247</text:p>
          </table:table-cell>
          <table:table-cell office:value-type="float" office:value="3.4026725444276069" table:style-name="ce47">
            <text:p>3,4<text:s text:c="5"/></text:p>
          </table:table-cell>
          <table:table-cell office:value-type="float" office:value="289" table:style-name="ce46">
            <text:p><text:s/>289</text:p>
          </table:table-cell>
          <table:table-cell office:value-type="float" office:value="4.4441027218206983" table:style-name="ce47">
            <text:p>4,4<text:s text:c="5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5.668016194331984" table:style-name="ce49">
            <text:p>-5,7<text:s text:c="3"/></text:p>
          </table:table-cell>
          <table:table-cell office:value-type="float" office:value="-56" table:style-name="ce48">
            <text:p><text:s/>- 56</text:p>
          </table:table-cell>
          <table:table-cell office:value-type="float" office:value="-19.377162629757784" table:style-name="ce49">
            <text:p>-19,4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Fabricação de têxteis</text:p>
          </table:table-cell>
          <table:table-cell office:value-type="float" office:value="24" table:style-name="ce44">
            <text:p><text:s/>24</text:p>
          </table:table-cell>
          <table:table-cell office:value-type="float" office:value="0.40086854852179721" table:style-name="ce62">
            <text:p>0,4<text:s text:c="5"/></text:p>
          </table:table-cell>
          <table:table-cell office:value-type="float" office:value="56" table:style-name="ce63">
            <text:p><text:s/>56</text:p>
          </table:table-cell>
          <table:table-cell office:value-type="float" office:value="0.77145612343297976" table:style-name="ce64">
            <text:p>0,8<text:s text:c="5"/></text:p>
          </table:table-cell>
          <table:table-cell office:value-type="float" office:value="20" table:style-name="ce46">
            <text:p><text:s/>20</text:p>
          </table:table-cell>
          <table:table-cell office:value-type="float" office:value="0.30755036137167463" table:style-name="ce64">
            <text:p>0,3<text:s text:c="5"/></text:p>
          </table:table-cell>
          <table:table-cell office:value-type="float" office:value="-32" table:style-name="ce48">
            <text:p><text:s/>- 32</text:p>
          </table:table-cell>
          <table:table-cell office:value-type="float" office:value="-57.142857142857139" table:style-name="ce49">
            <text:p>-57,1<text:s text:c="3"/></text:p>
          </table:table-cell>
          <table:table-cell office:value-type="float" office:value="4" table:style-name="ce48">
            <text:p>+ 4</text:p>
          </table:table-cell>
          <table:table-cell office:value-type="float" office:value="20" table:style-name="ce49">
            <text:p>+20,0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5">
            <text:p>Indústria do vestuário</text:p>
          </table:table-cell>
          <table:table-cell office:value-type="float" office:value="56" table:style-name="ce44">
            <text:p><text:s/>56</text:p>
          </table:table-cell>
          <table:table-cell office:value-type="float" office:value="0.9353599465508603" table:style-name="ce62">
            <text:p>0,9<text:s text:c="5"/></text:p>
          </table:table-cell>
          <table:table-cell office:value-type="float" office:value="168" table:style-name="ce63">
            <text:p><text:s/>168</text:p>
          </table:table-cell>
          <table:table-cell office:value-type="float" office:value="2.3143683702989395" table:style-name="ce64">
            <text:p>2,3<text:s text:c="5"/></text:p>
          </table:table-cell>
          <table:table-cell office:value-type="float" office:value="74" table:style-name="ce46">
            <text:p><text:s/>74</text:p>
          </table:table-cell>
          <table:table-cell office:value-type="float" office:value="1.137936337075196" table:style-name="ce64">
            <text:p>1,1<text:s text:c="5"/></text:p>
          </table:table-cell>
          <table:table-cell office:value-type="float" office:value="-112" table:style-name="ce48">
            <text:p><text:s/>- 112</text:p>
          </table:table-cell>
          <table:table-cell office:value-type="float" office:value="-66.666666666666657" table:style-name="ce49">
            <text:p>-66,7<text:s text:c="3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24.324324324324326" table:style-name="ce49">
            <text:p>-24,3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couro e dos produtos do couro</text:p>
          </table:table-cell>
          <table:table-cell office:value-type="float" office:value="43" table:style-name="ce44">
            <text:p><text:s/>43</text:p>
          </table:table-cell>
          <table:table-cell office:value-type="float" office:value="0.71822281610155336" table:style-name="ce62">
            <text:p>0,7<text:s text:c="5"/></text:p>
          </table:table-cell>
          <table:table-cell office:value-type="float" office:value="147" table:style-name="ce63">
            <text:p><text:s/>147</text:p>
          </table:table-cell>
          <table:table-cell office:value-type="float" office:value="2.0250723240115716" table:style-name="ce64">
            <text:p>2,0<text:s text:c="5"/></text:p>
          </table:table-cell>
          <table:table-cell office:value-type="float" office:value="34" table:style-name="ce46">
            <text:p><text:s/>34</text:p>
          </table:table-cell>
          <table:table-cell office:value-type="float" office:value="0.52283561433184678" table:style-name="ce64">
            <text:p>0,5<text:s text:c="5"/></text:p>
          </table:table-cell>
          <table:table-cell office:value-type="float" office:value="-104" table:style-name="ce48">
            <text:p><text:s/>- 104</text:p>
          </table:table-cell>
          <table:table-cell office:value-type="float" office:value="-70.748299319727892" table:style-name="ce49">
            <text:p>-70,7<text:s text:c="3"/></text:p>
          </table:table-cell>
          <table:table-cell office:value-type="float" office:value="9" table:style-name="ce48">
            <text:p>+ 9</text:p>
          </table:table-cell>
          <table:table-cell office:value-type="float" office:value="26.47058823529412" table:style-name="ce49">
            <text:p>+26,5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a madeira e da cortiça</text:p>
          </table:table-cell>
          <table:table-cell office:value-type="float" office:value="26" table:style-name="ce44">
            <text:p><text:s/>26</text:p>
          </table:table-cell>
          <table:table-cell office:value-type="float" office:value="0.43427426089861371" table:style-name="ce62">
            <text:p>0,4<text:s text:c="5"/></text:p>
          </table:table-cell>
          <table:table-cell office:value-type="float" office:value="36" table:style-name="ce63">
            <text:p><text:s/>36</text:p>
          </table:table-cell>
          <table:table-cell office:value-type="float" office:value="0.49593607934977268" table:style-name="ce64">
            <text:p>0,5<text:s text:c="5"/></text:p>
          </table:table-cell>
          <table:table-cell office:value-type="float" office:value="17" table:style-name="ce46">
            <text:p><text:s/>17</text:p>
          </table:table-cell>
          <table:table-cell office:value-type="float" office:value="0.26141780716592339" table:style-name="ce64">
            <text:p>0,3<text:s text:c="5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27.777777777777779" table:style-name="ce49">
            <text:p>-27,8<text:s text:c="3"/></text:p>
          </table:table-cell>
          <table:table-cell office:value-type="float" office:value="9" table:style-name="ce48">
            <text:p>+ 9</text:p>
          </table:table-cell>
          <table:table-cell office:value-type="float" office:value="52.941176470588239" table:style-name="ce49">
            <text:p>+52,9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s do papel, impressão e reprodução</text:p>
          </table:table-cell>
          <table:table-cell office:value-type="float" office:value="26" table:style-name="ce44">
            <text:p><text:s/>26</text:p>
          </table:table-cell>
          <table:table-cell office:value-type="float" office:value="0.43427426089861371" table:style-name="ce62">
            <text:p>0,4<text:s text:c="5"/></text:p>
          </table:table-cell>
          <table:table-cell office:value-type="float" office:value="29" table:style-name="ce63">
            <text:p><text:s/>29</text:p>
          </table:table-cell>
          <table:table-cell office:value-type="float" office:value="0.39950406392065019" table:style-name="ce64">
            <text:p>0,4<text:s text:c="5"/></text:p>
          </table:table-cell>
          <table:table-cell office:value-type="float" office:value="6" table:style-name="ce46">
            <text:p><text:s/>6</text:p>
          </table:table-cell>
          <table:table-cell office:value-type="float" office:value="9.2265108411502372E-2" table:style-name="ce64">
            <text:p>0,1<text:s text:c="5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10.344827586206897" table:style-name="ce49">
            <text:p>-10,3<text:s text:c="3"/></text:p>
          </table:table-cell>
          <table:table-cell office:value-type="float" office:value="20" table:style-name="ce48">
            <text:p>+ 20</text:p>
          </table:table-cell>
          <table:table-cell office:value-type="float" office:value="333.33333333333337" table:style-name="ce49">
            <text:p>+333,3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Fab. produtos petrolíferos, químicos, farmacêuticos, borracha e plástico</text:p>
          </table:table-cell>
          <table:table-cell office:value-type="float" office:value="43" table:style-name="ce44">
            <text:p><text:s/>43</text:p>
          </table:table-cell>
          <table:table-cell office:value-type="float" office:value="0.71822281610155336" table:style-name="ce62">
            <text:p>0,7<text:s text:c="5"/></text:p>
          </table:table-cell>
          <table:table-cell office:value-type="float" office:value="37" table:style-name="ce63">
            <text:p><text:s/>37</text:p>
          </table:table-cell>
          <table:table-cell office:value-type="float" office:value="0.50971208155393311" table:style-name="ce64">
            <text:p>0,5<text:s text:c="5"/></text:p>
          </table:table-cell>
          <table:table-cell office:value-type="float" office:value="39" table:style-name="ce46">
            <text:p><text:s/>39</text:p>
          </table:table-cell>
          <table:table-cell office:value-type="float" office:value="0.59972320467476548" table:style-name="ce64">
            <text:p>0,6<text:s text:c="5"/></text:p>
          </table:table-cell>
          <table:table-cell office:value-type="float" office:value="6" table:style-name="ce48">
            <text:p>+ 6</text:p>
          </table:table-cell>
          <table:table-cell office:value-type="float" office:value="16.216216216216218" table:style-name="ce49">
            <text:p>+16,2<text:s text:c="3"/></text:p>
          </table:table-cell>
          <table:table-cell office:value-type="float" office:value="4" table:style-name="ce48">
            <text:p>+ 4</text:p>
          </table:table-cell>
          <table:table-cell office:value-type="float" office:value="10.256410256410255" table:style-name="ce49">
            <text:p>+10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Fabricação de outros produtos minerais não metálicos</text:p>
          </table:table-cell>
          <table:table-cell office:value-type="float" office:value="41" table:style-name="ce44">
            <text:p><text:s/>41</text:p>
          </table:table-cell>
          <table:table-cell office:value-type="float" office:value="0.68481710372473692" table:style-name="ce62">
            <text:p>0,7<text:s text:c="5"/></text:p>
          </table:table-cell>
          <table:table-cell office:value-type="float" office:value="61" table:style-name="ce63">
            <text:p><text:s/>61</text:p>
          </table:table-cell>
          <table:table-cell office:value-type="float" office:value="0.84033613445378152" table:style-name="ce64">
            <text:p>0,8<text:s text:c="5"/></text:p>
          </table:table-cell>
          <table:table-cell office:value-type="float" office:value="29" table:style-name="ce46">
            <text:p><text:s/>29</text:p>
          </table:table-cell>
          <table:table-cell office:value-type="float" office:value="0.44594802398892819" table:style-name="ce64">
            <text:p>0,4<text:s text:c="5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32.786885245901637" table:style-name="ce49">
            <text:p>-32,8<text:s text:c="3"/></text:p>
          </table:table-cell>
          <table:table-cell office:value-type="float" office:value="12" table:style-name="ce48">
            <text:p>+ 12</text:p>
          </table:table-cell>
          <table:table-cell office:value-type="float" office:value="41.379310344827587" table:style-name="ce49">
            <text:p>+41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Indústria metalúrgica de base e fab. produtos metálicos</text:p>
          </table:table-cell>
          <table:table-cell office:value-type="float" office:value="100" table:style-name="ce44">
            <text:p><text:s/>100</text:p>
          </table:table-cell>
          <table:table-cell office:value-type="float" office:value="1.6702856188408217" table:style-name="ce62">
            <text:p>1,7<text:s text:c="5"/></text:p>
          </table:table-cell>
          <table:table-cell office:value-type="float" office:value="135" table:style-name="ce63">
            <text:p><text:s/>135</text:p>
          </table:table-cell>
          <table:table-cell office:value-type="float" office:value="1.8597602975616478" table:style-name="ce64">
            <text:p>1,9<text:s text:c="5"/></text:p>
          </table:table-cell>
          <table:table-cell office:value-type="float" office:value="82" table:style-name="ce46">
            <text:p><text:s/>82</text:p>
          </table:table-cell>
          <table:table-cell office:value-type="float" office:value="1.2609564816238659" table:style-name="ce64">
            <text:p>1,3<text:s text:c="5"/></text:p>
          </table:table-cell>
          <table:table-cell office:value-type="float" office:value="-35" table:style-name="ce48">
            <text:p><text:s/>- 35</text:p>
          </table:table-cell>
          <table:table-cell office:value-type="float" office:value="-25.925925925925924" table:style-name="ce49">
            <text:p>-25,9<text:s text:c="3"/></text:p>
          </table:table-cell>
          <table:table-cell office:value-type="float" office:value="18" table:style-name="ce48">
            <text:p>+ 18</text:p>
          </table:table-cell>
          <table:table-cell office:value-type="float" office:value="21.951219512195124" table:style-name="ce49">
            <text:p>+22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Fab. equipamento informático, elétrico, máquinas e equipamentos n.e.</text:p>
          </table:table-cell>
          <table:table-cell office:value-type="float" office:value="26" table:style-name="ce44">
            <text:p><text:s/>26</text:p>
          </table:table-cell>
          <table:table-cell office:value-type="float" office:value="0.43427426089861371" table:style-name="ce62">
            <text:p>0,4<text:s text:c="5"/></text:p>
          </table:table-cell>
          <table:table-cell office:value-type="float" office:value="32" table:style-name="ce63">
            <text:p><text:s/>32</text:p>
          </table:table-cell>
          <table:table-cell office:value-type="float" office:value="0.44083207053313128" table:style-name="ce64">
            <text:p>0,4<text:s text:c="5"/></text:p>
          </table:table-cell>
          <table:table-cell office:value-type="float" office:value="42" table:style-name="ce46">
            <text:p><text:s/>42</text:p>
          </table:table-cell>
          <table:table-cell office:value-type="float" office:value="0.64585575888051672" table:style-name="ce64">
            <text:p>0,6<text:s text:c="5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18.75" table:style-name="ce49">
            <text:p>-18,8<text:s text:c="3"/></text:p>
          </table:table-cell>
          <table:table-cell office:value-type="float" office:value="-16" table:style-name="ce48">
            <text:p><text:s/>- 16</text:p>
          </table:table-cell>
          <table:table-cell office:value-type="float" office:value="-38.095238095238095" table:style-name="ce49">
            <text:p>-38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Fab. veículos automóveis, componentes e outro equipa. de transporte</text:p>
          </table:table-cell>
          <table:table-cell office:value-type="float" office:value="28" table:style-name="ce44">
            <text:p><text:s/>28</text:p>
          </table:table-cell>
          <table:table-cell office:value-type="float" office:value="0.46767997327543015" table:style-name="ce62">
            <text:p>0,5<text:s text:c="5"/></text:p>
          </table:table-cell>
          <table:table-cell office:value-type="float" office:value="21" table:style-name="ce63">
            <text:p><text:s/>21</text:p>
          </table:table-cell>
          <table:table-cell office:value-type="float" office:value="0.28929604628736744" table:style-name="ce64">
            <text:p>0,3<text:s text:c="5"/></text:p>
          </table:table-cell>
          <table:table-cell office:value-type="float" office:value="17" table:style-name="ce46">
            <text:p><text:s/>17</text:p>
          </table:table-cell>
          <table:table-cell office:value-type="float" office:value="0.26141780716592339" table:style-name="ce64">
            <text:p>0,3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33.333333333333329" table:style-name="ce49">
            <text:p>+33,3<text:s text:c="3"/></text:p>
          </table:table-cell>
          <table:table-cell office:value-type="float" office:value="11" table:style-name="ce48">
            <text:p>+ 11</text:p>
          </table:table-cell>
          <table:table-cell office:value-type="float" office:value="64.705882352941174" table:style-name="ce49">
            <text:p>+64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Fab. mobiliário, repar. instal. máq. e equipa. e outras ind. transformadoras</text:p>
          </table:table-cell>
          <table:table-cell office:value-type="float" office:value="96" table:style-name="ce44">
            <text:p><text:s/>96</text:p>
          </table:table-cell>
          <table:table-cell office:value-type="float" office:value="1.6034741940871888" table:style-name="ce62">
            <text:p>1,6<text:s text:c="5"/></text:p>
          </table:table-cell>
          <table:table-cell office:value-type="float" office:value="128" table:style-name="ce63">
            <text:p><text:s/>128</text:p>
          </table:table-cell>
          <table:table-cell office:value-type="float" office:value="1.7633282821325251" table:style-name="ce64">
            <text:p>1,8<text:s text:c="5"/></text:p>
          </table:table-cell>
          <table:table-cell office:value-type="float" office:value="156" table:style-name="ce46">
            <text:p><text:s/>156</text:p>
          </table:table-cell>
          <table:table-cell office:value-type="float" office:value="2.3988928186990619" table:style-name="ce64">
            <text:p>2,4<text:s text:c="5"/></text:p>
          </table:table-cell>
          <table:table-cell office:value-type="float" office:value="-32" table:style-name="ce48">
            <text:p><text:s/>- 32</text:p>
          </table:table-cell>
          <table:table-cell office:value-type="float" office:value="-25" table:style-name="ce49">
            <text:p>-25,0<text:s text:c="3"/></text:p>
          </table:table-cell>
          <table:table-cell office:value-type="float" office:value="-60" table:style-name="ce48">
            <text:p><text:s/>- 60</text:p>
          </table:table-cell>
          <table:table-cell office:value-type="float" office:value="-38.461538461538467" table:style-name="ce49">
            <text:p>-38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Eletricidade, gás e água, saneamento, resíduos e despoluição</text:p>
          </table:table-cell>
          <table:table-cell office:value-type="float" office:value="37" table:style-name="ce44">
            <text:p><text:s/>37</text:p>
          </table:table-cell>
          <table:table-cell office:value-type="float" office:value="0.61800567897110403" table:style-name="ce62">
            <text:p>0,6<text:s text:c="5"/></text:p>
          </table:table-cell>
          <table:table-cell office:value-type="float" office:value="41" table:style-name="ce63">
            <text:p><text:s/>41</text:p>
          </table:table-cell>
          <table:table-cell office:value-type="float" office:value="0.56481609037057445" table:style-name="ce64">
            <text:p>0,6<text:s text:c="5"/></text:p>
          </table:table-cell>
          <table:table-cell office:value-type="float" office:value="53" table:style-name="ce46">
            <text:p><text:s/>53</text:p>
          </table:table-cell>
          <table:table-cell office:value-type="float" office:value="0.81500845763493768" table:style-name="ce64">
            <text:p>0,8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9.7560975609756095" table:style-name="ce49">
            <text:p>-9,8<text:s text:c="3"/></text:p>
          </table:table-cell>
          <table:table-cell office:value-type="float" office:value="-16" table:style-name="ce48">
            <text:p><text:s/>- 16</text:p>
          </table:table-cell>
          <table:table-cell office:value-type="float" office:value="-30.188679245283019" table:style-name="ce49">
            <text:p>-30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Construção</text:p>
          </table:table-cell>
          <table:table-cell office:value-type="float" office:value="233" table:style-name="ce44">
            <text:p><text:s/>233</text:p>
          </table:table-cell>
          <table:table-cell office:value-type="float" office:value="3.8917654918991151" table:style-name="ce62">
            <text:p>3,9<text:s text:c="5"/></text:p>
          </table:table-cell>
          <table:table-cell office:value-type="float" office:value="350" table:style-name="ce63">
            <text:p><text:s/>350</text:p>
          </table:table-cell>
          <table:table-cell office:value-type="float" office:value="4.8216007714561231" table:style-name="ce64">
            <text:p>4,8<text:s text:c="5"/></text:p>
          </table:table-cell>
          <table:table-cell office:value-type="float" office:value="245" table:style-name="ce46">
            <text:p><text:s/>245</text:p>
          </table:table-cell>
          <table:table-cell office:value-type="float" office:value="3.767491926803014" table:style-name="ce64">
            <text:p>3,8<text:s text:c="5"/></text:p>
          </table:table-cell>
          <table:table-cell office:value-type="float" office:value="-117" table:style-name="ce48">
            <text:p><text:s/>- 117</text:p>
          </table:table-cell>
          <table:table-cell office:value-type="float" office:value="-33.428571428571431" table:style-name="ce49">
            <text:p>-33,4<text:s text:c="3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4.8979591836734695" table:style-name="ce49">
            <text:p>-4,9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2">
            <text:p>Serviços</text:p>
          </table:table-cell>
          <table:table-cell office:value-type="float" office:value="4791" table:style-name="ce55">
            <text:p>4 791</text:p>
          </table:table-cell>
          <table:table-cell office:value-type="float" office:value="80.023383998663761" table:style-name="ce56">
            <text:p>80,0<text:s text:c="5"/></text:p>
          </table:table-cell>
          <table:table-cell office:value-type="float" office:value="5625" table:style-name="ce57">
            <text:p>5 625</text:p>
          </table:table-cell>
          <table:table-cell office:value-type="float" office:value="77.490012398401987" table:style-name="ce58">
            <text:p>77,5<text:s text:c="5"/></text:p>
          </table:table-cell>
          <table:table-cell office:value-type="float" office:value="5173" table:style-name="ce57">
            <text:p>5 173</text:p>
          </table:table-cell>
          <table:table-cell office:value-type="float" office:value="79.547900968783637" table:style-name="ce58">
            <text:p>79,5<text:s text:c="5"/></text:p>
          </table:table-cell>
          <table:table-cell office:value-type="float" office:value="-834" table:style-name="ce39">
            <text:p><text:s/>- 834</text:p>
          </table:table-cell>
          <table:table-cell office:value-type="float" office:value="-14.826666666666666" table:style-name="ce40">
            <text:p>-14,8<text:s text:c="3"/></text:p>
          </table:table-cell>
          <table:table-cell office:value-type="float" office:value="-382" table:style-name="ce39">
            <text:p><text:s/>- 382</text:p>
          </table:table-cell>
          <table:table-cell office:value-type="float" office:value="-7.3844964237386428" table:style-name="ce40">
            <text:p>-7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Comércio, manut. repar. de veículos automóveis e motociclos</text:p>
          </table:table-cell>
          <table:table-cell office:value-type="float" office:value="71" table:style-name="ce44">
            <text:p><text:s/>71</text:p>
          </table:table-cell>
          <table:table-cell office:value-type="float" office:value="1.1859027893769836" table:style-name="ce62">
            <text:p>1,2<text:s text:c="5"/></text:p>
          </table:table-cell>
          <table:table-cell office:value-type="float" office:value="122" table:style-name="ce63">
            <text:p><text:s/>122</text:p>
          </table:table-cell>
          <table:table-cell office:value-type="float" office:value="1.680672268907563" table:style-name="ce64">
            <text:p>1,7<text:s text:c="5"/></text:p>
          </table:table-cell>
          <table:table-cell office:value-type="float" office:value="74" table:style-name="ce63">
            <text:p><text:s/>74</text:p>
          </table:table-cell>
          <table:table-cell office:value-type="float" office:value="1.137936337075196" table:style-name="ce64">
            <text:p>1,1<text:s text:c="5"/></text:p>
          </table:table-cell>
          <table:table-cell office:value-type="float" office:value="-51" table:style-name="ce48">
            <text:p><text:s/>- 51</text:p>
          </table:table-cell>
          <table:table-cell office:value-type="float" office:value="-41.803278688524593" table:style-name="ce49">
            <text:p>-41,8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4.0540540540540544" table:style-name="ce49">
            <text:p>-4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Comércio por grosso e a retalho</text:p>
          </table:table-cell>
          <table:table-cell office:value-type="float" office:value="923" table:style-name="ce44">
            <text:p><text:s/>923</text:p>
          </table:table-cell>
          <table:table-cell office:value-type="float" office:value="15.416736261900784" table:style-name="ce62">
            <text:p>15,4<text:s text:c="5"/></text:p>
          </table:table-cell>
          <table:table-cell office:value-type="float" office:value="902" table:style-name="ce63">
            <text:p><text:s/>902</text:p>
          </table:table-cell>
          <table:table-cell office:value-type="float" office:value="12.425953988152639" table:style-name="ce64">
            <text:p>12,4<text:s text:c="5"/></text:p>
          </table:table-cell>
          <table:table-cell office:value-type="float" office:value="814" table:style-name="ce63">
            <text:p><text:s/>814</text:p>
          </table:table-cell>
          <table:table-cell office:value-type="float" office:value="12.517299707827156" table:style-name="ce64">
            <text:p>12,5<text:s text:c="5"/></text:p>
          </table:table-cell>
          <table:table-cell office:value-type="float" office:value="21" table:style-name="ce48">
            <text:p>+ 21</text:p>
          </table:table-cell>
          <table:table-cell office:value-type="float" office:value="2.3281596452328159" table:style-name="ce49">
            <text:p>+2,3<text:s text:c="3"/></text:p>
          </table:table-cell>
          <table:table-cell office:value-type="float" office:value="109" table:style-name="ce48">
            <text:p>+ 109</text:p>
          </table:table-cell>
          <table:table-cell office:value-type="float" office:value="13.39066339066339" table:style-name="ce49">
            <text:p>+13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4">
            <text:p>Transportes e armazenagem</text:p>
          </table:table-cell>
          <table:table-cell office:value-type="float" office:value="89" table:style-name="ce44">
            <text:p><text:s/>89</text:p>
          </table:table-cell>
          <table:table-cell office:value-type="float" office:value="1.4865542007683312" table:style-name="ce62">
            <text:p>1,5<text:s text:c="5"/></text:p>
          </table:table-cell>
          <table:table-cell office:value-type="float" office:value="126" table:style-name="ce63">
            <text:p><text:s/>126</text:p>
          </table:table-cell>
          <table:table-cell office:value-type="float" office:value="1.7357762777242043" table:style-name="ce64">
            <text:p>1,7<text:s text:c="5"/></text:p>
          </table:table-cell>
          <table:table-cell office:value-type="float" office:value="73" table:style-name="ce63">
            <text:p><text:s/>73</text:p>
          </table:table-cell>
          <table:table-cell office:value-type="float" office:value="1.1225588190066125" table:style-name="ce64">
            <text:p>1,1<text:s text:c="5"/></text:p>
          </table:table-cell>
          <table:table-cell office:value-type="float" office:value="-37" table:style-name="ce48">
            <text:p><text:s/>- 37</text:p>
          </table:table-cell>
          <table:table-cell office:value-type="float" office:value="-29.365079365079367" table:style-name="ce49">
            <text:p>-29,4<text:s text:c="3"/></text:p>
          </table:table-cell>
          <table:table-cell office:value-type="float" office:value="16" table:style-name="ce48">
            <text:p>+ 16</text:p>
          </table:table-cell>
          <table:table-cell office:value-type="float" office:value="21.917808219178081" table:style-name="ce49">
            <text:p>+21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74">
            <text:p>Alojamento, restauração e similares</text:p>
          </table:table-cell>
          <table:table-cell office:value-type="float" office:value="638" table:style-name="ce44">
            <text:p><text:s/>638</text:p>
          </table:table-cell>
          <table:table-cell office:value-type="float" office:value="10.656422248204443" table:style-name="ce62">
            <text:p>10,7<text:s text:c="5"/></text:p>
          </table:table-cell>
          <table:table-cell office:value-type="float" office:value="919" table:style-name="ce63">
            <text:p><text:s/>919</text:p>
          </table:table-cell>
          <table:table-cell office:value-type="float" office:value="12.660146025623364" table:style-name="ce64">
            <text:p>12,7<text:s text:c="5"/></text:p>
          </table:table-cell>
          <table:table-cell office:value-type="float" office:value="387" table:style-name="ce63">
            <text:p><text:s/>387</text:p>
          </table:table-cell>
          <table:table-cell office:value-type="float" office:value="5.9510994925419034" table:style-name="ce64">
            <text:p>6,0<text:s text:c="5"/></text:p>
          </table:table-cell>
          <table:table-cell office:value-type="float" office:value="-281" table:style-name="ce48">
            <text:p><text:s/>- 281</text:p>
          </table:table-cell>
          <table:table-cell office:value-type="float" office:value="-30.576713819368877" table:style-name="ce49">
            <text:p>-30,6<text:s text:c="3"/></text:p>
          </table:table-cell>
          <table:table-cell office:value-type="float" office:value="251" table:style-name="ce48">
            <text:p>+ 251</text:p>
          </table:table-cell>
          <table:table-cell office:value-type="float" office:value="64.857881136950908" table:style-name="ce49">
            <text:p>+64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Atividades de informação e de comunicação</text:p>
          </table:table-cell>
          <table:table-cell office:value-type="float" office:value="63" table:style-name="ce44">
            <text:p><text:s/>63</text:p>
          </table:table-cell>
          <table:table-cell office:value-type="float" office:value="1.0522799398697178" table:style-name="ce62">
            <text:p>1,1<text:s text:c="5"/></text:p>
          </table:table-cell>
          <table:table-cell office:value-type="float" office:value="109" table:style-name="ce63">
            <text:p><text:s/>109</text:p>
          </table:table-cell>
          <table:table-cell office:value-type="float" office:value="1.5015842402534785" table:style-name="ce64">
            <text:p>1,5<text:s text:c="5"/></text:p>
          </table:table-cell>
          <table:table-cell office:value-type="float" office:value="66" table:style-name="ce63">
            <text:p><text:s/>66</text:p>
          </table:table-cell>
          <table:table-cell office:value-type="float" office:value="1.0149161925265262" table:style-name="ce64">
            <text:p>1,0<text:s text:c="5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42.201834862385326" table:style-name="ce49">
            <text:p>-42,2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4.5454545454545459" table:style-name="ce49">
            <text:p>-4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Atividades financeiras e de seguros</text:p>
          </table:table-cell>
          <table:table-cell office:value-type="float" office:value="11" table:style-name="ce44">
            <text:p><text:s/>11</text:p>
          </table:table-cell>
          <table:table-cell office:value-type="float" office:value="0.18373141807249041" table:style-name="ce62">
            <text:p>0,2<text:s text:c="5"/></text:p>
          </table:table-cell>
          <table:table-cell office:value-type="float" office:value="22" table:style-name="ce63">
            <text:p><text:s/>22</text:p>
          </table:table-cell>
          <table:table-cell office:value-type="float" office:value="0.30307204849152775" table:style-name="ce64">
            <text:p>0,3<text:s text:c="5"/></text:p>
          </table:table-cell>
          <table:table-cell office:value-type="float" office:value="16" table:style-name="ce63">
            <text:p><text:s/>16</text:p>
          </table:table-cell>
          <table:table-cell office:value-type="float" office:value="0.24604028909733971" table:style-name="ce64">
            <text:p>0,2<text:s text:c="5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50" table:style-name="ce49">
            <text:p>-50,0<text:s text:c="3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31.25" table:style-name="ce49">
            <text:p>-31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Atividades imobiliárias, administrativas e dos serviços de apoio</text:p>
          </table:table-cell>
          <table:table-cell office:value-type="float" office:value="2222" table:style-name="ce44">
            <text:p>2 222</text:p>
          </table:table-cell>
          <table:table-cell office:value-type="float" office:value="37.113746450643056" table:style-name="ce62">
            <text:p>37,1<text:s text:c="5"/></text:p>
          </table:table-cell>
          <table:table-cell office:value-type="float" office:value="1741" table:style-name="ce63">
            <text:p>1 741</text:p>
          </table:table-cell>
          <table:table-cell office:value-type="float" office:value="23.984019837443174" table:style-name="ce64">
            <text:p>24,0<text:s text:c="5"/></text:p>
          </table:table-cell>
          <table:table-cell office:value-type="float" office:value="2898" table:style-name="ce63">
            <text:p>2 898</text:p>
          </table:table-cell>
          <table:table-cell office:value-type="float" office:value="44.564047362755652" table:style-name="ce64">
            <text:p>44,6<text:s text:c="5"/></text:p>
          </table:table-cell>
          <table:table-cell office:value-type="float" office:value="481" table:style-name="ce48">
            <text:p>+ 481</text:p>
          </table:table-cell>
          <table:table-cell office:value-type="float" office:value="27.627800114876504" table:style-name="ce49">
            <text:p>+27,6<text:s text:c="3"/></text:p>
          </table:table-cell>
          <table:table-cell office:value-type="float" office:value="-676" table:style-name="ce48">
            <text:p><text:s/>- 676</text:p>
          </table:table-cell>
          <table:table-cell office:value-type="float" office:value="-23.326432022084195" table:style-name="ce49">
            <text:p>-23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Atividades de consultoria, científicas, técnicas e similares</text:p>
          </table:table-cell>
          <table:table-cell office:value-type="float" office:value="149" table:style-name="ce44">
            <text:p><text:s/>149</text:p>
          </table:table-cell>
          <table:table-cell office:value-type="float" office:value="2.4887255720728243" table:style-name="ce62">
            <text:p>2,5<text:s text:c="5"/></text:p>
          </table:table-cell>
          <table:table-cell office:value-type="float" office:value="276" table:style-name="ce63">
            <text:p><text:s/>276</text:p>
          </table:table-cell>
          <table:table-cell office:value-type="float" office:value="3.8021766083482573" table:style-name="ce64">
            <text:p>3,8<text:s text:c="5"/></text:p>
          </table:table-cell>
          <table:table-cell office:value-type="float" office:value="223" table:style-name="ce63">
            <text:p><text:s/>223</text:p>
          </table:table-cell>
          <table:table-cell office:value-type="float" office:value="3.4291865292941717" table:style-name="ce64">
            <text:p>3,4<text:s text:c="5"/></text:p>
          </table:table-cell>
          <table:table-cell office:value-type="float" office:value="-127" table:style-name="ce48">
            <text:p><text:s/>- 127</text:p>
          </table:table-cell>
          <table:table-cell office:value-type="float" office:value="-46.014492753623188" table:style-name="ce49">
            <text:p>-46,0<text:s text:c="3"/></text:p>
          </table:table-cell>
          <table:table-cell office:value-type="float" office:value="-74" table:style-name="ce48">
            <text:p><text:s/>- 74</text:p>
          </table:table-cell>
          <table:table-cell office:value-type="float" office:value="-33.183856502242151" table:style-name="ce49">
            <text:p>-33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Admin. pública, educação, atividades de saúde e apoio social</text:p>
          </table:table-cell>
          <table:table-cell office:value-type="float" office:value="483" table:style-name="ce44">
            <text:p><text:s/>483</text:p>
          </table:table-cell>
          <table:table-cell office:value-type="float" office:value="8.0674795390011695" table:style-name="ce62">
            <text:p>8,1<text:s text:c="5"/></text:p>
          </table:table-cell>
          <table:table-cell office:value-type="float" office:value="1105" table:style-name="ce63">
            <text:p>1 105</text:p>
          </table:table-cell>
          <table:table-cell office:value-type="float" office:value="15.22248243559719" table:style-name="ce64">
            <text:p>15,2<text:s text:c="5"/></text:p>
          </table:table-cell>
          <table:table-cell office:value-type="float" office:value="422" table:style-name="ce63">
            <text:p><text:s/>422</text:p>
          </table:table-cell>
          <table:table-cell office:value-type="float" office:value="6.4893126249423343" table:style-name="ce64">
            <text:p>6,5<text:s text:c="5"/></text:p>
          </table:table-cell>
          <table:table-cell office:value-type="float" office:value="-622" table:style-name="ce48">
            <text:p><text:s/>- 622</text:p>
          </table:table-cell>
          <table:table-cell office:value-type="float" office:value="-56.289592760180994" table:style-name="ce49">
            <text:p>-56,3<text:s text:c="3"/></text:p>
          </table:table-cell>
          <table:table-cell office:value-type="float" office:value="61" table:style-name="ce48">
            <text:p>+ 61</text:p>
          </table:table-cell>
          <table:table-cell office:value-type="float" office:value="14.454976303317535" table:style-name="ce49">
            <text:p>+14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Outras atividades de serviços</text:p>
          </table:table-cell>
          <table:table-cell office:value-type="float" office:value="142" table:style-name="ce44">
            <text:p><text:s/>142</text:p>
          </table:table-cell>
          <table:table-cell office:value-type="float" office:value="2.3718055787539671" table:style-name="ce62">
            <text:p>2,4<text:s text:c="5"/></text:p>
          </table:table-cell>
          <table:table-cell office:value-type="float" office:value="303" table:style-name="ce63">
            <text:p><text:s/>303</text:p>
          </table:table-cell>
          <table:table-cell office:value-type="float" office:value="4.1741286678605869" table:style-name="ce64">
            <text:p>4,2<text:s text:c="5"/></text:p>
          </table:table-cell>
          <table:table-cell office:value-type="float" office:value="200" table:style-name="ce63">
            <text:p><text:s/>200</text:p>
          </table:table-cell>
          <table:table-cell office:value-type="float" office:value="3.0755036137167462" table:style-name="ce64">
            <text:p>3,1<text:s text:c="5"/></text:p>
          </table:table-cell>
          <table:table-cell office:value-type="float" office:value="-161" table:style-name="ce48">
            <text:p><text:s/>- 161</text:p>
          </table:table-cell>
          <table:table-cell office:value-type="float" office:value="-53.135313531353134" table:style-name="ce49">
            <text:p>-53,1<text:s text:c="3"/></text:p>
          </table:table-cell>
          <table:table-cell office:value-type="float" office:value="-58" table:style-name="ce48">
            <text:p><text:s/>- 58</text:p>
          </table:table-cell>
          <table:table-cell office:value-type="float" office:value="-28.999999999999996" table:style-name="ce49">
            <text:p>-29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4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76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4"/>
          <table:table-cell table:style-name="ce163"/>
          <table:table-cell table:style-name="ce164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2" table:style-name="ce1"/>
          <table:table-cell table:style-name="ce229"/>
          <table:table-cell table:number-columns-repeated="16370"/>
        </table:table-row>
        <table:table-row table:style-name="ro1">
          <table:table-cell/>
          <table:table-cell table:number-columns-repeated="9" table:style-name="ce1"/>
          <table:table-cell table:style-name="ce183"/>
          <table:table-cell table:number-columns-repeated="16373" table:style-name="ce1"/>
        </table:table-row>
        <table:table-row table:style-name="ro1">
          <table:table-cell/>
          <table:table-cell table:number-columns-repeated="3" table:style-name="ce1"/>
          <table:table-cell table:style-name="ce6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style-name="ro3">
          <table:table-cell table:style-name="ce202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5"/>
          <table:table-cell table:number-columns-repeated="2" table:style-name="ce60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5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59"/>
          <table:table-cell table:number-columns-repeated="16369"/>
        </table:table-row>
        <table:table-row table:style-name="ro5">
          <table:table-cell table:number-columns-repeated="12"/>
          <table:table-cell table:style-name="ce65"/>
          <table:table-cell table:number-columns-repeated="2" table:style-name="ce5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4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0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Emília Josué;Ana Paula Brito</meta:initial-creator>
    <dc:creator>João Alface</dc:creator>
    <meta:creation-date>2014-01-15T09:56:08Z</meta:creation-date>
    <dc:date>2021-09-06T09:22:23Z</dc:date>
    <meta:print-date>2021-09-04T09:10:40Z</meta:print-date>
  </office:meta>
</office:document-meta>
</file>